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Segoe UI" svg:font-family="'Segoe UI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942cm"/>
    </style:style>
    <style:style style:name="co5" style:family="table-column">
      <style:table-column-properties fo:break-before="auto" style:column-width="3.02cm"/>
    </style:style>
    <style:style style:name="co6" style:family="table-column">
      <style:table-column-properties fo:break-before="auto" style:column-width="7.832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517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1.958cm"/>
    </style:style>
    <style:style style:name="co11" style:family="table-column">
      <style:table-column-properties fo:break-before="auto" style:column-width="1.399cm"/>
    </style:style>
    <style:style style:name="co12" style:family="table-column">
      <style:table-column-properties fo:break-before="auto" style:column-width="1.118cm"/>
    </style:style>
    <style:style style:name="co13" style:family="table-column">
      <style:table-column-properties fo:break-before="auto" style:column-width="4.112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6.77cm"/>
    </style:style>
    <style:style style:name="co17" style:family="table-column">
      <style:table-column-properties fo:break-before="auto" style:column-width="6.521cm"/>
    </style:style>
    <style:style style:name="co18" style:family="table-column">
      <style:table-column-properties fo:break-before="auto" style:column-width="5.055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glyph-orientation-vertical="0" fo:border-bottom="0.035cm solid #b0b4b0" fo:background-color="#c5d5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b0b4b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0f4fc" style:diagonal-bl-tr="none" style:diagonal-tl-br="none" style:text-align-source="fix" style:repeat-content="false" fo:wrap-option="no-wrap" fo:border="0.035cm solid #b0b4b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b0b4b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5" style:family="table-cell" style:parent-style-name="Default" style:data-style-name="N37">
      <style:table-cell-properties style:glyph-orientation-vertical="0" fo:background-color="#f0f4fc" style:diagonal-bl-tr="none" style:diagonal-tl-br="none" style:text-align-source="fix" style:repeat-content="false" fo:wrap-option="no-wrap" fo:border="0.035cm solid #b0b4b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dhs_lit" table:style-name="ta3" table:print="false">
        <office:forms form:automatic-focus="false" form:apply-design-mode="false"/>
        <table:table-column table:style-name="co15" table:default-cell-style-name="ce2"/>
        <table:table-column table:style-name="co16" table:default-cell-style-name="ce2"/>
        <table:table-column table:style-name="co15" table:number-columns-repeated="4" table:default-cell-style-name="ce2"/>
        <table:table-column table:style-name="co17" table:default-cell-style-name="ce2"/>
        <table:table-column table:style-name="co18" table:default-cell-style-name="ce2"/>
        <table:table-column table:style-name="co15" table:number-columns-repeated="5" table:default-cell-style-name="ce2"/>
        <table:table-row table:style-name="ro1">
          <table:table-cell table:style-name="ce1" office:value-type="string">
            <text:p>Laufnummer</text:p>
          </table:table-cell>
          <table:table-cell table:style-name="ce1" office:value-type="string">
            <text:p>Autor</text:p>
          </table:table-cell>
          <table:table-cell table:style-name="ce1" office:value-type="string">
            <text:p>Titel</text:p>
          </table:table-cell>
          <table:table-cell table:style-name="ce1" office:value-type="string">
            <text:p>Jahr ermittelt</text:p>
          </table:table-cell>
          <table:table-cell table:style-name="ce1" office:value-type="string">
            <text:p>Dokumententyp</text:p>
          </table:table-cell>
          <table:table-cell table:style-name="ce1" office:value-type="string">
            <text:p>Zeitschrift/Zeitung</text:p>
          </table:table-cell>
          <table:table-cell table:style-name="ce1" office:value-type="string">
            <text:p>ISBN</text:p>
          </table:table-cell>
          <table:table-cell table:style-name="ce1" office:value-type="string">
            <text:p>DOI</text:p>
          </table:table-cell>
          <table:table-cell table:style-name="ce1" office:value-type="string">
            <text:p>PubMed ID</text:p>
          </table:table-cell>
          <table:table-cell table:style-name="ce1" office:value-type="string">
            <text:p>Band</text:p>
          </table:table-cell>
          <table:table-cell table:style-name="ce1" office:value-type="string">
            <text:p>Nummer</text:p>
          </table:table-cell>
          <table:table-cell table:style-name="ce1" office:value-type="string">
            <text:p>eiten von-bi</text:p>
          </table:table-cell>
          <table:table-cell table:style-name="ce1" office:value-type="string">
            <text:p>Standorte (elektronisch)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Hölling, H.; Erhart, M.; Ravens-Sieberer, U.; Schlack, R.</text:p>
          </table:table-cell>
          <table:table-cell office:value-type="string">
            <text:p>Verhaltensauffälligkeiten bei Kindern und Jugendlichen</text:p>
          </table:table-cell>
          <table:table-cell office:value-type="string">
            <text:p>2007</text:p>
          </table:table-cell>
          <table:table-cell office:value-type="string">
            <text:p>Zeitschriftenaufsatz</text:p>
          </table:table-cell>
          <table:table-cell office:value-type="string">
            <text:p>Bundesgesundheitsbl. (Bundesgesundheitsblatt - Gesundheitsforschung - Gesundheitsschutz)</text:p>
          </table:table-cell>
          <table:table-cell/>
          <table:table-cell office:value-type="string">
            <text:p>10.1007/s00103-007-0241-7</text:p>
          </table:table-cell>
          <table:table-cell/>
          <table:table-cell office:value-type="string">
            <text:p>50</text:p>
          </table:table-cell>
          <table:table-cell office:value-type="string">
            <text:p>5-6</text:p>
          </table:table-cell>
          <table:table-cell office:value-type="string">
            <text:p>784-793</text:p>
          </table:table-cell>
          <table:table-cell office:value-type="string">
            <text:p>Verhaltensauffaelligkeiten_bei_Kindern_und_Jugendlichen.pdf; dx.doi.org/10.1007/s00103-007-0241-7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Schlack, R.; Hölling, H.; Kurth, B.-M.; Huss, M.</text:p>
          </table:table-cell>
          <table:table-cell office:value-type="string">
            <text:p>Die Prävalenz der Aufmerksamkeitsdefizit-/Hyperaktivitätsstörung (ADHS) bei Kindern und Jugendlichen in Deutschland</text:p>
          </table:table-cell>
          <table:table-cell office:value-type="string">
            <text:p>2007</text:p>
          </table:table-cell>
          <table:table-cell office:value-type="string">
            <text:p>Zeitschriftenaufsatz</text:p>
          </table:table-cell>
          <table:table-cell office:value-type="string">
            <text:p>Bundesgesundheitsbl. (Bundesgesundheitsblatt - Gesundheitsforschung - Gesundheitsschutz)</text:p>
          </table:table-cell>
          <table:table-cell/>
          <table:table-cell office:value-type="string">
            <text:p>10.1007/s00103-007-0246-2</text:p>
          </table:table-cell>
          <table:table-cell/>
          <table:table-cell office:value-type="string">
            <text:p>50</text:p>
          </table:table-cell>
          <table:table-cell office:value-type="string">
            <text:p>5-6</text:p>
          </table:table-cell>
          <table:table-cell office:value-type="string">
            <text:p>827-835</text:p>
          </table:table-cell>
          <table:table-cell office:value-type="string">
            <text:p>Die_Praevalenz_der_Aufmerksamkeitsdefizit_Hyperaktivitaetsstoerung_ADHS_bei_Kindern_und_Jugendlichen_in_Deutschland.pdf; dx.doi.org/10.1007/s00103-007-0246-2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Hölling, Heike; Schlack, R.; Dippelhofer, A.; Kurth, B.-M.</text:p>
          </table:table-cell>
          <table:table-cell office:value-type="string">
            <text:p>Personale, familiäre und soziale Schutzfaktoren und gesundheitsbezogene Lebensqualität chronisch kranker Kinder und Jugendlicher</text:p>
          </table:table-cell>
          <table:table-cell office:value-type="string">
            <text:p>2008</text:p>
          </table:table-cell>
          <table:table-cell office:value-type="string">
            <text:p>Zeitschriftenaufsatz</text:p>
          </table:table-cell>
          <table:table-cell office:value-type="string">
            <text:p>Bundesgesundheitsbl. (Bundesgesundheitsblatt - Gesundheitsforschung - Gesundheitsschutz)</text:p>
          </table:table-cell>
          <table:table-cell/>
          <table:table-cell office:value-type="string">
            <text:p>10.1007/s00103-008-0537-2</text:p>
          </table:table-cell>
          <table:table-cell/>
          <table:table-cell office:value-type="string">
            <text:p>51</text:p>
          </table:table-cell>
          <table:table-cell office:value-type="string">
            <text:p>6</text:p>
          </table:table-cell>
          <table:table-cell office:value-type="string">
            <text:p>606-620</text:p>
          </table:table-cell>
          <table:table-cell office:value-type="string">
            <text:p>Personale_familiaere_und_soziale_Schutzfaktoren_und_gesundheitsbezogene_Lebensqualitaet_chronisch_kranker_Kinder_und_Jugendlicher.pdf; dx.doi.org/10.1007/s00103-008-0537-2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Zeidler, J.; Lange, A.; Braun, S.; Linder, R.; Engel, S.; Verheyen, F.; Graf von der Schulenburg, J.-M.</text:p>
          </table:table-cell>
          <table:table-cell office:value-type="string">
            <text:p>Die Berechnung indikationsspezifischer Kosten bei GKV-Routinedatenanalysen am Beispiel von ADHS</text:p>
          </table:table-cell>
          <table:table-cell office:value-type="string">
            <text:p>2013</text:p>
          </table:table-cell>
          <table:table-cell office:value-type="string">
            <text:p>Zeitschriftenaufsatz</text:p>
          </table:table-cell>
          <table:table-cell office:value-type="string">
            <text:p>Bundesgesundheitsbl. (Bundesgesundheitsblatt - Gesundheitsforschung - Gesundheitsschutz)</text:p>
          </table:table-cell>
          <table:table-cell/>
          <table:table-cell office:value-type="string">
            <text:p>10.1007/s00103-012-1624-y</text:p>
          </table:table-cell>
          <table:table-cell/>
          <table:table-cell office:value-type="string">
            <text:p>56</text:p>
          </table:table-cell>
          <table:table-cell office:value-type="string">
            <text:p>3</text:p>
          </table:table-cell>
          <table:table-cell office:value-type="string">
            <text:p>430-438</text:p>
          </table:table-cell>
          <table:table-cell office:value-type="string">
            <text:p>Die_Berechnung_indikationsspezifischer_Kosten_bei_GKV_-_Routinedatenanalysen_am_Beispiel_von_ADHS_Ein_Methodenvergleich.pdf; dx.doi.org/10.1007/s00103-012-1624-y</text:p>
          </table:table-cell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3" office:value-type="string">
            <text:p>Ptok, M.; Buller, N.; Schwemmle, C.; Bergmann, C.; Lüerßen, K.</text:p>
          </table:table-cell>
          <table:table-cell table:style-name="ce3" office:value-type="string">
            <text:p>Auditive Verarbeitungs- und Wahrnehmungsstörungen versus Aufmerksamkeitsstörungen mit/ohne Hyperaktivität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HNO</text:p>
          </table:table-cell>
          <table:table-cell table:style-name="ce3"/>
          <table:table-cell table:style-name="ce3" office:value-type="string">
            <text:p>10.1007/s00106-005-1288-0</text:p>
          </table:table-cell>
          <table:table-cell table:style-name="ce3"/>
          <table:table-cell table:style-name="ce3" office:value-type="string">
            <text:p>54</text:p>
          </table:table-cell>
          <table:table-cell table:style-name="ce3" office:value-type="string">
            <text:p>5</text:p>
          </table:table-cell>
          <table:table-cell table:style-name="ce3" office:value-type="string">
            <text:p>405-414</text:p>
          </table:table-cell>
          <table:table-cell table:style-name="ce3" office:value-type="string">
            <text:p>Auditive_Verarbeitungs_und_Wahrnehmungsstoerungen_versus_Aufmerksamkeitsstoerungen_mit_und_ohne_Hyperaktivitaet.pdf; dx.doi.org/10.1007/s00106-005-1288-0</text:p>
          </table:table-cell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 office:value-type="string">
            <text:p>Gehrmann, J.; Brandl, A.</text:p>
          </table:table-cell>
          <table:table-cell table:style-name="ce3" office:value-type="string">
            <text:p>ADHS im Kindesalter</text:p>
          </table:table-cell>
          <table:table-cell table:style-name="ce3" office:value-type="string">
            <text:p>2013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HNO</text:p>
          </table:table-cell>
          <table:table-cell table:style-name="ce3"/>
          <table:table-cell table:style-name="ce3" office:value-type="string">
            <text:p>10.1007/s00106-013-2710-7</text:p>
          </table:table-cell>
          <table:table-cell table:style-name="ce3"/>
          <table:table-cell table:style-name="ce3" office:value-type="string">
            <text:p>61</text:p>
          </table:table-cell>
          <table:table-cell table:style-name="ce3" office:value-type="string">
            <text:p>7</text:p>
          </table:table-cell>
          <table:table-cell table:style-name="ce3" office:value-type="string">
            <text:p>627-636</text:p>
          </table:table-cell>
          <table:table-cell table:style-name="ce3" office:value-type="string">
            <text:p>ADHS_im_Kindesalter__-__Was_muss_der_HNO_-_Arzt_wissen.pdf; dx.doi.org/10.1007/s00106-013-2710-7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Banaschewski, T.; Woerner, W.; Becker, A.; Rothenberger, A.</text:p>
          </table:table-cell>
          <table:table-cell office:value-type="string">
            <text:p>Diagnostik der Aufmerksamkeitsdefizit-Hyperaktivitäts-Störung</text:p>
          </table:table-cell>
          <table:table-cell office:value-type="string">
            <text:p>2004</text:p>
          </table:table-cell>
          <table:table-cell office:value-type="string">
            <text:p>Zeitschriftenaufsatz</text:p>
          </table:table-cell>
          <table:table-cell office:value-type="string">
            <text:p>Monatsschr Kinderheilkd (Monatsschrift Kinderheilkunde)</text:p>
          </table:table-cell>
          <table:table-cell/>
          <table:table-cell office:value-type="string">
            <text:p>10.1007/s00112-003-0775-1</text:p>
          </table:table-cell>
          <table:table-cell/>
          <table:table-cell office:value-type="string">
            <text:p>152</text:p>
          </table:table-cell>
          <table:table-cell office:value-type="string">
            <text:p>7</text:p>
          </table:table-cell>
          <table:table-cell office:value-type="string">
            <text:p>778-781</text:p>
          </table:table-cell>
          <table:table-cell office:value-type="string">
            <text:p>Diagnostik_der_Aufmerksamkeitsdefizit-Hyperaktivitaets-Stoerung_-_Unterstuetzung_durch_den_Elternfragebogen_zu_Staerken_und_Schwaechen_des_Kindes_SDQ.pdf; dx.doi.org/10.1007/s00112-003-0775-1</text:p>
          </table:table-cell>
        </table:table-row>
        <table:table-row table:style-name="ro2">
          <table:table-cell table:style-name="ce3" office:value-type="float" office:value="224">
            <text:p>224</text:p>
          </table:table-cell>
          <table:table-cell table:style-name="ce3" office:value-type="string">
            <text:p>Lettgen, B.</text:p>
          </table:table-cell>
          <table:table-cell table:style-name="ce3" office:value-type="string">
            <text:p>Klinik und Diagnostik der Enuresis nocturna</text:p>
          </table:table-cell>
          <table:table-cell table:style-name="ce3" office:value-type="string">
            <text:p>2003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Monatsschrift Kinderheilkunde</text:p>
          </table:table-cell>
          <table:table-cell table:style-name="ce3"/>
          <table:table-cell table:style-name="ce3" office:value-type="string">
            <text:p>10.1007/s00112-003-0783-1</text:p>
          </table:table-cell>
          <table:table-cell table:style-name="ce3"/>
          <table:table-cell table:style-name="ce3" office:value-type="string">
            <text:p>151</text:p>
          </table:table-cell>
          <table:table-cell table:style-name="ce3" office:value-type="string">
            <text:p>9</text:p>
          </table:table-cell>
          <table:table-cell table:style-name="ce3" office:value-type="string">
            <text:p>926-931</text:p>
          </table:table-cell>
          <table:table-cell table:style-name="ce3" office:value-type="string">
            <text:p>Klinik_und_Diagnostik_der_Enuresis_nocturna.pdf; dx.doi.org/10.1007/s00112-003-0783-1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Laucht, Manfred; Schmidt, Martin H.</text:p>
          </table:table-cell>
          <table:table-cell office:value-type="string">
            <text:p>Mütterliches Rauchen in der Schwangerschaft</text:p>
          </table:table-cell>
          <table:table-cell office:value-type="string">
            <text:p>2004</text:p>
          </table:table-cell>
          <table:table-cell office:value-type="string">
            <text:p>Zeitschriftenaufsatz</text:p>
          </table:table-cell>
          <table:table-cell office:value-type="string">
            <text:p>Monatsschr Kinderheilkd (Monatsschrift Kinderheilkunde)</text:p>
          </table:table-cell>
          <table:table-cell/>
          <table:table-cell office:value-type="string">
            <text:p>10.1007/s00112-004-1058-1</text:p>
          </table:table-cell>
          <table:table-cell/>
          <table:table-cell office:value-type="string">
            <text:p>152</text:p>
          </table:table-cell>
          <table:table-cell office:value-type="string">
            <text:p>12</text:p>
          </table:table-cell>
          <table:table-cell office:value-type="string">
            <text:p>1286-1294</text:p>
          </table:table-cell>
          <table:table-cell office:value-type="string">
            <text:p>Muetterliches_Rauchen_in_der_Schwangerschaft_-_Risikofaktor_fuer_eine_ADHS_des_Kindes.pdf; dx.doi.org/10.1007/s00112-004-1058-1</text:p>
          </table:table-cell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string">
            <text:p>Ulbricht, H.</text:p>
          </table:table-cell>
          <table:table-cell table:style-name="ce3" office:value-type="string">
            <text:p>ADHS-Fortbildung für Lehrer</text:p>
          </table:table-cell>
          <table:table-cell table:style-name="ce3" office:value-type="string">
            <text:p>2005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Monatsschr Kinderheilkd (Monatsschrift Kinderheilkunde)</text:p>
          </table:table-cell>
          <table:table-cell table:style-name="ce3"/>
          <table:table-cell table:style-name="ce3" office:value-type="string">
            <text:p>10.1007/s00112-005-1139-9</text:p>
          </table:table-cell>
          <table:table-cell table:style-name="ce3"/>
          <table:table-cell table:style-name="ce3" office:value-type="string">
            <text:p>153</text:p>
          </table:table-cell>
          <table:table-cell table:style-name="ce3" office:value-type="string">
            <text:p>S01</text:p>
          </table:table-cell>
          <table:table-cell table:style-name="ce3" office:value-type="string">
            <text:p>18-20</text:p>
          </table:table-cell>
          <table:table-cell table:style-name="ce3" office:value-type="string">
            <text:p>adhs-fortbildung-fur-lehrer-mehr-verstandnis-fur-das-psychiatrische-storungsbild-im-schulischen-alltag.pdf; dx.doi.org/10.1007/s00112-005-1139-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Sevecke, K.; Dittmann, R. W.; Lehmkuhl, G.; Döpfner, M.</text:p>
          </table:table-cell>
          <table:table-cell office:value-type="string">
            <text:p>Atomoxetinbehandlung von Kindern und Jugendlichen mit ADHS</text:p>
          </table:table-cell>
          <table:table-cell office:value-type="string">
            <text:p>2006</text:p>
          </table:table-cell>
          <table:table-cell office:value-type="string">
            <text:p>Zeitschriftenaufsatz</text:p>
          </table:table-cell>
          <table:table-cell office:value-type="string">
            <text:p>Monatsschr Kinderheilkd (Monatsschrift Kinderheilkunde)</text:p>
          </table:table-cell>
          <table:table-cell/>
          <table:table-cell office:value-type="string">
            <text:p>10.1007/s00112-005-1153-y</text:p>
          </table:table-cell>
          <table:table-cell/>
          <table:table-cell office:value-type="string">
            <text:p>154</text:p>
          </table:table-cell>
          <table:table-cell office:value-type="string">
            <text:p>9</text:p>
          </table:table-cell>
          <table:table-cell office:value-type="string">
            <text:p>894-902</text:p>
          </table:table-cell>
          <table:table-cell office:value-type="string">
            <text:p>Atomoxetinbehandlung_von_Kindern_und_Jugendlichen_mit_ADHS.pdf; dx.doi.org/10.1007/s00112-005-1153-y</text:p>
          </table:table-cell>
        </table:table-row>
        <table:table-row table:style-name="ro2">
          <table:table-cell table:style-name="ce3" office:value-type="float" office:value="78">
            <text:p>78</text:p>
          </table:table-cell>
          <table:table-cell table:style-name="ce3" office:value-type="string">
            <text:p>Lehmkuhl, G.; Poustka, F.; Schmidt, M. H.</text:p>
          </table:table-cell>
          <table:table-cell table:style-name="ce3" office:value-type="string">
            <text:p>Behandlung von ADHS mit Atomoxetin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Monatsschr Kinderheilkd (Monatsschrift Kinderheilkunde)</text:p>
          </table:table-cell>
          <table:table-cell table:style-name="ce3"/>
          <table:table-cell table:style-name="ce3" office:value-type="string">
            <text:p>10.1007/s00112-007-1550-5</text:p>
          </table:table-cell>
          <table:table-cell table:style-name="ce3"/>
          <table:table-cell table:style-name="ce3" office:value-type="string">
            <text:p>155</text:p>
          </table:table-cell>
          <table:table-cell table:style-name="ce3" office:value-type="string">
            <text:p>7</text:p>
          </table:table-cell>
          <table:table-cell table:style-name="ce3" office:value-type="string">
            <text:p>645-648</text:p>
          </table:table-cell>
          <table:table-cell table:style-name="ce3" office:value-type="string">
            <text:p>Behandlung_von_ADHS_mit_Atomoxetin.pdf; dx.doi.org/10.1007/s00112-007-1550-5</text:p>
          </table:table-cell>
        </table:table-row>
        <table:table-row table:style-name="ro2">
          <table:table-cell table:style-name="ce3" office:value-type="float" office:value="122">
            <text:p>122</text:p>
          </table:table-cell>
          <table:table-cell table:style-name="ce3" office:value-type="string">
            <text:p>Jacobs, C.; Petermann, F.</text:p>
          </table:table-cell>
          <table:table-cell table:style-name="ce3" office:value-type="string">
            <text:p>Diagnostik und Therapie von Aufmerksamkeitsstörungen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Monatsschr Kinderheilkd (Monatsschrift Kinderheilkunde)</text:p>
          </table:table-cell>
          <table:table-cell table:style-name="ce3"/>
          <table:table-cell table:style-name="ce3" office:value-type="string">
            <text:p>10.1007/s00112-007-1596-4</text:p>
          </table:table-cell>
          <table:table-cell table:style-name="ce3"/>
          <table:table-cell table:style-name="ce3" office:value-type="string">
            <text:p>155</text:p>
          </table:table-cell>
          <table:table-cell table:style-name="ce3" office:value-type="string">
            <text:p>10</text:p>
          </table:table-cell>
          <table:table-cell table:style-name="ce3" office:value-type="string">
            <text:p>921-927</text:p>
          </table:table-cell>
          <table:table-cell table:style-name="ce3" office:value-type="string">
            <text:p>Diagnostik_und_Therapie_von_Aufmerksamkeitsstoerungen.pdf; dx.doi.org/10.1007/s00112-007-1596-4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etermann, U.; Petermann, F.</text:p>
          </table:table-cell>
          <table:table-cell office:value-type="string">
            <text:p>Aggressives Verhalten</text:p>
          </table:table-cell>
          <table:table-cell office:value-type="string">
            <text:p>2007</text:p>
          </table:table-cell>
          <table:table-cell office:value-type="string">
            <text:p>Zeitschriftenaufsatz</text:p>
          </table:table-cell>
          <table:table-cell office:value-type="string">
            <text:p>Monatsschr Kinderheilkd (Monatsschrift Kinderheilkunde)</text:p>
          </table:table-cell>
          <table:table-cell/>
          <table:table-cell office:value-type="string">
            <text:p>10.1007/s00112-007-1597-3</text:p>
          </table:table-cell>
          <table:table-cell/>
          <table:table-cell office:value-type="string">
            <text:p>155</text:p>
          </table:table-cell>
          <table:table-cell office:value-type="string">
            <text:p>10</text:p>
          </table:table-cell>
          <table:table-cell office:value-type="string">
            <text:p>928-936</text:p>
          </table:table-cell>
          <table:table-cell office:value-type="string">
            <text:p>Aggressives_Verhalten.pdf; dx.doi.org/10.1007/s00112-007-1597-3</text:p>
          </table:table-cell>
        </table:table-row>
        <table:table-row table:style-name="ro2">
          <table:table-cell table:style-name="ce3" office:value-type="float" office:value="302">
            <text:p>302</text:p>
          </table:table-cell>
          <table:table-cell table:style-name="ce3" office:value-type="string">
            <text:p>Pelz, R.; Banaschewski, T.; Becker, K.</text:p>
          </table:table-cell>
          <table:table-cell table:style-name="ce3" office:value-type="string">
            <text:p>Pharmakotherapie bei Kindern und Jugendlichen mit ADHS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Monatsschr Kinderheilkd (Monatsschrift Kinderheilkunde)</text:p>
          </table:table-cell>
          <table:table-cell table:style-name="ce3"/>
          <table:table-cell table:style-name="ce3" office:value-type="string">
            <text:p>10.1007/s00112-008-1729-4</text:p>
          </table:table-cell>
          <table:table-cell table:style-name="ce3"/>
          <table:table-cell table:style-name="ce3" office:value-type="string">
            <text:p>156</text:p>
          </table:table-cell>
          <table:table-cell table:style-name="ce3" office:value-type="string">
            <text:p>8</text:p>
          </table:table-cell>
          <table:table-cell table:style-name="ce3" office:value-type="string">
            <text:p>768-775</text:p>
          </table:table-cell>
          <table:table-cell table:style-name="ce3" office:value-type="string">
            <text:p>Pharmakotherapie_bei_Kindern_und_Jugendlichen_mit_ADHS.pdf; dx.doi.org/10.1007/s00112-008-1729-4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Kain, W.; Landerl, K.; Kaufmann, L.</text:p>
          </table:table-cell>
          <table:table-cell office:value-type="string">
            <text:p>Komorbidität bei ADHS</text:p>
          </table:table-cell>
          <table:table-cell office:value-type="string">
            <text:p>2008</text:p>
          </table:table-cell>
          <table:table-cell office:value-type="string">
            <text:p>Zeitschriftenaufsatz</text:p>
          </table:table-cell>
          <table:table-cell office:value-type="string">
            <text:p>Monatsschr Kinderheilkd (Monatsschrift Kinderheilkunde)</text:p>
          </table:table-cell>
          <table:table-cell/>
          <table:table-cell office:value-type="string">
            <text:p>10.1007/s00112-008-1732-9</text:p>
          </table:table-cell>
          <table:table-cell/>
          <table:table-cell office:value-type="string">
            <text:p>156</text:p>
          </table:table-cell>
          <table:table-cell office:value-type="string">
            <text:p>8</text:p>
          </table:table-cell>
          <table:table-cell office:value-type="string">
            <text:p>757-767</text:p>
          </table:table-cell>
          <table:table-cell office:value-type="string">
            <text:p>Komorbiditaet_bei_ADHS.pdf; dx.doi.org/10.1007/s00112-008-1732-9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ogarell, O.; Karamatskos, E.; Koller, G.</text:p>
          </table:table-cell>
          <table:table-cell office:value-type="string">
            <text:p>Alkoholmissbrauch und -abhängigkeit im Kindes- und Jugendalter</text:p>
          </table:table-cell>
          <table:table-cell office:value-type="string">
            <text:p>2010</text:p>
          </table:table-cell>
          <table:table-cell office:value-type="string">
            <text:p>Zeitschriftenaufsatz</text:p>
          </table:table-cell>
          <table:table-cell office:value-type="string">
            <text:p>Monatsschr Kinderheilkd (Monatsschrift Kinderheilkunde)</text:p>
          </table:table-cell>
          <table:table-cell/>
          <table:table-cell office:value-type="string">
            <text:p>10.1007/s00112-009-2059-x</text:p>
          </table:table-cell>
          <table:table-cell/>
          <table:table-cell office:value-type="string">
            <text:p>158</text:p>
          </table:table-cell>
          <table:table-cell office:value-type="string">
            <text:p>1</text:p>
          </table:table-cell>
          <table:table-cell office:value-type="string">
            <text:p>35-41</text:p>
          </table:table-cell>
          <table:table-cell office:value-type="string">
            <text:p>Alkoholmissbrauch_und_-abhaengigkeit_im_Kindes-_und_Jugendalter.pdf; dx.doi.org/10.1007/s00112-009-2059-x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Berger, R.; Hanschmann, H.; Koukouraki, E.; Wandel, R.; Bacher, R.</text:p>
          </table:table-cell>
          <table:table-cell office:value-type="string">
            <text:p>Marburger Konzentrationstest für Vorschulkinder (MKVK)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Monatsschr Kinderheilkd (Monatsschrift Kinderheilkunde)</text:p>
          </table:table-cell>
          <table:table-cell/>
          <table:table-cell office:value-type="string">
            <text:p>10.1007/s00112-011-2416-4</text:p>
          </table:table-cell>
          <table:table-cell/>
          <table:table-cell office:value-type="string">
            <text:p>159</text:p>
          </table:table-cell>
          <table:table-cell office:value-type="string">
            <text:p>8</text:p>
          </table:table-cell>
          <table:table-cell office:value-type="string">
            <text:p>745-750</text:p>
          </table:table-cell>
          <table:table-cell office:value-type="string">
            <text:p>Marburger_Konzentrationstest_fuer_Vorschulkinder_MKVK_Ein_Verfahren_zur_Bewertung_des_individuellen_Arbeitsstils.pdf; dx.doi.org/10.1007/s00112-011-2416-4</text:p>
          </table:table-cell>
        </table:table-row>
        <table:table-row table:style-name="ro2">
          <table:table-cell table:style-name="ce3" office:value-type="float" office:value="118">
            <text:p>118</text:p>
          </table:table-cell>
          <table:table-cell table:style-name="ce3" office:value-type="string">
            <text:p>Tischler, L.; Petermann, F.</text:p>
          </table:table-cell>
          <table:table-cell table:style-name="ce3" office:value-type="string">
            <text:p>Diagnostik von Rechenstörungen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Monatsschr Kinderheilkd (Monatsschrift Kinderheilkunde)</text:p>
          </table:table-cell>
          <table:table-cell table:style-name="ce3"/>
          <table:table-cell table:style-name="ce3" office:value-type="string">
            <text:p>10.1007/s00112-012-2755-9</text:p>
          </table:table-cell>
          <table:table-cell table:style-name="ce3"/>
          <table:table-cell table:style-name="ce3" office:value-type="string">
            <text:p>160</text:p>
          </table:table-cell>
          <table:table-cell table:style-name="ce3" office:value-type="string">
            <text:p>10</text:p>
          </table:table-cell>
          <table:table-cell table:style-name="ce3" office:value-type="string">
            <text:p>1001-1012</text:p>
          </table:table-cell>
          <table:table-cell table:style-name="ce3" office:value-type="string">
            <text:p>diagnostik-von-rechenstorungen.pdf; dx.doi.org/10.1007/s00112-012-2755-9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Christ, W.; Mayer, H.; Wiemer-Kruel, A.</text:p>
          </table:table-cell>
          <table:table-cell office:value-type="string">
            <text:p>Methylphenidattherapie bei epilepsiekranken Kindern</text:p>
          </table:table-cell>
          <table:table-cell office:value-type="string">
            <text:p>2013</text:p>
          </table:table-cell>
          <table:table-cell office:value-type="string">
            <text:p>Zeitschriftenaufsatz</text:p>
          </table:table-cell>
          <table:table-cell office:value-type="string">
            <text:p>Monatsschr Kinderheilkd (Monatsschrift Kinderheilkunde)</text:p>
          </table:table-cell>
          <table:table-cell/>
          <table:table-cell office:value-type="string">
            <text:p>10.1007/s00112-013-2944-1</text:p>
          </table:table-cell>
          <table:table-cell/>
          <table:table-cell office:value-type="string">
            <text:p>161</text:p>
          </table:table-cell>
          <table:table-cell office:value-type="string">
            <text:p>8</text:p>
          </table:table-cell>
          <table:table-cell office:value-type="string">
            <text:p>720-726</text:p>
          </table:table-cell>
          <table:table-cell office:value-type="string">
            <text:p>methylphenidattherapie-bei-epilepsiekranken-kindern-ergebnisse-einer-doppelblinden-anwendungsbeobachtung.pdf; dx.doi.org/10.1007/s00112-013-2944-1</text:p>
          </table:table-cell>
        </table:table-row>
        <table:table-row table:style-name="ro2">
          <table:table-cell table:style-name="ce3" office:value-type="float" office:value="262">
            <text:p>262</text:p>
          </table:table-cell>
          <table:table-cell table:style-name="ce3" office:value-type="string">
            <text:p>Christ, W.; Mayer, H.; Wiemer-Kruel, A.</text:p>
          </table:table-cell>
          <table:table-cell table:style-name="ce3" office:value-type="string">
            <text:p>Methylphenidattherapie bei epilepsiekranken Kindern</text:p>
          </table:table-cell>
          <table:table-cell table:style-name="ce3" office:value-type="string">
            <text:p>2013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Monatsschr Kinderheilkd (Monatsschrift Kinderheilkunde)</text:p>
          </table:table-cell>
          <table:table-cell table:style-name="ce3"/>
          <table:table-cell table:style-name="ce3" office:value-type="string">
            <text:p>10.1007/s00112-013-2944-1</text:p>
          </table:table-cell>
          <table:table-cell table:style-name="ce3"/>
          <table:table-cell table:style-name="ce3" office:value-type="string">
            <text:p>161</text:p>
          </table:table-cell>
          <table:table-cell table:style-name="ce3" office:value-type="string">
            <text:p>8</text:p>
          </table:table-cell>
          <table:table-cell table:style-name="ce3" office:value-type="string">
            <text:p>720-726</text:p>
          </table:table-cell>
          <table:table-cell table:style-name="ce3" office:value-type="string">
            <text:p>Methylphenidattherapie_bei_epilepsiekranken_Kindern_Ergebnisse_einer_doppelblinden_Anwendungsbeobachtung.pdf; dx.doi.org/10.1007/s00112-013-2944-1</text:p>
          </table:table-cell>
        </table:table-row>
        <table:table-row table:style-name="ro2">
          <table:table-cell table:style-name="ce3" office:value-type="float" office:value="310">
            <text:p>310</text:p>
          </table:table-cell>
          <table:table-cell table:style-name="ce3" office:value-type="string">
            <text:p>Dörr, A.; Hasmann, R.; Daseking, M.; Karpinski, N.; Petermann, F.</text:p>
          </table:table-cell>
          <table:table-cell table:style-name="ce3" office:value-type="string">
            <text:p>Prävention von Verhaltensstörungen bei entwicklungsauffälligen Kindern</text:p>
          </table:table-cell>
          <table:table-cell table:style-name="ce3" office:value-type="string">
            <text:p>2013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Monatsschr Kinderheilkd (Monatsschrift Kinderheilkunde)</text:p>
          </table:table-cell>
          <table:table-cell table:style-name="ce3"/>
          <table:table-cell table:style-name="ce3" office:value-type="string">
            <text:p>10.1007/s00112-013-2981-9</text:p>
          </table:table-cell>
          <table:table-cell table:style-name="ce3"/>
          <table:table-cell table:style-name="ce3" office:value-type="string">
            <text:p>161</text:p>
          </table:table-cell>
          <table:table-cell table:style-name="ce3" office:value-type="string">
            <text:p>9</text:p>
          </table:table-cell>
          <table:table-cell table:style-name="ce3" office:value-type="string">
            <text:p>833-841</text:p>
          </table:table-cell>
          <table:table-cell table:style-name="ce3" office:value-type="string">
            <text:p>Praevention_von_Verhaltensstoerungen_bei_entwicklungsauffaelligen_Kindern.pdf; dx.doi.org/10.1007/s00112-013-2981-9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Dörr, A.; Hasmann, R.; Daseking, M.; Karpinski, N.; Petermann, F.</text:p>
          </table:table-cell>
          <table:table-cell office:value-type="string">
            <text:p>Prävention von Verhaltensstörungen bei entwicklungsauffälligen Kindern</text:p>
          </table:table-cell>
          <table:table-cell office:value-type="string">
            <text:p>2013</text:p>
          </table:table-cell>
          <table:table-cell office:value-type="string">
            <text:p>Zeitschriftenaufsatz</text:p>
          </table:table-cell>
          <table:table-cell office:value-type="string">
            <text:p>Monatsschr Kinderheilkd (Monatsschrift Kinderheilkunde)</text:p>
          </table:table-cell>
          <table:table-cell/>
          <table:table-cell office:value-type="string">
            <text:p>10.1007/s00112-013-2981-9</text:p>
          </table:table-cell>
          <table:table-cell/>
          <table:table-cell office:value-type="string">
            <text:p>161</text:p>
          </table:table-cell>
          <table:table-cell office:value-type="string">
            <text:p>9</text:p>
          </table:table-cell>
          <table:table-cell office:value-type="string">
            <text:p>833-841</text:p>
          </table:table-cell>
          <table:table-cell office:value-type="string">
            <text:p>pravention-von-verhaltensstorungen-bei-entwicklungsauffalligen-kindern.pdf; dx.doi.org/10.1007/s00112-013-2981-9</text:p>
          </table:table-cell>
        </table:table-row>
        <table:table-row table:style-name="ro2">
          <table:table-cell table:style-name="ce3" office:value-type="float" office:value="158">
            <text:p>158</text:p>
          </table:table-cell>
          <table:table-cell table:style-name="ce3" office:value-type="string">
            <text:p>Kullik, A.; Petermann, F.</text:p>
          </table:table-cell>
          <table:table-cell table:style-name="ce3" office:value-type="string">
            <text:p>Emotionsregulationsdefizite im Kindesalter</text:p>
          </table:table-cell>
          <table:table-cell table:style-name="ce3" office:value-type="string">
            <text:p>2013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Monatsschr Kinderheilkd (Monatsschrift Kinderheilkunde)</text:p>
          </table:table-cell>
          <table:table-cell table:style-name="ce3"/>
          <table:table-cell table:style-name="ce3" office:value-type="string">
            <text:p>10.1007/s00112-013-3009-1</text:p>
          </table:table-cell>
          <table:table-cell table:style-name="ce3"/>
          <table:table-cell table:style-name="ce3" office:value-type="string">
            <text:p>161</text:p>
          </table:table-cell>
          <table:table-cell table:style-name="ce3" office:value-type="string">
            <text:p>10</text:p>
          </table:table-cell>
          <table:table-cell table:style-name="ce3" office:value-type="string">
            <text:p>935-940</text:p>
          </table:table-cell>
          <table:table-cell table:style-name="ce3" office:value-type="string">
            <text:p>Emotionsregulationsdefizite_im_Kindesalter.pdf; dx.doi.org/10.1007/s00112-013-3009-1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Retz-Junginger, P.; Retz, W.; Blocher, D.; Stieglitz, R.-D.; Georg, T.; Supprian, T.; Wender, P. H.; R�sler, M.</text:p>
          </table:table-cell>
          <table:table-cell office:value-type="string">
            <text:p>Reliabilität und Validität der Wender-Utah-Rating-Scale-Kurzform</text:p>
          </table:table-cell>
          <table:table-cell office:value-type="string">
            <text:p>2003</text:p>
          </table:table-cell>
          <table:table-cell office:value-type="string">
            <text:p>Zeitschriftenaufsatz</text:p>
          </table:table-cell>
          <table:table-cell office:value-type="string">
            <text:p>Der Nervenarzt</text:p>
          </table:table-cell>
          <table:table-cell/>
          <table:table-cell office:value-type="string">
            <text:p>10.1007/s00115-002-1447-4</text:p>
          </table:table-cell>
          <table:table-cell/>
          <table:table-cell office:value-type="string">
            <text:p>74</text:p>
          </table:table-cell>
          <table:table-cell office:value-type="string">
            <text:p>11</text:p>
          </table:table-cell>
          <table:table-cell office:value-type="string">
            <text:p>987-993</text:p>
          </table:table-cell>
          <table:table-cell office:value-type="string">
            <text:p>reliabilitat-und-validitat-der-wender-utah-rating-scale-kurzform-retrospektive-erfassung-von-symptomen-aus-dem-spektrum-der-aufmerksamkeitsdefizithyperaktiv.pdf; dx.doi.org/10.1007/s00115-002-1447-4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Rösler, M.; Retz, W.; Retz-Junginger, P.; Thome, J.; Supprian, T.; Nissen, T.; Stieglitz, R.-D.; Blocher, D.; Hengesch, G.; Trott, G. E.</text:p>
          </table:table-cell>
          <table:table-cell office:value-type="string">
            <text:p>Instrumente zur Diagnostik der Aufmerksamkeitsdefizit-/Hyperaktivit�tsst�rung (ADHS) im Erwachsenenalter</text:p>
          </table:table-cell>
          <table:table-cell office:value-type="string">
            <text:p>2004</text:p>
          </table:table-cell>
          <table:table-cell office:value-type="string">
            <text:p>Zeitschriftenaufsatz</text:p>
          </table:table-cell>
          <table:table-cell office:value-type="string">
            <text:p>Nervenarzt (Der Nervenarzt)</text:p>
          </table:table-cell>
          <table:table-cell/>
          <table:table-cell office:value-type="string">
            <text:p>10.1007/s00115-003-1622-2</text:p>
          </table:table-cell>
          <table:table-cell/>
          <table:table-cell office:value-type="string">
            <text:p>75</text:p>
          </table:table-cell>
          <table:table-cell office:value-type="string">
            <text:p>9</text:p>
          </table:table-cell>
          <table:table-cell/>
          <table:table-cell office:value-type="string">
            <text:p>Instrumente_zur_Diagnostik_der_ADHS_im_Erwachsenenalter.pdf; dx.doi.org/10.1007/s00115-003-1622-2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Sobanski, E.; Alm, B.</text:p>
          </table:table-cell>
          <table:table-cell office:value-type="string">
            <text:p>Aufmerksamkeitsdefizit-/Hyperaktivitätsstörung (ADHS) bei Erwachsenen</text:p>
          </table:table-cell>
          <table:table-cell office:value-type="string">
            <text:p>2004</text:p>
          </table:table-cell>
          <table:table-cell office:value-type="string">
            <text:p>Zeitschriftenaufsatz</text:p>
          </table:table-cell>
          <table:table-cell office:value-type="string">
            <text:p>Nervenarzt (Der Nervenarzt)</text:p>
          </table:table-cell>
          <table:table-cell/>
          <table:table-cell office:value-type="string">
            <text:p>10.1007/s00115-004-1757-9</text:p>
          </table:table-cell>
          <table:table-cell/>
          <table:table-cell office:value-type="string">
            <text:p>75</text:p>
          </table:table-cell>
          <table:table-cell office:value-type="string">
            <text:p>7</text:p>
          </table:table-cell>
          <table:table-cell/>
          <table:table-cell office:value-type="string">
            <text:p>Aufmerksamkeitsdefizit_Hyperaktivitaetsstoerung_ADHS_bei_Erwachsenen.pdf; dx.doi.org/10.1007/s00115-004-1757-9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Sobanski, E.; Alm, B.</text:p>
          </table:table-cell>
          <table:table-cell office:value-type="string">
            <text:p>Retardiertes Methylphenidat</text:p>
          </table:table-cell>
          <table:table-cell office:value-type="string">
            <text:p>2005</text:p>
          </table:table-cell>
          <table:table-cell office:value-type="string">
            <text:p>Zeitschriftenaufsatz</text:p>
          </table:table-cell>
          <table:table-cell office:value-type="string">
            <text:p>Nervenarzt (Der Nervenarzt)</text:p>
          </table:table-cell>
          <table:table-cell/>
          <table:table-cell office:value-type="string">
            <text:p>10.1007/s00115-005-1892-y</text:p>
          </table:table-cell>
          <table:table-cell/>
          <table:table-cell office:value-type="string">
            <text:p>76</text:p>
          </table:table-cell>
          <table:table-cell office:value-type="string">
            <text:p>11</text:p>
          </table:table-cell>
          <table:table-cell office:value-type="string">
            <text:p>1412-1417</text:p>
          </table:table-cell>
          <table:table-cell office:value-type="string">
            <text:p>Retardiertes_Methylphenidat_-_Eine_Alternative_in_der_medikamentoesen_Therapie_bei_erwachsenen_Patienten_mit_ADHS.pdf; dx.doi.org/10.1007/s00115-005-1892-y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Sevecke, K.; Battel, S.; Dittmann, R. W.; Lehmkuhl, G.; Döpfner, M.</text:p>
          </table:table-cell>
          <table:table-cell office:value-type="string">
            <text:p>Wirksamkeit von Atomoxetin bei Kindern, Jugendlichen und Erwachsenen mit ADHS</text:p>
          </table:table-cell>
          <table:table-cell office:value-type="string">
            <text:p>2006</text:p>
          </table:table-cell>
          <table:table-cell office:value-type="string">
            <text:p>Zeitschriftenaufsatz</text:p>
          </table:table-cell>
          <table:table-cell office:value-type="string">
            <text:p>Nervenarzt (Der Nervenarzt)</text:p>
          </table:table-cell>
          <table:table-cell/>
          <table:table-cell office:value-type="string">
            <text:p>10.1007/s00115-005-1970-1</text:p>
          </table:table-cell>
          <table:table-cell/>
          <table:table-cell office:value-type="string">
            <text:p>77</text:p>
          </table:table-cell>
          <table:table-cell office:value-type="string">
            <text:p>3</text:p>
          </table:table-cell>
          <table:table-cell office:value-type="string">
            <text:p>294-308</text:p>
          </table:table-cell>
          <table:table-cell office:value-type="string">
            <text:p>Wirksamkeit_von_Atomoxetin_bei_Kindern_Jugendlichen_und_Erwachsenen_mit_ADHS.pdf; dx.doi.org/10.1007/s00115-005-1970-1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Sobanski, E.; Alm, B.; Krumm, B.</text:p>
          </table:table-cell>
          <table:table-cell office:value-type="string">
            <text:p>Methylphenidatbehandlung bei Erwachsenen mit Aufmerksamkeitsdefizit-/Hyperaktivitätsstörung</text:p>
          </table:table-cell>
          <table:table-cell office:value-type="string">
            <text:p>2007</text:p>
          </table:table-cell>
          <table:table-cell office:value-type="string">
            <text:p>Zeitschriftenaufsatz</text:p>
          </table:table-cell>
          <table:table-cell office:value-type="string">
            <text:p>Nervenarzt (Der Nervenarzt)</text:p>
          </table:table-cell>
          <table:table-cell/>
          <table:table-cell office:value-type="string">
            <text:p>10.1007/s00115-006-2068-0</text:p>
          </table:table-cell>
          <table:table-cell/>
          <table:table-cell office:value-type="string">
            <text:p>78</text:p>
          </table:table-cell>
          <table:table-cell office:value-type="string">
            <text:p>3</text:p>
          </table:table-cell>
          <table:table-cell office:value-type="string">
            <text:p>328-337</text:p>
          </table:table-cell>
          <table:table-cell office:value-type="string">
            <text:p>Methylphenidatbehandlung_bei_Erwachsenen_mit_ADHS.pdf; dx.doi.org/10.1007/s00115-006-2068-0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Habermeyer, E.; Herpertz, S. C.</text:p>
          </table:table-cell>
          <table:table-cell office:value-type="string">
            <text:p>Dissoziale Persönlichkeitsstörung</text:p>
          </table:table-cell>
          <table:table-cell office:value-type="string">
            <text:p>2006</text:p>
          </table:table-cell>
          <table:table-cell office:value-type="string">
            <text:p>Zeitschriftenaufsatz</text:p>
          </table:table-cell>
          <table:table-cell office:value-type="string">
            <text:p>Nervenarzt (Der Nervenarzt)</text:p>
          </table:table-cell>
          <table:table-cell/>
          <table:table-cell office:value-type="string">
            <text:p>10.1007/s00115-006-2081-3</text:p>
          </table:table-cell>
          <table:table-cell/>
          <table:table-cell office:value-type="string">
            <text:p>77</text:p>
          </table:table-cell>
          <table:table-cell office:value-type="string">
            <text:p>5</text:p>
          </table:table-cell>
          <table:table-cell office:value-type="string">
            <text:p>605-617</text:p>
          </table:table-cell>
          <table:table-cell office:value-type="string">
            <text:p>Dissoziale_Persoenlichkeitsstoerung.pdf; dx.doi.org/10.1007/s00115-006-2081-3</text:p>
          </table:table-cell>
        </table:table-row>
        <table:table-row table:style-name="ro2">
          <table:table-cell table:style-name="ce3" office:value-type="float" office:value="330">
            <text:p>330</text:p>
          </table:table-cell>
          <table:table-cell table:style-name="ce3" office:value-type="string">
            <text:p>Kühner, C.; Bürger, C.; Keller, F.; Hautzinger, M.</text:p>
          </table:table-cell>
          <table:table-cell table:style-name="ce3" office:value-type="string">
            <text:p>Reliabilität und Validität des revidierten Beck-Depressionsinventars (BDI-II)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Nervenarzt (Der Nervenarzt)</text:p>
          </table:table-cell>
          <table:table-cell table:style-name="ce3"/>
          <table:table-cell table:style-name="ce3" office:value-type="string">
            <text:p>10.1007/s00115-006-2098-7</text:p>
          </table:table-cell>
          <table:table-cell table:style-name="ce3"/>
          <table:table-cell table:style-name="ce3" office:value-type="string">
            <text:p>78</text:p>
          </table:table-cell>
          <table:table-cell table:style-name="ce3" office:value-type="string">
            <text:p>6</text:p>
          </table:table-cell>
          <table:table-cell table:style-name="ce3" office:value-type="string">
            <text:p>651-656</text:p>
          </table:table-cell>
          <table:table-cell table:style-name="ce3" office:value-type="string">
            <text:p>reliabilitat-und-validitat-des-revidierten-beck-depressions-inventars-bdi-ii-befunde-aus-deutschsprachigen-stichproben.pdf; dx.doi.org/10.1007/s00115-006-2098-7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Retz-Junginger, Petra; Retz, W.; Schneider, M.; Schwitzgebel, P.; Steinbach, E.; Hengesch, G.; Rösler, M.</text:p>
          </table:table-cell>
          <table:table-cell office:value-type="string">
            <text:p>Der Einfluss des Geschlechts auf die Selbstbeschreibung kindlicher ADHS-Symptome</text:p>
          </table:table-cell>
          <table:table-cell office:value-type="string">
            <text:p>2007</text:p>
          </table:table-cell>
          <table:table-cell office:value-type="string">
            <text:p>Zeitschriftenaufsatz</text:p>
          </table:table-cell>
          <table:table-cell office:value-type="string">
            <text:p>Nervenarzt (Der Nervenarzt)</text:p>
          </table:table-cell>
          <table:table-cell/>
          <table:table-cell office:value-type="string">
            <text:p>10.1007/s00115-006-2242-4</text:p>
          </table:table-cell>
          <table:table-cell/>
          <table:table-cell office:value-type="string">
            <text:p>78</text:p>
          </table:table-cell>
          <table:table-cell office:value-type="string">
            <text:p>9</text:p>
          </table:table-cell>
          <table:table-cell office:value-type="string">
            <text:p>1046-1051</text:p>
          </table:table-cell>
          <table:table-cell office:value-type="string">
            <text:p>Der_Einfluss_des_Geschlechts_auf_die_Selbstbeschreibung_kindlicher_ADHS-Symptome.pdf; dx.doi.org/10.1007/s00115-006-2242-4</text:p>
          </table:table-cell>
        </table:table-row>
        <table:table-row table:style-name="ro2">
          <table:table-cell table:style-name="ce3" office:value-type="float" office:value="322">
            <text:p>322</text:p>
          </table:table-cell>
          <table:table-cell table:style-name="ce3" office:value-type="string">
            <text:p>Bohus, M.; Schmahl, C.</text:p>
          </table:table-cell>
          <table:table-cell table:style-name="ce3" office:value-type="string">
            <text:p>Psychopathologie und Therapie der Borderline-Persönlichkeitsstörung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Nervenarzt (Der Nervenarzt)</text:p>
          </table:table-cell>
          <table:table-cell table:style-name="ce3"/>
          <table:table-cell table:style-name="ce3" office:value-type="string">
            <text:p>10.1007/s00115-007-2341-x</text:p>
          </table:table-cell>
          <table:table-cell table:style-name="ce3"/>
          <table:table-cell table:style-name="ce3" office:value-type="string">
            <text:p>78</text:p>
          </table:table-cell>
          <table:table-cell table:style-name="ce3" office:value-type="string">
            <text:p>9</text:p>
          </table:table-cell>
          <table:table-cell table:style-name="ce3" office:value-type="string">
            <text:p>1069-1081</text:p>
          </table:table-cell>
          <table:table-cell table:style-name="ce3" office:value-type="string">
            <text:p>Psychopathologie_und_Therapie_der_Borderline-Persoenlichkeitsstoerung.pdf; dx.doi.org/10.1007/s00115-007-2341-x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Tadić, A.; Lieb, K.</text:p>
          </table:table-cell>
          <table:table-cell office:value-type="string">
            <text:p>Pharmakotherapie bei therapieresistenter Depression</text:p>
          </table:table-cell>
          <table:table-cell office:value-type="string">
            <text:p>2007</text:p>
          </table:table-cell>
          <table:table-cell office:value-type="string">
            <text:p>Zeitschriftenaufsatz</text:p>
          </table:table-cell>
          <table:table-cell office:value-type="string">
            <text:p>Nervenarzt (Der Nervenarzt)</text:p>
          </table:table-cell>
          <table:table-cell/>
          <table:table-cell office:value-type="string">
            <text:p>10.1007/s00115-007-2366-1</text:p>
          </table:table-cell>
          <table:table-cell/>
          <table:table-cell office:value-type="string">
            <text:p>78</text:p>
          </table:table-cell>
          <table:table-cell office:value-type="string">
            <text:p>S3</text:p>
          </table:table-cell>
          <table:table-cell office:value-type="string">
            <text:p>551-564</text:p>
          </table:table-cell>
          <table:table-cell office:value-type="string">
            <text:p>Pharmakotherapie_bei_therapieresistenter_Depression.pdf; dx.doi.org/10.1007/s00115-007-2366-1</text:p>
          </table:table-cell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office:value-type="string">
            <text:p>Rösler, M.; Retz, W.; Retz-Junginger, P.; Stieglitz, R. D.; Kessler, H.; Reimherr, F.; Wender, P. H.</text:p>
          </table:table-cell>
          <table:table-cell table:style-name="ce3" office:value-type="string">
            <text:p>ADHS-Diagnose bei Erwachsenen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Nervenarzt (Der Nervenarzt)</text:p>
          </table:table-cell>
          <table:table-cell table:style-name="ce3"/>
          <table:table-cell table:style-name="ce3" office:value-type="string">
            <text:p>10.1007/s00115-007-2375-0</text:p>
          </table:table-cell>
          <table:table-cell table:style-name="ce3"/>
          <table:table-cell table:style-name="ce3" office:value-type="string">
            <text:p>79</text:p>
          </table:table-cell>
          <table:table-cell table:style-name="ce3" office:value-type="string">
            <text:p>3</text:p>
          </table:table-cell>
          <table:table-cell table:style-name="ce3" office:value-type="string">
            <text:p>320-327</text:p>
          </table:table-cell>
          <table:table-cell table:style-name="ce3" office:value-type="string">
            <text:p>ADHS-Diagnose_bei_Erwachsenen.pdf; dx.doi.org/10.1007/s00115-007-2375-0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Häßler, F.; Reis, O.; Buchmann, J.; Bohne-Suraj, S.</text:p>
          </table:table-cell>
          <table:table-cell office:value-type="string">
            <text:p>HKS/ADHS und rechtliche Aspekte</text:p>
          </table:table-cell>
          <table:table-cell office:value-type="string">
            <text:p>2008</text:p>
          </table:table-cell>
          <table:table-cell office:value-type="string">
            <text:p>Zeitschriftenaufsatz</text:p>
          </table:table-cell>
          <table:table-cell office:value-type="string">
            <text:p>Nervenarzt (Der Nervenarzt)</text:p>
          </table:table-cell>
          <table:table-cell/>
          <table:table-cell office:value-type="string">
            <text:p>10.1007/s00115-008-2494-2</text:p>
          </table:table-cell>
          <table:table-cell/>
          <table:table-cell office:value-type="string">
            <text:p>79</text:p>
          </table:table-cell>
          <table:table-cell office:value-type="string">
            <text:p>7</text:p>
          </table:table-cell>
          <table:table-cell office:value-type="string">
            <text:p>820-826</text:p>
          </table:table-cell>
          <table:table-cell office:value-type="string">
            <text:p>HKS_ADHS_und_rechtliche_Aspekte.pdf; dx.doi.org/10.1007/s00115-008-2494-2</text:p>
          </table:table-cell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3" office:value-type="string">
            <text:p>Arolt, V.</text:p>
          </table:table-cell>
          <table:table-cell table:style-name="ce3" office:value-type="string">
            <text:p>Aufmerksamkeitsdefizit-/Hyperaktivitätsstörung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Nervenarzt (Der Nervenarzt)</text:p>
          </table:table-cell>
          <table:table-cell table:style-name="ce3"/>
          <table:table-cell table:style-name="ce3" office:value-type="string">
            <text:p>10.1007/s00115-008-2506-2</text:p>
          </table:table-cell>
          <table:table-cell table:style-name="ce3"/>
          <table:table-cell table:style-name="ce3" office:value-type="string">
            <text:p>79</text:p>
          </table:table-cell>
          <table:table-cell table:style-name="ce3" office:value-type="string">
            <text:p>7</text:p>
          </table:table-cell>
          <table:table-cell table:style-name="ce3" office:value-type="string">
            <text:p>769-770</text:p>
          </table:table-cell>
          <table:table-cell table:style-name="ce3" office:value-type="string">
            <text:p>Aufmerksamkeitsdefizit-Hyperaktivitaetsstoerung_-_Wachsendes_Wissen_erfordert_neue_therapeutische_Moeglichkeiten.pdf; dx.doi.org/10.1007/s00115-008-2506-2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etz-Junginger, P.; Sobanski, E.; Alm, B.; Retz, W.; Rösler, M.</text:p>
          </table:table-cell>
          <table:table-cell office:value-type="string">
            <text:p>Alters- und geschlechtsspezifische Besonderheiten der Aufmerksamkeitsdefizit-/Hyperaktivitätsstörung</text:p>
          </table:table-cell>
          <table:table-cell office:value-type="string">
            <text:p>2008</text:p>
          </table:table-cell>
          <table:table-cell office:value-type="string">
            <text:p>Zeitschriftenaufsatz</text:p>
          </table:table-cell>
          <table:table-cell office:value-type="string">
            <text:p>Nervenarzt (Der Nervenarzt)</text:p>
          </table:table-cell>
          <table:table-cell/>
          <table:table-cell office:value-type="string">
            <text:p>10.1007/s00115-008-2509-z</text:p>
          </table:table-cell>
          <table:table-cell/>
          <table:table-cell office:value-type="string">
            <text:p>79</text:p>
          </table:table-cell>
          <table:table-cell office:value-type="string">
            <text:p>7</text:p>
          </table:table-cell>
          <table:table-cell office:value-type="string">
            <text:p>809-819</text:p>
          </table:table-cell>
          <table:table-cell office:value-type="string">
            <text:p>Alters_und_geschlechtsspezifische_Besonderheiten_der_ADHS.pdf; dx.doi.org/10.1007/s00115-008-2509-z</text:p>
          </table:table-cell>
        </table:table-row>
        <table:table-row table:style-name="ro2">
          <table:table-cell table:style-name="ce3" office:value-type="float" office:value="270">
            <text:p>270</text:p>
          </table:table-cell>
          <table:table-cell table:style-name="ce3" office:value-type="string">
            <text:p>Jacob, C. P.; Philipsen, A.; Ebert, D.; Deckert, J.</text:p>
          </table:table-cell>
          <table:table-cell table:style-name="ce3" office:value-type="string">
            <text:p>Multimodale Therapie der Aufmerksamkeitsdefizit-/Hyperaktivitätsstörung im Erwachsenenalter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Nervenarzt (Der Nervenarzt)</text:p>
          </table:table-cell>
          <table:table-cell table:style-name="ce3"/>
          <table:table-cell table:style-name="ce3" office:value-type="string">
            <text:p>10.1007/s00115-008-2510-6</text:p>
          </table:table-cell>
          <table:table-cell table:style-name="ce3"/>
          <table:table-cell table:style-name="ce3" office:value-type="string">
            <text:p>79</text:p>
          </table:table-cell>
          <table:table-cell table:style-name="ce3" office:value-type="string">
            <text:p>7</text:p>
          </table:table-cell>
          <table:table-cell table:style-name="ce3" office:value-type="string">
            <text:p>801-808</text:p>
          </table:table-cell>
          <table:table-cell table:style-name="ce3" office:value-type="string">
            <text:p>Multimodale_Therapie_der_Aufmerksamkeitsdefizit-_Hyperaktivitaetsstoerung_im_Erwachsenenalter.pdf; dx.doi.org/10.1007/s00115-008-2510-6</text:p>
          </table:table-cell>
        </table:table-row>
        <table:table-row table:style-name="ro2">
          <table:table-cell table:style-name="ce3" office:value-type="float" office:value="120">
            <text:p>120</text:p>
          </table:table-cell>
          <table:table-cell table:style-name="ce3" office:value-type="string">
            <text:p>Romanos, M.; Schwenck, C.; Walitza, S.</text:p>
          </table:table-cell>
          <table:table-cell table:style-name="ce3" office:value-type="string">
            <text:p>Diagnostik der Aufmerksamkeitsdefizit-/Hyperaktivitätsstörung im Kindes- und Jugendalter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Nervenarzt (Der Nervenarzt)</text:p>
          </table:table-cell>
          <table:table-cell table:style-name="ce3"/>
          <table:table-cell table:style-name="ce3" office:value-type="string">
            <text:p>10.1007/s00115-008-2511-5</text:p>
          </table:table-cell>
          <table:table-cell table:style-name="ce3"/>
          <table:table-cell table:style-name="ce3" office:value-type="string">
            <text:p>79</text:p>
          </table:table-cell>
          <table:table-cell table:style-name="ce3" office:value-type="string">
            <text:p>7</text:p>
          </table:table-cell>
          <table:table-cell table:style-name="ce3" office:value-type="string">
            <text:p>782-790</text:p>
          </table:table-cell>
          <table:table-cell table:style-name="ce3" office:value-type="string">
            <text:p>Diagnostik_der_Aufmerksamkeitsdefizit-Hyperaktivitaetsstoerung_im_Kindes_und_Jugendalter.pdf; dx.doi.org/10.1007/s00115-008-2511-5</text:p>
          </table:table-cell>
        </table:table-row>
        <table:table-row table:style-name="ro2">
          <table:table-cell table:style-name="ce3" office:value-type="float" office:value="276">
            <text:p>276</text:p>
          </table:table-cell>
          <table:table-cell table:style-name="ce3" office:value-type="string">
            <text:p>Renner, T. J.; Gerlach, M.; Romanos, M.; Herrmann, M.; Reif, A.; Fallgatter, A. J.; Lesch, K.-P.</text:p>
          </table:table-cell>
          <table:table-cell table:style-name="ce3" office:value-type="string">
            <text:p>Neurobiologie des Aufmerksamkeitsdefizit-/Hyperaktivitätssyndroms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Nervenarzt (Der Nervenarzt)</text:p>
          </table:table-cell>
          <table:table-cell table:style-name="ce3"/>
          <table:table-cell table:style-name="ce3" office:value-type="string">
            <text:p>10.1007/s00115-008-2513-3</text:p>
          </table:table-cell>
          <table:table-cell table:style-name="ce3"/>
          <table:table-cell table:style-name="ce3" office:value-type="string">
            <text:p>79</text:p>
          </table:table-cell>
          <table:table-cell table:style-name="ce3" office:value-type="string">
            <text:p>7</text:p>
          </table:table-cell>
          <table:table-cell table:style-name="ce3" office:value-type="string">
            <text:p>771-781</text:p>
          </table:table-cell>
          <table:table-cell table:style-name="ce3" office:value-type="string">
            <text:p>Neurobiologie_des_Aufmerksamkeitsdefizit-_Hyperaktivitaetssyndroms.pdf; dx.doi.org/10.1007/s00115-008-2513-3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Fallgatter, A. J.; Jacob, C. P.</text:p>
          </table:table-cell>
          <table:table-cell office:value-type="string">
            <text:p>Komorbidität von Suchterkrankungen und Aufmerksamkeitsdefizit-/Hyperaktivitätsstörung</text:p>
          </table:table-cell>
          <table:table-cell office:value-type="string">
            <text:p>2009</text:p>
          </table:table-cell>
          <table:table-cell office:value-type="string">
            <text:p>Zeitschriftenaufsatz</text:p>
          </table:table-cell>
          <table:table-cell office:value-type="string">
            <text:p>Nervenarzt (Der Nervenarzt)</text:p>
          </table:table-cell>
          <table:table-cell/>
          <table:table-cell office:value-type="string">
            <text:p>10.1007/s00115-009-2742-0</text:p>
          </table:table-cell>
          <table:table-cell/>
          <table:table-cell office:value-type="string">
            <text:p>80</text:p>
          </table:table-cell>
          <table:table-cell office:value-type="string">
            <text:p>9</text:p>
          </table:table-cell>
          <table:table-cell office:value-type="string">
            <text:p>1015-1021</text:p>
          </table:table-cell>
          <table:table-cell office:value-type="string">
            <text:p>Komorbiditaet_von_Suchterkrankungen_und_Aufmerksamkeitsdefizit-_Hyperaktivitaetsstoerung.pdf; dx.doi.org/10.1007/s00115-009-2742-0</text:p>
          </table:table-cell>
        </table:table-row>
        <table:table-row table:style-name="ro2">
          <table:table-cell table:style-name="ce3" office:value-type="float" office:value="188">
            <text:p>188</text:p>
          </table:table-cell>
          <table:table-cell table:style-name="ce3" office:value-type="string">
            <text:p>Schlander, M.; Trott, G.-E.; Schwarz, O.</text:p>
          </table:table-cell>
          <table:table-cell table:style-name="ce3" office:value-type="string">
            <text:p>Gesundheitsökonomie der Aufmerksamkeitsdefizit-/Hyperaktivitätsstörung in Deutschland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Nervenarzt (Der Nervenarzt)</text:p>
          </table:table-cell>
          <table:table-cell table:style-name="ce3"/>
          <table:table-cell table:style-name="ce3" office:value-type="string">
            <text:p>10.1007/s00115-009-2888-9</text:p>
          </table:table-cell>
          <table:table-cell table:style-name="ce3"/>
          <table:table-cell table:style-name="ce3" office:value-type="string">
            <text:p>81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89-300</text:p>
          </table:table-cell>
          <table:table-cell table:style-name="ce3" office:value-type="string">
            <text:p>Gesundheitsoekonomie_der_Aufmerksamkeitsdefizit-_Hyperaktivitaetsstoerung_in_Deutschland_Teil_1_Versorgungsepidemiologie_und_Krankheitskosten.pdf; dx.doi.org/10.1007/s00115-009-2888-9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Schlander, M.; Trott, G.-E.; Schwarz, O.</text:p>
          </table:table-cell>
          <table:table-cell office:value-type="string">
            <text:p>Gesundheitsökonomie der Aufmerksamkeitsdefizit-/Hyperaktivitätsstörung in Deutschland</text:p>
          </table:table-cell>
          <table:table-cell office:value-type="string">
            <text:p>2010</text:p>
          </table:table-cell>
          <table:table-cell office:value-type="string">
            <text:p>Zeitschriftenaufsatz</text:p>
          </table:table-cell>
          <table:table-cell office:value-type="string">
            <text:p>Nervenarzt (Der Nervenarzt)</text:p>
          </table:table-cell>
          <table:table-cell/>
          <table:table-cell office:value-type="string">
            <text:p>10.1007/s00115-009-2889-8</text:p>
          </table:table-cell>
          <table:table-cell/>
          <table:table-cell office:value-type="string">
            <text:p>81</text:p>
          </table:table-cell>
          <table:table-cell office:value-type="string">
            <text:p>3</text:p>
          </table:table-cell>
          <table:table-cell office:value-type="string">
            <text:p>301-314</text:p>
          </table:table-cell>
          <table:table-cell office:value-type="string">
            <text:p>Gesundheitsoekonomie_der_Aufmerksamkeitsdefizit-_Hyperaktivitaetsstoerung_in_Deutschland_Teil_2_Therapeutische_Optionen_und_ihre_Kosteneffektivitaet.pdf; dx.doi.org/10.1007/s00115-009-2889-8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Paslakis, G.; Kiefer, F.; Diehl, A.; Alm, B.; Sobanski, E.</text:p>
          </table:table-cell>
          <table:table-cell office:value-type="string">
            <text:p>Methylphenidat</text:p>
          </table:table-cell>
          <table:table-cell office:value-type="string">
            <text:p>2010</text:p>
          </table:table-cell>
          <table:table-cell office:value-type="string">
            <text:p>Zeitschriftenaufsatz</text:p>
          </table:table-cell>
          <table:table-cell office:value-type="string">
            <text:p>Nervenarzt (Der Nervenarzt)</text:p>
          </table:table-cell>
          <table:table-cell/>
          <table:table-cell office:value-type="string">
            <text:p>10.1007/s00115-009-2916-9</text:p>
          </table:table-cell>
          <table:table-cell/>
          <table:table-cell office:value-type="string">
            <text:p>81</text:p>
          </table:table-cell>
          <table:table-cell office:value-type="string">
            <text:p>3</text:p>
          </table:table-cell>
          <table:table-cell office:value-type="string">
            <text:p>277-288</text:p>
          </table:table-cell>
          <table:table-cell office:value-type="string">
            <text:p>Methylphenidat_-_Therapieoption_bei_ADHS_und_Suchterkrankung_im_Erwachsenenalter.pdf; dx.doi.org/10.1007/s00115-009-2916-9</text:p>
          </table:table-cell>
        </table:table-row>
        <table:table-row table:style-name="ro2">
          <table:table-cell table:style-name="ce3" office:value-type="float" office:value="365">
            <text:p>365</text:p>
          </table:table-cell>
          <table:table-cell table:style-name="ce3" office:value-type="string">
            <text:p>Frei, A.; Hornung, R.; Eich, D.</text:p>
          </table:table-cell>
          <table:table-cell table:style-name="ce3" office:value-type="string">
            <text:p>Tabakkonsum bei Erwachsenen mit ADHS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Nervenarzt (Der Nervenarzt)</text:p>
          </table:table-cell>
          <table:table-cell table:style-name="ce3"/>
          <table:table-cell table:style-name="ce3" office:value-type="string">
            <text:p>10.1007/s00115-009-2922-y</text:p>
          </table:table-cell>
          <table:table-cell table:style-name="ce3"/>
          <table:table-cell table:style-name="ce3" office:value-type="string">
            <text:p>81</text:p>
          </table:table-cell>
          <table:table-cell table:style-name="ce3" office:value-type="string">
            <text:p>7</text:p>
          </table:table-cell>
          <table:table-cell table:style-name="ce3" office:value-type="string">
            <text:p>860-866</text:p>
          </table:table-cell>
          <table:table-cell table:style-name="ce3" office:value-type="string">
            <text:p>Tabakkonsum_bei_Erwachsenen_mit_ADHS.pdf; dx.doi.org/10.1007/s00115-009-2922-y</text:p>
          </table:table-cell>
        </table:table-row>
        <table:table-row table:style-name="ro2">
          <table:table-cell office:value-type="float" office:value="409">
            <text:p>409</text:p>
          </table:table-cell>
          <table:table-cell office:value-type="string">
            <text:p>Zimmermann, P.; Jenuwein, M.; Biesold, K. H.; Heinz, A.; Ströhle, A.</text:p>
          </table:table-cell>
          <table:table-cell office:value-type="string">
            <text:p>Wehrdienst mit Aufmerksamkeitsdefizit-/Hyperaktivitätssyndrom?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Nervenarzt (Der Nervenarzt)</text:p>
          </table:table-cell>
          <table:table-cell/>
          <table:table-cell office:value-type="string">
            <text:p>10.1007/s00115-010-3012-x</text:p>
          </table:table-cell>
          <table:table-cell/>
          <table:table-cell office:value-type="string">
            <text:p>82</text:p>
          </table:table-cell>
          <table:table-cell office:value-type="string">
            <text:p>3</text:p>
          </table:table-cell>
          <table:table-cell office:value-type="string">
            <text:p>343-350</text:p>
          </table:table-cell>
          <table:table-cell office:value-type="string">
            <text:p>Wehrdienst_mit_Aufmerksamkeitsdefizit_Hyperaktivitaetssyndrom.pdf; dx.doi.org/10.1007/s00115-010-3012-x</text:p>
          </table:table-cell>
        </table:table-row>
        <table:table-row table:style-name="ro2">
          <table:table-cell table:style-name="ce3" office:value-type="float" office:value="202">
            <text:p>202</text:p>
          </table:table-cell>
          <table:table-cell table:style-name="ce3" office:value-type="string">
            <text:p>Sulz, S.</text:p>
          </table:table-cell>
          <table:table-cell table:style-name="ce3" office:value-type="string">
            <text:p>Hysterie I: histrionische Persönlichkeitsstörung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Nervenarzt (Der Nervenarzt)</text:p>
          </table:table-cell>
          <table:table-cell table:style-name="ce3"/>
          <table:table-cell table:style-name="ce3" office:value-type="string">
            <text:p>10.1007/s00115-010-3016-6</text:p>
          </table:table-cell>
          <table:table-cell table:style-name="ce3"/>
          <table:table-cell table:style-name="ce3" office:value-type="string">
            <text:p>81</text:p>
          </table:table-cell>
          <table:table-cell table:style-name="ce3" office:value-type="string">
            <text:p>7</text:p>
          </table:table-cell>
          <table:table-cell table:style-name="ce3" office:value-type="string">
            <text:p>879-888</text:p>
          </table:table-cell>
          <table:table-cell table:style-name="ce3" office:value-type="string">
            <text:p>Hysterie_I_Histrionische_Persoenlichkeitsstoerung.pdf; dx.doi.org/10.1007/s00115-010-3016-6</text:p>
          </table:table-cell>
        </table:table-row>
        <table:table-row table:style-name="ro2">
          <table:table-cell table:style-name="ce3" office:value-type="float" office:value="190">
            <text:p>190</text:p>
          </table:table-cell>
          <table:table-cell table:style-name="ce3" office:value-type="string">
            <text:p>Tribolet-Hardy, F.; Vohs, K.; Domes, G.; Regli, D.; Habermeyer, E.</text:p>
          </table:table-cell>
          <table:table-cell table:style-name="ce3" office:value-type="string">
            <text:p>Gewaltstraftäter mit und ohne Antisoziale Persönlichkeitsstörung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Nervenarzt (Der Nervenarzt)</text:p>
          </table:table-cell>
          <table:table-cell table:style-name="ce3"/>
          <table:table-cell table:style-name="ce3" office:value-type="string">
            <text:p>10.1007/s00115-010-3125-2</text:p>
          </table:table-cell>
          <table:table-cell table:style-name="ce3"/>
          <table:table-cell table:style-name="ce3" office:value-type="string">
            <text:p>8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43-49</text:p>
          </table:table-cell>
          <table:table-cell table:style-name="ce3" office:value-type="string">
            <text:p>Gewaltstraftaeter_mit_und_ohne_Antisoziale_Persoenlichkeitsstoerung.pdf; dx.doi.org/10.1007/s00115-010-3125-2</text:p>
          </table:table-cell>
        </table:table-row>
        <table:table-row table:style-name="ro2">
          <table:table-cell table:style-name="ce3" office:value-type="float" office:value="74">
            <text:p>74</text:p>
          </table:table-cell>
          <table:table-cell table:style-name="ce3" office:value-type="string">
            <text:p>Hausotter, W.</text:p>
          </table:table-cell>
          <table:table-cell table:style-name="ce3" office:value-type="string">
            <text:p>Begutachtung der Aufmerksamkeitsdefizit-/Hyperaktivitätsstörung bei Erwachsenen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Nervenarzt (Der Nervenarzt)</text:p>
          </table:table-cell>
          <table:table-cell table:style-name="ce3"/>
          <table:table-cell table:style-name="ce3" office:value-type="string">
            <text:p>10.1007/s00115-010-3201-7</text:p>
          </table:table-cell>
          <table:table-cell table:style-name="ce3"/>
          <table:table-cell table:style-name="ce3" office:value-type="string">
            <text:p>83</text:p>
          </table:table-cell>
          <table:table-cell table:style-name="ce3" office:value-type="string">
            <text:p>5</text:p>
          </table:table-cell>
          <table:table-cell table:style-name="ce3" office:value-type="string">
            <text:p>618-629</text:p>
          </table:table-cell>
          <table:table-cell table:style-name="ce3" office:value-type="string">
            <text:p>Begutachtung_der_ADHS_bei_Erwachsenen.pdf; dx.doi.org/10.1007/s00115-010-3201-7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Bölte, S.</text:p>
          </table:table-cell>
          <table:table-cell office:value-type="string">
            <text:p>Psychobiosoziale Intervention bei Autismus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Nervenarzt (Der Nervenarzt)</text:p>
          </table:table-cell>
          <table:table-cell/>
          <table:table-cell office:value-type="string">
            <text:p>10.1007/s00115-010-3237-8</text:p>
          </table:table-cell>
          <table:table-cell/>
          <table:table-cell office:value-type="string">
            <text:p>82</text:p>
          </table:table-cell>
          <table:table-cell office:value-type="string">
            <text:p>5</text:p>
          </table:table-cell>
          <table:table-cell office:value-type="string">
            <text:p>590-596</text:p>
          </table:table-cell>
          <table:table-cell office:value-type="string">
            <text:p>Psychobiosoziale_Intervention_bei_Autismus.pdf; dx.doi.org/10.1007/s00115-010-3237-8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Banaschewski, T.; Poustka, L.; Holtmann, M.</text:p>
          </table:table-cell>
          <table:table-cell office:value-type="string">
            <text:p>Autismus und ADHS über die Lebensspanne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Nervenarzt (Der Nervenarzt)</text:p>
          </table:table-cell>
          <table:table-cell/>
          <table:table-cell office:value-type="string">
            <text:p>10.1007/s00115-010-3239-6</text:p>
          </table:table-cell>
          <table:table-cell/>
          <table:table-cell office:value-type="string">
            <text:p>82</text:p>
          </table:table-cell>
          <table:table-cell office:value-type="string">
            <text:p>5</text:p>
          </table:table-cell>
          <table:table-cell office:value-type="string">
            <text:p>573-581</text:p>
          </table:table-cell>
          <table:table-cell office:value-type="string">
            <text:p>Autismus_und_ADHS_ueber_die_Lebensspanne_-_Differenzialdiagnosen_oder_Komorbiditaet.pdf; dx.doi.org/10.1007/s00115-010-3239-6</text:p>
          </table:table-cell>
        </table:table-row>
        <table:table-row table:style-name="ro2">
          <table:table-cell table:style-name="ce3" office:value-type="float" office:value="106">
            <text:p>106</text:p>
          </table:table-cell>
          <table:table-cell table:style-name="ce3" office:value-type="string">
            <text:p>Otti, A.; Gündel, H.; Wohlschläger, A.; Zimmer, C.; Sorg, C.; Noll-Hussong, M.</text:p>
          </table:table-cell>
          <table:table-cell table:style-name="ce3" office:value-type="string">
            <text:p>„Default-mode“-Netzwerk des Gehirns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Nervenarzt (Der Nervenarzt)</text:p>
          </table:table-cell>
          <table:table-cell table:style-name="ce3"/>
          <table:table-cell table:style-name="ce3" office:value-type="string">
            <text:p>10.1007/s00115-011-3307-6</text:p>
          </table:table-cell>
          <table:table-cell table:style-name="ce3"/>
          <table:table-cell table:style-name="ce3" office:value-type="string">
            <text:p>83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6-24</text:p>
          </table:table-cell>
          <table:table-cell table:style-name="ce3" office:value-type="string">
            <text:p>default-mode-netzwerk-des-gehirns-neurobiologie-und-klinische-bedeutung.pdf; dx.doi.org/10.1007/s00115-011-3307-6</text:p>
          </table:table-cell>
        </table:table-row>
        <table:table-row table:style-name="ro2">
          <table:table-cell table:style-name="ce3" office:value-type="float" office:value="274">
            <text:p>274</text:p>
          </table:table-cell>
          <table:table-cell table:style-name="ce3" office:value-type="string">
            <text:p>Kuhlmann, S. R.; Walter, H.; Schläpfer, T. E.</text:p>
          </table:table-cell>
          <table:table-cell table:style-name="ce3" office:value-type="string">
            <text:p>Neurobiologie der Anhedonie</text:p>
          </table:table-cell>
          <table:table-cell table:style-name="ce3" office:value-type="string">
            <text:p>2013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Nervenarzt (Der Nervenarzt)</text:p>
          </table:table-cell>
          <table:table-cell table:style-name="ce3"/>
          <table:table-cell table:style-name="ce3" office:value-type="string">
            <text:p>10.1007/s00115-012-3654-y</text:p>
          </table:table-cell>
          <table:table-cell table:style-name="ce3"/>
          <table:table-cell table:style-name="ce3" office:value-type="string">
            <text:p>84</text:p>
          </table:table-cell>
          <table:table-cell table:style-name="ce3" office:value-type="string">
            <text:p>5</text:p>
          </table:table-cell>
          <table:table-cell table:style-name="ce3" office:value-type="string">
            <text:p>590-595</text:p>
          </table:table-cell>
          <table:table-cell table:style-name="ce3" office:value-type="string">
            <text:p>Neurobiologie_der_Anhedonie_Zur_Pathophysiologie_eines_bedeutenden_Symptoms_der_depressiven_Stoerung.pdf; dx.doi.org/10.1007/s00115-012-3654-y</text:p>
          </table:table-cell>
        </table:table-row>
        <table:table-row table:style-name="ro2">
          <table:table-cell table:style-name="ce3" office:value-type="float" office:value="96">
            <text:p>96</text:p>
          </table:table-cell>
          <table:table-cell table:style-name="ce3" office:value-type="string">
            <text:p>Rehbein, F.; Mößle, T.; Arnaud, N.; Rumpf, H.-J.</text:p>
          </table:table-cell>
          <table:table-cell table:style-name="ce3" office:value-type="string">
            <text:p>Computerspiel- und Internetsucht</text:p>
          </table:table-cell>
          <table:table-cell table:style-name="ce3" office:value-type="string">
            <text:p>2013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Nervenarzt (Der Nervenarzt)</text:p>
          </table:table-cell>
          <table:table-cell table:style-name="ce3"/>
          <table:table-cell table:style-name="ce3" office:value-type="string">
            <text:p>10.1007/s00115-012-3721-4</text:p>
          </table:table-cell>
          <table:table-cell table:style-name="ce3"/>
          <table:table-cell table:style-name="ce3" office:value-type="string">
            <text:p>84</text:p>
          </table:table-cell>
          <table:table-cell table:style-name="ce3" office:value-type="string">
            <text:p>5</text:p>
          </table:table-cell>
          <table:table-cell table:style-name="ce3" office:value-type="string">
            <text:p>569-575</text:p>
          </table:table-cell>
          <table:table-cell table:style-name="ce3" office:value-type="string">
            <text:p>computerspiel-und-internetsucht-der-aktuelle-forschungsstand.pdf; dx.doi.org/10.1007/s00115-012-3721-4</text:p>
          </table:table-cell>
        </table:table-row>
        <table:table-row table:style-name="ro2">
          <table:table-cell table:style-name="ce3" office:value-type="float" office:value="84">
            <text:p>84</text:p>
          </table:table-cell>
          <table:table-cell table:style-name="ce3" office:value-type="string">
            <text:p>Wolf, I.; Tost, H.; Ruf, M.; Schmidt, M. H.; Ende, G.</text:p>
          </table:table-cell>
          <table:table-cell table:style-name="ce3" office:value-type="string">
            <text:p>Bildgebende Darstellung neurokognitiver Dysfunktionen bei der Aufmerksamkeitsdefizit-/Hyperaktivit�tsst�rung</text:p>
          </table:table-cell>
          <table:table-cell table:style-name="ce3" office:value-type="string">
            <text:p>2005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Radiologe (Der Radiologe)</text:p>
          </table:table-cell>
          <table:table-cell table:style-name="ce3"/>
          <table:table-cell table:style-name="ce3" office:value-type="string">
            <text:p>10.1007/s00117-004-1162-1</text:p>
          </table:table-cell>
          <table:table-cell table:style-name="ce3"/>
          <table:table-cell table:style-name="ce3" office:value-type="string">
            <text:p>45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69-177</text:p>
          </table:table-cell>
          <table:table-cell table:style-name="ce3" office:value-type="string">
            <text:p>Bildgebende_Darstellung_neurokognitiver_Dysfunktionen_bei_der_Aufmerksamkeitsdefizit-Hyperaktivitaetsstoerung.pdf; dx.doi.org/10.1007/s00117-004-1162-1</text:p>
          </table:table-cell>
        </table:table-row>
        <table:table-row table:style-name="ro2">
          <table:table-cell table:style-name="ce3" office:value-type="float" office:value="312">
            <text:p>312</text:p>
          </table:table-cell>
          <table:table-cell table:style-name="ce3" office:value-type="string">
            <text:p>Chien, I-Chia; Lin, Ching-Heng; Chou, Yiing-Jenq; Chou, Pesus</text:p>
          </table:table-cell>
          <table:table-cell table:style-name="ce3" office:value-type="string">
            <text:p>Prevalence, incidence, and stimulant use of attention-deficit hyperactivity disorder in Taiwan, 1996–2005: a national population-based study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Soc Psychiatry Psychiatr Epidemiol (Social Psychiatry and Psychiatric Epidemiology)</text:p>
          </table:table-cell>
          <table:table-cell table:style-name="ce3"/>
          <table:table-cell table:style-name="ce3" office:value-type="string">
            <text:p>10.1007/s00127-012-0501-1</text:p>
          </table:table-cell>
          <table:table-cell table:style-name="ce3"/>
          <table:table-cell table:style-name="ce3" office:value-type="string">
            <text:p>47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1885-1890</text:p>
          </table:table-cell>
          <table:table-cell table:style-name="ce3" office:value-type="string">
            <text:p>prevalence-incidence-and-stimulant-use-of-attention-deficit-hyperactivity-disorder-in-taiwan-19962005-a-national-population-based-study.pdf; dx.doi.org/10.1007/s00127-012-0501-1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Carvalho, Márcia; Carmo, Helena; Costa, Vera Marisa; Capela, João Paulo; Pontes, Helena; Remião, Fernando; Carvalho, Félix; Bastos, Maria de Lourdes</text:p>
          </table:table-cell>
          <table:table-cell office:value-type="string">
            <text:p>Toxicity of amphetamines: an update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Arch Toxicol (Archives of Toxicology)</text:p>
          </table:table-cell>
          <table:table-cell/>
          <table:table-cell office:value-type="string">
            <text:p>10.1007/s00204-012-0815-5</text:p>
          </table:table-cell>
          <table:table-cell/>
          <table:table-cell office:value-type="string">
            <text:p>86</text:p>
          </table:table-cell>
          <table:table-cell office:value-type="string">
            <text:p>8</text:p>
          </table:table-cell>
          <table:table-cell office:value-type="string">
            <text:p>1167-1231</text:p>
          </table:table-cell>
          <table:table-cell office:value-type="string">
            <text:p>Toxicity_of_amphetamines_-_an_update.pdf; dx.doi.org/10.1007/s00204-012-0815-5</text:p>
          </table:table-cell>
        </table:table-row>
        <table:table-row table:style-name="ro2">
          <table:table-cell table:style-name="ce3" office:value-type="float" office:value="384">
            <text:p>384</text:p>
          </table:table-cell>
          <table:table-cell table:style-name="ce3" office:value-type="string">
            <text:p>Pottegård, Anton; Bjerregaard, Bine Kjøller; Glintborg, Dorte; Hallas, Jesper; Moreno, Søren Ilsøe</text:p>
          </table:table-cell>
          <table:table-cell table:style-name="ce3" office:value-type="string">
            <text:p>The use of medication against attention deficit hyperactivity disorder in Denmark: a drug use study from a national perspective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Eur J Clin Pharmacol (European Journal of Clinical Pharmacology)</text:p>
          </table:table-cell>
          <table:table-cell table:style-name="ce3"/>
          <table:table-cell table:style-name="ce3" office:value-type="string">
            <text:p>10.1007/s00228-012-1265-y</text:p>
          </table:table-cell>
          <table:table-cell table:style-name="ce3"/>
          <table:table-cell table:style-name="ce3" office:value-type="string">
            <text:p>68</text:p>
          </table:table-cell>
          <table:table-cell table:style-name="ce3" office:value-type="string">
            <text:p>10</text:p>
          </table:table-cell>
          <table:table-cell table:style-name="ce3" office:value-type="string">
            <text:p>1443-1450</text:p>
          </table:table-cell>
          <table:table-cell table:style-name="ce3" office:value-type="string">
            <text:p>The_use_of_medication_against_attention_deficit_hyperactivity_disorder_in_Denmark_-_a_drug_use_study_from_a_national_perspective.pdf; dx.doi.org/10.1007/s00228-012-1265-y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Streeck-Fischer, Annette</text:p>
          </table:table-cell>
          <table:table-cell office:value-type="string">
            <text:p>„Neglekt“ bei der Aufmerksamkeitsdefizit-und-Hyperaktivitäts-Störung</text:p>
          </table:table-cell>
          <table:table-cell office:value-type="string">
            <text:p>2006</text:p>
          </table:table-cell>
          <table:table-cell office:value-type="string">
            <text:p>Zeitschriftenaufsatz</text:p>
          </table:table-cell>
          <table:table-cell office:value-type="string">
            <text:p>Psychotherapeut</text:p>
          </table:table-cell>
          <table:table-cell/>
          <table:table-cell office:value-type="string">
            <text:p>10.1007/s00278-006-0476-z</text:p>
          </table:table-cell>
          <table:table-cell/>
          <table:table-cell office:value-type="string">
            <text:p>51</text:p>
          </table:table-cell>
          <table:table-cell office:value-type="string">
            <text:p>2</text:p>
          </table:table-cell>
          <table:table-cell office:value-type="string">
            <text:p>80-90</text:p>
          </table:table-cell>
          <table:table-cell office:value-type="string">
            <text:p>Neglekt_bei_der_Aufmerksamkeitsdefizit_Hyperaktivitaets_Stoerung.pdf; dx.doi.org/10.1007/s00278-006-0476-z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Bohus, Martin; Höschel, Klaus</text:p>
          </table:table-cell>
          <table:table-cell office:value-type="string">
            <text:p>Psychopathologie und Behandlung der Borderline-Persönlichkeitsstörung</text:p>
          </table:table-cell>
          <table:table-cell office:value-type="string">
            <text:p>2006</text:p>
          </table:table-cell>
          <table:table-cell office:value-type="string">
            <text:p>Zeitschriftenaufsatz</text:p>
          </table:table-cell>
          <table:table-cell office:value-type="string">
            <text:p>Psychotherapeut</text:p>
          </table:table-cell>
          <table:table-cell/>
          <table:table-cell office:value-type="string">
            <text:p>10.1007/s00278-006-0497-7</text:p>
          </table:table-cell>
          <table:table-cell/>
          <table:table-cell office:value-type="string">
            <text:p>51</text:p>
          </table:table-cell>
          <table:table-cell office:value-type="string">
            <text:p>4</text:p>
          </table:table-cell>
          <table:table-cell office:value-type="string">
            <text:p>261-270</text:p>
          </table:table-cell>
          <table:table-cell office:value-type="string">
            <text:p>Psychopathologie_und_Behandlung_der_Borderline-Persoenlichkeitsstoerung.pdf; dx.doi.org/10.1007/s00278-006-0497-7</text:p>
          </table:table-cell>
        </table:table-row>
        <table:table-row table:style-name="ro2">
          <table:table-cell table:style-name="ce3" office:value-type="float" office:value="431">
            <text:p>431</text:p>
          </table:table-cell>
          <table:table-cell table:style-name="ce3" office:value-type="string">
            <text:p>Cierpka, Manfred; Lück, Monika; Strüber, Daniel; Roth, Gerhard</text:p>
          </table:table-cell>
          <table:table-cell table:style-name="ce3" office:value-type="string">
            <text:p>Zur Ontogenese aggressiven Verhaltens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Psychotherapeut</text:p>
          </table:table-cell>
          <table:table-cell table:style-name="ce3"/>
          <table:table-cell table:style-name="ce3" office:value-type="string">
            <text:p>10.1007/s00278-007-0532-3</text:p>
          </table:table-cell>
          <table:table-cell table:style-name="ce3"/>
          <table:table-cell table:style-name="ce3" office:value-type="string">
            <text:p>52</text:p>
          </table:table-cell>
          <table:table-cell table:style-name="ce3" office:value-type="string">
            <text:p>2</text:p>
          </table:table-cell>
          <table:table-cell table:style-name="ce3" office:value-type="string">
            <text:p>87-101</text:p>
          </table:table-cell>
          <table:table-cell table:style-name="ce3" office:value-type="string">
            <text:p>Zur_Ontogenese_aggressiven_Verhaltens.pdf; dx.doi.org/10.1007/s00278-007-0532-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Fydrich, Thomas</text:p>
          </table:table-cell>
          <table:table-cell office:value-type="string">
            <text:p>Arbeitsstörungen und Prokrastination</text:p>
          </table:table-cell>
          <table:table-cell office:value-type="string">
            <text:p>2009</text:p>
          </table:table-cell>
          <table:table-cell office:value-type="string">
            <text:p>Zeitschriftenaufsatz</text:p>
          </table:table-cell>
          <table:table-cell office:value-type="string">
            <text:p>Psychotherapeut</text:p>
          </table:table-cell>
          <table:table-cell/>
          <table:table-cell office:value-type="string">
            <text:p>10.1007/s00278-009-0696-0</text:p>
          </table:table-cell>
          <table:table-cell/>
          <table:table-cell office:value-type="string">
            <text:p>54</text:p>
          </table:table-cell>
          <table:table-cell office:value-type="string">
            <text:p>5</text:p>
          </table:table-cell>
          <table:table-cell office:value-type="string">
            <text:p>318-325</text:p>
          </table:table-cell>
          <table:table-cell office:value-type="string">
            <text:p>Arbeitsstoerungen_und_Prokrastination.pdf; dx.doi.org/10.1007/s00278-009-0696-0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Taubner, Svenja; Wiswede, Daniel; Nolte, Tobias; Roth, Gerhard</text:p>
          </table:table-cell>
          <table:table-cell office:value-type="string">
            <text:p>Mentalisierung und externalisierende Verhaltensstörungen in der Adoleszenz</text:p>
          </table:table-cell>
          <table:table-cell office:value-type="string">
            <text:p>2010</text:p>
          </table:table-cell>
          <table:table-cell office:value-type="string">
            <text:p>Zeitschriftenaufsatz</text:p>
          </table:table-cell>
          <table:table-cell office:value-type="string">
            <text:p>Psychotherapeut</text:p>
          </table:table-cell>
          <table:table-cell/>
          <table:table-cell office:value-type="string">
            <text:p>10.1007/s00278-010-0753-8</text:p>
          </table:table-cell>
          <table:table-cell/>
          <table:table-cell office:value-type="string">
            <text:p>55</text:p>
          </table:table-cell>
          <table:table-cell office:value-type="string">
            <text:p>4</text:p>
          </table:table-cell>
          <table:table-cell office:value-type="string">
            <text:p>312-320</text:p>
          </table:table-cell>
          <table:table-cell office:value-type="string">
            <text:p>Mentalisierung_und_externalisierende_Verhaltensstoerungen_in_der_Adoleszenz.pdf; dx.doi.org/10.1007/s00278-010-0753-8</text:p>
          </table:table-cell>
        </table:table-row>
        <table:table-row table:style-name="ro2">
          <table:table-cell table:style-name="ce3" office:value-type="float" office:value="326">
            <text:p>326</text:p>
          </table:table-cell>
          <table:table-cell table:style-name="ce3" office:value-type="string">
            <text:p>Krampen, Günter</text:p>
          </table:table-cell>
          <table:table-cell table:style-name="ce3" office:value-type="string">
            <text:p>Psychotherapie erhöhter Aggressivität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Psychotherapeut</text:p>
          </table:table-cell>
          <table:table-cell table:style-name="ce3"/>
          <table:table-cell table:style-name="ce3" office:value-type="string">
            <text:p>10.1007/s00278-011-0825-4</text:p>
          </table:table-cell>
          <table:table-cell table:style-name="ce3"/>
          <table:table-cell table:style-name="ce3" office:value-type="string">
            <text:p>56</text:p>
          </table:table-cell>
          <table:table-cell table:style-name="ce3" office:value-type="string">
            <text:p>6</text:p>
          </table:table-cell>
          <table:table-cell table:style-name="ce3" office:value-type="string">
            <text:p>522-531</text:p>
          </table:table-cell>
          <table:table-cell table:style-name="ce3" office:value-type="string">
            <text:p>Psychotherapie_erhoehter_Aggressivitaet.pdf; dx.doi.org/10.1007/s00278-011-0825-4</text:p>
          </table:table-cell>
        </table:table-row>
        <table:table-row table:style-name="ro2">
          <table:table-cell table:style-name="ce3" office:value-type="float" office:value="140">
            <text:p>140</text:p>
          </table:table-cell>
          <table:table-cell table:style-name="ce3" office:value-type="string">
            <text:p>Vogel, Matthias</text:p>
          </table:table-cell>
          <table:table-cell table:style-name="ce3" office:value-type="string">
            <text:p>Dissoziation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Psychotherapeut</text:p>
          </table:table-cell>
          <table:table-cell table:style-name="ce3"/>
          <table:table-cell table:style-name="ce3" office:value-type="string">
            <text:p>10.1007/s00278-011-0835-2</text:p>
          </table:table-cell>
          <table:table-cell table:style-name="ce3"/>
          <table:table-cell table:style-name="ce3" office:value-type="string">
            <text:p>56</text:p>
          </table:table-cell>
          <table:table-cell table:style-name="ce3" office:value-type="string">
            <text:p>4</text:p>
          </table:table-cell>
          <table:table-cell table:style-name="ce3" office:value-type="string">
            <text:p>345-357</text:p>
          </table:table-cell>
          <table:table-cell table:style-name="ce3" office:value-type="string">
            <text:p>Dissoziation_-_Tradition_Bedeutung_und_Wesen_eines_psychischen_Phaenomens.pdf; dx.doi.org/10.1007/s00278-011-0835-2</text:p>
          </table:table-cell>
        </table:table-row>
        <table:table-row table:style-name="ro2">
          <table:table-cell table:style-name="ce3" office:value-type="float" office:value="172">
            <text:p>172</text:p>
          </table:table-cell>
          <table:table-cell table:style-name="ce3" office:value-type="string">
            <text:p>Alpers, Georg W.; Gerlach, Alexander L.; Heinrichs, Nina</text:p>
          </table:table-cell>
          <table:table-cell table:style-name="ce3" office:value-type="string">
            <text:p>Evidenzbasierte Psychotherapie der Panikstörung mit und ohne Agoraphobie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Psychotherapeut</text:p>
          </table:table-cell>
          <table:table-cell table:style-name="ce3"/>
          <table:table-cell table:style-name="ce3" office:value-type="string">
            <text:p>10.1007/s00278-011-0864-x</text:p>
          </table:table-cell>
          <table:table-cell table:style-name="ce3"/>
          <table:table-cell table:style-name="ce3" office:value-type="string">
            <text:p>56</text:p>
          </table:table-cell>
          <table:table-cell table:style-name="ce3" office:value-type="string">
            <text:p>6</text:p>
          </table:table-cell>
          <table:table-cell table:style-name="ce3" office:value-type="string">
            <text:p>535-548</text:p>
          </table:table-cell>
          <table:table-cell table:style-name="ce3" office:value-type="string">
            <text:p>Evidenzbasierte_Psychotherapie_der_Panikstoerung_mit_und_ohne_Agoraphobie.pdf; dx.doi.org/10.1007/s00278-011-0864-x</text:p>
          </table:table-cell>
        </table:table-row>
        <table:table-row table:style-name="ro2">
          <table:table-cell table:style-name="ce3" office:value-type="float" office:value="180">
            <text:p>180</text:p>
          </table:table-cell>
          <table:table-cell table:style-name="ce3" office:value-type="string">
            <text:p>Bruchmüller, Katrin; Schneider, Silvia</text:p>
          </table:table-cell>
          <table:table-cell table:style-name="ce3" office:value-type="string">
            <text:p>Fehldiagnose Aufmerksamkeitsdefizit- und Hyperaktivitätssyndrom?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Psychotherapeut</text:p>
          </table:table-cell>
          <table:table-cell table:style-name="ce3"/>
          <table:table-cell table:style-name="ce3" office:value-type="string">
            <text:p>10.1007/s00278-011-0883-7</text:p>
          </table:table-cell>
          <table:table-cell table:style-name="ce3"/>
          <table:table-cell table:style-name="ce3" office:value-type="string">
            <text:p>57</text:p>
          </table:table-cell>
          <table:table-cell table:style-name="ce3" office:value-type="string">
            <text:p>1</text:p>
          </table:table-cell>
          <table:table-cell table:style-name="ce3" office:value-type="string">
            <text:p>77-89</text:p>
          </table:table-cell>
          <table:table-cell table:style-name="ce3" office:value-type="string">
            <text:p>Fehldiagnose_Aufmerksamkeitsdefizit-_und_Hyperaktivitaetssyndrom_-_Empirische_Befunde_zur_Frage_der_Ueberdiagnostizierung.pdf; dx.doi.org/10.1007/s00278-011-0883-7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Bruchmüller, Katrin; Schneider, Silvia</text:p>
          </table:table-cell>
          <table:table-cell office:value-type="string">
            <text:p>Fehldiagnose Aufmerksamkeitsdefizit- und Hyperaktivitätssyndrom?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Psychotherapeut</text:p>
          </table:table-cell>
          <table:table-cell/>
          <table:table-cell office:value-type="string">
            <text:p>10.1007/s00278-011-0883-7</text:p>
          </table:table-cell>
          <table:table-cell/>
          <table:table-cell office:value-type="string">
            <text:p>57</text:p>
          </table:table-cell>
          <table:table-cell office:value-type="string">
            <text:p>1</text:p>
          </table:table-cell>
          <table:table-cell office:value-type="string">
            <text:p>77-89</text:p>
          </table:table-cell>
          <table:table-cell office:value-type="string">
            <text:p>Fehldiagnose_Aufmerksamkeitsdefizit_-__und_Hyperaktivitaetssyndrom_Empirische_Befunde_zur_Frage_der_Ueberdiagnostizierung.pdf; dx.doi.org/10.1007/s00278-011-0883-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Köchel, Angelika; Schienle, Anne</text:p>
          </table:table-cell>
          <table:table-cell office:value-type="string">
            <text:p>“Ärgerlich!?“ Neuronale Korrelate der Verhaltenshemmung auf emotionale Signale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Psychotherapeut</text:p>
          </table:table-cell>
          <table:table-cell/>
          <table:table-cell office:value-type="string">
            <text:p>10.1007/s00278-012-0906-z</text:p>
          </table:table-cell>
          <table:table-cell/>
          <table:table-cell office:value-type="string">
            <text:p>57</text:p>
          </table:table-cell>
          <table:table-cell office:value-type="string">
            <text:p>3</text:p>
          </table:table-cell>
          <table:table-cell office:value-type="string">
            <text:p>213-218</text:p>
          </table:table-cell>
          <table:table-cell office:value-type="string">
            <text:p>Aergerlich_Neuronale_Korrelate_der_Verhaltenshemmung_auf_emotionale_Signale_Sozial_-_emotionale_Probleme_bei_der_Aufmerksamkeitsdefizit_-__Hyperaktivitaetsst.pdf; dx.doi.org/10.1007/s00278-012-0906-z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Buchheim, Anna; Viviani, Roberto; Kessler, Henrik; Kächele, Horst; Cierpka, Manfred; Roth, Gerhard; George, Carol; Kernberg, Otto F.; Bruns, Georg; Taubner, Svenja</text:p>
          </table:table-cell>
          <table:table-cell office:value-type="string">
            <text:p>Neuronale Veränderungen bei chronisch-depressiven Patienten während psychoanalytischer Psychotherapie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Psychotherapeut</text:p>
          </table:table-cell>
          <table:table-cell/>
          <table:table-cell office:value-type="string">
            <text:p>10.1007/s00278-012-0909-9</text:p>
          </table:table-cell>
          <table:table-cell/>
          <table:table-cell office:value-type="string">
            <text:p>57</text:p>
          </table:table-cell>
          <table:table-cell office:value-type="string">
            <text:p>3</text:p>
          </table:table-cell>
          <table:table-cell office:value-type="string">
            <text:p>219-226</text:p>
          </table:table-cell>
          <table:table-cell office:value-type="string">
            <text:p>neuronale-veranderungen-bei-chronisch-depressiven-patienten-wahrend-psychoanalytischer-psychotherapie-funktionelle-magnetresonanztomographie-studie-mit-einem.pdf; dx.doi.org/10.1007/s00278-012-0909-9</text:p>
          </table:table-cell>
        </table:table-row>
        <table:table-row table:style-name="ro2">
          <table:table-cell table:style-name="ce3" office:value-type="float" office:value="266">
            <text:p>266</text:p>
          </table:table-cell>
          <table:table-cell table:style-name="ce3" office:value-type="string">
            <text:p>Spitzer, Carsten; Masuhr, Oliver; Jaeger, Ulrich; Brünig, Sascha; Dümpelmann, Michael; Dally, Andreas</text:p>
          </table:table-cell>
          <table:table-cell table:style-name="ce3" office:value-type="string">
            <text:p>Misserfolge in der stationären Therapie von Patienten mit Persönlichkeitsstörungen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Psychotherapeut</text:p>
          </table:table-cell>
          <table:table-cell table:style-name="ce3"/>
          <table:table-cell table:style-name="ce3" office:value-type="string">
            <text:p>10.1007/s00278-012-0930-z</text:p>
          </table:table-cell>
          <table:table-cell table:style-name="ce3"/>
          <table:table-cell table:style-name="ce3" office:value-type="string">
            <text:p>57</text:p>
          </table:table-cell>
          <table:table-cell table:style-name="ce3" office:value-type="string">
            <text:p>5</text:p>
          </table:table-cell>
          <table:table-cell table:style-name="ce3" office:value-type="string">
            <text:p>417-424</text:p>
          </table:table-cell>
          <table:table-cell table:style-name="ce3" office:value-type="string">
            <text:p>misserfolge-in-der-stationatildecurrenren-therapie-von-patienten-mit-persatildeparanlichkeitsstatildepararungen.pdf; dx.doi.org/10.1007/s00278-012-0930-z</text:p>
          </table:table-cell>
        </table:table-row>
        <table:table-row table:style-name="ro2">
          <table:table-cell table:style-name="ce3" office:value-type="float" office:value="254">
            <text:p>254</text:p>
          </table:table-cell>
          <table:table-cell table:style-name="ce3" office:value-type="string">
            <text:p>Schneider, Wolfgang</text:p>
          </table:table-cell>
          <table:table-cell table:style-name="ce3" office:value-type="string">
            <text:p>Medikalisierung sozialer Prozesse</text:p>
          </table:table-cell>
          <table:table-cell table:style-name="ce3" office:value-type="string">
            <text:p>2013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Psychotherapeut</text:p>
          </table:table-cell>
          <table:table-cell table:style-name="ce3"/>
          <table:table-cell table:style-name="ce3" office:value-type="string">
            <text:p>10.1007/s00278-013-0977-5</text:p>
          </table:table-cell>
          <table:table-cell table:style-name="ce3"/>
          <table:table-cell table:style-name="ce3" office:value-type="string">
            <text:p>58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19-236</text:p>
          </table:table-cell>
          <table:table-cell table:style-name="ce3" office:value-type="string">
            <text:p>medikalisierung-sozialer-prozesse.pdf; dx.doi.org/10.1007/s00278-013-0977-5</text:p>
          </table:table-cell>
        </table:table-row>
        <table:table-row table:style-name="ro2">
          <table:table-cell table:style-name="ce3" office:value-type="float" office:value="208">
            <text:p>208</text:p>
          </table:table-cell>
          <table:table-cell table:style-name="ce3" office:value-type="string">
            <text:p>Fischer, Lilo; Brettschneider, Anne; Kölch, Michael; Fegert, Jörg M.; Spröber, Nina</text:p>
          </table:table-cell>
          <table:table-cell table:style-name="ce3" office:value-type="string">
            <text:p>Individuelle Therapiezielerreichung nach Gruppentherapie „SAVE“</text:p>
          </table:table-cell>
          <table:table-cell table:style-name="ce3" office:value-type="string">
            <text:p>2014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Psychotherapeut</text:p>
          </table:table-cell>
          <table:table-cell table:style-name="ce3"/>
          <table:table-cell table:style-name="ce3" office:value-type="string">
            <text:p>10.1007/s00278-013-1025-1</text:p>
          </table:table-cell>
          <table:table-cell table:style-name="ce3"/>
          <table:table-cell table:style-name="ce3" office:value-type="string">
            <text:p>59</text:p>
          </table:table-cell>
          <table:table-cell table:style-name="ce3" office:value-type="string">
            <text:p>1</text:p>
          </table:table-cell>
          <table:table-cell table:style-name="ce3" office:value-type="string">
            <text:p>31-37</text:p>
          </table:table-cell>
          <table:table-cell table:style-name="ce3" office:value-type="string">
            <text:p>individuelle-therapiezielerreichung-nach-gruppentherapie-bdquosaveldquo-maszlig-zur-uumlberpruumlfung-des-behandlungserfolgs-bei-jugendlichen-mit-adhs.pdf; dx.doi.org/10.1007/s00278-013-1025-1</text:p>
          </table:table-cell>
        </table:table-row>
        <table:table-row table:style-name="ro2">
          <table:table-cell table:style-name="ce3" office:value-type="float" office:value="392">
            <text:p>392</text:p>
          </table:table-cell>
          <table:table-cell table:style-name="ce3" office:value-type="string">
            <text:p>Bänninger-Huber, Eva</text:p>
          </table:table-cell>
          <table:table-cell table:style-name="ce3" office:value-type="string">
            <text:p>Übertragung und Gegenübertragung in Verhaltenstherapie und Psychoanalyse</text:p>
          </table:table-cell>
          <table:table-cell table:style-name="ce3" office:value-type="string">
            <text:p>2014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Psychotherapeut</text:p>
          </table:table-cell>
          <table:table-cell table:style-name="ce3"/>
          <table:table-cell table:style-name="ce3" office:value-type="string">
            <text:p>10.1007/s00278-014-1047-3</text:p>
          </table:table-cell>
          <table:table-cell table:style-name="ce3" table:number-columns-repeated="4"/>
          <table:table-cell table:style-name="ce3" office:value-type="string">
            <text:p>ubertragung-und-gegenubertragung-in-verhaltenstherapie-und-psychoanalyse.pdf; dx.doi.org/10.1007/s00278-014-1047-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Buchmann, J.; Häßler, F.</text:p>
          </table:table-cell>
          <table:table-cell office:value-type="string">
            <text:p>Aufmerksamkeitsdefizit-Hyperaktivitätssyndrom (ADHS)</text:p>
          </table:table-cell>
          <table:table-cell office:value-type="string">
            <text:p>2004</text:p>
          </table:table-cell>
          <table:table-cell office:value-type="string">
            <text:p>Zeitschriftenaufsatz</text:p>
          </table:table-cell>
          <table:table-cell office:value-type="string">
            <text:p>Manuelle Medizin</text:p>
          </table:table-cell>
          <table:table-cell/>
          <table:table-cell office:value-type="string">
            <text:p>10.1007/s00337-004-0299-3</text:p>
          </table:table-cell>
          <table:table-cell/>
          <table:table-cell office:value-type="string">
            <text:p>42</text:p>
          </table:table-cell>
          <table:table-cell office:value-type="string">
            <text:p>3</text:p>
          </table:table-cell>
          <table:table-cell/>
          <table:table-cell office:value-type="string">
            <text:p>Aufmerksamkeitsdefizit-Hyperaktivitaetssyndrom_ADHS_-_Manualmedizinische_neurophysiologische_und_kinderneuropsychiatrische_Befunde.pdf; dx.doi.org/10.1007/s00337-004-0299-3</text:p>
          </table:table-cell>
        </table:table-row>
        <table:table-row table:style-name="ro2">
          <table:table-cell table:style-name="ce3" office:value-type="float" office:value="250">
            <text:p>250</text:p>
          </table:table-cell>
          <table:table-cell table:style-name="ce3" office:value-type="string">
            <text:p>Ginsberg, Ylva; Hirvikoski, Tatja; Grann, Martin; Lindefors, Nils</text:p>
          </table:table-cell>
          <table:table-cell table:style-name="ce3" office:value-type="string">
            <text:p>Long-term functional outcome in adult prison inmates with ADHD receiving OROS-methylphenidate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Eur Arch Psychiatry Clin Neurosci (European Archives of Psychiatry and Clinical Neuroscience)</text:p>
          </table:table-cell>
          <table:table-cell table:style-name="ce3"/>
          <table:table-cell table:style-name="ce3" office:value-type="string">
            <text:p>10.1007/s00406-012-0317-8</text:p>
          </table:table-cell>
          <table:table-cell table:style-name="ce3"/>
          <table:table-cell table:style-name="ce3" office:value-type="string">
            <text:p>262</text:p>
          </table:table-cell>
          <table:table-cell table:style-name="ce3" office:value-type="string">
            <text:p>8</text:p>
          </table:table-cell>
          <table:table-cell table:style-name="ce3" office:value-type="string">
            <text:p>705-724</text:p>
          </table:table-cell>
          <table:table-cell table:style-name="ce3" office:value-type="string">
            <text:p>long-term-functional-outcome-in-adult-prison-inmates-with-adhd-receiving-oros-methylphenidate.pdf; dx.doi.org/10.1007/s00406-012-0317-8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Haubl, Rolf</text:p>
          </table:table-cell>
          <table:table-cell office:value-type="string">
            <text:p>Medikamentierte Wut</text:p>
          </table:table-cell>
          <table:table-cell office:value-type="string">
            <text:p>2009</text:p>
          </table:table-cell>
          <table:table-cell office:value-type="string">
            <text:p>Zeitschriftenaufsatz</text:p>
          </table:table-cell>
          <table:table-cell office:value-type="string">
            <text:p>Forum Psychoanal (Forum der Psychoanalyse)</text:p>
          </table:table-cell>
          <table:table-cell/>
          <table:table-cell office:value-type="string">
            <text:p>10.1007/s00451-009-0011-2</text:p>
          </table:table-cell>
          <table:table-cell/>
          <table:table-cell office:value-type="string">
            <text:p>25</text:p>
          </table:table-cell>
          <table:table-cell office:value-type="string">
            <text:p>3</text:p>
          </table:table-cell>
          <table:table-cell office:value-type="string">
            <text:p>255-268</text:p>
          </table:table-cell>
          <table:table-cell office:value-type="string">
            <text:p>Medikamentierte_Wut_Wie_Jungen_mit_einer_ADHS_um_Selbstkontrolle_ringen.pdf; dx.doi.org/10.1007/s00451-009-0011-2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Krenner, L.</text:p>
          </table:table-cell>
          <table:table-cell office:value-type="string">
            <text:p>Das Zappelphilipp-Syndrom</text:p>
          </table:table-cell>
          <table:table-cell office:value-type="string">
            <text:p>2013</text:p>
          </table:table-cell>
          <table:table-cell office:value-type="string">
            <text:p>Zeitschriftenaufsatz</text:p>
          </table:table-cell>
          <table:table-cell office:value-type="string">
            <text:p>Paediatr. Paedolog. Austria (Pädiatrie &amp; Pädologie)</text:p>
          </table:table-cell>
          <table:table-cell/>
          <table:table-cell office:value-type="string">
            <text:p>10.1007/s00608-013-0039-9</text:p>
          </table:table-cell>
          <table:table-cell/>
          <table:table-cell office:value-type="string">
            <text:p>48</text:p>
          </table:table-cell>
          <table:table-cell office:value-type="string">
            <text:p>1</text:p>
          </table:table-cell>
          <table:table-cell office:value-type="string">
            <text:p>25-29</text:p>
          </table:table-cell>
          <table:table-cell office:value-type="string">
            <text:p>Das_Zappelphilipp_-_Syndrom.pdf; dx.doi.org/10.1007/s00608-013-0039-9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eiler, L. J.; Leiss, U.</text:p>
          </table:table-cell>
          <table:table-cell office:value-type="string">
            <text:p>Attention please!</text:p>
          </table:table-cell>
          <table:table-cell office:value-type="string">
            <text:p>2013</text:p>
          </table:table-cell>
          <table:table-cell office:value-type="string">
            <text:p>Zeitschriftenaufsatz</text:p>
          </table:table-cell>
          <table:table-cell office:value-type="string">
            <text:p>Paediatr. Paedolog. Austria (Pädiatrie &amp; Pädologie)</text:p>
          </table:table-cell>
          <table:table-cell/>
          <table:table-cell office:value-type="string">
            <text:p>10.1007/s00608-013-0080-8</text:p>
          </table:table-cell>
          <table:table-cell/>
          <table:table-cell office:value-type="string">
            <text:p>48</text:p>
          </table:table-cell>
          <table:table-cell office:value-type="string">
            <text:p>4</text:p>
          </table:table-cell>
          <table:table-cell office:value-type="string">
            <text:p>29-33</text:p>
          </table:table-cell>
          <table:table-cell office:value-type="string">
            <text:p>Attention_please_Warum_wir_aufmerksam_auf_die_Aufmerksamkeit_sind.pdf; dx.doi.org/10.1007/s00608-013-0080-8</text:p>
          </table:table-cell>
        </table:table-row>
        <table:table-row table:style-name="ro2">
          <table:table-cell table:style-name="ce3" office:value-type="float" office:value="278">
            <text:p>278</text:p>
          </table:table-cell>
          <table:table-cell table:style-name="ce3" office:value-type="string">
            <text:p>Flatz, T.; Gleußner, M.</text:p>
          </table:table-cell>
          <table:table-cell table:style-name="ce3" office:value-type="string">
            <text:p>Neurofeedbacktherapie bei ADHS und Autismus</text:p>
          </table:table-cell>
          <table:table-cell table:style-name="ce3" office:value-type="string">
            <text:p>2014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Paediatr. Paedolog. Austria (Pädiatrie &amp; Pädologie)</text:p>
          </table:table-cell>
          <table:table-cell table:style-name="ce3"/>
          <table:table-cell table:style-name="ce3" office:value-type="string">
            <text:p>10.1007/s00608-013-0132-0</text:p>
          </table:table-cell>
          <table:table-cell table:style-name="ce3"/>
          <table:table-cell table:style-name="ce3" office:value-type="string">
            <text:p>49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2-27</text:p>
          </table:table-cell>
          <table:table-cell table:style-name="ce3" office:value-type="string">
            <text:p>neurofeedbacktherapie-bei-adhs-und-autismus-ein-erfahrungsbericht-mit-fallbeispielen.pdf; dx.doi.org/10.1007/s00608-013-0132-0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Rohlf, Helena; Jucksch, Viola; Gawrilow, Caterina; Huss, Michael; Hein, Jakob; Lehmkuhl, Ulrike; Salbach-Andrae, Harriet</text:p>
          </table:table-cell>
          <table:table-cell office:value-type="string">
            <text:p>Set shifting and working memory in adults with attention-deficit/hyperactivity disorder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J Neural Transm (Journal of Neural Transmission)</text:p>
          </table:table-cell>
          <table:table-cell/>
          <table:table-cell office:value-type="string">
            <text:p>10.1007/s00702-011-0660-3</text:p>
          </table:table-cell>
          <table:table-cell/>
          <table:table-cell office:value-type="string">
            <text:p>119</text:p>
          </table:table-cell>
          <table:table-cell office:value-type="string">
            <text:p>1</text:p>
          </table:table-cell>
          <table:table-cell office:value-type="string">
            <text:p>95-106</text:p>
          </table:table-cell>
          <table:table-cell office:value-type="string">
            <text:p>Set_shifting_and_working_memory_in_adults_with_attention_-_deficit__hyperactivity_disorder.pdf; dx.doi.org/10.1007/s00702-011-0660-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elsser, Lidy M. J.; Frankena, Klaas; Toorman, Jan; Savelkoul, Huub F. J.; Pereira, Rob Rodrigues; Buitelaar, Jan K.</text:p>
          </table:table-cell>
          <table:table-cell office:value-type="string">
            <text:p>A randomised controlled trial into the effects of food on ADHD</text:p>
          </table:table-cell>
          <table:table-cell office:value-type="string">
            <text:p>2009</text:p>
          </table:table-cell>
          <table:table-cell office:value-type="string">
            <text:p>Zeitschriftenaufsatz</text:p>
          </table:table-cell>
          <table:table-cell office:value-type="string">
            <text:p>Eur Child Adolesc Psychiatry (European Child &amp; Adolescent Psychiatry)</text:p>
          </table:table-cell>
          <table:table-cell/>
          <table:table-cell office:value-type="string">
            <text:p>10.1007/s00787-008-0695-7</text:p>
          </table:table-cell>
          <table:table-cell/>
          <table:table-cell office:value-type="string">
            <text:p>18</text:p>
          </table:table-cell>
          <table:table-cell office:value-type="string">
            <text:p>1</text:p>
          </table:table-cell>
          <table:table-cell table:style-name="ce4" office:value-type="date" office:date-value="2019-12-01">
            <text:p>01.12.19</text:p>
          </table:table-cell>
          <table:table-cell office:value-type="string">
            <text:p>A randomised controlled trial into the effects of food on ADHD.pdf; dx.doi.org/10.1007/s00787-008-0695-7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Imeraj, Lindita; Antrop, Inge; Roeyers, Herbert; Deschepper, Ellen; Bal, Sarah; Deboutte, Dirk</text:p>
          </table:table-cell>
          <table:table-cell office:value-type="string">
            <text:p>Diurnal variations in arousal: a naturalistic heart rate study in children with ADHD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Eur Child Adolesc Psychiatry (European Child &amp; Adolescent Psychiatry)</text:p>
          </table:table-cell>
          <table:table-cell/>
          <table:table-cell office:value-type="string">
            <text:p>10.1007/s00787-011-0188-y</text:p>
          </table:table-cell>
          <table:table-cell/>
          <table:table-cell office:value-type="string">
            <text:p>20</text:p>
          </table:table-cell>
          <table:table-cell office:value-type="string">
            <text:p>8</text:p>
          </table:table-cell>
          <table:table-cell office:value-type="string">
            <text:p>381-392</text:p>
          </table:table-cell>
          <table:table-cell office:value-type="string">
            <text:p>diurnal-variations-in-arousal-a-naturalistic-heart-rate-study-in-children-with-adhd.pdf; dx.doi.org/10.1007/s00787-011-0188-y</text:p>
          </table:table-cell>
        </table:table-row>
        <table:table-row table:style-name="ro2">
          <table:table-cell table:style-name="ce3" office:value-type="float" office:value="336">
            <text:p>336</text:p>
          </table:table-cell>
          <table:table-cell table:style-name="ce3" office:value-type="string">
            <text:p>Kröger, Anne; Hänig, Susann; Seitz, Christiane; Palmason, Haukur; Meyer, Jobst; Freitag, Christine M.</text:p>
          </table:table-cell>
          <table:table-cell table:style-name="ce3" office:value-type="string">
            <text:p>Risk factors of autistic symptoms in children with ADHD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Eur Child Adolesc Psychiatry (European Child &amp; Adolescent Psychiatry)</text:p>
          </table:table-cell>
          <table:table-cell table:style-name="ce3"/>
          <table:table-cell table:style-name="ce3" office:value-type="string">
            <text:p>10.1007/s00787-011-0221-1</text:p>
          </table:table-cell>
          <table:table-cell table:style-name="ce3"/>
          <table:table-cell table:style-name="ce3" office:value-type="string">
            <text:p>20</text:p>
          </table:table-cell>
          <table:table-cell table:style-name="ce3" office:value-type="string">
            <text:p>11-12</text:p>
          </table:table-cell>
          <table:table-cell table:style-name="ce3" office:value-type="string">
            <text:p>561-570</text:p>
          </table:table-cell>
          <table:table-cell table:style-name="ce3" office:value-type="string">
            <text:p>risk-factors-of-autistic-symptoms-in-children-with-adhd.pdf; dx.doi.org/10.1007/s00787-011-0221-1</text:p>
          </table:table-cell>
        </table:table-row>
        <table:table-row table:style-name="ro2">
          <table:table-cell table:style-name="ce3" office:value-type="float" office:value="386">
            <text:p>386</text:p>
          </table:table-cell>
          <table:table-cell table:style-name="ce3" office:value-type="string">
            <text:p>Lebowitz, Eli R.; Motlagh, Maria G.; Katsovich, Liliya; King, Robert A.; Lombroso, Paul J.; Grantz, Heidi; Lin, Haiqun; Bentley, Mary Jane; Gilbert, Donald L.; Singer, Harvey S.; Coffey, Barbara J.; Kurlan, Roger M.; Leckman, James F.</text:p>
          </table:table-cell>
          <table:table-cell table:style-name="ce3" office:value-type="string">
            <text:p>Tourette syndrome in youth with and without obsessive compulsive disorder and attention deficit hyperactivity disorder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Eur Child Adolesc Psychiatry (European Child &amp; Adolescent Psychiatry)</text:p>
          </table:table-cell>
          <table:table-cell table:style-name="ce3"/>
          <table:table-cell table:style-name="ce3" office:value-type="string">
            <text:p>10.1007/s00787-012-0278-5</text:p>
          </table:table-cell>
          <table:table-cell table:style-name="ce3"/>
          <table:table-cell table:style-name="ce3" office:value-type="string">
            <text:p>21</text:p>
          </table:table-cell>
          <table:table-cell table:style-name="ce3" office:value-type="string">
            <text:p>8</text:p>
          </table:table-cell>
          <table:table-cell table:style-name="ce3" office:value-type="string">
            <text:p>451-457</text:p>
          </table:table-cell>
          <table:table-cell table:style-name="ce3" office:value-type="string">
            <text:p>Tourette_syndrome_in_youth_with_and_without_obsessive_compulsive_disorder_and_attention_deficit_hyperactivity_disorder.pdf; dx.doi.org/10.1007/s00787-012-0278-5</text:p>
          </table:table-cell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3" office:value-type="string">
            <text:p>Schweifer, Christina</text:p>
          </table:table-cell>
          <table:table-cell table:style-name="ce3" office:value-type="string">
            <text:p>Aufmerksamkeitsmangel und Hyperaktivität bei Schülern – Wissensstand, Ressourcen und Kooperation betroffener Berufsgruppen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Wien Med Wochenschr (Wiener Medizinische Wochenschrift)</text:p>
          </table:table-cell>
          <table:table-cell table:style-name="ce3"/>
          <table:table-cell table:style-name="ce3" office:value-type="string">
            <text:p>10.1007/s10354-009-0668-6</text:p>
          </table:table-cell>
          <table:table-cell table:style-name="ce3"/>
          <table:table-cell table:style-name="ce3" office:value-type="string">
            <text:p>159</text:p>
          </table:table-cell>
          <table:table-cell table:style-name="ce3" office:value-type="string">
            <text:p>7-8</text:p>
          </table:table-cell>
          <table:table-cell table:style-name="ce3" office:value-type="string">
            <text:p>183-187</text:p>
          </table:table-cell>
          <table:table-cell table:style-name="ce3" office:value-type="string">
            <text:p>Aufmerksamkeitsmangel_und_Hyperaktivitaet_bei_Schuelern_-_Wissensstand_Ressourcen_und_Kooperation_betroffener_Berufsgruppen.pdf; dx.doi.org/10.1007/s10354-009-0668-6</text:p>
          </table:table-cell>
        </table:table-row>
        <table:table-row table:style-name="ro2">
          <table:table-cell table:style-name="ce3" office:value-type="float" office:value="380">
            <text:p>380</text:p>
          </table:table-cell>
          <table:table-cell table:style-name="ce3" office:value-type="string">
            <text:p>Arns, Martijn; Drinkenburg, Wilhelmus; Leon Kenemans, J.</text:p>
          </table:table-cell>
          <table:table-cell table:style-name="ce3" office:value-type="string">
            <text:p>The Effects of QEEG-Informed Neurofeedback in ADHD: An Open-Label Pilot Study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Appl Psychophysiol Biofeedback (Applied Psychophysiology and Biofeedback)</text:p>
          </table:table-cell>
          <table:table-cell table:style-name="ce3"/>
          <table:table-cell table:style-name="ce3" office:value-type="string">
            <text:p>10.1007/s10484-012-9191-4</text:p>
          </table:table-cell>
          <table:table-cell table:style-name="ce3"/>
          <table:table-cell table:style-name="ce3" office:value-type="string">
            <text:p>37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71-180</text:p>
          </table:table-cell>
          <table:table-cell table:style-name="ce3" office:value-type="string">
            <text:p>The_Effects_of_QEEG_-_Informed_Neurofeedback_in_ADHD_-_An_Open_-_Label_Pilot_Study.pdf; dx.doi.org/10.1007/s10484-012-9191-4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Gawrilow, Caterina; Gollwitzer, Peter M.</text:p>
          </table:table-cell>
          <table:table-cell office:value-type="string">
            <text:p>Implementation Intentions Facilitate Response Inhibition in Children with ADHD</text:p>
          </table:table-cell>
          <table:table-cell office:value-type="string">
            <text:p>2008</text:p>
          </table:table-cell>
          <table:table-cell office:value-type="string">
            <text:p>Zeitschriftenaufsatz</text:p>
          </table:table-cell>
          <table:table-cell office:value-type="string">
            <text:p>Cogn Ther Res (Cognitive Therapy and Research)</text:p>
          </table:table-cell>
          <table:table-cell/>
          <table:table-cell office:value-type="string">
            <text:p>10.1007/s10608-007-9150-1</text:p>
          </table:table-cell>
          <table:table-cell/>
          <table:table-cell office:value-type="string">
            <text:p>32</text:p>
          </table:table-cell>
          <table:table-cell office:value-type="string">
            <text:p>2</text:p>
          </table:table-cell>
          <table:table-cell office:value-type="string">
            <text:p>261-280</text:p>
          </table:table-cell>
          <table:table-cell office:value-type="string">
            <text:p>Implementation_Intentions_Facilitate_Response_Inhibition_in_Children_with_ADHD.pdf; dx.doi.org/10.1007/s10608-007-9150-1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Gawrilow, Caterina; Gollwitzer, Peter M.; Oettingen, Gabriele</text:p>
          </table:table-cell>
          <table:table-cell office:value-type="string">
            <text:p>If-Then Plans Benefit Delay of Gratification Performance in Children With and Without ADHD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Cogn Ther Res (Cognitive Therapy and Research)</text:p>
          </table:table-cell>
          <table:table-cell/>
          <table:table-cell office:value-type="string">
            <text:p>10.1007/s10608-010-9309-z</text:p>
          </table:table-cell>
          <table:table-cell/>
          <table:table-cell office:value-type="string">
            <text:p>35</text:p>
          </table:table-cell>
          <table:table-cell office:value-type="string">
            <text:p>5</text:p>
          </table:table-cell>
          <table:table-cell office:value-type="string">
            <text:p>442-455</text:p>
          </table:table-cell>
          <table:table-cell office:value-type="string">
            <text:p>If-Then_Plans_Benefit_Delay_of_Gratification_Performance_in_Children_With_and_Without_ADHD.pdf; dx.doi.org/10.1007/s10608-010-9309-z</text:p>
          </table:table-cell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Bolden, Jennifer; Rapport, Mark D.; Raiker, Joseph S.; Sarver, Dustin E.; Kofler, Michael J.</text:p>
          </table:table-cell>
          <table:table-cell office:value-type="string">
            <text:p>Understanding Phonological Memory Deficits in Boys with Attention-Deficit/Hyperactivity Disorder (ADHD): Dissociation of Short-term Storage and Articulatory Rehearsal Processes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J Abnorm Child Psychol (Journal of Abnormal Child Psychology)</text:p>
          </table:table-cell>
          <table:table-cell/>
          <table:table-cell office:value-type="string">
            <text:p>10.1007/s10802-012-9619-6</text:p>
          </table:table-cell>
          <table:table-cell/>
          <table:table-cell office:value-type="string">
            <text:p>40</text:p>
          </table:table-cell>
          <table:table-cell office:value-type="string">
            <text:p>6</text:p>
          </table:table-cell>
          <table:table-cell office:value-type="string">
            <text:p>999-1011</text:p>
          </table:table-cell>
          <table:table-cell office:value-type="string">
            <text:p>Understanding_Phonological_Memory_Deficits_in_Boys_with_Attention_-_Deficit_Hyperactivity_Disorder_ADHD_-_Dissociation_of_Short_-_term_Storage_and_Articulator.pdf; dx.doi.org/10.1007/s10802-012-9619-6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Strand, Michael T.; Hawk, Larry W.; Bubnik, Michelle; Shiels, Keri; Pelham, William E.; Waxmonsky, James G.</text:p>
          </table:table-cell>
          <table:table-cell office:value-type="string">
            <text:p>Improving Working Memory in Children with Attention-Deficit/Hyperactivity Disorder: The Separate and Combined Effects of Incentives and Stimulant Medication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J Abnorm Child Psychol (Journal of Abnormal Child Psychology)</text:p>
          </table:table-cell>
          <table:table-cell/>
          <table:table-cell office:value-type="string">
            <text:p>10.1007/s10802-012-9627-6</text:p>
          </table:table-cell>
          <table:table-cell/>
          <table:table-cell office:value-type="string">
            <text:p>40</text:p>
          </table:table-cell>
          <table:table-cell office:value-type="string">
            <text:p>7</text:p>
          </table:table-cell>
          <table:table-cell office:value-type="string">
            <text:p>1193-1207</text:p>
          </table:table-cell>
          <table:table-cell office:value-type="string">
            <text:p>improving-working-memory-in-children-with-attention-deficithyperactivity-disorder-the-separate-and-combined-effects-of-incentives-and-stimulant-medication.pdf; dx.doi.org/10.1007/s10802-012-9627-6</text:p>
          </table:table-cell>
        </table:table-row>
        <table:table-row table:style-name="ro2">
          <table:table-cell table:style-name="ce3" office:value-type="float" office:value="374">
            <text:p>374</text:p>
          </table:table-cell>
          <table:table-cell table:style-name="ce3" office:value-type="string">
            <text:p>Johnston, Charlotte; Weiss, Margaret D.; Murray, Candice; Miller, Natalie V.</text:p>
          </table:table-cell>
          <table:table-cell table:style-name="ce3" office:value-type="string">
            <text:p>The Effects of Instructions on Mothers’ Ratings of Attention-Deficit/Hyperactivity Disorder Symptoms in Referred Children</text:p>
          </table:table-cell>
          <table:table-cell table:style-name="ce3" office:value-type="string">
            <text:p>2014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J Abnorm Child Psychol (Journal of Abnormal Child Psychology)</text:p>
          </table:table-cell>
          <table:table-cell table:style-name="ce3"/>
          <table:table-cell table:style-name="ce3" office:value-type="string">
            <text:p>10.1007/s10802-013-9789-x</text:p>
          </table:table-cell>
          <table:table-cell table:style-name="ce3"/>
          <table:table-cell table:style-name="ce3" office:value-type="string">
            <text:p>42</text:p>
          </table:table-cell>
          <table:table-cell table:style-name="ce3" office:value-type="string">
            <text:p>3</text:p>
          </table:table-cell>
          <table:table-cell table:style-name="ce3" office:value-type="string">
            <text:p>479-488</text:p>
          </table:table-cell>
          <table:table-cell table:style-name="ce3" office:value-type="string">
            <text:p>the-effects-of-instructions-on-mothers-ratings-of-attention-deficithyperactivity-disorder-symptoms-in-referred-children.pdf; dx.doi.org/10.1007/s10802-013-9789-x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Pychyl, Timothy A.; Flett, Gordon L.</text:p>
          </table:table-cell>
          <table:table-cell office:value-type="string">
            <text:p>Procrastination and Self-Regulatory Failure: An Introduction to the Special Issue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J Rat-Emo Cognitive-Behav Ther (Journal of Rational-Emotive &amp; Cognitive-Behavior Therapy)</text:p>
          </table:table-cell>
          <table:table-cell/>
          <table:table-cell office:value-type="string">
            <text:p>10.1007/s10942-012-0149-5</text:p>
          </table:table-cell>
          <table:table-cell/>
          <table:table-cell office:value-type="string">
            <text:p>30</text:p>
          </table:table-cell>
          <table:table-cell office:value-type="string">
            <text:p>4</text:p>
          </table:table-cell>
          <table:table-cell office:value-type="string">
            <text:p>203-212</text:p>
          </table:table-cell>
          <table:table-cell office:value-type="string">
            <text:p>Procrastination_and_Self_-_Regulatory_Failure_-_An_Introduction_to_the_Special_Issue.pdf; dx.doi.org/10.1007/s10942-012-0149-5</text:p>
          </table:table-cell>
        </table:table-row>
        <table:table-row table:style-name="ro2">
          <table:table-cell table:style-name="ce3" office:value-type="float" office:value="258">
            <text:p>258</text:p>
          </table:table-cell>
          <table:table-cell table:style-name="ce3" office:value-type="string">
            <text:p>Gawrilow, Caterina; Morgenroth, Katrin; Schultz, Regina; Oettingen, Gabriele; Gollwitzer, Peter M.</text:p>
          </table:table-cell>
          <table:table-cell table:style-name="ce3" office:value-type="string">
            <text:p>Mental contrasting with implementation intentions enhances self-regulation of goal pursuit in schoolchildren at risk for ADHD</text:p>
          </table:table-cell>
          <table:table-cell table:style-name="ce3" office:value-type="string">
            <text:p>2013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Motiv Emot (Motivation and Emotion)</text:p>
          </table:table-cell>
          <table:table-cell table:style-name="ce3"/>
          <table:table-cell table:style-name="ce3" office:value-type="string">
            <text:p>10.1007/s11031-012-9288-3</text:p>
          </table:table-cell>
          <table:table-cell table:style-name="ce3"/>
          <table:table-cell table:style-name="ce3" office:value-type="string">
            <text:p>37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34-145</text:p>
          </table:table-cell>
          <table:table-cell table:style-name="ce3" office:value-type="string">
            <text:p>Mental_contrasting_with_implementation_intentions_enhances_self_-_regulation_of_goal_pursuit_in_schoolchildren_at_risk_for_ADHD.pdf; dx.doi.org/10.1007/s11031-012-9288-3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Heilig, Lena</text:p>
          </table:table-cell>
          <table:table-cell office:value-type="string">
            <text:p>Risikokonstellationen in der frühen Kindheit: Auswirkungen biologischer und psychologischer Vulnerabilitäten sowie psychosozialer Stressoren auf kindliche Entwicklungsverläufe</text:p>
          </table:table-cell>
          <table:table-cell office:value-type="string">
            <text:p>2014</text:p>
          </table:table-cell>
          <table:table-cell office:value-type="string">
            <text:p>Zeitschriftenaufsatz</text:p>
          </table:table-cell>
          <table:table-cell office:value-type="string">
            <text:p>Z Erziehungswiss (Zeitschrift für Erziehungswissenschaft)</text:p>
          </table:table-cell>
          <table:table-cell/>
          <table:table-cell office:value-type="string">
            <text:p>10.1007/s11618-013-0471-4</text:p>
          </table:table-cell>
          <table:table-cell/>
          <table:table-cell office:value-type="string">
            <text:p>17</text:p>
          </table:table-cell>
          <table:table-cell office:value-type="string">
            <text:p>S2</text:p>
          </table:table-cell>
          <table:table-cell office:value-type="string">
            <text:p>263-280</text:p>
          </table:table-cell>
          <table:table-cell office:value-type="string">
            <text:p>risikokonstellationen-in-der-fruhen-kindheit-auswirkungen-biologischer-und-psychologischer-vulnerabilitaten-sowie-psychosozialer-stressoren-auf-kindliche-en.pdf; dx.doi.org/10.1007/s11618-013-0471-4</text:p>
          </table:table-cell>
        </table:table-row>
        <table:table-row table:style-name="ro2">
          <table:table-cell table:style-name="ce3" office:value-type="float" office:value="126">
            <text:p>126</text:p>
          </table:table-cell>
          <table:table-cell table:style-name="ce3" office:value-type="string">
            <text:p>Vloet, Timo D.; Günther, Thomas; Konrad, Kerstin; Herpertz, Sabine C.; Herpertz-Dahlmann, Beate</text:p>
          </table:table-cell>
          <table:table-cell table:style-name="ce3" office:value-type="string">
            <text:p>Die Bedeutung der Aufmerksamkeitsdefizit-/Hyperaktivitätsstörung für die Entstehung und Prognose von Störungen des Sozialverhaltens im Kindes- und Jugendalter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Forens Psychiatr Psychol Krimino (Forensische Psychiatrie, Psychologie, Kriminologie)</text:p>
          </table:table-cell>
          <table:table-cell table:style-name="ce3"/>
          <table:table-cell table:style-name="ce3" office:value-type="string">
            <text:p>10.1007/s11757-008-0084-6</text:p>
          </table:table-cell>
          <table:table-cell table:style-name="ce3"/>
          <table:table-cell table:style-name="ce3" office:value-type="string">
            <text:p>2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80-189</text:p>
          </table:table-cell>
          <table:table-cell table:style-name="ce3" office:value-type="string">
            <text:p>Die_Bedeutung_der_ADHS_fuer_die_Entstehung_und_Prognose_von_Stoerungen_des_Sozialverhaltens_im_Kindes-_und_Jugendalter.pdf; dx.doi.org/10.1007/s11757-008-0084-6</text:p>
          </table:table-cell>
        </table:table-row>
        <table:table-row table:style-name="ro2">
          <table:table-cell table:style-name="ce3" office:value-type="float" office:value="160">
            <text:p>160</text:p>
          </table:table-cell>
          <table:table-cell table:style-name="ce3" office:value-type="string">
            <text:p>Kölch, Michael; Schmid, Marc; Rehmann, Peter; Allroggen, Marc</text:p>
          </table:table-cell>
          <table:table-cell table:style-name="ce3" office:value-type="string">
            <text:p>Entwicklungspsychologische Aspekte von Delinquenz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Forens Psychiatr Psychol Kriminol (Forensische Psychiatrie, Psychologie, Kriminologie)</text:p>
          </table:table-cell>
          <table:table-cell table:style-name="ce3"/>
          <table:table-cell table:style-name="ce3" office:value-type="string">
            <text:p>10.1007/s11757-012-0169-0</text:p>
          </table:table-cell>
          <table:table-cell table:style-name="ce3"/>
          <table:table-cell table:style-name="ce3" office:value-type="string">
            <text:p>6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8-165</text:p>
          </table:table-cell>
          <table:table-cell table:style-name="ce3" office:value-type="string">
            <text:p>entwicklungspsychologische-aspekte-von-delinquenz-empathie-sowie-pro-und-reaktive-aggression-im-kindes-und-jugendalter.pdf; dx.doi.org/10.1007/s11757-012-0169-0</text:p>
          </table:table-cell>
        </table:table-row>
        <table:table-row table:style-name="ro2">
          <table:table-cell table:style-name="ce3" office:value-type="float" office:value="68">
            <text:p>68</text:p>
          </table:table-cell>
          <table:table-cell table:style-name="ce3" office:value-type="string">
            <text:p>Roberz, Jens; Lehmkuhl, Gerd; Sevecke, Kathrin</text:p>
          </table:table-cell>
          <table:table-cell table:style-name="ce3" office:value-type="string">
            <text:p>Autismus oder „Psychopathy“?</text:p>
          </table:table-cell>
          <table:table-cell table:style-name="ce3" office:value-type="string">
            <text:p>2013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Forens Psychiatr Psychol Kriminol (Forensische Psychiatrie, Psychologie, Kriminologie)</text:p>
          </table:table-cell>
          <table:table-cell table:style-name="ce3"/>
          <table:table-cell table:style-name="ce3" office:value-type="string">
            <text:p>10.1007/s11757-013-0232-5</text:p>
          </table:table-cell>
          <table:table-cell table:style-name="ce3"/>
          <table:table-cell table:style-name="ce3" office:value-type="string">
            <text:p>7</text:p>
          </table:table-cell>
          <table:table-cell table:style-name="ce3" office:value-type="string">
            <text:p>4</text:p>
          </table:table-cell>
          <table:table-cell table:style-name="ce3" office:value-type="string">
            <text:p>282-289</text:p>
          </table:table-cell>
          <table:table-cell table:style-name="ce3" office:value-type="string">
            <text:p>Autismus_oder_Psychopathy_Literaturuebersicht_und_Kasuistik.pdf; dx.doi.org/10.1007/s11757-013-0232-5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string">
            <text:p>Preddy, Teresa M.; Fite, Paula J.</text:p>
          </table:table-cell>
          <table:table-cell office:value-type="string">
            <text:p>The Impact of Aggression Subtypes and Friendship Quality on Child Symptoms of Depression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Child Ind Res (Child Indicators Research)</text:p>
          </table:table-cell>
          <table:table-cell/>
          <table:table-cell office:value-type="string">
            <text:p>10.1007/s12187-012-9143-9</text:p>
          </table:table-cell>
          <table:table-cell/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705-718</text:p>
          </table:table-cell>
          <table:table-cell office:value-type="string">
            <text:p>The_Impact_of_Aggression_Subtypes_and_Friendship_Quality_on_Child_Symptoms_of_Depression.pdf; dx.doi.org/10.1007/s12187-012-9143-9</text:p>
          </table:table-cell>
        </table:table-row>
        <table:table-row table:style-name="ro2">
          <table:table-cell table:style-name="ce3" office:value-type="float" office:value="260">
            <text:p>260</text:p>
          </table:table-cell>
          <table:table-cell table:style-name="ce3" office:value-type="string">
            <text:p>Paul-Jordanov, I.; Bechtold, M.; Gawrilow, C.</text:p>
          </table:table-cell>
          <table:table-cell table:style-name="ce3" office:value-type="string">
            <text:p>Methylphenidate and if-then plans are comparable in modulating the P300 and increasing response inhibition in children with ADHD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ADHD Atten Def Hyp Disord (ADHD Attention Deficit and Hyperactivity Disorders)</text:p>
          </table:table-cell>
          <table:table-cell table:style-name="ce3"/>
          <table:table-cell table:style-name="ce3" office:value-type="string">
            <text:p>10.1007/s12402-010-0028-9</text:p>
          </table:table-cell>
          <table:table-cell table:style-name="ce3"/>
          <table:table-cell table:style-name="ce3" office:value-type="string">
            <text:p>2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15-126</text:p>
          </table:table-cell>
          <table:table-cell table:style-name="ce3" office:value-type="string">
            <text:p>Methylphenidate_and_if-then_plans_are_comparable_in_modulating_the_P300_and_increasing_response_inhibition_in_children_with_ADHD.pdf; dx.doi.org/10.1007/s12402-010-0028-9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Lange, Klaus W.; Reichl, Susanne; Lange, Katharina M.; Tucha, Lara; Tucha, Oliver</text:p>
          </table:table-cell>
          <table:table-cell office:value-type="string">
            <text:p>The history of attention deficit hyperactivity disorder</text:p>
          </table:table-cell>
          <table:table-cell office:value-type="string">
            <text:p>2010</text:p>
          </table:table-cell>
          <table:table-cell office:value-type="string">
            <text:p>Zeitschriftenaufsatz</text:p>
          </table:table-cell>
          <table:table-cell office:value-type="string">
            <text:p>ADHD Atten Def Hyp Disord (ADHD Attention Deficit and Hyperactivity Disorders)</text:p>
          </table:table-cell>
          <table:table-cell/>
          <table:table-cell office:value-type="string">
            <text:p>10.1007/s12402-010-0045-8</text:p>
          </table:table-cell>
          <table:table-cell/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41-255</text:p>
          </table:table-cell>
          <table:table-cell office:value-type="string">
            <text:p>the-history-of-attention-decit-hyperactivity-disorder.pdf; dx.doi.org/10.1007/s12402-010-0045-8</text:p>
          </table:table-cell>
        </table:table-row>
        <table:table-row table:style-name="ro2">
          <table:table-cell table:style-name="ce3" office:value-type="float" office:value="272">
            <text:p>272</text:p>
          </table:table-cell>
          <table:table-cell table:style-name="ce3" office:value-type="string">
            <text:p>Gawrilow, Caterina; Merkt, Julia; Goossens–Merkt, Heinrich; Bodenburg, Sebastian; Wendt, Mike</text:p>
          </table:table-cell>
          <table:table-cell table:style-name="ce3" office:value-type="string">
            <text:p>Multitasking in adults with ADHD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ADHD Atten Def Hyp Disord (ADHD Attention Deficit and Hyperactivity Disorders)</text:p>
          </table:table-cell>
          <table:table-cell table:style-name="ce3"/>
          <table:table-cell table:style-name="ce3" office:value-type="string">
            <text:p>10.1007/s12402-011-0056-0</text:p>
          </table:table-cell>
          <table:table-cell table:style-name="ce3"/>
          <table:table-cell table:number-columns-repeated="2" table:style-name="ce3" office:value-type="string">
            <text:p>3</text:p>
          </table:table-cell>
          <table:table-cell table:style-name="ce3" office:value-type="string">
            <text:p>253-264</text:p>
          </table:table-cell>
          <table:table-cell table:style-name="ce3" office:value-type="string">
            <text:p>Multitasking_in_adults_with_ADHD.pdf; dx.doi.org/10.1007/s12402-011-0056-0</text:p>
          </table:table-cell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Weiss, Margaret D.; Baer, Susan; Allan, Blake A.; Saran, Kelly; Schibuk, Heidi</text:p>
          </table:table-cell>
          <table:table-cell office:value-type="string">
            <text:p>The screens culture: impact on ADHD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ADHD Atten Def Hyp Disord (ADHD Attention Deficit and Hyperactivity Disorders)</text:p>
          </table:table-cell>
          <table:table-cell/>
          <table:table-cell office:value-type="string">
            <text:p>10.1007/s12402-011-0065-z</text:p>
          </table:table-cell>
          <table:table-cell/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27-334</text:p>
          </table:table-cell>
          <table:table-cell office:value-type="string">
            <text:p>the-screens-culture-impact-on-adhd.pdf; dx.doi.org/10.1007/s12402-011-0065-z</text:p>
          </table:table-cell>
        </table:table-row>
        <table:table-row table:style-name="ro2">
          <table:table-cell table:style-name="ce3" office:value-type="float" office:value="351">
            <text:p>351</text:p>
          </table:table-cell>
          <table:table-cell table:style-name="ce3" office:value-type="string">
            <text:p>Mueller, Anna K.; Fuermaier, Anselm B. M.; Koerts, Janneke; Tucha, Lara</text:p>
          </table:table-cell>
          <table:table-cell table:style-name="ce3" office:value-type="string">
            <text:p>Stigma in attention deficit hyperactivity disorder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ADHD Atten Def Hyp Disord (ADHD Attention Deficit and Hyperactivity Disorders)</text:p>
          </table:table-cell>
          <table:table-cell table:style-name="ce3"/>
          <table:table-cell table:style-name="ce3" office:value-type="string">
            <text:p>10.1007/s12402-012-0085-3</text:p>
          </table:table-cell>
          <table:table-cell table:style-name="ce3"/>
          <table:table-cell table:style-name="ce3" office:value-type="string">
            <text:p>4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01-114</text:p>
          </table:table-cell>
          <table:table-cell table:style-name="ce3" office:value-type="string">
            <text:p>stigma-in-attention-deficit-hyperactivity-disorder.pdf; dx.doi.org/10.1007/s12402-012-0085-3</text:p>
          </table:table-cell>
        </table:table-row>
        <table:table-row table:style-name="ro2">
          <table:table-cell table:style-name="ce3" office:value-type="float" office:value="204">
            <text:p>204</text:p>
          </table:table-cell>
          <table:table-cell table:style-name="ce3" office:value-type="string">
            <text:p>Mangle, Lisa; Phillips, Paula; Pitts, Mark; Laver-Bradbury, Cathy</text:p>
          </table:table-cell>
          <table:table-cell table:style-name="ce3" office:value-type="string">
            <text:p>Implementation of independent nurse prescribing in UK mental health settings: focus on attention-deficit/hyperactivity disorder</text:p>
          </table:table-cell>
          <table:table-cell table:style-name="ce3" office:value-type="string">
            <text:p>2014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ADHD Atten Def Hyp Disord (ADHD Attention Deficit and Hyperactivity Disorders)</text:p>
          </table:table-cell>
          <table:table-cell table:style-name="ce3"/>
          <table:table-cell table:style-name="ce3" office:value-type="string">
            <text:p>10.1007/s12402-014-0138-x</text:p>
          </table:table-cell>
          <table:table-cell table:style-name="ce3" table:number-columns-repeated="4"/>
          <table:table-cell table:style-name="ce3" office:value-type="string">
            <text:p>implementation-of-independent-nurse-prescribing-in-uk-mental-health-settings-focus-on-attention-deficithyperactivity-disorder.pdf; dx.doi.org/10.1007/s12402-014-0138-x</text:p>
          </table:table-cell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3" office:value-type="string">
            <text:p>Pagoto, Sherry; Curtin, Carol; Appelhans, Bradley M.; Alonso-Alonso, Miguel</text:p>
          </table:table-cell>
          <table:table-cell table:style-name="ce3" office:value-type="string">
            <text:p>Attention Deficit/Hyperactivity Disorder and the Clinical Management of Obesity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Curr Obes Rep (Current Obesity Reports)</text:p>
          </table:table-cell>
          <table:table-cell table:style-name="ce3"/>
          <table:table-cell table:style-name="ce3" office:value-type="string">
            <text:p>10.1007/s13679-012-0012-0</text:p>
          </table:table-cell>
          <table:table-cell table:style-name="ce3"/>
          <table:table-cell table:style-name="ce3" office:value-type="string">
            <text:p>1</text:p>
          </table:table-cell>
          <table:table-cell table:style-name="ce3" office:value-type="string">
            <text:p>2</text:p>
          </table:table-cell>
          <table:table-cell table:style-name="ce3" office:value-type="string">
            <text:p>80-86</text:p>
          </table:table-cell>
          <table:table-cell table:style-name="ce3" office:value-type="string">
            <text:p>Attention_Deficit_Hyperactivity_Disorder_and_the_Clinical_Management_of_Obesity.pdf; dx.doi.org/10.1007/s13679-012-0012-0</text:p>
          </table:table-cell>
        </table:table-row>
        <table:table-row table:style-name="ro2">
          <table:table-cell table:style-name="ce3" office:value-type="float" office:value="246">
            <text:p>246</text:p>
          </table:table-cell>
          <table:table-cell table:style-name="ce3" office:value-type="string">
            <text:p>Plattner, Barbara; Aglan, Anna Zeinab; Juen, Barbara; Conca, Andreas</text:p>
          </table:table-cell>
          <table:table-cell table:style-name="ce3" office:value-type="string">
            <text:p>Lehrer und das Aufmerksamkeitsdefizit und/oder Hyperaktivitätssyndrom: Eine Pilotstudie zur Situation der Lehrer in Tirol</text:p>
          </table:table-cell>
          <table:table-cell table:style-name="ce3" office:value-type="string">
            <text:p>2013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Neuropsychiatr (neuropsychiatrie)</text:p>
          </table:table-cell>
          <table:table-cell table:style-name="ce3"/>
          <table:table-cell table:style-name="ce3" office:value-type="string">
            <text:p>10.1007/s40211-013-0063-9</text:p>
          </table:table-cell>
          <table:table-cell table:style-name="ce3"/>
          <table:table-cell table:style-name="ce3" office:value-type="string">
            <text:p>27</text:p>
          </table:table-cell>
          <table:table-cell table:style-name="ce3" office:value-type="string">
            <text:p>2</text:p>
          </table:table-cell>
          <table:table-cell table:style-name="ce3" office:value-type="string">
            <text:p>74-78</text:p>
          </table:table-cell>
          <table:table-cell table:style-name="ce3" office:value-type="string">
            <text:p>Lehrer_und_das_Aufmerksamkeitsdefizit_und_oder_Hyperaktivitaetssyndrom-Eine_Pilotstudie_zur_Situation_der_Lehrer_in_Tirol.pdf; dx.doi.org/10.1007/s40211-013-0063-9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Bassa, Daniela; Canazei, Markus; Hinterhuber, Hartmann; M. Weiss, Elisabeth</text:p>
          </table:table-cell>
          <table:table-cell office:value-type="string">
            <text:p>Lichttherapie: Zum Stand der aktuellen Forschung</text:p>
          </table:table-cell>
          <table:table-cell office:value-type="string">
            <text:p>2013</text:p>
          </table:table-cell>
          <table:table-cell office:value-type="string">
            <text:p>Zeitschriftenaufsatz</text:p>
          </table:table-cell>
          <table:table-cell office:value-type="string">
            <text:p>Neuropsychiatr (neuropsychiatrie)</text:p>
          </table:table-cell>
          <table:table-cell/>
          <table:table-cell office:value-type="string">
            <text:p>10.1007/s40211-013-0067-5</text:p>
          </table:table-cell>
          <table:table-cell/>
          <table:table-cell office:value-type="string">
            <text:p>27</text:p>
          </table:table-cell>
          <table:table-cell office:value-type="string">
            <text:p>3</text:p>
          </table:table-cell>
          <table:table-cell office:value-type="string">
            <text:p>142-148</text:p>
          </table:table-cell>
          <table:table-cell office:value-type="string">
            <text:p>Lichttherapie_-_Zum_Stand_der_aktuellen_Forschung.pdf; dx.doi.org/10.1007/s40211-013-0067-5</text:p>
          </table:table-cell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Findling, Robert L.; Dinh, Steven</text:p>
          </table:table-cell>
          <table:table-cell office:value-type="string">
            <text:p>Transdermal Therapy for Attention-Deficit Hyperactivity Disorder with the Methylphenidate Patch (MTS)</text:p>
          </table:table-cell>
          <table:table-cell office:value-type="string">
            <text:p>2014</text:p>
          </table:table-cell>
          <table:table-cell office:value-type="string">
            <text:p>Zeitschriftenaufsatz</text:p>
          </table:table-cell>
          <table:table-cell office:value-type="string">
            <text:p>CNS Drugs</text:p>
          </table:table-cell>
          <table:table-cell/>
          <table:table-cell office:value-type="string">
            <text:p>10.1007/s40263-014-0141-y</text:p>
          </table:table-cell>
          <table:table-cell/>
          <table:table-cell office:value-type="string">
            <text:p>28</text:p>
          </table:table-cell>
          <table:table-cell office:value-type="string">
            <text:p>3</text:p>
          </table:table-cell>
          <table:table-cell office:value-type="string">
            <text:p>217-228</text:p>
          </table:table-cell>
          <table:table-cell office:value-type="string">
            <text:p>transdermal-therapy-for-attention-deficit-hyperactivity-disorder-with-the-methylphenidate-patch-mts.pdf; dx.doi.org/10.1007/s40263-014-0141-y</text:p>
          </table:table-cell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3" office:value-type="string">
            <text:p>Angriman, Marco; Beggiato, Anita; Cortese, Samuele</text:p>
          </table:table-cell>
          <table:table-cell table:style-name="ce3" office:value-type="string">
            <text:p>Anatomical and Functional Brain Imaging in Childhood ADHD: Update 2013</text:p>
          </table:table-cell>
          <table:table-cell table:style-name="ce3" office:value-type="string">
            <text:p>2014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Curr Dev Disord Rep (Current Developmental Disorders Reports)</text:p>
          </table:table-cell>
          <table:table-cell table:style-name="ce3"/>
          <table:table-cell table:style-name="ce3" office:value-type="string">
            <text:p>10.1007/s40474-013-0001-3</text:p>
          </table:table-cell>
          <table:table-cell table:style-name="ce3"/>
          <table:table-cell table:number-columns-repeated="2" table:style-name="ce3" office:value-type="string">
            <text:p>1</text:p>
          </table:table-cell>
          <table:table-cell table:style-name="ce3" office:value-type="string">
            <text:p>29-40</text:p>
          </table:table-cell>
          <table:table-cell table:style-name="ce3" office:value-type="string">
            <text:p>anatomical-and-functional-brain-imaging-in-childhood-adhd-update-2013.pdf; dx.doi.org/10.1007/s40474-013-0001-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Ousley, Opal; Cermak, Tracy</text:p>
          </table:table-cell>
          <table:table-cell office:value-type="string">
            <text:p>Autism Spectrum Disorder: Defining Dimensions and Subgroups</text:p>
          </table:table-cell>
          <table:table-cell office:value-type="string">
            <text:p>2014</text:p>
          </table:table-cell>
          <table:table-cell office:value-type="string">
            <text:p>Zeitschriftenaufsatz</text:p>
          </table:table-cell>
          <table:table-cell office:value-type="string">
            <text:p>Curr Dev Disord Rep (Current Developmental Disorders Reports)</text:p>
          </table:table-cell>
          <table:table-cell/>
          <table:table-cell office:value-type="string">
            <text:p>10.1007/s40474-013-0003-1</text:p>
          </table:table-cell>
          <table:table-cell/>
          <table:table-cell table:number-columns-repeated="2" office:value-type="string">
            <text:p>1</text:p>
          </table:table-cell>
          <table:table-cell office:value-type="string">
            <text:p>20-28</text:p>
          </table:table-cell>
          <table:table-cell office:value-type="string">
            <text:p>autism-spectrum-disorder-defining-dimensions-and-subgroups.pdf; dx.doi.org/10.1007/s40474-013-0003-1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Schachar, Russell</text:p>
          </table:table-cell>
          <table:table-cell office:value-type="string">
            <text:p>Genetics of Attention Deficit Hyperactivity Disorder (ADHD): Recent Updates and Future Prospects</text:p>
          </table:table-cell>
          <table:table-cell office:value-type="string">
            <text:p>2014</text:p>
          </table:table-cell>
          <table:table-cell office:value-type="string">
            <text:p>Zeitschriftenaufsatz</text:p>
          </table:table-cell>
          <table:table-cell office:value-type="string">
            <text:p>Curr Dev Disord Rep (Current Developmental Disorders Reports)</text:p>
          </table:table-cell>
          <table:table-cell/>
          <table:table-cell office:value-type="string">
            <text:p>10.1007/s40474-013-0004-0</text:p>
          </table:table-cell>
          <table:table-cell/>
          <table:table-cell table:number-columns-repeated="2" office:value-type="string">
            <text:p>1</text:p>
          </table:table-cell>
          <table:table-cell office:value-type="string">
            <text:p>41-49</text:p>
          </table:table-cell>
          <table:table-cell office:value-type="string">
            <text:p>genetics-of-attention-deficit-hyperactivity-disorder-adhd-recent-updates-and-future-prospects.pdf; dx.doi.org/10.1007/s40474-013-0004-0</text:p>
          </table:table-cell>
        </table:table-row>
        <table:table-row table:style-name="ro2">
          <table:table-cell table:style-name="ce3" office:value-type="float" office:value="376">
            <text:p>376</text:p>
          </table:table-cell>
          <table:table-cell table:style-name="ce3" office:value-type="string">
            <text:p>PIEK, J.</text:p>
          </table:table-cell>
          <table:table-cell table:style-name="ce3" office:value-type="string">
            <text:p>The relationship between motor coordination, executive functioning and attention in school aged children</text:p>
          </table:table-cell>
          <table:table-cell table:style-name="ce3" office:value-type="string">
            <text:p>2004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Archives of Clinical Neuropsychology</text:p>
          </table:table-cell>
          <table:table-cell table:style-name="ce3"/>
          <table:table-cell table:style-name="ce3" office:value-type="string">
            <text:p>10.1016/j.acn.2003.12.007</text:p>
          </table:table-cell>
          <table:table-cell table:style-name="ce3"/>
          <table:table-cell table:style-name="ce3" office:value-type="string">
            <text:p>19</text:p>
          </table:table-cell>
          <table:table-cell table:style-name="ce3" office:value-type="string">
            <text:p>8</text:p>
          </table:table-cell>
          <table:table-cell table:style-name="ce3" office:value-type="string">
            <text:p>1063-1076</text:p>
          </table:table-cell>
          <table:table-cell table:style-name="ce3" office:value-type="string">
            <text:p>the-relationship-between-motor-coordination-executive-functioning-and-attention-in-school-aged-children.pdf; dx.doi.org/10.1016/j.acn.2003.12.007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Owen, Julia P.; Marco, Elysa J.; Desai, Shivani; Fourie, Emily; Harris, Julia; Hill, Susanna S.; Arnett, Anne B.; Mukherjee, Pratik</text:p>
          </table:table-cell>
          <table:table-cell table:style-name="ce3" office:value-type="string">
            <text:p>Abnormal white matter microstructure in children with sensory processing disorders</text:p>
          </table:table-cell>
          <table:table-cell table:style-name="ce3" office:value-type="string">
            <text:p>2013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NeuroImage: Clinical</text:p>
          </table:table-cell>
          <table:table-cell table:style-name="ce3"/>
          <table:table-cell table:style-name="ce3" office:value-type="string">
            <text:p>10.1016/j.nicl.2013.06.009</text:p>
          </table:table-cell>
          <table:table-cell table:style-name="ce3"/>
          <table:table-cell table:style-name="ce3" office:value-type="string">
            <text:p>2</text:p>
          </table:table-cell>
          <table:table-cell table:style-name="ce3"/>
          <table:table-cell table:style-name="ce3" office:value-type="string">
            <text:p>844-853</text:p>
          </table:table-cell>
          <table:table-cell table:style-name="ce3" office:value-type="string">
            <text:p>Abnormal_white_matter_microstructure_in_children_with_sensory_processing_disorders.pdf; dx.doi.org/10.1016/j.nicl.2013.06.009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Pitcher, Thelma M.; Piek, Jan P.; Barrett, Nicholas C.</text:p>
          </table:table-cell>
          <table:table-cell office:value-type="string">
            <text:p>Timing and force control in boys with attention deficit hyperactivity disorder: Subtype differences and the effect of comorbid developmental coordination disorder</text:p>
          </table:table-cell>
          <table:table-cell office:value-type="string">
            <text:p>2002</text:p>
          </table:table-cell>
          <table:table-cell office:value-type="string">
            <text:p>Zeitschriftenaufsatz</text:p>
          </table:table-cell>
          <table:table-cell office:value-type="string">
            <text:p>Human Movement Science</text:p>
          </table:table-cell>
          <table:table-cell/>
          <table:table-cell office:value-type="string">
            <text:p>10.1016/S0167-9457(02)00167-7</text:p>
          </table:table-cell>
          <table:table-cell/>
          <table:table-cell office:value-type="string">
            <text:p>21</text:p>
          </table:table-cell>
          <table:table-cell office:value-type="string">
            <text:p>5-6</text:p>
          </table:table-cell>
          <table:table-cell office:value-type="string">
            <text:p>919-945</text:p>
          </table:table-cell>
          <table:table-cell office:value-type="string">
            <text:p>timing-and-force-control-in-boys-with-attention-deficit-hyperactivity-disorder-subtype-differences-and-the-effect-of-comorbid-developmental-coordination-disor.pdf; dx.doi.org/10.1016/S0167-9457(02)00167-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eidenreich, Thomas; Michalak, Johannes</text:p>
          </table:table-cell>
          <table:table-cell office:value-type="string">
            <text:p>Achtsamkeitsbasierte Psychotherapie – Chancen und Grenzen der dritten Generation der Verhaltenstherapie</text:p>
          </table:table-cell>
          <table:table-cell office:value-type="string">
            <text:p>2014</text:p>
          </table:table-cell>
          <table:table-cell office:value-type="string">
            <text:p>Zeitschriftenaufsatz</text:p>
          </table:table-cell>
          <table:table-cell office:value-type="string">
            <text:p>SUCHT - Zeitschrift für Wissenschaft und Praxis / Journal of Addiction Research and Practice</text:p>
          </table:table-cell>
          <table:table-cell/>
          <table:table-cell office:value-type="string">
            <text:p>10.1024/0939-5911.a000286</text:p>
          </table:table-cell>
          <table:table-cell/>
          <table:table-cell office:value-type="string">
            <text:p>60</text:p>
          </table:table-cell>
          <table:table-cell office:value-type="string">
            <text:p>1</text:p>
          </table:table-cell>
          <table:table-cell table:style-name="ce4" office:value-type="date" office:date-value="2014-12-07">
            <text:p>07.12.14</text:p>
          </table:table-cell>
          <table:table-cell office:value-type="string">
            <text:p>achtsamkeitsbasierte-psychotherapie-chancen-und-grenzen-der-dritten-generation-der-verhaltenstherapie.pdf; dx.doi.org/10.1024/0939-5911.a000286</text:p>
          </table:table-cell>
        </table:table-row>
        <table:table-row table:style-name="ro2">
          <table:table-cell table:style-name="ce3" office:value-type="float" office:value="82">
            <text:p>82</text:p>
          </table:table-cell>
          <table:table-cell table:style-name="ce3" office:value-type="string">
            <text:p>Marx, Edeltrud</text:p>
          </table:table-cell>
          <table:table-cell table:style-name="ce3" office:value-type="string">
            <text:p>Bewirkt ein kognitives Training das, was es bewirken soll?</text:p>
          </table:table-cell>
          <table:table-cell table:style-name="ce3" office:value-type="string">
            <text:p>2005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Pädagogische Psychologie</text:p>
          </table:table-cell>
          <table:table-cell table:style-name="ce3"/>
          <table:table-cell table:style-name="ce3" office:value-type="string">
            <text:p>10.1024/1010-0652.19.4.237</text:p>
          </table:table-cell>
          <table:table-cell table:style-name="ce3"/>
          <table:table-cell table:style-name="ce3" office:value-type="string">
            <text:p>19</text:p>
          </table:table-cell>
          <table:table-cell table:style-name="ce3" office:value-type="string">
            <text:p>4</text:p>
          </table:table-cell>
          <table:table-cell table:style-name="ce3" office:value-type="string">
            <text:p>237-247</text:p>
          </table:table-cell>
          <table:table-cell table:style-name="ce3" office:value-type="string">
            <text:p>Bewirkt_ein_kognitives_Training_das_was_es_bewirken_soll_Programme_zur_Denk_-__und_Aufmerksamkeitsfoerderung_im_Vergleich.pdf; dx.doi.org/10.1024/1010-0652.19.4.237</text:p>
          </table:table-cell>
        </table:table-row>
        <table:table-row table:style-name="ro2">
          <table:table-cell table:style-name="ce3" office:value-type="float" office:value="412">
            <text:p>412</text:p>
          </table:table-cell>
          <table:table-cell table:style-name="ce3" office:value-type="string">
            <text:p>Bilz, Ludwig</text:p>
          </table:table-cell>
          <table:table-cell table:style-name="ce3" office:value-type="string">
            <text:p>Werden Ängste und depressive Symptome bei Kindern und Jugendlichen in der Schule übersehen?</text:p>
          </table:table-cell>
          <table:table-cell table:style-name="ce3" office:value-type="string">
            <text:p>2014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Pädagogische Psychologie</text:p>
          </table:table-cell>
          <table:table-cell table:style-name="ce3"/>
          <table:table-cell table:style-name="ce3" office:value-type="string">
            <text:p>10.1024/1010-0652/a000118</text:p>
          </table:table-cell>
          <table:table-cell table:style-name="ce3"/>
          <table:table-cell table:style-name="ce3" office:value-type="string">
            <text:p>28</text:p>
          </table:table-cell>
          <table:table-cell table:style-name="ce3" office:value-type="string">
            <text:p>1</text:p>
          </table:table-cell>
          <table:table-cell table:style-name="ce3" office:value-type="string">
            <text:p>57-62</text:p>
          </table:table-cell>
          <table:table-cell table:style-name="ce3" office:value-type="string">
            <text:p>werden-angste-und-depressive-symptome-bei-kindern-und-jugendlichen-in-der-schule-ubersehen.pdf; dx.doi.org ... a000118</text:p>
          </table:table-cell>
        </table:table-row>
        <table:table-row table:style-name="ro2">
          <table:table-cell table:style-name="ce3" office:value-type="float" office:value="174">
            <text:p>174</text:p>
          </table:table-cell>
          <table:table-cell table:style-name="ce3" office:value-type="string">
            <text:p>Hampel, Petra; Mohr, Beate</text:p>
          </table:table-cell>
          <table:table-cell table:style-name="ce3" office:value-type="string">
            <text:p>Exekutive Funktionen bei Jungen mit Aufmerksamkeitsdefizit-/Hyperaktivitätsstörung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Neuropsychologie</text:p>
          </table:table-cell>
          <table:table-cell table:style-name="ce3"/>
          <table:table-cell table:style-name="ce3" office:value-type="string">
            <text:p>10.1024/1016-264X.17.3.155</text:p>
          </table:table-cell>
          <table:table-cell table:style-name="ce3"/>
          <table:table-cell table:style-name="ce3" office:value-type="string">
            <text:p>17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55-166</text:p>
          </table:table-cell>
          <table:table-cell table:style-name="ce3" office:value-type="string">
            <text:p>Exekutive_Funktionen_bei_Jungen_mit_ADHS.pdf; dx.doi.org/10.1024/1016-264X.17.3.15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Wendling, Katharina; Hüttner, Paul; Peper, Martin; Ruder, Hans; Klein, Christoph</text:p>
          </table:table-cell>
          <table:table-cell office:value-type="string">
            <text:p>Aufmerksamkeitsfluktuationen bei Patienten mit Aufmerksamkeitsdefizitstörungen (ADS)</text:p>
          </table:table-cell>
          <table:table-cell office:value-type="string">
            <text:p>2006</text:p>
          </table:table-cell>
          <table:table-cell office:value-type="string">
            <text:p>Zeitschriftenaufsatz</text:p>
          </table:table-cell>
          <table:table-cell office:value-type="string">
            <text:p>Zeitschrift für Neuropsychologie</text:p>
          </table:table-cell>
          <table:table-cell/>
          <table:table-cell office:value-type="string">
            <text:p>10.1024/1016-264X.17.3.167</text:p>
          </table:table-cell>
          <table:table-cell/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>
            <text:p>167-180</text:p>
          </table:table-cell>
          <table:table-cell office:value-type="string">
            <text:p>Aufmerksamkeitsfluktuationen_bei_Patienten_mit_Aufmerksamkeitsdefizitstoerungen.pdf; dx.doi.org/10.1024/1016-264X.17.3.167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Toussaint, Anne; Petermann, Franz</text:p>
          </table:table-cell>
          <table:table-cell office:value-type="string">
            <text:p>Klinische Validität der K-CAB bei Kindern mit ADHS</text:p>
          </table:table-cell>
          <table:table-cell office:value-type="string">
            <text:p>2010</text:p>
          </table:table-cell>
          <table:table-cell office:value-type="string">
            <text:p>Zeitschriftenaufsatz</text:p>
          </table:table-cell>
          <table:table-cell office:value-type="string">
            <text:p>Zeitschrift für Neuropsychologie</text:p>
          </table:table-cell>
          <table:table-cell/>
          <table:table-cell office:value-type="string">
            <text:p>10.1024/1016-264X/a000018</text:p>
          </table:table-cell>
          <table:table-cell/>
          <table:table-cell office:value-type="string">
            <text:p>21</text:p>
          </table:table-cell>
          <table:table-cell office:value-type="string">
            <text:p>3</text:p>
          </table:table-cell>
          <table:table-cell office:value-type="string">
            <text:p>133-141</text:p>
          </table:table-cell>
          <table:table-cell office:value-type="string">
            <text:p>Klinische_Validitaet_der_K-CAB_bei_Kindern_mit_ADHS.pdf; dx.doi.org ... a000018</text:p>
          </table:table-cell>
        </table:table-row>
        <table:table-row table:style-name="ro2">
          <table:table-cell table:style-name="ce3" office:value-type="float" office:value="130">
            <text:p>130</text:p>
          </table:table-cell>
          <table:table-cell table:style-name="ce3" office:value-type="string">
            <text:p>Schürmann, Stephanie; Breuer, Dieter; Metternich-Kaizman, Tanja Wolff; Döpfner, Manfred</text:p>
          </table:table-cell>
          <table:table-cell table:style-name="ce3" office:value-type="string">
            <text:p>Die Entwicklung intellektueller Fähigkeiten bei Kindern mit ADHS im Langzeitverlauf – Ergebnisse der 8,5-Jahre-Katamnese der Kölner Adaptiven Multimodalen Therapiestudie (KAMT)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Neuropsychologie</text:p>
          </table:table-cell>
          <table:table-cell table:style-name="ce3"/>
          <table:table-cell table:style-name="ce3" office:value-type="string">
            <text:p>10.1024/1016-264X/a000026</text:p>
          </table:table-cell>
          <table:table-cell table:style-name="ce3"/>
          <table:table-cell table:style-name="ce3" office:value-type="string">
            <text:p>22</text:p>
          </table:table-cell>
          <table:table-cell table:style-name="ce3" office:value-type="string">
            <text:p>1</text:p>
          </table:table-cell>
          <table:table-cell table:style-name="ce5" office:value-type="date" office:date-value="2020-07-01">
            <text:p>01.07.20</text:p>
          </table:table-cell>
          <table:table-cell table:style-name="ce3" office:value-type="string">
            <text:p>Die_Entwicklung_intellektueller_Faehigkeiten_bei_Kindern_mit_ADHS.pdf; dx.doi.org ... a000026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Schürmann, Stephanie; Breuer, Dieter; Metternich-Kaizman, Tanja Wolff; Döpfner, Manfred</text:p>
          </table:table-cell>
          <table:table-cell office:value-type="string">
            <text:p>Die Entwicklung intellektueller Fähigkeiten bei Kindern mit ADHS im Langzeitverlauf – Ergebnisse der 8,5-Jahre-Katamnese der Kölner Adaptiven Multimodalen Therapiestudie (KAMT)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Zeitschrift für Neuropsychologie</text:p>
          </table:table-cell>
          <table:table-cell/>
          <table:table-cell office:value-type="string">
            <text:p>10.1024/1016-264X/a000026</text:p>
          </table:table-cell>
          <table:table-cell/>
          <table:table-cell office:value-type="string">
            <text:p>22</text:p>
          </table:table-cell>
          <table:table-cell office:value-type="string">
            <text:p>1</text:p>
          </table:table-cell>
          <table:table-cell table:style-name="ce4" office:value-type="date" office:date-value="2020-07-01">
            <text:p>01.07.20</text:p>
          </table:table-cell>
          <table:table-cell office:value-type="string">
            <text:p>Die_Entwicklung_intellektueller_Faehigkeiten_bei_Kindern_mit_ADHS_im_Langzeitverlauf.pdf; dx.doi.org ... a000026</text:p>
          </table:table-cell>
        </table:table-row>
        <table:table-row table:style-name="ro2">
          <table:table-cell table:style-name="ce3" office:value-type="float" office:value="220">
            <text:p>220</text:p>
          </table:table-cell>
          <table:table-cell table:style-name="ce3" office:value-type="string">
            <text:p>Drechsler, Renate</text:p>
          </table:table-cell>
          <table:table-cell table:style-name="ce3" office:value-type="string">
            <text:p>Ist Neurofeedbacktraining eine wirksame Therapiemethode zur Behandlung von ADHS? Ein Überblick über aktuelle Befunde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Neuropsychologie</text:p>
          </table:table-cell>
          <table:table-cell table:style-name="ce3"/>
          <table:table-cell table:style-name="ce3" office:value-type="string">
            <text:p>10.1024/1016-264X/a000035</text:p>
          </table:table-cell>
          <table:table-cell table:style-name="ce3"/>
          <table:table-cell table:style-name="ce3" office:value-type="string">
            <text:p>22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31-146</text:p>
          </table:table-cell>
          <table:table-cell table:style-name="ce3" office:value-type="string">
            <text:p>Ist_Neurofeedbacktraining_eine_wirksame_Therapiemethode_zur_Behandlung_von_ADHS.pdf; dx.doi.org ... a000035</text:p>
          </table:table-cell>
        </table:table-row>
        <table:table-row table:style-name="ro2">
          <table:table-cell table:style-name="ce3" office:value-type="float" office:value="170">
            <text:p>170</text:p>
          </table:table-cell>
          <table:table-cell table:style-name="ce3" office:value-type="string">
            <text:p>Tischler, Lars; Karpinski, Norbert; Petermann, Franz</text:p>
          </table:table-cell>
          <table:table-cell table:style-name="ce3" office:value-type="string">
            <text:p>Evaluation des neuropsychologischen Gruppenprogramms ATTENTIONER zur Aufmerksamkeitstherapie bei Kindern und Jugendlichen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Neuropsychologie</text:p>
          </table:table-cell>
          <table:table-cell table:style-name="ce3"/>
          <table:table-cell table:style-name="ce3" office:value-type="string">
            <text:p>10.1024/1016-264X/a000036</text:p>
          </table:table-cell>
          <table:table-cell table:style-name="ce3"/>
          <table:table-cell table:style-name="ce3" office:value-type="string">
            <text:p>22</text:p>
          </table:table-cell>
          <table:table-cell table:style-name="ce3" office:value-type="string">
            <text:p>2</text:p>
          </table:table-cell>
          <table:table-cell table:style-name="ce3" office:value-type="string">
            <text:p>75-85</text:p>
          </table:table-cell>
          <table:table-cell table:style-name="ce3" office:value-type="string">
            <text:p>Evaluation_des_neuropsychologischen_Gruppenprogramms_ATTENTIONER.pdf; dx.doi.org ... a000036</text:p>
          </table:table-cell>
        </table:table-row>
        <table:table-row table:style-name="ro2">
          <table:table-cell table:style-name="ce3" office:value-type="float" office:value="408">
            <text:p>408</text:p>
          </table:table-cell>
          <table:table-cell table:style-name="ce3" office:value-type="string">
            <text:p>Gilsbach, Susanne; Günther, Thomas; Konrad, Kerstin</text:p>
          </table:table-cell>
          <table:table-cell table:style-name="ce3" office:value-type="string">
            <text:p>Was wissen wir über Langzeiteffekte von Methylphenidatbehandlung auf die Hirnentwicklung von Kindern und Jugendlichen mit einer Aufmerksamkeitsdefizit-/Hyperaktivitätsstörung (ADHS)?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Neuropsychologie</text:p>
          </table:table-cell>
          <table:table-cell table:style-name="ce3"/>
          <table:table-cell table:style-name="ce3" office:value-type="string">
            <text:p>10.1024/1016-264X/a000040</text:p>
          </table:table-cell>
          <table:table-cell table:style-name="ce3"/>
          <table:table-cell table:style-name="ce3" office:value-type="string">
            <text:p>22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21-129</text:p>
          </table:table-cell>
          <table:table-cell table:style-name="ce3" office:value-type="string">
            <text:p>Was_wissen_wir_ueber_Langzeiteffekte_von_MPH_auf_die_Hirnentwicklung_von_Kindern_und_Jugendlichen_mit_einer_ADHS.pdf; dx.doi.org ... a000040</text:p>
          </table:table-cell>
        </table:table-row>
        <table:table-row table:style-name="ro2">
          <table:table-cell table:style-name="ce3" office:value-type="float" office:value="238">
            <text:p>238</text:p>
          </table:table-cell>
          <table:table-cell table:style-name="ce3" office:value-type="string">
            <text:p>Gerber, Wolf-Dieter; Darabaneanu, Stephanie; Dumpert, Hans-Dieter; Müller, Gabriele Gerber-von; Kowalski, Jens T.; Kropp, Peter; Niederberger, Uwe; Siniatchkin, Michael; Petermann, Franz</text:p>
          </table:table-cell>
          <table:table-cell table:style-name="ce3" office:value-type="string">
            <text:p>Kortikale Informationsverarbeitungsprozesse bei Vätern von Kindern mit Aufmerksamkeitsdefizit-/Hyperaktivitätsstörung (ADHS): eine Pilotstudie mit langsamen Hirnpotenzialen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Neuropsychologie</text:p>
          </table:table-cell>
          <table:table-cell table:style-name="ce3"/>
          <table:table-cell table:style-name="ce3" office:value-type="string">
            <text:p>10.1024/1016-264X/a000041</text:p>
          </table:table-cell>
          <table:table-cell table:style-name="ce3"/>
          <table:table-cell table:style-name="ce3" office:value-type="string">
            <text:p>22</text:p>
          </table:table-cell>
          <table:table-cell table:style-name="ce3" office:value-type="string">
            <text:p>2</text:p>
          </table:table-cell>
          <table:table-cell table:style-name="ce3" office:value-type="string">
            <text:p>87-95</text:p>
          </table:table-cell>
          <table:table-cell table:style-name="ce3" office:value-type="string">
            <text:p>Kortikale_Informationsverarbeitungsprozesse_bei_Vaetern_von_Kindern_mit_ADHS.pdf; dx.doi.org ... a000041</text:p>
          </table:table-cell>
        </table:table-row>
        <table:table-row table:style-name="ro2">
          <table:table-cell table:style-name="ce3" office:value-type="float" office:value="252">
            <text:p>252</text:p>
          </table:table-cell>
          <table:table-cell table:style-name="ce3" office:value-type="string">
            <text:p>Hänggi, Jürgen</text:p>
          </table:table-cell>
          <table:table-cell table:style-name="ce3" office:value-type="string">
            <text:p>Magnetic Resonance Imaging-Based Neuromorphometry in Single Patients –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Neuropsychologie</text:p>
          </table:table-cell>
          <table:table-cell table:style-name="ce3"/>
          <table:table-cell table:style-name="ce3" office:value-type="string">
            <text:p>10.1024/1016-264X/a000065</text:p>
          </table:table-cell>
          <table:table-cell table:style-name="ce3"/>
          <table:table-cell table:style-name="ce3" office:value-type="string">
            <text:p>2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81-96</text:p>
          </table:table-cell>
          <table:table-cell table:style-name="ce3" office:value-type="string">
            <text:p>Magnet_-_Resonanz_-_Tomographie_-_basierte_Neuromorphometrie_in_einzelnen_Patienten.pdf; dx.doi.org ... a000065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Sotnikova, Anna; Steinmann, Elisabeth; Wendisch, Vanessa; Müller, Gabriele Gerber-von; Stephani, Ulrich; Petermann, Franz; Gerber, Wolf-Dieter; Siniatchkin, Michael</text:p>
          </table:table-cell>
          <table:table-cell office:value-type="string">
            <text:p>Long-term Effects of a Multimodal Behavioural ADHD Training: a fMRI Study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Zeitschrift für Neuropsychologie</text:p>
          </table:table-cell>
          <table:table-cell/>
          <table:table-cell office:value-type="string">
            <text:p>10.1024/1016-264X/a000075</text:p>
          </table:table-cell>
          <table:table-cell/>
          <table:table-cell office:value-type="string">
            <text:p>23</text:p>
          </table:table-cell>
          <table:table-cell office:value-type="string">
            <text:p>4</text:p>
          </table:table-cell>
          <table:table-cell office:value-type="string">
            <text:p>205-213</text:p>
          </table:table-cell>
          <table:table-cell office:value-type="string">
            <text:p>Langzeiteffekte_eines_multimodalen_verhaltenstherapeutischen_ADHS_-_Trainings_-_fMRT_-_Studie.pdf; dx.doi.org ... a000075</text:p>
          </table:table-cell>
        </table:table-row>
        <table:table-row table:style-name="ro2">
          <table:table-cell table:style-name="ce3" office:value-type="float" office:value="286">
            <text:p>286</text:p>
          </table:table-cell>
          <table:table-cell table:style-name="ce3" office:value-type="string">
            <text:p>Philipp-Wiegmann, Florence; Retz-Junginger, Petra; Retz, Wolfgang; Rösler, Michael</text:p>
          </table:table-cell>
          <table:table-cell table:style-name="ce3" office:value-type="string">
            <text:p>Neuropsychologische Befunde zur ADHS im Erwachsenenalter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Neuropsychologie</text:p>
          </table:table-cell>
          <table:table-cell table:style-name="ce3"/>
          <table:table-cell table:style-name="ce3" office:value-type="string">
            <text:p>10.1024/1016-264X/a000076</text:p>
          </table:table-cell>
          <table:table-cell table:style-name="ce3"/>
          <table:table-cell table:style-name="ce3" office:value-type="string">
            <text:p>23</text:p>
          </table:table-cell>
          <table:table-cell table:style-name="ce3" office:value-type="string">
            <text:p>4</text:p>
          </table:table-cell>
          <table:table-cell table:style-name="ce3" office:value-type="string">
            <text:p>215-224</text:p>
          </table:table-cell>
          <table:table-cell table:style-name="ce3" office:value-type="string">
            <text:p>Neuropsychologische_Befunde_zur_ADHS_im_Erwachsenenalter.pdf; dx.doi.org ... a00007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teinmann, Elisabeth; Siniatchkin, Michael; Petermann, Franz; Gerber, Wolf-Dieter</text:p>
          </table:table-cell>
          <table:table-cell office:value-type="string">
            <text:p>ADHS im Kindesalter: ätiologische und therapeutische Ansätze mit dem Schwerpunkt der Bildgebung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Zeitschrift für Neuropsychologie</text:p>
          </table:table-cell>
          <table:table-cell/>
          <table:table-cell office:value-type="string">
            <text:p>10.1024/1016-264X/a000077</text:p>
          </table:table-cell>
          <table:table-cell/>
          <table:table-cell office:value-type="string">
            <text:p>23</text:p>
          </table:table-cell>
          <table:table-cell office:value-type="string">
            <text:p>4</text:p>
          </table:table-cell>
          <table:table-cell office:value-type="string">
            <text:p>193-203</text:p>
          </table:table-cell>
          <table:table-cell office:value-type="string">
            <text:p>ADHS_im_Kindesalter_-_aetiologische_und_therapeutische_Ansaetze_mit_dem_Schwerpunkt_der_Bildgebung.pdf; dx.doi.org ... a000077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Schmidt, Sören; Petermann, Franz</text:p>
          </table:table-cell>
          <table:table-cell office:value-type="string">
            <text:p>Neuropsychologische Diagnostik bei ADHS im Erwachsenenalter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Zeitschrift für Neuropsychologie</text:p>
          </table:table-cell>
          <table:table-cell/>
          <table:table-cell office:value-type="string">
            <text:p>10.1024/1016-264X/a000079</text:p>
          </table:table-cell>
          <table:table-cell/>
          <table:table-cell office:value-type="string">
            <text:p>23</text:p>
          </table:table-cell>
          <table:table-cell office:value-type="string">
            <text:p>4</text:p>
          </table:table-cell>
          <table:table-cell office:value-type="string">
            <text:p>225-235</text:p>
          </table:table-cell>
          <table:table-cell office:value-type="string">
            <text:p>Neuropsychologische_Diagnostik_bei_ADHS_im_Erwachsenenalter.pdf; dx.doi.org ... a000079</text:p>
          </table:table-cell>
        </table:table-row>
        <table:table-row table:style-name="ro2">
          <table:table-cell office:value-type="float" office:value="437">
            <text:p>437</text:p>
          </table:table-cell>
          <table:table-cell office:value-type="string">
            <text:p>Haffner, Johann; Roos, Jeanette; Goldstein, Nicole; Parzer, Peter; Resch, Franz</text:p>
          </table:table-cell>
          <table:table-cell office:value-type="string">
            <text:p>Zur Wirksamkeit körperorientierter Therapieverfahren bei der Behandlung hyperaktiver Störungen: Ergebnisse einer kontrollierten Pilotstudie</text:p>
          </table:table-cell>
          <table:table-cell office:value-type="string">
            <text:p>2006</text:p>
          </table:table-cell>
          <table:table-cell office:value-type="string">
            <text:p>Zeitschriftenaufsatz</text:p>
          </table:table-cell>
          <table:table-cell office:value-type="string">
            <text:p>Zeitschrift für Kinder- und Jugendpsychiatrie und Psychotherapie</text:p>
          </table:table-cell>
          <table:table-cell/>
          <table:table-cell office:value-type="string">
            <text:p>10.1024/1422-4917.34.1.37</text:p>
          </table:table-cell>
          <table:table-cell/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37-47</text:p>
          </table:table-cell>
          <table:table-cell office:value-type="string">
            <text:p>Zur_Wirksamkeit_koerperorientierter_Therapieverfahren_bei_der_Behandlung_hyperaktiver_Stoerungen_-_Ergebnisse_einer_kontrollierten_Pilotstudie.pdf; dx.doi.org/10.1024/1422-4917.34.1.37</text:p>
          </table:table-cell>
        </table:table-row>
        <table:table-row table:style-name="ro2">
          <table:table-cell table:style-name="ce3" office:value-type="float" office:value="128">
            <text:p>128</text:p>
          </table:table-cell>
          <table:table-cell table:style-name="ce3" office:value-type="string">
            <text:p>Melfsen, Siebke; Schwieger, Judith; Kühnemund, Martina; Stangier, Ulrich; Stadler, Christina; Poustka, Fritz; Heidenreich, Thomas; Lauterbach, Wolf; Warnke, Andreas</text:p>
          </table:table-cell>
          <table:table-cell table:style-name="ce3" office:value-type="string">
            <text:p>Die Behandlung sozialer Ängste im Kindes- und Jugendalter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inder- und Jugendpsychiatrie und Psychotherapie</text:p>
          </table:table-cell>
          <table:table-cell table:style-name="ce3"/>
          <table:table-cell table:style-name="ce3" office:value-type="string">
            <text:p>10.1024/1422-4917.34.3.203</text:p>
          </table:table-cell>
          <table:table-cell table:style-name="ce3"/>
          <table:table-cell table:style-name="ce3" office:value-type="string">
            <text:p>34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03-214</text:p>
          </table:table-cell>
          <table:table-cell table:style-name="ce3" office:value-type="string">
            <text:p>Die_Behandlung_sozialer_Aengste_im_Kindes_und_Jugendalter.pdf; dx.doi.org/10.1024/1422-4917.34.3.203</text:p>
          </table:table-cell>
        </table:table-row>
        <table:table-row table:style-name="ro2">
          <table:table-cell table:style-name="ce3" office:value-type="float" office:value="308">
            <text:p>308</text:p>
          </table:table-cell>
          <table:table-cell table:style-name="ce3" office:value-type="string">
            <text:p>Kuschel,, Annett; Ständer, Dagmar; Bertram, Heike; Heinrichs, Nina; Naumann, Sebastian; Hahlweg, Kurt</text:p>
          </table:table-cell>
          <table:table-cell table:style-name="ce3" office:value-type="string">
            <text:p>Prävalenz hyperkinetischer Symptome und Störungen im Vorschulalter - ein Vergleich zweier Diagnoseinstrumente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inder- und Jugendpsychiatrie und Psychotherapie</text:p>
          </table:table-cell>
          <table:table-cell table:style-name="ce3"/>
          <table:table-cell table:style-name="ce3" office:value-type="string">
            <text:p>10.1024/1422-4917.34.4.275</text:p>
          </table:table-cell>
          <table:table-cell table:style-name="ce3"/>
          <table:table-cell table:style-name="ce3" office:value-type="string">
            <text:p>34</text:p>
          </table:table-cell>
          <table:table-cell table:style-name="ce3" office:value-type="string">
            <text:p>4</text:p>
          </table:table-cell>
          <table:table-cell table:style-name="ce3" office:value-type="string">
            <text:p>275-286</text:p>
          </table:table-cell>
          <table:table-cell table:style-name="ce3" office:value-type="string">
            <text:p>Praevalenz_hyperkinetischer_Symptome_und_Stoerungen_im_Vorschulalter.pdf; dx.doi.org/10.1024/1422-4917.34.4.275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Kuschel,, Annett; Ständer, Dagmar; Bertram, Heike; Heinrichs, Nina; Naumann, Sebastian; Hahlweg, Kurt</text:p>
          </table:table-cell>
          <table:table-cell office:value-type="string">
            <text:p>Prävalenz hyperkinetischer Symptome und Störungen im Vorschulalter - ein Vergleich zweier Diagnoseinstrumente</text:p>
          </table:table-cell>
          <table:table-cell office:value-type="string">
            <text:p>2006</text:p>
          </table:table-cell>
          <table:table-cell office:value-type="string">
            <text:p>Zeitschriftenaufsatz</text:p>
          </table:table-cell>
          <table:table-cell office:value-type="string">
            <text:p>Zeitschrift für Kinder- und Jugendpsychiatrie und Psychotherapie</text:p>
          </table:table-cell>
          <table:table-cell/>
          <table:table-cell office:value-type="string">
            <text:p>10.1024/1422-4917.34.4.275</text:p>
          </table:table-cell>
          <table:table-cell/>
          <table:table-cell office:value-type="string">
            <text:p>34</text:p>
          </table:table-cell>
          <table:table-cell office:value-type="string">
            <text:p>4</text:p>
          </table:table-cell>
          <table:table-cell office:value-type="string">
            <text:p>275-286</text:p>
          </table:table-cell>
          <table:table-cell office:value-type="string">
            <text:p>Praevalenz_hyperkinetischer_Symptome_und_Stoerungen_im_Vorschulalter__-__ein_Vergleich_zweier_Diagnoseinstrumente.pdf; dx.doi.org/10.1024/1422-4917.34.4.27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Kierfeld, Frauke; Döpfner, Manfred</text:p>
          </table:table-cell>
          <table:table-cell office:value-type="string">
            <text:p>Bibliotherapie als Behandlungs- möglichkeit bei Kindern mit externalen Verhaltensstörungen</text:p>
          </table:table-cell>
          <table:table-cell office:value-type="string">
            <text:p>2006</text:p>
          </table:table-cell>
          <table:table-cell office:value-type="string">
            <text:p>Zeitschriftenaufsatz</text:p>
          </table:table-cell>
          <table:table-cell office:value-type="string">
            <text:p>Zeitschrift für Kinder- und Jugendpsychiatrie und Psychotherapie</text:p>
          </table:table-cell>
          <table:table-cell/>
          <table:table-cell office:value-type="string">
            <text:p>10.1024/1422-4917.34.5.377</text:p>
          </table:table-cell>
          <table:table-cell/>
          <table:table-cell office:value-type="string">
            <text:p>34</text:p>
          </table:table-cell>
          <table:table-cell office:value-type="string">
            <text:p>5</text:p>
          </table:table-cell>
          <table:table-cell office:value-type="string">
            <text:p>377-386</text:p>
          </table:table-cell>
          <table:table-cell office:value-type="string">
            <text:p>Bibliotherapie_als_Behandlungsmoeglichkeit_bei_Kindern_mit_externalen_Verhaltensstoerungen.pdf; dx.doi.org/10.1024/1422-4917.34.5.377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Schimmelmann, Benno Graf; Friedel, Susann; Christiansen, Hanna; Dempfle, Astrid; Hinney, Anke; Hebebrand, Johannes</text:p>
          </table:table-cell>
          <table:table-cell office:value-type="string">
            <text:p>Genetische Befunde bei der Aufmerksamkeitsdefizit- und Hyperaktivitätsstörung (ADHS)</text:p>
          </table:table-cell>
          <table:table-cell office:value-type="string">
            <text:p>2006</text:p>
          </table:table-cell>
          <table:table-cell office:value-type="string">
            <text:p>Zeitschriftenaufsatz</text:p>
          </table:table-cell>
          <table:table-cell office:value-type="string">
            <text:p>Zeitschrift für Kinder- und Jugendpsychiatrie und Psychotherapie</text:p>
          </table:table-cell>
          <table:table-cell/>
          <table:table-cell office:value-type="string">
            <text:p>10.1024/1422-4917.34.6.425</text:p>
          </table:table-cell>
          <table:table-cell/>
          <table:table-cell office:value-type="string">
            <text:p>34</text:p>
          </table:table-cell>
          <table:table-cell office:value-type="string">
            <text:p>6</text:p>
          </table:table-cell>
          <table:table-cell office:value-type="string">
            <text:p>425-433</text:p>
          </table:table-cell>
          <table:table-cell office:value-type="string">
            <text:p>Genetische_Befunde_bei_ADHS.pdf; dx.doi.org/10.1024/1422-4917.34.6.425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Esser, Günter; Fischer, Sascha; Wyschkon, Anne; Laucht, Manfred; Schmidt, Martin H.</text:p>
          </table:table-cell>
          <table:table-cell office:value-type="string">
            <text:p>Vorboten hyperkinetischer Störungen - Früherkennung im Kleinkindalter</text:p>
          </table:table-cell>
          <table:table-cell office:value-type="string">
            <text:p>2007</text:p>
          </table:table-cell>
          <table:table-cell office:value-type="string">
            <text:p>Zeitschriftenaufsatz</text:p>
          </table:table-cell>
          <table:table-cell office:value-type="string">
            <text:p>Zeitschrift für Kinder- und Jugendpsychiatrie und Psychotherapie</text:p>
          </table:table-cell>
          <table:table-cell/>
          <table:table-cell office:value-type="string">
            <text:p>10.1024/1422-4917.35.2.127</text:p>
          </table:table-cell>
          <table:table-cell/>
          <table:table-cell office:value-type="string">
            <text:p>35</text:p>
          </table:table-cell>
          <table:table-cell office:value-type="string">
            <text:p>2</text:p>
          </table:table-cell>
          <table:table-cell office:value-type="string">
            <text:p>127-136</text:p>
          </table:table-cell>
          <table:table-cell office:value-type="string">
            <text:p>Vorboten_hyperkinetischer_Stoerungen_Frueherkennung_im_Kleinkindalter.pdf; dx.doi.org/10.1024/1422-4917.35.2.127</text:p>
          </table:table-cell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3" office:value-type="string">
            <text:p>Sinzig, Judith; Bruning, Nicole; Morsch, Dagmar; Lehmkuhl, Gerd</text:p>
          </table:table-cell>
          <table:table-cell table:style-name="ce3" office:value-type="string">
            <text:p>Altersabhängige Unterschiede in neuropsychologischen Leistungsprofilen bei ADHS und Autismus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inder- und Jugendpsychiatrie und Psychotherapie</text:p>
          </table:table-cell>
          <table:table-cell table:style-name="ce3"/>
          <table:table-cell table:style-name="ce3" office:value-type="string">
            <text:p>10.1024/1422-4917.35.2.95</text:p>
          </table:table-cell>
          <table:table-cell table:style-name="ce3"/>
          <table:table-cell table:style-name="ce3" office:value-type="string">
            <text:p>35</text:p>
          </table:table-cell>
          <table:table-cell table:style-name="ce3" office:value-type="string">
            <text:p>2</text:p>
          </table:table-cell>
          <table:table-cell table:style-name="ce3" office:value-type="string">
            <text:p>95-106</text:p>
          </table:table-cell>
          <table:table-cell table:style-name="ce3" office:value-type="string">
            <text:p>Altersabhaengige_Unterschiede_in_neuropsychologischen_Leistungsprofilen_bei_ADHS_und_Autismus.pdf; dx.doi.org/10.1024/1422-4917.35.2.95</text:p>
          </table:table-cell>
        </table:table-row>
        <table:table-row table:style-name="ro2">
          <table:table-cell table:style-name="ce3" office:value-type="float" office:value="404">
            <text:p>404</text:p>
          </table:table-cell>
          <table:table-cell table:style-name="ce3" office:value-type="string">
            <text:p>Esser, Günter; Fischer, Sascha; Wyschkon, Anne; Laucht, Manfred; Schmidt, Martin H.</text:p>
          </table:table-cell>
          <table:table-cell table:style-name="ce3" office:value-type="string">
            <text:p>Vorboten hyperkinetischer Störungen - Früherkennung bereits im Säuglingsalter möglich?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inder- und Jugendpsychiatrie und Psychotherapie</text:p>
          </table:table-cell>
          <table:table-cell table:style-name="ce3"/>
          <table:table-cell table:style-name="ce3" office:value-type="string">
            <text:p>10.1024/1422-4917.35.3.179</text:p>
          </table:table-cell>
          <table:table-cell table:style-name="ce3"/>
          <table:table-cell table:style-name="ce3" office:value-type="string">
            <text:p>35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79-188</text:p>
          </table:table-cell>
          <table:table-cell table:style-name="ce3" office:value-type="string">
            <text:p>Vorboten_hyperkinetischer_Stoerungen_-_Frueherkennung_bereits_im_Saeuglingsalter_moeglich.pdf; dx.doi.org/10.1024/1422-4917.35.3.179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Banaschewski, Tobias; Coghill, David; Santosh, Paramala; Zuddas, Alessandro; Asherson, Philip; Buitelaar, Jan; Danckaerts, Marina; Döpfner, Manfred; Faraone, Stephen V.; Rothenberger, Aribert; Sergeant, Joseph; Steinhausen, Hans-Christoph; Sonuga-Barke, Edmund J.S.; Taylor, Eric</text:p>
          </table:table-cell>
          <table:table-cell office:value-type="string">
            <text:p>Langwirksame Medikamente zur Behandlung der hyperkinetischen Störungen</text:p>
          </table:table-cell>
          <table:table-cell office:value-type="string">
            <text:p>2008</text:p>
          </table:table-cell>
          <table:table-cell office:value-type="string">
            <text:p>Zeitschriftenaufsatz</text:p>
          </table:table-cell>
          <table:table-cell office:value-type="string">
            <text:p>Zeitschrift für Kinder- und Jugendpsychiatrie und Psychotherapie</text:p>
          </table:table-cell>
          <table:table-cell/>
          <table:table-cell office:value-type="string">
            <text:p>10.1024/1422-4917.36.2.81</text:p>
          </table:table-cell>
          <table:table-cell/>
          <table:table-cell office:value-type="string">
            <text:p>36</text:p>
          </table:table-cell>
          <table:table-cell office:value-type="string">
            <text:p>2</text:p>
          </table:table-cell>
          <table:table-cell office:value-type="string">
            <text:p>81-95</text:p>
          </table:table-cell>
          <table:table-cell office:value-type="string">
            <text:p>Langwirksame_Medikamente_zur_Behandlung_der_hyperkinetischen_Stoerungen.pdf; dx.doi.org/10.1024/1422-4917.36.2.81</text:p>
          </table:table-cell>
        </table:table-row>
        <table:table-row table:style-name="ro2">
          <table:table-cell table:style-name="ce3" office:value-type="float" office:value="244">
            <text:p>244</text:p>
          </table:table-cell>
          <table:table-cell table:style-name="ce3" office:value-type="string">
            <text:p>Banaschewski, Tobias; Coghill, David; Santosh, Paramala; Zuddas, Alessandro; Asherson, Philip; Buitelaar, Jan; Danckaerts, Marina; Döpfner, Manfred; Faraone, Stephen V.; Rothenberger, Aribert; Sergeant, Joseph; Steinhausen, Hans-Christoph; Sonuga-Barke, Edmund J.S.; Taylor, Eric</text:p>
          </table:table-cell>
          <table:table-cell table:style-name="ce3" office:value-type="string">
            <text:p>Langwirksame Medikamente zur Behandlung der hyperkinetischen Störungen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inder- und Jugendpsychiatrie und Psychotherapie</text:p>
          </table:table-cell>
          <table:table-cell table:style-name="ce3"/>
          <table:table-cell table:style-name="ce3" office:value-type="string">
            <text:p>10.1024/1422-4917.36.2.97</text:p>
          </table:table-cell>
          <table:table-cell table:style-name="ce3"/>
          <table:table-cell table:style-name="ce3" office:value-type="string">
            <text:p>36</text:p>
          </table:table-cell>
          <table:table-cell table:style-name="ce3" office:value-type="string">
            <text:p>2</text:p>
          </table:table-cell>
          <table:table-cell table:style-name="ce3" office:value-type="string">
            <text:p>97-107</text:p>
          </table:table-cell>
          <table:table-cell table:style-name="ce3" office:value-type="string">
            <text:p>Langwirksame_Medikamente_zur_Behandlung_der_hyperkinetischen_Stoerungen_Teil_2_-_Ein_quantitativer_Vergleich_der_langwirksamen_Praeparate.pdf; dx.doi.org/10.1024/1422-4917.36.2.97</text:p>
          </table:table-cell>
        </table:table-row>
        <table:table-row table:style-name="ro2">
          <table:table-cell table:style-name="ce3" office:value-type="float" office:value="361">
            <text:p>361</text:p>
          </table:table-cell>
          <table:table-cell table:style-name="ce3" office:value-type="string">
            <text:p>Häßler, Frank; Dück, Alexander; Reis, Olaf; Buchmann, Johannes</text:p>
          </table:table-cell>
          <table:table-cell table:style-name="ce3" office:value-type="string">
            <text:p>Substanzgebundene Alternativen in der Therapie von ADHS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inder- und Jugendpsychiatrie und Psychotherapie</text:p>
          </table:table-cell>
          <table:table-cell table:style-name="ce3"/>
          <table:table-cell table:style-name="ce3" office:value-type="string">
            <text:p>10.1024/1422-4917.37.1.13</text:p>
          </table:table-cell>
          <table:table-cell table:style-name="ce3"/>
          <table:table-cell table:style-name="ce3" office:value-type="string">
            <text:p>37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3-25</text:p>
          </table:table-cell>
          <table:table-cell table:style-name="ce3" office:value-type="string">
            <text:p>Substanzgebundene_Alternativen_in_der_Therapie_von_ADHS.pdf; dx.doi.org/10.1024/1422-4917.37.1.13</text:p>
          </table:table-cell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 office:value-type="string">
            <text:p>Schreyer, Ina; Hampel, Petra</text:p>
          </table:table-cell>
          <table:table-cell table:style-name="ce3" office:value-type="string">
            <text:p>ADHS bei Jungen im Kindesalter - Lebensqualität und Erziehungsverhalten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inder- und Jugendpsychiatrie und Psychotherapie</text:p>
          </table:table-cell>
          <table:table-cell table:style-name="ce3"/>
          <table:table-cell table:style-name="ce3" office:value-type="string">
            <text:p>10.1024/1422-4917.37.1.69</text:p>
          </table:table-cell>
          <table:table-cell table:style-name="ce3"/>
          <table:table-cell table:style-name="ce3" office:value-type="string">
            <text:p>37</text:p>
          </table:table-cell>
          <table:table-cell table:style-name="ce3" office:value-type="string">
            <text:p>1</text:p>
          </table:table-cell>
          <table:table-cell table:style-name="ce3" office:value-type="string">
            <text:p>69-75</text:p>
          </table:table-cell>
          <table:table-cell table:style-name="ce3" office:value-type="string">
            <text:p>ADHS_bei_Jungen_im_Kindesalter.pdf; dx.doi.org/10.1024/1422-4917.37.1.69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Frölich, Jan; Lehmkuhl, Gerd; Döpfner, Manfred</text:p>
          </table:table-cell>
          <table:table-cell office:value-type="string">
            <text:p>Computerspiele im Kindes- und Jugendalter unter besonderer Betrachtung von Suchtverhalten, ADHS und Aggressivität</text:p>
          </table:table-cell>
          <table:table-cell office:value-type="string">
            <text:p>2009</text:p>
          </table:table-cell>
          <table:table-cell office:value-type="string">
            <text:p>Zeitschriftenaufsatz</text:p>
          </table:table-cell>
          <table:table-cell office:value-type="string">
            <text:p>Zeitschrift für Kinder- und Jugendpsychiatrie und Psychotherapie</text:p>
          </table:table-cell>
          <table:table-cell/>
          <table:table-cell office:value-type="string">
            <text:p>10.1024/1422-4917.37.5.393</text:p>
          </table:table-cell>
          <table:table-cell/>
          <table:table-cell office:value-type="string">
            <text:p>37</text:p>
          </table:table-cell>
          <table:table-cell office:value-type="string">
            <text:p>5</text:p>
          </table:table-cell>
          <table:table-cell office:value-type="string">
            <text:p>393-404</text:p>
          </table:table-cell>
          <table:table-cell office:value-type="string">
            <text:p>Computerspiele_im_Kindes-_und_Jugendalter_unter_besonderer_Betrachtung_von_Suchtverhalten_ADHS_und_Aggressivitaet.pdf; dx.doi.org/10.1024/1422-4917.37.5.393</text:p>
          </table:table-cell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3" office:value-type="string">
            <text:p>Ludolph, Andrea G.; Kölch, Michael; Plener, Paul L.; Schulze, Ulrike M.; Spröber, Nina; Fegert, Jörg M.</text:p>
          </table:table-cell>
          <table:table-cell table:style-name="ce3" office:value-type="string">
            <text:p>Aufmerksamkeitsdefizit-Hyperaktivitätsstörung (ADHS) und Straßenverkehr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inder- und Jugendpsychiatrie und Psychotherapie</text:p>
          </table:table-cell>
          <table:table-cell table:style-name="ce3"/>
          <table:table-cell table:style-name="ce3" office:value-type="string">
            <text:p>10.1024/1422-4917.37.5.405</text:p>
          </table:table-cell>
          <table:table-cell table:style-name="ce3"/>
          <table:table-cell table:style-name="ce3" office:value-type="string">
            <text:p>37</text:p>
          </table:table-cell>
          <table:table-cell table:style-name="ce3" office:value-type="string">
            <text:p>5</text:p>
          </table:table-cell>
          <table:table-cell table:style-name="ce3" office:value-type="string">
            <text:p>405-411</text:p>
          </table:table-cell>
          <table:table-cell table:style-name="ce3" office:value-type="string">
            <text:p>ADHS_und_Strassenverkehr.pdf; dx.doi.org/10.1024/1422-4917.37.5.405</text:p>
          </table:table-cell>
        </table:table-row>
        <table:table-row table:style-name="ro2">
          <table:table-cell table:style-name="ce3" office:value-type="float" office:value="314">
            <text:p>314</text:p>
          </table:table-cell>
          <table:table-cell table:style-name="ce3" office:value-type="string">
            <text:p>Ristow, Gerhard; Hermens, Angela; Schmidt, Martin H.; Holtmann, Martin; Banaschewski, Tobias; Poustka, Luise</text:p>
          </table:table-cell>
          <table:table-cell table:style-name="ce3" office:value-type="string">
            <text:p>Programm Zappelphilipp – Frühintervention bei delinquenten Kindern</text:p>
          </table:table-cell>
          <table:table-cell table:style-name="ce3" office:value-type="string">
            <text:p>2009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inder- und Jugendpsychiatrie und Psychotherapie</text:p>
          </table:table-cell>
          <table:table-cell table:style-name="ce3"/>
          <table:table-cell table:style-name="ce3" office:value-type="string">
            <text:p>10.1024/1422-4917.37.6.541</text:p>
          </table:table-cell>
          <table:table-cell table:style-name="ce3"/>
          <table:table-cell table:style-name="ce3" office:value-type="string">
            <text:p>37</text:p>
          </table:table-cell>
          <table:table-cell table:style-name="ce3" office:value-type="string">
            <text:p>6</text:p>
          </table:table-cell>
          <table:table-cell table:style-name="ce3" office:value-type="string">
            <text:p>541-550</text:p>
          </table:table-cell>
          <table:table-cell table:style-name="ce3" office:value-type="string">
            <text:p>Programm_Zappelphilipp___-___Fruehintervention_bei_delinquenten_Kindern.pdf; dx.doi.org/10.1024/1422-4917.37.6.541</text:p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Gevensleben, Holger; Moll, Gunther H.; Heinrich, Hartmut</text:p>
          </table:table-cell>
          <table:table-cell office:value-type="string">
            <text:p>Neurofeedback-Training bei Kindern mit Aufmerksamkeitsdefizit-/ Hyperaktivitätsstörung (ADHS)</text:p>
          </table:table-cell>
          <table:table-cell office:value-type="string">
            <text:p>2010</text:p>
          </table:table-cell>
          <table:table-cell office:value-type="string">
            <text:p>Zeitschriftenaufsatz</text:p>
          </table:table-cell>
          <table:table-cell office:value-type="string">
            <text:p>Zeitschrift für Kinder- und Jugendpsychiatrie und Psychotherapie</text:p>
          </table:table-cell>
          <table:table-cell/>
          <table:table-cell office:value-type="string">
            <text:p>10.1024/1422-4917/a000070</text:p>
          </table:table-cell>
          <table:table-cell/>
          <table:table-cell office:value-type="string">
            <text:p>38</text:p>
          </table:table-cell>
          <table:table-cell office:value-type="string">
            <text:p>6</text:p>
          </table:table-cell>
          <table:table-cell office:value-type="string">
            <text:p>409-420</text:p>
          </table:table-cell>
          <table:table-cell office:value-type="string">
            <text:p>Neurofeedback-Training_bei_Kindern_mit_ADHS.pdf; dx.doi.org ... a000070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Gevensleben, Holger; Moll, Gunther H.; Heinrich, Hartmut</text:p>
          </table:table-cell>
          <table:table-cell office:value-type="string">
            <text:p>Neurofeedback-Training bei Kindern mit Aufmerksamkeitsdefizit-/ Hyperaktivitätsstörung (ADHS)</text:p>
          </table:table-cell>
          <table:table-cell office:value-type="string">
            <text:p>2010</text:p>
          </table:table-cell>
          <table:table-cell office:value-type="string">
            <text:p>Zeitschriftenaufsatz</text:p>
          </table:table-cell>
          <table:table-cell office:value-type="string">
            <text:p>Zeitschrift für Kinder- und Jugendpsychiatrie und Psychotherapie</text:p>
          </table:table-cell>
          <table:table-cell/>
          <table:table-cell office:value-type="string">
            <text:p>10.1024/1422-4917/a000070</text:p>
          </table:table-cell>
          <table:table-cell/>
          <table:table-cell office:value-type="string">
            <text:p>38</text:p>
          </table:table-cell>
          <table:table-cell office:value-type="string">
            <text:p>6</text:p>
          </table:table-cell>
          <table:table-cell office:value-type="string">
            <text:p>409-420</text:p>
          </table:table-cell>
          <table:table-cell office:value-type="string">
            <text:p>Neurofeedback_-_Training_bei_Kindern_mit_Aufmerksamkeitsdefizit_-__Hyperaktivitaetsstoerung_ADHS.pdf; dx.doi.org ... a000070</text:p>
          </table:table-cell>
        </table:table-row>
        <table:table-row table:style-name="ro2">
          <table:table-cell office:value-type="float" office:value="403">
            <text:p>403</text:p>
          </table:table-cell>
          <table:table-cell office:value-type="string">
            <text:p>Grasmann, Dörte; Stadler, Christina</text:p>
          </table:table-cell>
          <table:table-cell office:value-type="string">
            <text:p>VIA – Intensivtherapeutischer Behandlungsansatz bei Störungen des Sozialverhaltens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Zeitschrift für Kinder- und Jugendpsychiatrie und Psychotherapie</text:p>
          </table:table-cell>
          <table:table-cell/>
          <table:table-cell office:value-type="string">
            <text:p>10.1024/1422-4917/a000080</text:p>
          </table:table-cell>
          <table:table-cell/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string">
            <text:p>23-31</text:p>
          </table:table-cell>
          <table:table-cell office:value-type="string">
            <text:p>VIA_Intensivtherapeutischer_Behandlungsansatz_bei_Stoerungen_des_Sozialverhaltens.pdf; dx.doi.org ... a000080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Rhiner, Bruno; Graf, Thomas; Dammann, Gerhard; Fürstenau, Ute</text:p>
          </table:table-cell>
          <table:table-cell office:value-type="string">
            <text:p>Multisystemische Therapie (MST) für Jugendliche mit schweren Störungen des Sozialverhaltens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Zeitschrift für Kinder- und Jugendpsychiatrie und Psychotherapie</text:p>
          </table:table-cell>
          <table:table-cell/>
          <table:table-cell office:value-type="string">
            <text:p>10.1024/1422-4917/a000081</text:p>
          </table:table-cell>
          <table:table-cell/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string">
            <text:p>33-39</text:p>
          </table:table-cell>
          <table:table-cell office:value-type="string">
            <text:p>Multisystemische_Therapie_MST_fuer_Jugendliche_mit_schweren_Stoerungen_des_Sozialverhaltens.pdf; dx.doi.org ... a000081</text:p>
          </table:table-cell>
        </table:table-row>
        <table:table-row table:style-name="ro2">
          <table:table-cell table:style-name="ce3" office:value-type="float" office:value="232">
            <text:p>232</text:p>
          </table:table-cell>
          <table:table-cell table:style-name="ce3" office:value-type="string">
            <text:p>Sinzig, Judith; Lehmkuhl, Gerd</text:p>
          </table:table-cell>
          <table:table-cell table:style-name="ce3" office:value-type="string">
            <text:p>Komorbiditäten bei Autismus-Spektrum-Erkrankungen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inder- und Jugendpsychiatrie und Psychotherapie</text:p>
          </table:table-cell>
          <table:table-cell table:style-name="ce3"/>
          <table:table-cell table:style-name="ce3" office:value-type="string">
            <text:p>10.1024/1422-4917/a000095</text:p>
          </table:table-cell>
          <table:table-cell table:style-name="ce3"/>
          <table:table-cell table:style-name="ce3" office:value-type="string">
            <text:p>39</text:p>
          </table:table-cell>
          <table:table-cell table:style-name="ce3" office:value-type="string">
            <text:p>2</text:p>
          </table:table-cell>
          <table:table-cell table:style-name="ce3" office:value-type="string">
            <text:p>91-99</text:p>
          </table:table-cell>
          <table:table-cell table:style-name="ce3" office:value-type="string">
            <text:p>Komorbiditaeten_bei_Autismus_-_Spektrum_-_Erkrankungen__-__Stand_der_Forschung_und_Aufgaben_fuer_die_Zukunft.pdf; dx.doi.org ... a000095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Poustka, Luise; Bender, Frauke; Bock, Marita; Bölte, Sven; Möhler, Eva; Banaschewski, Tobias; Goth, Kirstin</text:p>
          </table:table-cell>
          <table:table-cell office:value-type="string">
            <text:p>Temperament und soziale Reaktivität bei Autismus-Spektrum-Störungen und ADHS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Zeitschrift für Kinder- und Jugendpsychiatrie und Psychotherapie</text:p>
          </table:table-cell>
          <table:table-cell/>
          <table:table-cell office:value-type="string">
            <text:p>10.1024/1422-4917/a000099</text:p>
          </table:table-cell>
          <table:table-cell/>
          <table:table-cell office:value-type="string">
            <text:p>39</text:p>
          </table:table-cell>
          <table:table-cell office:value-type="string">
            <text:p>2</text:p>
          </table:table-cell>
          <table:table-cell office:value-type="string">
            <text:p>133-141</text:p>
          </table:table-cell>
          <table:table-cell office:value-type="string">
            <text:p>Temperament_und_soziale_Reaktivitaet_bei_Autismus-Spektrum-Stoerungen_und_ADHS.pdf; dx.doi.org ... a000099</text:p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Schmitman gen. Pothmann, Marion; Petermann, Ulrike; Petermann, Franz; Zakis, Daniela</text:p>
          </table:table-cell>
          <table:table-cell office:value-type="string">
            <text:p>Training sozialer Fertigkeiten für Kinder mit ADHS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Zeitschrift für Kinder- und Jugendpsychiatrie und Psychotherapie</text:p>
          </table:table-cell>
          <table:table-cell/>
          <table:table-cell office:value-type="string">
            <text:p>10.1024/1422-4917/a000114</text:p>
          </table:table-cell>
          <table:table-cell/>
          <table:table-cell office:value-type="string">
            <text:p>39</text:p>
          </table:table-cell>
          <table:table-cell office:value-type="string">
            <text:p>4</text:p>
          </table:table-cell>
          <table:table-cell office:value-type="string">
            <text:p>277-285</text:p>
          </table:table-cell>
          <table:table-cell office:value-type="string">
            <text:p>Training_sozialer_Fertigkeiten_fuer_Kinder_mit_ADHS.pdf; dx.doi.org ... a000114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Schwenck, Christina; Schmitt, Dominique; Sievers, Sabrina; Romanos, Marcel; Warnke, Andreas; Schneider, Wolfgang</text:p>
          </table:table-cell>
          <table:table-cell office:value-type="string">
            <text:p>Kognitive und emotionale Empathie bei Kindern und Jugendlichen mit ADHS und Störung des Sozialverhaltens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Zeitschrift für Kinder- und Jugendpsychiatrie und Psychotherapie</text:p>
          </table:table-cell>
          <table:table-cell/>
          <table:table-cell office:value-type="string">
            <text:p>10.1024/1422-4917/a000118</text:p>
          </table:table-cell>
          <table:table-cell/>
          <table:table-cell office:value-type="string">
            <text:p>39</text:p>
          </table:table-cell>
          <table:table-cell office:value-type="string">
            <text:p>4</text:p>
          </table:table-cell>
          <table:table-cell office:value-type="string">
            <text:p>265-276</text:p>
          </table:table-cell>
          <table:table-cell office:value-type="string">
            <text:p>Kognitive_und_emotionale_Empathie_bei_Kindern_und_Jugendlichen_mit_ADHS_und_Stoerung_des_Sozialverhaltens.pdf; dx.doi.org ... a000118</text:p>
          </table:table-cell>
        </table:table-row>
        <table:table-row table:style-name="ro2">
          <table:table-cell table:style-name="ce3" office:value-type="float" office:value="112">
            <text:p>112</text:p>
          </table:table-cell>
          <table:table-cell table:style-name="ce3" office:value-type="string">
            <text:p>Vloet, Timo D.; Konrad, Kerstin; Herpertz-Dahlmann, Beate; Kohls, Gregor</text:p>
          </table:table-cell>
          <table:table-cell table:style-name="ce3" office:value-type="string">
            <text:p>Der Einfluss sozialer und monetärer Belohnungen auf die Inhibitions- fähigkeit von Jungen mit hyperkine- tischer Störung des Sozialverhaltens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inder- und Jugendpsychiatrie und Psychotherapie</text:p>
          </table:table-cell>
          <table:table-cell table:style-name="ce3"/>
          <table:table-cell table:style-name="ce3" office:value-type="string">
            <text:p>10.1024/1422-4917/a000127</text:p>
          </table:table-cell>
          <table:table-cell table:style-name="ce3"/>
          <table:table-cell table:style-name="ce3" office:value-type="string">
            <text:p>39</text:p>
          </table:table-cell>
          <table:table-cell table:style-name="ce3" office:value-type="string">
            <text:p>5</text:p>
          </table:table-cell>
          <table:table-cell table:style-name="ce3" office:value-type="string">
            <text:p>341-349</text:p>
          </table:table-cell>
          <table:table-cell table:style-name="ce3" office:value-type="string">
            <text:p>Der_Einfluss_sozialer_und_monetaerer_Belohnungen_auf_die_Inhibitionsfaehigkeit_von_Jungen_mit_hyperkinetischer_Stoerung_des_Sozialverhaltens.pdf; dx.doi.org ... a00012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etermann, Franz; Lehmkuhl, Gerd</text:p>
          </table:table-cell>
          <table:table-cell office:value-type="string">
            <text:p>ADHS und Störung des Sozialverhaltens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Zeitschrift für Kinder- und Jugendpsychiatrie und Psychotherapie</text:p>
          </table:table-cell>
          <table:table-cell/>
          <table:table-cell office:value-type="string">
            <text:p>10.1024/1422-4917/a000141</text:p>
          </table:table-cell>
          <table:table-cell/>
          <table:table-cell office:value-type="string">
            <text:p>39</text:p>
          </table:table-cell>
          <table:table-cell office:value-type="string">
            <text:p>6</text:p>
          </table:table-cell>
          <table:table-cell office:value-type="string">
            <text:p>421-426</text:p>
          </table:table-cell>
          <table:table-cell office:value-type="string">
            <text:p>ADHS_und_Stoerung_des_Sozialverhaltens.pdf; dx.doi.org ... a000141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Stadler, Christina</text:p>
          </table:table-cell>
          <table:table-cell office:value-type="string">
            <text:p>Störungen des Sozialverhaltens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Zeitschrift für Kinder- und Jugendpsychiatrie und Psychotherapie</text:p>
          </table:table-cell>
          <table:table-cell/>
          <table:table-cell office:value-type="string">
            <text:p>10.1024/1422-4917/a000145</text:p>
          </table:table-cell>
          <table:table-cell/>
          <table:table-cell office:value-type="string">
            <text:p>40</text:p>
          </table:table-cell>
          <table:table-cell office:value-type="string">
            <text:p>1</text:p>
          </table:table-cell>
          <table:table-cell table:style-name="ce4" office:value-type="date" office:date-value="2019-07-01">
            <text:p>01.07.19</text:p>
          </table:table-cell>
          <table:table-cell office:value-type="string">
            <text:p>Stoerungen_des_Sozialverhaltens.pdf; dx.doi.org ... a000145</text:p>
          </table:table-cell>
        </table:table-row>
        <table:table-row table:style-name="ro2">
          <table:table-cell table:style-name="ce3" office:value-type="float" office:value="292">
            <text:p>292</text:p>
          </table:table-cell>
          <table:table-cell table:style-name="ce3" office:value-type="string">
            <text:p>Pflug, Verena; Seehagen, Sabine; Schneider, Silvia</text:p>
          </table:table-cell>
          <table:table-cell table:style-name="ce3" office:value-type="string">
            <text:p>Nichts Neues seit dem «kleinen Hans» und dem «kleinen Peter»?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inder- und Jugendpsychiatrie und Psychotherapie</text:p>
          </table:table-cell>
          <table:table-cell table:style-name="ce3"/>
          <table:table-cell table:style-name="ce3" office:value-type="string">
            <text:p>10.1024/1422-4917/a000146</text:p>
          </table:table-cell>
          <table:table-cell table:style-name="ce3"/>
          <table:table-cell table:style-name="ce3" office:value-type="string">
            <text:p>4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1-28</text:p>
          </table:table-cell>
          <table:table-cell table:style-name="ce3" office:value-type="string">
            <text:p>Nichts_Neues_seit_dem_kleinen_Hans_und_dem_kleinen_Peter.pdf; dx.doi.org ... a000146</text:p>
          </table:table-cell>
        </table:table-row>
        <table:table-row table:style-name="ro2">
          <table:table-cell table:style-name="ce3" office:value-type="float" office:value="214">
            <text:p>214</text:p>
          </table:table-cell>
          <table:table-cell table:style-name="ce3" office:value-type="string">
            <text:p>Schürmann, Stephanie; Breuer, Dieter; Wolff Metternich-Kaizman, Tanja; Döpfner, Manfred</text:p>
          </table:table-cell>
          <table:table-cell table:style-name="ce3" office:value-type="string">
            <text:p>Intellektuelle Fähigkeiten bei Jugendlichen mit früherer ADHS-Diagnose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inder- und Jugendpsychiatrie und Psychotherapie</text:p>
          </table:table-cell>
          <table:table-cell table:style-name="ce3"/>
          <table:table-cell table:style-name="ce3" office:value-type="string">
            <text:p>10.1024/1422-4917/a000149</text:p>
          </table:table-cell>
          <table:table-cell table:style-name="ce3"/>
          <table:table-cell table:style-name="ce3" office:value-type="string">
            <text:p>4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51-60</text:p>
          </table:table-cell>
          <table:table-cell table:style-name="ce3" office:value-type="string">
            <text:p>Intellektuelle_Faehigkeiten_bei_Jugendlichen_mit_frueherer_ADHS-Diagnose.pdf; dx.doi.org ... a000149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Hässler, Frank; Thome, Johannes</text:p>
          </table:table-cell>
          <table:table-cell office:value-type="string">
            <text:p>Intelligenzminderung und ADHS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Zeitschrift für Kinder- und Jugendpsychiatrie und Psychotherapie</text:p>
          </table:table-cell>
          <table:table-cell/>
          <table:table-cell office:value-type="string">
            <text:p>10.1024/1422-4917/a000155</text:p>
          </table:table-cell>
          <table:table-cell/>
          <table:table-cell office:value-type="string">
            <text:p>40</text:p>
          </table:table-cell>
          <table:table-cell office:value-type="string">
            <text:p>2</text:p>
          </table:table-cell>
          <table:table-cell office:value-type="string">
            <text:p>83-94</text:p>
          </table:table-cell>
          <table:table-cell office:value-type="string">
            <text:p>Intelligenzminderung_und_ADHS.pdf; dx.doi.org ... a000155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Schmitt, Kathrin; Gold, Andreas; Rauch, Wolfgang A.</text:p>
          </table:table-cell>
          <table:table-cell office:value-type="string">
            <text:p>Defizitäre adaptive Emotions- regulation bei Kindern mit ADHS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Zeitschrift für Kinder- und Jugendpsychiatrie und Psychotherapie</text:p>
          </table:table-cell>
          <table:table-cell/>
          <table:table-cell office:value-type="string">
            <text:p>10.1024/1422-4917/a000156</text:p>
          </table:table-cell>
          <table:table-cell/>
          <table:table-cell office:value-type="string">
            <text:p>40</text:p>
          </table:table-cell>
          <table:table-cell office:value-type="string">
            <text:p>2</text:p>
          </table:table-cell>
          <table:table-cell office:value-type="string">
            <text:p>95-103</text:p>
          </table:table-cell>
          <table:table-cell office:value-type="string">
            <text:p>Defizitaere_adaptive_Emotionsregulation_bei_Kindern_mit_ADHS.pdf; dx.doi.org ... a000156</text:p>
          </table:table-cell>
        </table:table-row>
        <table:table-row table:style-name="ro2">
          <table:table-cell table:style-name="ce3" office:value-type="float" office:value="290">
            <text:p>290</text:p>
          </table:table-cell>
          <table:table-cell table:style-name="ce3" office:value-type="string">
            <text:p>Plener, Paul L.; Kapusta, Nestor D.; Kölch, Michael G.; Kaess, Michael; Brunner, Romuald</text:p>
          </table:table-cell>
          <table:table-cell table:style-name="ce3" office:value-type="string">
            <text:p>Nicht-suizidale Selbstverletzung als eigenständige Diagnose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inder- und Jugendpsychiatrie und Psychotherapie</text:p>
          </table:table-cell>
          <table:table-cell table:style-name="ce3"/>
          <table:table-cell table:style-name="ce3" office:value-type="string">
            <text:p>10.1024/1422-4917/a000158</text:p>
          </table:table-cell>
          <table:table-cell table:style-name="ce3"/>
          <table:table-cell table:style-name="ce3" office:value-type="string">
            <text:p>40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13-120</text:p>
          </table:table-cell>
          <table:table-cell table:style-name="ce3" office:value-type="string">
            <text:p>Nicht-suizidale_Selbstverletzung_als_eigenstaendige_Diagnose.pdf; dx.doi.org ... a000158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Schmidtendorf, Steffen; Christmann, Norbert; Heinrichs, Nina</text:p>
          </table:table-cell>
          <table:table-cell office:value-type="string">
            <text:p>Leistungen von Kindern mit einer Störung der Aufmerksamkeit im HAWIK-IV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Zeitschrift für Kinder- und Jugendpsychiatrie und Psychotherapie</text:p>
          </table:table-cell>
          <table:table-cell/>
          <table:table-cell office:value-type="string">
            <text:p>10.1024/1422-4917/a000169</text:p>
          </table:table-cell>
          <table:table-cell/>
          <table:table-cell office:value-type="string">
            <text:p>40</text:p>
          </table:table-cell>
          <table:table-cell office:value-type="string">
            <text:p>3</text:p>
          </table:table-cell>
          <table:table-cell office:value-type="string">
            <text:p>191-199</text:p>
          </table:table-cell>
          <table:table-cell office:value-type="string">
            <text:p>Leistungen_von_Kindern_mit_einer_Stoerung_der_Aufmerksamkeit_im_HAWIK_-_IV.pdf; dx.doi.org ... a000169</text:p>
          </table:table-cell>
        </table:table-row>
        <table:table-row table:style-name="ro2">
          <table:table-cell table:style-name="ce3" office:value-type="float" office:value="132">
            <text:p>132</text:p>
          </table:table-cell>
          <table:table-cell table:style-name="ce3" office:value-type="string">
            <text:p>Frölich, Jan; Banaschewski, Tobias; Spanagel, Rainer; Döpfner, Manfred; Lehmkuhl, Gerd</text:p>
          </table:table-cell>
          <table:table-cell table:style-name="ce3" office:value-type="string">
            <text:p>Die medikamentöse Behandlung der Aufmerksamkeitsdefizit-Hyperaktivitätsstörung im Kindes- und Jugendalter mit Amphetaminpräparaten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inder- und Jugendpsychiatrie und Psychotherapie</text:p>
          </table:table-cell>
          <table:table-cell table:style-name="ce3"/>
          <table:table-cell table:style-name="ce3" office:value-type="string">
            <text:p>10.1024/1422-4917/a000185</text:p>
          </table:table-cell>
          <table:table-cell table:style-name="ce3"/>
          <table:table-cell table:style-name="ce3" office:value-type="string">
            <text:p>40</text:p>
          </table:table-cell>
          <table:table-cell table:style-name="ce3" office:value-type="string">
            <text:p>5</text:p>
          </table:table-cell>
          <table:table-cell table:style-name="ce3" office:value-type="string">
            <text:p>287-300</text:p>
          </table:table-cell>
          <table:table-cell table:style-name="ce3" office:value-type="string">
            <text:p>Die_medikamentoese_Behandlung_der_Aufmerksamkeitsdefizit-_Hyperaktivitaetsstoerung_im_Kindesund_Jugendaltermit_Amphetaminpraeparaten.pdf; dx.doi.org ... a000185</text:p>
          </table:table-cell>
        </table:table-row>
        <table:table-row table:style-name="ro2">
          <table:table-cell table:style-name="ce3" office:value-type="float" office:value="316">
            <text:p>316</text:p>
          </table:table-cell>
          <table:table-cell table:style-name="ce3" office:value-type="string">
            <text:p>Müller, Kai W.; Ammerschläger, Marcella; Freisleder, Franz Joseph; Beutel, Manfred E.; Wölfling, Klaus</text:p>
          </table:table-cell>
          <table:table-cell table:style-name="ce3" office:value-type="string">
            <text:p>Suchtartige Internetnutzung als komorbide Störung im jugendpsychiatrischen Setting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inder- und Jugendpsychiatrie und Psychotherapie</text:p>
          </table:table-cell>
          <table:table-cell table:style-name="ce3"/>
          <table:table-cell table:style-name="ce3" office:value-type="string">
            <text:p>10.1024/1422-4917/a000190</text:p>
          </table:table-cell>
          <table:table-cell table:style-name="ce3"/>
          <table:table-cell table:style-name="ce3" office:value-type="string">
            <text:p>40</text:p>
          </table:table-cell>
          <table:table-cell table:style-name="ce3" office:value-type="string">
            <text:p>5</text:p>
          </table:table-cell>
          <table:table-cell table:style-name="ce3" office:value-type="string">
            <text:p>331-339</text:p>
          </table:table-cell>
          <table:table-cell table:style-name="ce3" office:value-type="string">
            <text:p>psuchtartige-internetnutzung-als-komorbide-storung-im-jugendpsychiatrischen-setting-pravalenz-und-psychopathologische-symptombelastungp.pdf; dx.doi.org ... a000190</text:p>
          </table:table-cell>
        </table:table-row>
        <table:table-row table:style-name="ro2">
          <table:table-cell table:style-name="ce3" office:value-type="float" office:value="438">
            <text:p>438</text:p>
          </table:table-cell>
          <table:table-cell table:style-name="ce3" office:value-type="string">
            <text:p>Kinnen, Claudia; Döpfner, Manfred</text:p>
          </table:table-cell>
          <table:table-cell table:style-name="ce3" office:value-type="string">
            <text:p>Zusammenhang von Therapeutischer Beziehung mit Symptomminderung und Behandlungszufriedenheit</text:p>
          </table:table-cell>
          <table:table-cell table:style-name="ce3" office:value-type="string">
            <text:p>2013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inder- und Jugendpsychiatrie und Psychotherapie</text:p>
          </table:table-cell>
          <table:table-cell table:style-name="ce3"/>
          <table:table-cell table:style-name="ce3" office:value-type="string">
            <text:p>10.1024/1422-4917/a000220</text:p>
          </table:table-cell>
          <table:table-cell table:style-name="ce3"/>
          <table:table-cell table:style-name="ce3" office:value-type="string">
            <text:p>41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33-144</text:p>
          </table:table-cell>
          <table:table-cell table:style-name="ce3" office:value-type="string">
            <text:p>Zusammenhang_von_Therapeutischer_Beziehung_mit_Symptomminderung_und_Behandlungszufriedenheit.pdf; dx.doi.org ... a000220</text:p>
          </table:table-cell>
        </table:table-row>
        <table:table-row table:style-name="ro2">
          <table:table-cell table:style-name="ce3" office:value-type="float" office:value="134">
            <text:p>134</text:p>
          </table:table-cell>
          <table:table-cell table:style-name="ce3" office:value-type="string">
            <text:p>Amonn, Frauke; Frölich, Jan; Döpfner, Manfred</text:p>
          </table:table-cell>
          <table:table-cell table:style-name="ce3" office:value-type="string">
            <text:p>Die Wirksamkeit neuropsychologischer Trainingsverfahren bei Kindern und Jugendlichen mit Aufmerksamkeitsdefizit-Hyperaktivitätsstörung (ADHS)</text:p>
          </table:table-cell>
          <table:table-cell table:style-name="ce3" office:value-type="string">
            <text:p>2013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inder- und Jugendpsychiatrie und Psychotherapie</text:p>
          </table:table-cell>
          <table:table-cell table:style-name="ce3"/>
          <table:table-cell table:style-name="ce3" office:value-type="string">
            <text:p>10.1024/1422-4917/a000233</text:p>
          </table:table-cell>
          <table:table-cell table:style-name="ce3"/>
          <table:table-cell table:style-name="ce3" office:value-type="string">
            <text:p>41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99-215</text:p>
          </table:table-cell>
          <table:table-cell table:style-name="ce3" office:value-type="string">
            <text:p>Die_Wirksamkeit_neuropsychologischer_Trainingsverfahren_bei_Kindern_und_Jugendlichen_mit_Aufmerksamkeitsdefizit_-_Hyperaktivitaetsstoerung_ADHS.pdf; dx.doi.org ... a000233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Vloet, Timo D.; Großheinrich, Nicola; Konrad, Kerstin; Freitag, Christine M.; Herpertz-Dahlmann, Beate</text:p>
          </table:table-cell>
          <table:table-cell office:value-type="string">
            <text:p>Mädchen mit Störungen des Sozialverhaltens</text:p>
          </table:table-cell>
          <table:table-cell office:value-type="string">
            <text:p>2014</text:p>
          </table:table-cell>
          <table:table-cell office:value-type="string">
            <text:p>Zeitschriftenaufsatz</text:p>
          </table:table-cell>
          <table:table-cell office:value-type="string">
            <text:p>Zeitschrift für Kinder- und Jugendpsychiatrie und Psychotherapie</text:p>
          </table:table-cell>
          <table:table-cell/>
          <table:table-cell office:value-type="string">
            <text:p>10.1024/1422-4917/a000276</text:p>
          </table:table-cell>
          <table:table-cell/>
          <table:table-cell office:value-type="string">
            <text:p>42</text:p>
          </table:table-cell>
          <table:table-cell office:value-type="string">
            <text:p>2</text:p>
          </table:table-cell>
          <table:table-cell office:value-type="string">
            <text:p>95-108</text:p>
          </table:table-cell>
          <table:table-cell office:value-type="string">
            <text:p>madchen-mit-storungen-des-sozialverhaltens.pdf; dx.doi.org ... a000276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Thomasius, Rainer; Sack, Peter-Michael; Strittmatter, Esther; Kaess, Michael</text:p>
          </table:table-cell>
          <table:table-cell office:value-type="string">
            <text:p>Substanzgebrauchsstörung und nicht-substanzgebundene Süchte im DSM-5</text:p>
          </table:table-cell>
          <table:table-cell office:value-type="string">
            <text:p>2014</text:p>
          </table:table-cell>
          <table:table-cell office:value-type="string">
            <text:p>Zeitschriftenaufsatz</text:p>
          </table:table-cell>
          <table:table-cell office:value-type="string">
            <text:p>Zeitschrift für Kinder- und Jugendpsychiatrie und Psychotherapie</text:p>
          </table:table-cell>
          <table:table-cell/>
          <table:table-cell office:value-type="string">
            <text:p>10.1024/1422-4917/a000278</text:p>
          </table:table-cell>
          <table:table-cell/>
          <table:table-cell office:value-type="string">
            <text:p>42</text:p>
          </table:table-cell>
          <table:table-cell office:value-type="string">
            <text:p>2</text:p>
          </table:table-cell>
          <table:table-cell office:value-type="string">
            <text:p>115-120</text:p>
          </table:table-cell>
          <table:table-cell office:value-type="string">
            <text:p>substanzgebrauchsstorung-und-nicht-substanzgebundene-suchte-im-dsm-5.pdf; dx.doi.org ... a000278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Nyberg, Elisabeth; Stieglitz, Rolf-Dieter</text:p>
          </table:table-cell>
          <table:table-cell office:value-type="string">
            <text:p>Psychotherapie der Aufmerksamkeitsdefizit-/Hyperaktivitätsstörung (ADHS) im Erwachsenenalter</text:p>
          </table:table-cell>
          <table:table-cell office:value-type="string">
            <text:p>2006</text:p>
          </table:table-cell>
          <table:table-cell office:value-type="string">
            <text:p>Zeitschriftenaufsatz</text:p>
          </table:table-cell>
          <table:table-cell office:value-type="string">
            <text:p>Zeitschrift für Psychiatrie, Psychologie und Psychotherapie</text:p>
          </table:table-cell>
          <table:table-cell/>
          <table:table-cell office:value-type="string">
            <text:p>10.1024/1661-4747.54.2.111</text:p>
          </table:table-cell>
          <table:table-cell/>
          <table:table-cell office:value-type="string">
            <text:p>54</text:p>
          </table:table-cell>
          <table:table-cell office:value-type="string">
            <text:p>2</text:p>
          </table:table-cell>
          <table:table-cell office:value-type="string">
            <text:p>111-121</text:p>
          </table:table-cell>
          <table:table-cell office:value-type="string">
            <text:p>Psychotherapie_adhs.pdf; dx.doi.org/10.1024/1661-4747.54.2.111</text:p>
          </table:table-cell>
        </table:table-row>
        <table:table-row table:style-name="ro2">
          <table:table-cell table:style-name="ce3" office:value-type="float" office:value="234">
            <text:p>234</text:p>
          </table:table-cell>
          <table:table-cell table:style-name="ce3" office:value-type="string">
            <text:p>Schmidt, Sören; Brücher, Klaus; Petermann, Franz</text:p>
          </table:table-cell>
          <table:table-cell table:style-name="ce3" office:value-type="string">
            <text:p>Komorbidität der Aufmerksamkeitsdefizit-/Hyperaktivitätsstörung (ADHS) im Erwachsenenalter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Psychiatrie, Psychologie und Psychotherapie</text:p>
          </table:table-cell>
          <table:table-cell table:style-name="ce3"/>
          <table:table-cell table:style-name="ce3" office:value-type="string">
            <text:p>10.1024/1661-4747.54.2.123</text:p>
          </table:table-cell>
          <table:table-cell table:style-name="ce3"/>
          <table:table-cell table:style-name="ce3" office:value-type="string">
            <text:p>54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23-132</text:p>
          </table:table-cell>
          <table:table-cell table:style-name="ce3" office:value-type="string">
            <text:p>Komorbiditaet_der_ADHS_im_Erwachsenenalter.pdf; dx.doi.org/10.1024/1661-4747.54.2.123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Stieglitz, Rolf-Dieter; Rösler, Michael</text:p>
          </table:table-cell>
          <table:table-cell office:value-type="string">
            <text:p>Diagnostik der Aufmerksamkeitsdefizit-/Hyperaktivitätsstörung (ADHS) im Erwachsenenalter</text:p>
          </table:table-cell>
          <table:table-cell office:value-type="string">
            <text:p>2006</text:p>
          </table:table-cell>
          <table:table-cell office:value-type="string">
            <text:p>Zeitschriftenaufsatz</text:p>
          </table:table-cell>
          <table:table-cell office:value-type="string">
            <text:p>Zeitschrift für Psychiatrie, Psychologie und Psychotherapie</text:p>
          </table:table-cell>
          <table:table-cell/>
          <table:table-cell office:value-type="string">
            <text:p>10.1024/1661-4747.54.2.87</text:p>
          </table:table-cell>
          <table:table-cell/>
          <table:table-cell office:value-type="string">
            <text:p>54</text:p>
          </table:table-cell>
          <table:table-cell office:value-type="string">
            <text:p>2</text:p>
          </table:table-cell>
          <table:table-cell office:value-type="string">
            <text:p>87-98</text:p>
          </table:table-cell>
          <table:table-cell office:value-type="string">
            <text:p>Diagnostik_von_ADHS_im_Erwachsenenalter.pdf; dx.doi.org/10.1024/1661-4747.54.2.87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Remmel, Andreas; Bohus, Martin</text:p>
          </table:table-cell>
          <table:table-cell office:value-type="string">
            <text:p>Pharmakologische und psycho- therapeutische Behandlung der Borderline-Störung</text:p>
          </table:table-cell>
          <table:table-cell office:value-type="string">
            <text:p>2006</text:p>
          </table:table-cell>
          <table:table-cell office:value-type="string">
            <text:p>Zeitschriftenaufsatz</text:p>
          </table:table-cell>
          <table:table-cell office:value-type="string">
            <text:p>Zeitschrift für Psychiatrie, Psychologie und Psychotherapie</text:p>
          </table:table-cell>
          <table:table-cell/>
          <table:table-cell office:value-type="string">
            <text:p>10.1024/1661-4747.54.3.185</text:p>
          </table:table-cell>
          <table:table-cell/>
          <table:table-cell office:value-type="string">
            <text:p>54</text:p>
          </table:table-cell>
          <table:table-cell office:value-type="string">
            <text:p>3</text:p>
          </table:table-cell>
          <table:table-cell office:value-type="string">
            <text:p>185-197</text:p>
          </table:table-cell>
          <table:table-cell office:value-type="string">
            <text:p>Pharmakologische_und_psychotherapeutische_Behandlung_der_Borderline-Stoerung.pdf; dx.doi.org/10.1024/1661-4747.54.3.185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string">
            <text:p>Huppertz, Michael</text:p>
          </table:table-cell>
          <table:table-cell table:style-name="ce3" office:value-type="string">
            <text:p>Achtsamkeit in der Dialektisch- Behavioralen Therapie (DBT)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Psychiatrie, Psychologie und Psychotherapie</text:p>
          </table:table-cell>
          <table:table-cell table:style-name="ce3"/>
          <table:table-cell table:style-name="ce3" office:value-type="string">
            <text:p>10.1024/1661-4747.54.4.255</text:p>
          </table:table-cell>
          <table:table-cell table:style-name="ce3"/>
          <table:table-cell table:style-name="ce3" office:value-type="string">
            <text:p>54</text:p>
          </table:table-cell>
          <table:table-cell table:style-name="ce3" office:value-type="string">
            <text:p>4</text:p>
          </table:table-cell>
          <table:table-cell table:style-name="ce3" office:value-type="string">
            <text:p>255-264</text:p>
          </table:table-cell>
          <table:table-cell table:style-name="ce3" office:value-type="string">
            <text:p>Achtsamkeit_in_der_Dialektisch-_Behavioralen_Therapie_DBT.pdf; dx.doi.org/10.1024/1661-4747.54.4.255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Schmidt, Sören; Petermann, Franz</text:p>
          </table:table-cell>
          <table:table-cell office:value-type="string">
            <text:p>Entwicklungspsychopathologie der ADHS</text:p>
          </table:table-cell>
          <table:table-cell office:value-type="string">
            <text:p>2008</text:p>
          </table:table-cell>
          <table:table-cell office:value-type="string">
            <text:p>Zeitschriftenaufsatz</text:p>
          </table:table-cell>
          <table:table-cell office:value-type="string">
            <text:p>Zeitschrift für Psychiatrie, Psychologie und Psychotherapie</text:p>
          </table:table-cell>
          <table:table-cell/>
          <table:table-cell office:value-type="string">
            <text:p>10.1024/1661-4747.56.4.265</text:p>
          </table:table-cell>
          <table:table-cell/>
          <table:table-cell office:value-type="string">
            <text:p>56</text:p>
          </table:table-cell>
          <table:table-cell office:value-type="string">
            <text:p>4</text:p>
          </table:table-cell>
          <table:table-cell office:value-type="string">
            <text:p>265-274</text:p>
          </table:table-cell>
          <table:table-cell office:value-type="string">
            <text:p>Entwicklungspsychopathologie_der_ADHS.pdf; dx.doi.org/10.1024/1661-4747.56.4.265</text:p>
          </table:table-cell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string">
            <text:p>Tischler, Lars; Schmidt, Sören; Petermann, Franz; Koglin, Ute</text:p>
          </table:table-cell>
          <table:table-cell table:style-name="ce3" office:value-type="string">
            <text:p>ADHS im Jugendalter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Psychiatrie, Psychologie und Psychotherapie</text:p>
          </table:table-cell>
          <table:table-cell table:style-name="ce3"/>
          <table:table-cell table:style-name="ce3" office:value-type="string">
            <text:p>10.1024/1661-4747.a000003</text:p>
          </table:table-cell>
          <table:table-cell table:style-name="ce3"/>
          <table:table-cell table:style-name="ce3" office:value-type="string">
            <text:p>58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3-34</text:p>
          </table:table-cell>
          <table:table-cell table:style-name="ce3" office:value-type="string">
            <text:p>ADHS_im_Jugendalter.pdf; dx.doi.org/10.1024/1661-4747.a000003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Lauth, Gerhard W.; Breuer, Jennifer; Minsel, Wolf-Rüdiger</text:p>
          </table:table-cell>
          <table:table-cell office:value-type="string">
            <text:p>Goal Attainment Scaling in der Ermittlung der Behandlungs- wirksamkeit bei der behavioralen Therapie von Erwachsenen mit ADHS</text:p>
          </table:table-cell>
          <table:table-cell office:value-type="string">
            <text:p>2010</text:p>
          </table:table-cell>
          <table:table-cell office:value-type="string">
            <text:p>Zeitschriftenaufsatz</text:p>
          </table:table-cell>
          <table:table-cell office:value-type="string">
            <text:p>Zeitschrift für Psychiatrie, Psychologie und Psychotherapie</text:p>
          </table:table-cell>
          <table:table-cell/>
          <table:table-cell office:value-type="string">
            <text:p>10.1024/1661-4747.a000005</text:p>
          </table:table-cell>
          <table:table-cell/>
          <table:table-cell office:value-type="string">
            <text:p>58</text:p>
          </table:table-cell>
          <table:table-cell office:value-type="string">
            <text:p>1</text:p>
          </table:table-cell>
          <table:table-cell office:value-type="string">
            <text:p>45-53</text:p>
          </table:table-cell>
          <table:table-cell office:value-type="string">
            <text:p>Goal_Attainment_Scaling_in_der_Ermittlung_der_Behandlungswirksamkeit_bei_der_behavioralen_Therapie_von_Erwachsenen_mit_ADHS.pdf; dx.doi.org/10.1024/1661-4747.a00000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Gerber, Wolf-Dieter</text:p>
          </table:table-cell>
          <table:table-cell office:value-type="string">
            <text:p>ADHS-Screening für Erwachsene (ADHS-E)</text:p>
          </table:table-cell>
          <table:table-cell office:value-type="string">
            <text:p>2010</text:p>
          </table:table-cell>
          <table:table-cell office:value-type="string">
            <text:p>Zeitschriftenaufsatz</text:p>
          </table:table-cell>
          <table:table-cell office:value-type="string">
            <text:p>Zeitschrift für Psychiatrie, Psychologie und Psychotherapie</text:p>
          </table:table-cell>
          <table:table-cell/>
          <table:table-cell office:value-type="string">
            <text:p>10.1024/1661-4747.a000008</text:p>
          </table:table-cell>
          <table:table-cell/>
          <table:table-cell office:value-type="string">
            <text:p>58</text:p>
          </table:table-cell>
          <table:table-cell office:value-type="string">
            <text:p>1</text:p>
          </table:table-cell>
          <table:table-cell office:value-type="string">
            <text:p>73-78</text:p>
          </table:table-cell>
          <table:table-cell office:value-type="string">
            <text:p>adhs-e.pdf; dx.doi.org/10.1024/1661-4747.a000008</text:p>
          </table:table-cell>
        </table:table-row>
        <table:table-row table:style-name="ro2">
          <table:table-cell table:style-name="ce3" office:value-type="float" office:value="216">
            <text:p>216</text:p>
          </table:table-cell>
          <table:table-cell table:style-name="ce3" office:value-type="string">
            <text:p>Hellwig-Brida, Susanne; Daseking, Monika; Petermann, Franz; Goldbeck, Lutz</text:p>
          </table:table-cell>
          <table:table-cell table:style-name="ce3" office:value-type="string">
            <text:p>Intelligenz- und Aufmerksamkeitsleistungen von Jungen mit ADHS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Psychiatrie, Psychologie und Psychotherapie</text:p>
          </table:table-cell>
          <table:table-cell table:style-name="ce3"/>
          <table:table-cell table:style-name="ce3" office:value-type="string">
            <text:p>10.1024/1661-4747/a000040</text:p>
          </table:table-cell>
          <table:table-cell table:style-name="ce3"/>
          <table:table-cell table:style-name="ce3" office:value-type="string">
            <text:p>58</text:p>
          </table:table-cell>
          <table:table-cell table:style-name="ce3" office:value-type="string">
            <text:p>4</text:p>
          </table:table-cell>
          <table:table-cell table:style-name="ce3" office:value-type="string">
            <text:p>299-308</text:p>
          </table:table-cell>
          <table:table-cell table:style-name="ce3" office:value-type="string">
            <text:p>Intelligenz_und_Aufmerksamkeitsleistungen_von_Jungen_mit_ADHS.pdf; dx.doi.org ... a000040</text:p>
          </table:table-cell>
        </table:table-row>
        <table:table-row table:style-name="ro2">
          <table:table-cell table:style-name="ce3" office:value-type="float" office:value="328">
            <text:p>328</text:p>
          </table:table-cell>
          <table:table-cell table:style-name="ce3" office:value-type="string">
            <text:p>Corbisiero, Salvatore; Buchli-Kammermann, Jacqueline; Stieglitz, Rolf-Dieter</text:p>
          </table:table-cell>
          <table:table-cell table:style-name="ce3" office:value-type="string">
            <text:p>Reliabilität und Validität des Wender-Reimherr-Interviews (WRI)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Psychiatrie, Psychologie und Psychotherapie</text:p>
          </table:table-cell>
          <table:table-cell table:style-name="ce3"/>
          <table:table-cell table:style-name="ce3" office:value-type="string">
            <text:p>10.1024/1661-4747/a000043</text:p>
          </table:table-cell>
          <table:table-cell table:style-name="ce3"/>
          <table:table-cell table:style-name="ce3" office:value-type="string">
            <text:p>58</text:p>
          </table:table-cell>
          <table:table-cell table:style-name="ce3" office:value-type="string">
            <text:p>4</text:p>
          </table:table-cell>
          <table:table-cell table:style-name="ce3" office:value-type="string">
            <text:p>323-331</text:p>
          </table:table-cell>
          <table:table-cell table:style-name="ce3" office:value-type="string">
            <text:p>Reliabilitaet_und_Validitaet_des_Wender-Reimherr-Interviews_WRI.pdf; dx.doi.org ... a000043</text:p>
          </table:table-cell>
        </table:table-row>
        <table:table-row table:style-name="ro2">
          <table:table-cell table:style-name="ce3" office:value-type="float" office:value="419">
            <text:p>419</text:p>
          </table:table-cell>
          <table:table-cell table:style-name="ce3" office:value-type="string">
            <text:p>Toussaint, Anne; Petermann, Franz; Schmidt, Sören; Petermann, Ulrike; Gerber-von Müller, Gabriele; Sinatchkin, Michael; Gerber, Wolf-Dieter</text:p>
          </table:table-cell>
          <table:table-cell table:style-name="ce3" office:value-type="string">
            <text:p>Wirksamkeit verhaltenstherapeutischer Maßnahmen auf die Aufmerksamkeits- und Exekutiv- funktionen bei Kindern und Jugendlichen mit ADHS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Psychiatrie, Psychologie und Psychotherapie</text:p>
          </table:table-cell>
          <table:table-cell table:style-name="ce3"/>
          <table:table-cell table:style-name="ce3" office:value-type="string">
            <text:p>10.1024/1661-4747/a000049</text:p>
          </table:table-cell>
          <table:table-cell table:style-name="ce3"/>
          <table:table-cell table:style-name="ce3" office:value-type="string">
            <text:p>59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5-36</text:p>
          </table:table-cell>
          <table:table-cell table:style-name="ce3" office:value-type="string">
            <text:p>Wirksamkeit_verhaltenstherapeutischer_Maßnahmen_auf_die_Aufmerksamkeits-_und_Exekutivfunktionen_bei_Kindern_und_Jugendlichen_mit_ADHS.pdf; dx.doi.org ... a000049</text:p>
          </table:table-cell>
        </table:table-row>
        <table:table-row table:style-name="ro2">
          <table:table-cell table:style-name="ce3" office:value-type="float" office:value="435">
            <text:p>435</text:p>
          </table:table-cell>
          <table:table-cell table:style-name="ce3" office:value-type="string">
            <text:p>Schmidt, Sören; Petermann, Franz</text:p>
          </table:table-cell>
          <table:table-cell table:style-name="ce3" office:value-type="string">
            <text:p>Zur Sensitivität und Spezifität des ADHS-Screening für Erwachsene (ADHS-E)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Psychiatrie, Psychologie und Psychotherapie</text:p>
          </table:table-cell>
          <table:table-cell table:style-name="ce3"/>
          <table:table-cell table:style-name="ce3" office:value-type="string">
            <text:p>10.1024/1661-4747/a000054</text:p>
          </table:table-cell>
          <table:table-cell table:style-name="ce3"/>
          <table:table-cell table:style-name="ce3" office:value-type="string">
            <text:p>59</text:p>
          </table:table-cell>
          <table:table-cell table:style-name="ce3" office:value-type="string">
            <text:p>1</text:p>
          </table:table-cell>
          <table:table-cell table:style-name="ce3" office:value-type="string">
            <text:p>73-78</text:p>
          </table:table-cell>
          <table:table-cell table:style-name="ce3" office:value-type="string">
            <text:p>Zur_Sensitivitaet_und_Spezifitaet_des_ADHS-Screening_fuer_Erwachsene_ADHS-E.pdf; dx.doi.org ... a000054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Cueni, Claudine; Abbruzzese, Elvira Augusta; Brühl, Annette Beatrix; Herwig, Uwe</text:p>
          </table:table-cell>
          <table:table-cell office:value-type="string">
            <text:p>Neuropsychologische Aspekte der Depression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Zeitschrift für Psychiatrie, Psychologie und Psychotherapie</text:p>
          </table:table-cell>
          <table:table-cell/>
          <table:table-cell office:value-type="string">
            <text:p>10.1024/1661-4747/a000060</text:p>
          </table:table-cell>
          <table:table-cell/>
          <table:table-cell office:value-type="string">
            <text:p>59</text:p>
          </table:table-cell>
          <table:table-cell office:value-type="string">
            <text:p>2</text:p>
          </table:table-cell>
          <table:table-cell office:value-type="string">
            <text:p>103-114</text:p>
          </table:table-cell>
          <table:table-cell office:value-type="string">
            <text:p>Neuropsychologische_Aspekte_der_Depression.pdf; dx.doi.org ... a000060</text:p>
          </table:table-cell>
        </table:table-row>
        <table:table-row table:style-name="ro2">
          <table:table-cell office:value-type="float" office:value="407">
            <text:p>407</text:p>
          </table:table-cell>
          <table:table-cell office:value-type="string">
            <text:p>Jacob, Gitta A.</text:p>
          </table:table-cell>
          <table:table-cell office:value-type="string">
            <text:p>Was ist innovativ an der Schematherapie?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Zeitschrift für Psychiatrie, Psychologie und Psychotherapie</text:p>
          </table:table-cell>
          <table:table-cell/>
          <table:table-cell office:value-type="string">
            <text:p>10.1024/1661-4747/a000069</text:p>
          </table:table-cell>
          <table:table-cell/>
          <table:table-cell office:value-type="string">
            <text:p>59</text:p>
          </table:table-cell>
          <table:table-cell office:value-type="string">
            <text:p>3</text:p>
          </table:table-cell>
          <table:table-cell office:value-type="string">
            <text:p>179-186</text:p>
          </table:table-cell>
          <table:table-cell office:value-type="string">
            <text:p>Was_ist_innovativ_an_der_Schematherapie.pdf; dx.doi.org ... a000069</text:p>
          </table:table-cell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Lieb Mobascher Reiß, Neele Arian Klaus</text:p>
          </table:table-cell>
          <table:table-cell office:value-type="string">
            <text:p>Schematherapie in Gruppen für Patienten mit Borderline-Persönlichkeitsstörung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Zeitschrift für Psychiatrie, Psychologie und Psychotherapie</text:p>
          </table:table-cell>
          <table:table-cell/>
          <table:table-cell office:value-type="string">
            <text:p>10.1024/1661-4747/a000070</text:p>
          </table:table-cell>
          <table:table-cell/>
          <table:table-cell office:value-type="string">
            <text:p>59</text:p>
          </table:table-cell>
          <table:table-cell office:value-type="string">
            <text:p>3</text:p>
          </table:table-cell>
          <table:table-cell office:value-type="string">
            <text:p>187-194</text:p>
          </table:table-cell>
          <table:table-cell office:value-type="string">
            <text:p>Schematherapie_in_Gruppen_fuer_Patienten_mit_Borderline-Persoenlichkeitsstoerung.pdf; dx.doi.org ... a00007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Auer, Maxie von; Neubauer, Karolin; Murray, Eileen; Petermann, Franz; L. Gerlach, Alexander; Helbig-Lang, Sylvia</text:p>
          </table:table-cell>
          <table:table-cell office:value-type="string">
            <text:p>Alles eine Frage der Aufmerksamkeit? Übersicht zu Effekten der computergestützten Modifikation von Aufmerksamkeitsverzerrungen auf Ängstlichkeit und Angststörungen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Zeitschrift für Psychiatrie, Psychologie und Psychotherapie</text:p>
          </table:table-cell>
          <table:table-cell/>
          <table:table-cell office:value-type="string">
            <text:p>10.1024/1661-4747/a000073</text:p>
          </table:table-cell>
          <table:table-cell/>
          <table:table-cell office:value-type="string">
            <text:p>59</text:p>
          </table:table-cell>
          <table:table-cell office:value-type="string">
            <text:p>3</text:p>
          </table:table-cell>
          <table:table-cell office:value-type="string">
            <text:p>213-225</text:p>
          </table:table-cell>
          <table:table-cell office:value-type="string">
            <text:p>alles-eine-frage-der-aufmerksamkeit-ubersicht-zu-effekten-der-computergestutzten-modifikation-von-aufmerksamkeitsverzerrungen-auf-angstlichkeit-und-angststo.pdf; dx.doi.org ... a00007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chmidt, Sören; Petermann, Franz</text:p>
          </table:table-cell>
          <table:table-cell office:value-type="string">
            <text:p>ADHS über die Lebensspanne – Symptome und neue diagnostische Ansätze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Zeitschrift für Psychiatrie, Psychologie und Psychotherapie</text:p>
          </table:table-cell>
          <table:table-cell/>
          <table:table-cell office:value-type="string">
            <text:p>10.1024/1661-4747/a000074</text:p>
          </table:table-cell>
          <table:table-cell/>
          <table:table-cell office:value-type="string">
            <text:p>59</text:p>
          </table:table-cell>
          <table:table-cell office:value-type="string">
            <text:p>3</text:p>
          </table:table-cell>
          <table:table-cell office:value-type="string">
            <text:p>227-238</text:p>
          </table:table-cell>
          <table:table-cell office:value-type="string">
            <text:p>ADHS_ueber_die_Lebensspanne_-_Symptome_und_neue_diagnostische_Ansaetze.pdf; dx.doi.org ... a000074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Schmidt, Sören; Brähler, Elmar; Petermann, Franz; Koglin, Ute</text:p>
          </table:table-cell>
          <table:table-cell office:value-type="string">
            <text:p>Komorbide Belastungen bei Jugendlichen und jungen Erwachsenen mit ADHS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Zeitschrift für Psychiatrie, Psychologie und Psychotherapie</text:p>
          </table:table-cell>
          <table:table-cell/>
          <table:table-cell office:value-type="string">
            <text:p>10.1024/1661-4747/a000094</text:p>
          </table:table-cell>
          <table:table-cell/>
          <table:table-cell office:value-type="string">
            <text:p>60</text:p>
          </table:table-cell>
          <table:table-cell office:value-type="string">
            <text:p>1</text:p>
          </table:table-cell>
          <table:table-cell office:value-type="string">
            <text:p>015-026</text:p>
          </table:table-cell>
          <table:table-cell office:value-type="string">
            <text:p>Komorbide_Belastungen_bei_Jugendlichen_und_jungen_Erwachsenen_mit_ADHS.pdf; dx.doi.org ... a000094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Plener, Paul L.; Fegert, Jörg M.; Freyberger, Harald J.</text:p>
          </table:table-cell>
          <table:table-cell office:value-type="string">
            <text:p>Nicht-suizidale Selbstverletzung (NSSV) und Suizidalität in der Adoleszenz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Zeitschrift für Psychiatrie, Psychologie und Psychotherapie</text:p>
          </table:table-cell>
          <table:table-cell/>
          <table:table-cell office:value-type="string">
            <text:p>10.1024/1661-4747/a000095</text:p>
          </table:table-cell>
          <table:table-cell/>
          <table:table-cell office:value-type="string">
            <text:p>60</text:p>
          </table:table-cell>
          <table:table-cell office:value-type="string">
            <text:p>1</text:p>
          </table:table-cell>
          <table:table-cell office:value-type="string">
            <text:p>027-034</text:p>
          </table:table-cell>
          <table:table-cell office:value-type="string">
            <text:p>Nicht-suizidale_Selbstverletzung_NSSV_und_Suizidalitaet_in_der_Adoleszenz.pdf; dx.doi.org ... a000095</text:p>
          </table:table-cell>
        </table:table-row>
        <table:table-row table:style-name="ro2">
          <table:table-cell table:style-name="ce3" office:value-type="float" office:value="369">
            <text:p>369</text:p>
          </table:table-cell>
          <table:table-cell table:style-name="ce3" office:value-type="string">
            <text:p>Fegert, Jörg M.; Kistler Fegert, Liliane</text:p>
          </table:table-cell>
          <table:table-cell table:style-name="ce3" office:value-type="string">
            <text:p>Teilnahme am Straßenverkehr und Psychopathologie bei Jugendlichen und jungen Erwachsenen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Psychiatrie, Psychologie und Psychotherapie</text:p>
          </table:table-cell>
          <table:table-cell table:style-name="ce3"/>
          <table:table-cell table:style-name="ce3" office:value-type="string">
            <text:p>10.1024/1661-4747/a000097</text:p>
          </table:table-cell>
          <table:table-cell table:style-name="ce3"/>
          <table:table-cell table:style-name="ce3" office:value-type="string">
            <text:p>6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041-049</text:p>
          </table:table-cell>
          <table:table-cell table:style-name="ce3" office:value-type="string">
            <text:p>Teilnahme_am_Strassenverkehr_und_Psychopathologie_bei_Jugendlichen_und_jungen_Erwachsenen.pdf; dx.doi.org ... a000097</text:p>
          </table:table-cell>
        </table:table-row>
        <table:table-row table:style-name="ro2">
          <table:table-cell table:style-name="ce3" office:value-type="float" office:value="344">
            <text:p>344</text:p>
          </table:table-cell>
          <table:table-cell table:style-name="ce3" office:value-type="string">
            <text:p>Rizzo, Patrizia; Steinhausen, Hans-Christoph; Drechsler, Renate</text:p>
          </table:table-cell>
          <table:table-cell table:style-name="ce3" office:value-type="string">
            <text:p>Selbst- und Fremdwahrnehmung von Beeinträchtigungen exekutiver Funktionen bei Erwachsenen mit ADHS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Psychiatrie, Psychologie und Psychotherapie</text:p>
          </table:table-cell>
          <table:table-cell table:style-name="ce3"/>
          <table:table-cell table:style-name="ce3" office:value-type="string">
            <text:p>10.1024/1661-4747/a000108</text:p>
          </table:table-cell>
          <table:table-cell table:style-name="ce3"/>
          <table:table-cell table:style-name="ce3" office:value-type="string">
            <text:p>60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31-143</text:p>
          </table:table-cell>
          <table:table-cell table:style-name="ce3" office:value-type="string">
            <text:p>Selbst-_und_Fremdwahrnehmung_von_Beeintraechtigungen_exekutiver_Funktionen_bei_Erwachsenen_mit_ADHS.pdf; dx.doi.org ... a000108</text:p>
          </table:table-cell>
        </table:table-row>
        <table:table-row table:style-name="ro2">
          <table:table-cell table:style-name="ce3" office:value-type="float" office:value="288">
            <text:p>288</text:p>
          </table:table-cell>
          <table:table-cell table:style-name="ce3" office:value-type="string">
            <text:p>Lepach, Anja C.; Lehmkuhl, Gerd; Petermann, Franz</text:p>
          </table:table-cell>
          <table:table-cell table:style-name="ce3" office:value-type="string">
            <text:p>Neuropsychologische Trends in der Kinder- und Jugendpsychiatrie – alles eine Frage der Aufmerksamkeit?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Psychiatrie, Psychologie und Psychotherapie</text:p>
          </table:table-cell>
          <table:table-cell table:style-name="ce3"/>
          <table:table-cell table:style-name="ce3" office:value-type="string">
            <text:p>10.1024/1661-4747/a000129</text:p>
          </table:table-cell>
          <table:table-cell table:style-name="ce3"/>
          <table:table-cell table:style-name="ce3" office:value-type="string">
            <text:p>60</text:p>
          </table:table-cell>
          <table:table-cell table:style-name="ce3" office:value-type="string">
            <text:p>4</text:p>
          </table:table-cell>
          <table:table-cell table:style-name="ce3" office:value-type="string">
            <text:p>291-300</text:p>
          </table:table-cell>
          <table:table-cell table:style-name="ce3" office:value-type="string">
            <text:p>Neuropsychologische_Trends_in_der_Kinder-_und_Jugendpsychiatrie_-_alles_eine_Frage_der_Aufmerksamkeit.pdf; dx.doi.org ... a000129</text:p>
          </table:table-cell>
        </table:table-row>
        <table:table-row table:style-name="ro2">
          <table:table-cell table:style-name="ce3" office:value-type="float" office:value="427">
            <text:p>427</text:p>
          </table:table-cell>
          <table:table-cell table:style-name="ce3" office:value-type="string">
            <text:p>Schmidt, Sören; Petermann, Franz; Kollra, Hans-Günter; Brieler, Paul</text:p>
          </table:table-cell>
          <table:table-cell table:style-name="ce3" office:value-type="string">
            <text:p>Zum Zusammenhang von ADHS und Alkoholdelikten im Straßenverkehr</text:p>
          </table:table-cell>
          <table:table-cell table:style-name="ce3" office:value-type="string">
            <text:p>2013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Psychiatrie, Psychologie und Psychotherapie</text:p>
          </table:table-cell>
          <table:table-cell table:style-name="ce3"/>
          <table:table-cell table:style-name="ce3" office:value-type="string">
            <text:p>10.1024/1661-4747/a000139</text:p>
          </table:table-cell>
          <table:table-cell table:style-name="ce3"/>
          <table:table-cell table:style-name="ce3" office:value-type="string">
            <text:p>61</text:p>
          </table:table-cell>
          <table:table-cell table:style-name="ce3" office:value-type="string">
            <text:p>1</text:p>
          </table:table-cell>
          <table:table-cell table:style-name="ce3" office:value-type="string">
            <text:p>45-49</text:p>
          </table:table-cell>
          <table:table-cell table:style-name="ce3" office:value-type="string">
            <text:p>Zum_Zusammenhang_von_ADHS_und_Alkoholdelikten_im_Strassenverkehr.pdf; dx.doi.org ... a000139</text:p>
          </table:table-cell>
        </table:table-row>
        <table:table-row table:style-name="ro2">
          <table:table-cell table:style-name="ce3" office:value-type="float" office:value="98">
            <text:p>98</text:p>
          </table:table-cell>
          <table:table-cell table:style-name="ce3" office:value-type="string">
            <text:p>Petermann, Franz</text:p>
          </table:table-cell>
          <table:table-cell table:style-name="ce3" office:value-type="string">
            <text:p>Conners Skalen zu Aufmerksamkeit und Verhalten −3</text:p>
          </table:table-cell>
          <table:table-cell table:style-name="ce3" office:value-type="string">
            <text:p>2014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Psychiatrie, Psychologie und Psychotherapie</text:p>
          </table:table-cell>
          <table:table-cell table:style-name="ce3"/>
          <table:table-cell table:style-name="ce3" office:value-type="string">
            <text:p>10.1024/1661-4747/a000180</text:p>
          </table:table-cell>
          <table:table-cell table:style-name="ce3"/>
          <table:table-cell table:style-name="ce3" office:value-type="string">
            <text:p>6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73-75</text:p>
          </table:table-cell>
          <table:table-cell table:style-name="ce3" office:value-type="string">
            <text:p>conners-skalen-zu-aufmerksamkeit-und-verhalten-3.pdf; dx.doi.org ... a00018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öpfner, Manfred; Lehmkuhl, Gerd</text:p>
          </table:table-cell>
          <table:table-cell office:value-type="string">
            <text:p>Die Wirksamkeit von Kinder- und Jugendlichenpsychotherapie</text:p>
          </table:table-cell>
          <table:table-cell office:value-type="string">
            <text:p>2002</text:p>
          </table:table-cell>
          <table:table-cell office:value-type="string">
            <text:p>Zeitschriftenaufsatz</text:p>
          </table:table-cell>
          <table:table-cell office:value-type="string">
            <text:p>Psychologische Rundschau</text:p>
          </table:table-cell>
          <table:table-cell/>
          <table:table-cell office:value-type="string">
            <text:p>10.1026//0033-3042.53.4.184</text:p>
          </table:table-cell>
          <table:table-cell/>
          <table:table-cell office:value-type="string">
            <text:p>53</text:p>
          </table:table-cell>
          <table:table-cell office:value-type="string">
            <text:p>4</text:p>
          </table:table-cell>
          <table:table-cell office:value-type="string">
            <text:p>184-193</text:p>
          </table:table-cell>
          <table:table-cell office:value-type="string">
            <text:p>Die_Wirksamkeit_von_Kinder_und_Jugendlichenpsychotherapie.pdf; dx.doi.org/10.1026//0033-3042.53.4.184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Görtz, Anja; Döpfner, Manfred; Nowak, Andreas; Bonus, Bettina; Lehmkuhl, Gerd</text:p>
          </table:table-cell>
          <table:table-cell office:value-type="string">
            <text:p>Ist das Selbsturteil Jugendlicher bei der Diagnostik von Aufmerksamkeitsdefizit-/Hyperaktivitätsstörungen hilfreich?</text:p>
          </table:table-cell>
          <table:table-cell office:value-type="string">
            <text:p>2002</text:p>
          </table:table-cell>
          <table:table-cell office:value-type="string">
            <text:p>Zeitschriftenaufsatz</text:p>
          </table:table-cell>
          <table:table-cell office:value-type="string">
            <text:p>Kindheit und Entwicklung</text:p>
          </table:table-cell>
          <table:table-cell/>
          <table:table-cell office:value-type="string">
            <text:p>10.1026//0942-5403.11.2.82</text:p>
          </table:table-cell>
          <table:table-cell/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82-89</text:p>
          </table:table-cell>
          <table:table-cell office:value-type="string">
            <text:p>Ist_das_Selbsturteil_Jugendlicher_bei_der_Diagnostik_von_Aufmerksamkeitsdefizit_Hyperaktivitaetsstoerungen_hilfreich.pdf; dx.doi.org/10.1026//0942-5403.11.2.8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Huss, Michael; Stadler, Christina; Salbach, Harriet; Mayer, Patrick; Ahle, Marlies; Lehmkuhl, Ulrike</text:p>
          </table:table-cell>
          <table:table-cell office:value-type="string">
            <text:p>ADHS im Lehrerurteil: Ein Vergleich von Klinik- und Normstichprobe anhand der Conners-Skalen</text:p>
          </table:table-cell>
          <table:table-cell office:value-type="string">
            <text:p>2002</text:p>
          </table:table-cell>
          <table:table-cell office:value-type="string">
            <text:p>Zeitschriftenaufsatz</text:p>
          </table:table-cell>
          <table:table-cell office:value-type="string">
            <text:p>Kindheit und Entwicklung</text:p>
          </table:table-cell>
          <table:table-cell/>
          <table:table-cell office:value-type="string">
            <text:p>10.1026//0942-5403.11.2.90</text:p>
          </table:table-cell>
          <table:table-cell/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90-97</text:p>
          </table:table-cell>
          <table:table-cell office:value-type="string">
            <text:p>ADHS_im_Lehrerurteil.pdf; dx.doi.org/10.1026//0942-5403.11.2.90</text:p>
          </table:table-cell>
        </table:table-row>
        <table:table-row table:style-name="ro2">
          <table:table-cell table:style-name="ce3" office:value-type="float" office:value="108">
            <text:p>108</text:p>
          </table:table-cell>
          <table:table-cell table:style-name="ce3" office:value-type="string">
            <text:p>Hautzinger, Martin; Petermann, Franz</text:p>
          </table:table-cell>
          <table:table-cell table:style-name="ce3" office:value-type="string">
            <text:p>Depression im Kindes- und Jugendalter - Einführung in den Themenschwerpunkt</text:p>
          </table:table-cell>
          <table:table-cell table:style-name="ce3" office:value-type="string">
            <text:p>2003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Kindheit und Entwicklung</text:p>
          </table:table-cell>
          <table:table-cell table:style-name="ce3"/>
          <table:table-cell table:style-name="ce3" office:value-type="string">
            <text:p>10.1026//0942-5403.12.3.127</text:p>
          </table:table-cell>
          <table:table-cell table:style-name="ce3"/>
          <table:table-cell table:style-name="ce3" office:value-type="string">
            <text:p>12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27-132</text:p>
          </table:table-cell>
          <table:table-cell table:style-name="ce3" office:value-type="string">
            <text:p>Depression_im_Kindes-_und_Jugendalter.pdf; dx.doi.org/10.1026//0942-5403.12.3.127</text:p>
          </table:table-cell>
        </table:table-row>
        <table:table-row table:style-name="ro2">
          <table:table-cell table:style-name="ce3" office:value-type="float" office:value="194">
            <text:p>194</text:p>
          </table:table-cell>
          <table:table-cell table:style-name="ce3" office:value-type="string">
            <text:p>Gerjets, Peter; Graw, Thomas; Heise, Elke; Westermann, Rainer; Rothenberger, Aribert</text:p>
          </table:table-cell>
          <table:table-cell table:style-name="ce3" office:value-type="string">
            <text:p>Handlungskontrolldefizite und störungsspezifische Zielintentionen bei der Hyperkinetischen Störung</text:p>
          </table:table-cell>
          <table:table-cell table:style-name="ce3" office:value-type="string">
            <text:p>200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linische Psychologie und Psychotherapie</text:p>
          </table:table-cell>
          <table:table-cell table:style-name="ce3"/>
          <table:table-cell table:style-name="ce3" office:value-type="string">
            <text:p>10.1026//1616-3443.31.2.99</text:p>
          </table:table-cell>
          <table:table-cell table:style-name="ce3"/>
          <table:table-cell table:style-name="ce3" office:value-type="string">
            <text:p>31</text:p>
          </table:table-cell>
          <table:table-cell table:style-name="ce3" office:value-type="string">
            <text:p>2</text:p>
          </table:table-cell>
          <table:table-cell table:style-name="ce3" office:value-type="string">
            <text:p>99-109</text:p>
          </table:table-cell>
          <table:table-cell table:style-name="ce3" office:value-type="string">
            <text:p>Handlungskontrolldefizite_und_stoerungsspezifische_Zielintentionen_bei_der_Hyperkinetischen_Stoerung_II_-_Empirische_Befunde.pdf; dx.doi.org/10.1026//1616-3443.31.2.99</text:p>
          </table:table-cell>
        </table:table-row>
        <table:table-row table:style-name="ro2">
          <table:table-cell table:style-name="ce3" office:value-type="float" office:value="166">
            <text:p>166</text:p>
          </table:table-cell>
          <table:table-cell table:style-name="ce3" office:value-type="string">
            <text:p>Hoyer, Jürgen; Beesdo, Katja; Becker, Eni S.; Wittchen, Hans-Ulrich</text:p>
          </table:table-cell>
          <table:table-cell table:style-name="ce3" office:value-type="string">
            <text:p>Epidemiologie und nosologischer Status der Generalisierten Angststörung</text:p>
          </table:table-cell>
          <table:table-cell table:style-name="ce3" office:value-type="string">
            <text:p>2003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linische Psychologie und Psychotherapie</text:p>
          </table:table-cell>
          <table:table-cell table:style-name="ce3"/>
          <table:table-cell table:style-name="ce3" office:value-type="string">
            <text:p>10.1026//1616-3443.32.4.267</text:p>
          </table:table-cell>
          <table:table-cell table:style-name="ce3"/>
          <table:table-cell table:style-name="ce3" office:value-type="string">
            <text:p>32</text:p>
          </table:table-cell>
          <table:table-cell table:style-name="ce3" office:value-type="string">
            <text:p>4</text:p>
          </table:table-cell>
          <table:table-cell table:style-name="ce3" office:value-type="string">
            <text:p>267-275</text:p>
          </table:table-cell>
          <table:table-cell table:style-name="ce3" office:value-type="string">
            <text:p>Epidemiologie_und_nosologischer_Status_der_Generalisierten_Angststoerung.pdf; dx.doi.org/10.1026//1616-3443.32.4.267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Plück, Julia; Hautmann, Christopher; Brix, Gabriele; Freund-Braier, Inez; Hahlweg, Kurt; Döpfner, Manfred</text:p>
          </table:table-cell>
          <table:table-cell office:value-type="string">
            <text:p>Screening von Expansivem Problemverhalten bei Kindern im Kindergartenalter für Eltern und Erzieherinnen (PEP-Screen)</text:p>
          </table:table-cell>
          <table:table-cell office:value-type="string">
            <text:p>2008</text:p>
          </table:table-cell>
          <table:table-cell office:value-type="string">
            <text:p>Zeitschriftenaufsatz</text:p>
          </table:table-cell>
          <table:table-cell office:value-type="string">
            <text:p>Diagnostica</text:p>
          </table:table-cell>
          <table:table-cell/>
          <table:table-cell office:value-type="string">
            <text:p>10.1026/0012-1924.54.3.138</text:p>
          </table:table-cell>
          <table:table-cell/>
          <table:table-cell office:value-type="string">
            <text:p>54</text:p>
          </table:table-cell>
          <table:table-cell office:value-type="string">
            <text:p>3</text:p>
          </table:table-cell>
          <table:table-cell office:value-type="string">
            <text:p>138-149</text:p>
          </table:table-cell>
          <table:table-cell office:value-type="string">
            <text:p>Screening_von_Expansivem_Problemverhalten_bei_Kindern_im_Kindergartenalter_PEP-Screen.pdf; dx.doi.org/10.1026/0012-1924.54.3.138</text:p>
          </table:table-cell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string">
            <text:p>Funsch, Karin; Martín, Beatriz Arias; Halder-Sinn, Petra</text:p>
          </table:table-cell>
          <table:table-cell table:style-name="ce3" office:value-type="string">
            <text:p>Differentieller Konzentrationstest für Kinder (DKT-K)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Diagnostica</text:p>
          </table:table-cell>
          <table:table-cell table:style-name="ce3"/>
          <table:table-cell table:style-name="ce3" office:value-type="string">
            <text:p>10.1026/0012-1924/a000025</text:p>
          </table:table-cell>
          <table:table-cell table:style-name="ce3"/>
          <table:table-cell table:style-name="ce3" office:value-type="string">
            <text:p>57</text:p>
          </table:table-cell>
          <table:table-cell table:style-name="ce3" office:value-type="string">
            <text:p>1</text:p>
          </table:table-cell>
          <table:table-cell table:style-name="ce5" office:value-type="date" office:date-value="2016-02-01">
            <text:p>01.02.16</text:p>
          </table:table-cell>
          <table:table-cell table:style-name="ce3" office:value-type="string">
            <text:p>Differentieller_Konzentrationstest_fuer_Kinder_DKT-K.pdf; dx.doi.org ... a000025</text:p>
          </table:table-cell>
        </table:table-row>
        <table:table-row table:style-name="ro2">
          <table:table-cell table:style-name="ce3" office:value-type="float" office:value="236">
            <text:p>236</text:p>
          </table:table-cell>
          <table:table-cell table:style-name="ce3" office:value-type="string">
            <text:p>Schöfl, Martin; Beitel, Christoph; Kloo, Daniela; Kaufmann, Liane</text:p>
          </table:table-cell>
          <table:table-cell table:style-name="ce3" office:value-type="string">
            <text:p>Konstrukt- und Kriteriumsvalidität einer deutschen Version des Behavior Rating Inventory of Executive Function (BRIEF) zur Identifikation von Kindern mit Aufmerksamkeitsdefizit-/ Hyperaktivitätsstörungen (ADHS)</text:p>
          </table:table-cell>
          <table:table-cell table:style-name="ce3" office:value-type="string">
            <text:p>2014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Diagnostica</text:p>
          </table:table-cell>
          <table:table-cell table:style-name="ce3"/>
          <table:table-cell table:style-name="ce3" office:value-type="string">
            <text:p>10.1026/0012-1924/a000103</text:p>
          </table:table-cell>
          <table:table-cell table:style-name="ce3"/>
          <table:table-cell table:style-name="ce3" office:value-type="string">
            <text:p>1</text:p>
          </table:table-cell>
          <table:table-cell table:style-name="ce3" office:value-type="string">
            <text:p>-1</text:p>
          </table:table-cell>
          <table:table-cell table:style-name="ce5" office:value-type="date" office:date-value="2016-01-01">
            <text:p>01.01.16</text:p>
          </table:table-cell>
          <table:table-cell table:style-name="ce3" office:value-type="string">
            <text:p>konstrukt-und-kriteriumsvaliditat-einer-deutschen-version-des-behavior-rating-inventory-of-executive-function-brief-zur-identifikation-von-kindern-mit-adhs.pdf; dx.doi.org ... a000103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Schöneck, Nina; Gest, Stephanie; Schölmerich, Axel</text:p>
          </table:table-cell>
          <table:table-cell office:value-type="string">
            <text:p>Zur Konstruktvalidität der selektiven Aufmerksamkeit in einer computer-gestützten Testbatterie zur Aufmerksamkeitsprüfung für Kinder (KITAP)</text:p>
          </table:table-cell>
          <table:table-cell office:value-type="string">
            <text:p>2014</text:p>
          </table:table-cell>
          <table:table-cell office:value-type="string">
            <text:p>Zeitschriftenaufsatz</text:p>
          </table:table-cell>
          <table:table-cell office:value-type="string">
            <text:p>Diagnostica</text:p>
          </table:table-cell>
          <table:table-cell/>
          <table:table-cell office:value-type="string">
            <text:p>10.1026/0012-1924/a000119</text:p>
          </table:table-cell>
          <table:table-cell/>
          <table:table-cell office:value-type="string">
            <text:p>1</text:p>
          </table:table-cell>
          <table:table-cell office:value-type="string">
            <text:p>-1</text:p>
          </table:table-cell>
          <table:table-cell table:style-name="ce4" office:value-type="date" office:date-value="2015-01-01">
            <text:p>01.01.15</text:p>
          </table:table-cell>
          <table:table-cell office:value-type="string">
            <text:p>zur-konstruktvaliditat-der-selektiven-aufmerksamkeit-in-einer-computergestutzten-testbatterie-zur-aufmerksamkeitsprufung-fur-kinder-kitap.pdf; dx.doi.org ... a000119</text:p>
          </table:table-cell>
        </table:table-row>
        <table:table-row table:style-name="ro2">
          <table:table-cell table:style-name="ce3" office:value-type="float" office:value="367">
            <text:p>367</text:p>
          </table:table-cell>
          <table:table-cell table:style-name="ce3" office:value-type="string">
            <text:p>Konrad, Prof. Dr. Kerstin; Moosbrugger, Helfried; Main, Goethe Universität Frankfurt am</text:p>
          </table:table-cell>
          <table:table-cell table:style-name="ce3" office:value-type="string">
            <text:p>TBS-TK Rezension</text:p>
          </table:table-cell>
          <table:table-cell table:style-name="ce3" office:value-type="string">
            <text:p>2014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Psychologische Rundschau</text:p>
          </table:table-cell>
          <table:table-cell table:style-name="ce3"/>
          <table:table-cell table:style-name="ce3" office:value-type="string">
            <text:p>10.1026/0033-3042/a000185</text:p>
          </table:table-cell>
          <table:table-cell table:style-name="ce3"/>
          <table:table-cell table:style-name="ce3" office:value-type="string">
            <text:p>65</text:p>
          </table:table-cell>
          <table:table-cell table:style-name="ce3" office:value-type="string">
            <text:p>1</text:p>
          </table:table-cell>
          <table:table-cell table:style-name="ce3" office:value-type="string">
            <text:p>53-54</text:p>
          </table:table-cell>
          <table:table-cell table:style-name="ce3" office:value-type="string">
            <text:p>tbs-tk-rezension-the-test-of-everyday-attention-for-children-tea-ch.pdf; dx.doi.org ... a000185</text:p>
          </table:table-cell>
        </table:table-row>
        <table:table-row table:style-name="ro2">
          <table:table-cell table:style-name="ce3" office:value-type="float" office:value="222">
            <text:p>222</text:p>
          </table:table-cell>
          <table:table-cell table:style-name="ce3" office:value-type="string">
            <text:p>Kainz, Sabine; Aigner, Nadine</text:p>
          </table:table-cell>
          <table:table-cell table:style-name="ce3" office:value-type="string">
            <text:p>KIDS 1: Aufmerksamkeitsdefizit- und Hyperaktivitätsstörung (ADHS)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Entwicklungspsychologie und Pädagogische Psychologie</text:p>
          </table:table-cell>
          <table:table-cell table:style-name="ce3"/>
          <table:table-cell table:style-name="ce3" office:value-type="string">
            <text:p>10.1026/0049-8637.39.1.48</text:p>
          </table:table-cell>
          <table:table-cell table:style-name="ce3"/>
          <table:table-cell table:style-name="ce3" office:value-type="string">
            <text:p>39</text:p>
          </table:table-cell>
          <table:table-cell table:style-name="ce3" office:value-type="string">
            <text:p>1</text:p>
          </table:table-cell>
          <table:table-cell table:style-name="ce3" office:value-type="string">
            <text:p>48-54</text:p>
          </table:table-cell>
          <table:table-cell table:style-name="ce3" office:value-type="string">
            <text:p>kids_1.pdf; dx.doi.org/10.1026/0049-8637.39.1.48</text:p>
          </table:table-cell>
        </table:table-row>
        <table:table-row table:style-name="ro2">
          <table:table-cell table:style-name="ce3" office:value-type="float" office:value="371">
            <text:p>371</text:p>
          </table:table-cell>
          <table:table-cell table:style-name="ce3" office:value-type="string">
            <text:p>Deimann, Pia; Kastner-Koller, Ursula</text:p>
          </table:table-cell>
          <table:table-cell table:style-name="ce3" office:value-type="string">
            <text:p>KHV-VK. Konzentrations-Handlungsverfahren für Vorschulkinder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Entwicklungspsychologie und Pädagogische Psychologie</text:p>
          </table:table-cell>
          <table:table-cell table:style-name="ce3"/>
          <table:table-cell table:style-name="ce3" office:value-type="string">
            <text:p>10.1026/0049-8637.39.2.107</text:p>
          </table:table-cell>
          <table:table-cell table:style-name="ce3"/>
          <table:table-cell table:style-name="ce3" office:value-type="string">
            <text:p>39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07-109</text:p>
          </table:table-cell>
          <table:table-cell table:style-name="ce3" office:value-type="string">
            <text:p>Testbesprechung_-_Konzentrations_-_Handlungsverfahren_fuer_Vorschulkinder_KHV_-_VK.pdf; dx.doi.org/10.1026/0049-8637.39.2.107</text:p>
          </table:table-cell>
        </table:table-row>
        <table:table-row table:style-name="ro2">
          <table:table-cell table:style-name="ce3" office:value-type="float" office:value="359">
            <text:p>359</text:p>
          </table:table-cell>
          <table:table-cell table:style-name="ce3" office:value-type="string">
            <text:p>Grund, Axel; Schmid, Sebastian; Klingsieck, Katrin B.; Fries, Stefan</text:p>
          </table:table-cell>
          <table:table-cell table:style-name="ce3" office:value-type="string">
            <text:p>Studierende schieben Pflichten auf, aber auch persönliche Projekte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Entwicklungspsychologie und Pädagogische Psychologie</text:p>
          </table:table-cell>
          <table:table-cell table:style-name="ce3"/>
          <table:table-cell table:style-name="ce3" office:value-type="string">
            <text:p>10.1026/0049-8637/a000073</text:p>
          </table:table-cell>
          <table:table-cell table:style-name="ce3"/>
          <table:table-cell table:style-name="ce3" office:value-type="string">
            <text:p>44</text:p>
          </table:table-cell>
          <table:table-cell table:style-name="ce3" office:value-type="string">
            <text:p>4</text:p>
          </table:table-cell>
          <table:table-cell table:style-name="ce3" office:value-type="string">
            <text:p>192-208</text:p>
          </table:table-cell>
          <table:table-cell table:style-name="ce3" office:value-type="string">
            <text:p>studierende-schieben-pflichten-auf-aber-auch-personliche-projekte-typen-aufgeschobener-und-ausgefuhrter-handlungen-im-alltag-studierender.pdf; dx.doi.org ... a00007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Schneider, Regina; Wilmers, Christiane</text:p>
          </table:table-cell>
          <table:table-cell office:value-type="string">
            <text:p>Aufmerksamkeits-Defizit-Syndrom mit Hyperaktivität</text:p>
          </table:table-cell>
          <table:table-cell office:value-type="string">
            <text:p>2004</text:p>
          </table:table-cell>
          <table:table-cell office:value-type="string">
            <text:p>Zeitschriftenaufsatz</text:p>
          </table:table-cell>
          <table:table-cell office:value-type="string">
            <text:p>Musik-, Tanz und Kunsttherapie</text:p>
          </table:table-cell>
          <table:table-cell/>
          <table:table-cell office:value-type="string">
            <text:p>10.1026/0933-6885.15.2.70</text:p>
          </table:table-cell>
          <table:table-cell/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70-72</text:p>
          </table:table-cell>
          <table:table-cell office:value-type="string">
            <text:p>Aufmerksamkeits-Defizit-Syndrom_mit_Hyperaktivitaet.pdf; dx.doi.org/10.1026/0933-6885.15.2.70</text:p>
          </table:table-cell>
        </table:table-row>
        <table:table-row table:style-name="ro2">
          <table:table-cell table:style-name="ce3" office:value-type="float" office:value="144">
            <text:p>144</text:p>
          </table:table-cell>
          <table:table-cell table:style-name="ce3" office:value-type="string">
            <text:p>Strehl, Ute; Leins, Ulrike; Danzer, Nadine; Hinterberger, Thilo; Schlottke, Peter F.</text:p>
          </table:table-cell>
          <table:table-cell table:style-name="ce3" office:value-type="string">
            <text:p>EEG - Feedback für Kinder mit einer Aufmerksamkeitsdefizit- und Hyperaktivitätsstörung (ADHS)</text:p>
          </table:table-cell>
          <table:table-cell table:style-name="ce3" office:value-type="string">
            <text:p>2004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Kindheit und Entwicklung</text:p>
          </table:table-cell>
          <table:table-cell table:style-name="ce3"/>
          <table:table-cell table:style-name="ce3" office:value-type="string">
            <text:p>10.1026/0942-5403.13.3.180</text:p>
          </table:table-cell>
          <table:table-cell table:style-name="ce3"/>
          <table:table-cell table:style-name="ce3" office:value-type="string">
            <text:p>13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80-189</text:p>
          </table:table-cell>
          <table:table-cell table:style-name="ce3" office:value-type="string">
            <text:p>EEG-Feedback_fuer_Kinder_mit_ADHS.pdf; dx.doi.org/10.1026/0942-5403.13.3.180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Goletz, Hildegard; Döpfner, Manfred</text:p>
          </table:table-cell>
          <table:table-cell office:value-type="string">
            <text:p>Die Behandlung der generalisierten Angststörung: Eine Kasuistik</text:p>
          </table:table-cell>
          <table:table-cell office:value-type="string">
            <text:p>2004</text:p>
          </table:table-cell>
          <table:table-cell office:value-type="string">
            <text:p>Zeitschriftenaufsatz</text:p>
          </table:table-cell>
          <table:table-cell office:value-type="string">
            <text:p>Kindheit und Entwicklung</text:p>
          </table:table-cell>
          <table:table-cell/>
          <table:table-cell office:value-type="string">
            <text:p>10.1026/0942-5403.13.4.248</text:p>
          </table:table-cell>
          <table:table-cell/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248-256</text:p>
          </table:table-cell>
          <table:table-cell office:value-type="string">
            <text:p>Die_Behandlung_der_generalisierten_Angststoerung_-_Eine_Kasuistik.pdf; dx.doi.org/10.1026/0942-5403.13.4.248</text:p>
          </table:table-cell>
        </table:table-row>
        <table:table-row table:style-name="ro2">
          <table:table-cell table:style-name="ce3" office:value-type="float" office:value="363">
            <text:p>363</text:p>
          </table:table-cell>
          <table:table-cell table:style-name="ce3" office:value-type="string">
            <text:p>Fleischhaker, Christian; Böhme, Renate; Sixt, Barbara; Schulz, Eberhard</text:p>
          </table:table-cell>
          <table:table-cell table:style-name="ce3" office:value-type="string">
            <text:p>Suizidalität, Parasuizidalität und selbstverletzende Verhaltensweisen von Patientinnen mit Symptomen einer Borderline-Störung</text:p>
          </table:table-cell>
          <table:table-cell table:style-name="ce3" office:value-type="string">
            <text:p>2005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Kindheit und Entwicklung</text:p>
          </table:table-cell>
          <table:table-cell table:style-name="ce3"/>
          <table:table-cell table:style-name="ce3" office:value-type="string">
            <text:p>10.1026/0942-5403.14.2.112</text:p>
          </table:table-cell>
          <table:table-cell table:style-name="ce3"/>
          <table:table-cell table:style-name="ce3" office:value-type="string">
            <text:p>14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12-127</text:p>
          </table:table-cell>
          <table:table-cell table:style-name="ce3" office:value-type="string">
            <text:p>Suizidalitaet_Parasuizidalitaet_und_selbstverletzende_Verhaltensweisen_von_Patientinnen_mit_Symptomen_einer_Borderline-Stoerung.pdf; dx.doi.org/10.1026/0942-5403.14.2.112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Altherr, Peter</text:p>
          </table:table-cell>
          <table:table-cell office:value-type="string">
            <text:p>Entwicklung und Erfahrungen mit einem computergestützten ADS-Mediatoren-Training für Lehrer</text:p>
          </table:table-cell>
          <table:table-cell office:value-type="string">
            <text:p>2006</text:p>
          </table:table-cell>
          <table:table-cell office:value-type="string">
            <text:p>Zeitschriftenaufsatz</text:p>
          </table:table-cell>
          <table:table-cell office:value-type="string">
            <text:p>Kindheit und Entwicklung</text:p>
          </table:table-cell>
          <table:table-cell/>
          <table:table-cell office:value-type="string">
            <text:p>10.1026/0942-5403.15.1.27</text:p>
          </table:table-cell>
          <table:table-cell/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27-34</text:p>
          </table:table-cell>
          <table:table-cell office:value-type="string">
            <text:p>Entwicklung_und_Erfahrungen_mit_einem_computergestuetzten_ADS_-_Mediatoren_-_Training_fuer_Lehrer.pdf; dx.doi.org/10.1026/0942-5403.15.1.27</text:p>
          </table:table-cell>
        </table:table-row>
        <table:table-row table:style-name="ro2">
          <table:table-cell table:style-name="ce3" office:value-type="float" office:value="110">
            <text:p>110</text:p>
          </table:table-cell>
          <table:table-cell table:style-name="ce3" office:value-type="string">
            <text:p>Gasteiger-Klicpera, Barbara; Klicpera, Christian; Schabmann, Alfred</text:p>
          </table:table-cell>
          <table:table-cell table:style-name="ce3" office:value-type="string">
            <text:p>Der Zusammenhang zwischen Lese-, Rechtschreib- und Verhaltensschwierigkeiten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Kindheit und Entwicklung</text:p>
          </table:table-cell>
          <table:table-cell table:style-name="ce3"/>
          <table:table-cell table:style-name="ce3" office:value-type="string">
            <text:p>10.1026/0942-5403.15.1.55</text:p>
          </table:table-cell>
          <table:table-cell table:style-name="ce3"/>
          <table:table-cell table:style-name="ce3" office:value-type="string">
            <text:p>15</text:p>
          </table:table-cell>
          <table:table-cell table:style-name="ce3" office:value-type="string">
            <text:p>1</text:p>
          </table:table-cell>
          <table:table-cell table:style-name="ce3" office:value-type="string">
            <text:p>55-67</text:p>
          </table:table-cell>
          <table:table-cell table:style-name="ce3" office:value-type="string">
            <text:p>der-zusammenhang-zwischen-lese-rechtschreib-und-verhaltensschwierigkeiten-entwicklung-vom-kindergarten-bis-zur-vierten-grundschulklasse.pdf; dx.doi.org/10.1026/0942-5403.15.1.55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Petermann, Ulrike; Nitkowski, Dennis; Polchow, Dirk; Pätel, Johanna; Roos, Stefanie; Kanz, Franz-Josef; Petermann, Franz</text:p>
          </table:table-cell>
          <table:table-cell office:value-type="string">
            <text:p>Langfristige Effekte des Trainings mit aggressiven Kindern</text:p>
          </table:table-cell>
          <table:table-cell office:value-type="string">
            <text:p>2007</text:p>
          </table:table-cell>
          <table:table-cell office:value-type="string">
            <text:p>Zeitschriftenaufsatz</text:p>
          </table:table-cell>
          <table:table-cell office:value-type="string">
            <text:p>Kindheit und Entwicklung</text:p>
          </table:table-cell>
          <table:table-cell/>
          <table:table-cell office:value-type="string">
            <text:p>10.1026/0942-5403.16.3.143</text:p>
          </table:table-cell>
          <table:table-cell/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143-151</text:p>
          </table:table-cell>
          <table:table-cell office:value-type="string">
            <text:p>Langfristige_Effekte_des_Trainings_mit_aggressiven_Kindern.pdf; dx.doi.org/10.1026/0942-5403.16.3.143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Lauth, Gerhard W.; Schlottke, Peter F.</text:p>
          </table:table-cell>
          <table:table-cell office:value-type="string">
            <text:p>Wenn man sich schon in die Praxis begibt …</text:p>
          </table:table-cell>
          <table:table-cell office:value-type="string">
            <text:p>2007</text:p>
          </table:table-cell>
          <table:table-cell office:value-type="string">
            <text:p>Zeitschriftenaufsatz</text:p>
          </table:table-cell>
          <table:table-cell office:value-type="string">
            <text:p>Kindheit und Entwicklung</text:p>
          </table:table-cell>
          <table:table-cell/>
          <table:table-cell office:value-type="string">
            <text:p>10.1026/0942-5403.16.3.152</text:p>
          </table:table-cell>
          <table:table-cell/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152-157</text:p>
          </table:table-cell>
          <table:table-cell office:value-type="string">
            <text:p>Wenn_man_sich_schon_in_die_Praxis_begibt.pdf; dx.doi.org/10.1026/0942-5403.16.3.152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Petermann, Ulrike; Petermann, Franz; Niederberger, Uwe; Stephani, Ulrich; Siniatchkin, Michael; Gerber, Wolf-Dieter</text:p>
          </table:table-cell>
          <table:table-cell office:value-type="string">
            <text:p>Das ADHS-Summercamp – Entwicklung und Evaluation eines multimodalen Programms</text:p>
          </table:table-cell>
          <table:table-cell office:value-type="string">
            <text:p>2009</text:p>
          </table:table-cell>
          <table:table-cell office:value-type="string">
            <text:p>Zeitschriftenaufsatz</text:p>
          </table:table-cell>
          <table:table-cell office:value-type="string">
            <text:p>Kindheit und Entwicklung</text:p>
          </table:table-cell>
          <table:table-cell/>
          <table:table-cell office:value-type="string">
            <text:p>10.1026/0942-5403.18.3.162</text:p>
          </table:table-cell>
          <table:table-cell/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162-172</text:p>
          </table:table-cell>
          <table:table-cell office:value-type="string">
            <text:p>Das_ADHS-Summercamp_Entwicklung_und_Evaluation_eines_multimodalen_Programms.pdf; dx.doi.org/10.1026/0942-5403.18.3.162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/>
          <table:table-cell office:value-type="string">
            <text:p>Einzelfallstudien zu einem verhaltensorientierten Elterntraining bei ADHS</text:p>
          </table:table-cell>
          <table:table-cell office:value-type="string">
            <text:p>2009</text:p>
          </table:table-cell>
          <table:table-cell office:value-type="string">
            <text:p>Zeitschriftenaufsatz</text:p>
          </table:table-cell>
          <table:table-cell office:value-type="string">
            <text:p>Kindheit und Entwicklung</text:p>
          </table:table-cell>
          <table:table-cell/>
          <table:table-cell office:value-type="string">
            <text:p>10.1026/0942-5403.18.4.254</text:p>
          </table:table-cell>
          <table:table-cell/>
          <table:table-cell office:value-type="string">
            <text:p>18</text:p>
          </table:table-cell>
          <table:table-cell office:value-type="string">
            <text:p>4</text:p>
          </table:table-cell>
          <table:table-cell office:value-type="string">
            <text:p>254-259</text:p>
          </table:table-cell>
          <table:table-cell office:value-type="string">
            <text:p>Elterntraining_bei_ADHS.pdf; dx.doi.org/10.1026/0942-5403.18.4.254</text:p>
          </table:table-cell>
        </table:table-row>
        <table:table-row table:style-name="ro2">
          <table:table-cell table:style-name="ce3" office:value-type="float" office:value="184">
            <text:p>184</text:p>
          </table:table-cell>
          <table:table-cell table:style-name="ce3" office:value-type="string">
            <text:p>Grimmer, Yvonne; Hohmann, Sarah; Banaschewski, Tobias; Holtmann, Martin</text:p>
          </table:table-cell>
          <table:table-cell table:style-name="ce3" office:value-type="string">
            <text:p>Früh beginnende bipolare Störungen, ADHS oder Störung der Affektregulation?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Kindheit und Entwicklung</text:p>
          </table:table-cell>
          <table:table-cell table:style-name="ce3"/>
          <table:table-cell table:style-name="ce3" office:value-type="string">
            <text:p>10.1026/0942-5403/a000025</text:p>
          </table:table-cell>
          <table:table-cell table:style-name="ce3"/>
          <table:table-cell table:style-name="ce3" office:value-type="string">
            <text:p>19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92-201</text:p>
          </table:table-cell>
          <table:table-cell table:style-name="ce3" office:value-type="string">
            <text:p>Frueh_beginnende_bipolare_Stoerungen_ADHS_oder_Stoerung_der_Affektregulation.pdf; dx.doi.org ... a000025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Witthöft, Jan; Koglin, Ute; Petermann, Franz</text:p>
          </table:table-cell>
          <table:table-cell office:value-type="string">
            <text:p>Zur Komorbidität von aggressivem Verhalten und ADHS</text:p>
          </table:table-cell>
          <table:table-cell office:value-type="string">
            <text:p>2010</text:p>
          </table:table-cell>
          <table:table-cell office:value-type="string">
            <text:p>Zeitschriftenaufsatz</text:p>
          </table:table-cell>
          <table:table-cell office:value-type="string">
            <text:p>Kindheit und Entwicklung</text:p>
          </table:table-cell>
          <table:table-cell/>
          <table:table-cell office:value-type="string">
            <text:p>10.1026/0942-5403/a000029</text:p>
          </table:table-cell>
          <table:table-cell/>
          <table:table-cell office:value-type="string">
            <text:p>19</text:p>
          </table:table-cell>
          <table:table-cell office:value-type="string">
            <text:p>4</text:p>
          </table:table-cell>
          <table:table-cell office:value-type="string">
            <text:p>218-227</text:p>
          </table:table-cell>
          <table:table-cell office:value-type="string">
            <text:p>Zur_Komorbiditaet_von_aggressivem_Verhalten_und_ADHS.pdf; dx.doi.org ... a000029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Folta, Kristian; Mähler, Claudia</text:p>
          </table:table-cell>
          <table:table-cell office:value-type="string">
            <text:p>Schnelle Augenbewegungen und visuelle Fixation bei Kindern mit ADHS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Kindheit und Entwicklung</text:p>
          </table:table-cell>
          <table:table-cell/>
          <table:table-cell office:value-type="string">
            <text:p>10.1026/0942-5403/a000037</text:p>
          </table:table-cell>
          <table:table-cell/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21-30</text:p>
          </table:table-cell>
          <table:table-cell office:value-type="string">
            <text:p>Schnelle_Augenbewegungen_und_visuelle_Fixation.pdf; dx.doi.org ... a000037</text:p>
          </table:table-cell>
        </table:table-row>
        <table:table-row table:style-name="ro2">
          <table:table-cell table:style-name="ce3" office:value-type="float" office:value="226">
            <text:p>226</text:p>
          </table:table-cell>
          <table:table-cell table:style-name="ce3" office:value-type="string">
            <text:p>Gawrilow, Caterina; Schmitt, Kathrin; Rauch, Wolfgang</text:p>
          </table:table-cell>
          <table:table-cell table:style-name="ce3" office:value-type="string">
            <text:p>Kognitive Kontrolle und Selbstregulation bei Kindern mit ADHS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Kindheit und Entwicklung</text:p>
          </table:table-cell>
          <table:table-cell table:style-name="ce3"/>
          <table:table-cell table:style-name="ce3" office:value-type="string">
            <text:p>10.1026/0942-5403/a000039</text:p>
          </table:table-cell>
          <table:table-cell table:style-name="ce3"/>
          <table:table-cell table:style-name="ce3" office:value-type="string">
            <text:p>2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41-48</text:p>
          </table:table-cell>
          <table:table-cell table:style-name="ce3" office:value-type="string">
            <text:p>Kognitive_Kontrolle_und_Selbstregulation_bei_Kindern_mit_ADHS.pdf; dx.doi.org ... a000039</text:p>
          </table:table-cell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Ruland, Anne; Willmes, Klaus; Günther, Thomas</text:p>
          </table:table-cell>
          <table:table-cell office:value-type="string">
            <text:p>Zusammenhang zwischen Aufmerksamkeitsdefiziten und Lese-Rechtschreibschwäche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Kindheit und Entwicklung</text:p>
          </table:table-cell>
          <table:table-cell/>
          <table:table-cell office:value-type="string">
            <text:p>10.1026/0942-5403/a000053</text:p>
          </table:table-cell>
          <table:table-cell/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57-63</text:p>
          </table:table-cell>
          <table:table-cell office:value-type="string">
            <text:p>Zusammenhang_zwischen_Aufmerksamkeitsdefiziten_und_Lese-Rechtschreibschwaeche.pdf; dx.doi.org ... a000053</text:p>
          </table:table-cell>
        </table:table-row>
        <table:table-row table:style-name="ro2">
          <table:table-cell table:style-name="ce3" office:value-type="float" office:value="421">
            <text:p>421</text:p>
          </table:table-cell>
          <table:table-cell table:style-name="ce3" office:value-type="string">
            <text:p>Passon, Anna Marie; Gerber, Andreas; Schröer-Günther, Milly</text:p>
          </table:table-cell>
          <table:table-cell table:style-name="ce3" office:value-type="string">
            <text:p>Wirksamkeit von schulbasierten Gruppeninterventionen zur Depressionsprävention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Kindheit und Entwicklung</text:p>
          </table:table-cell>
          <table:table-cell table:style-name="ce3"/>
          <table:table-cell table:style-name="ce3" office:value-type="string">
            <text:p>10.1026/0942-5403/a000061</text:p>
          </table:table-cell>
          <table:table-cell table:style-name="ce3"/>
          <table:table-cell table:style-name="ce3" office:value-type="string">
            <text:p>20</text:p>
          </table:table-cell>
          <table:table-cell table:style-name="ce3" office:value-type="string">
            <text:p>4</text:p>
          </table:table-cell>
          <table:table-cell table:style-name="ce3" office:value-type="string">
            <text:p>236-246</text:p>
          </table:table-cell>
          <table:table-cell table:style-name="ce3" office:value-type="string">
            <text:p>Wirksamkeit_von_schulbasierten_Gruppeninterventionen_zur_Depressionspraevention.pdf; dx.doi.org ... a000061</text:p>
          </table:table-cell>
        </table:table-row>
        <table:table-row table:style-name="ro2">
          <table:table-cell office:value-type="float" office:value="422">
            <text:p>422</text:p>
          </table:table-cell>
          <table:table-cell office:value-type="string">
            <text:p>Allgaier, Antje-Kathrin; Schiller, Yvonne; Schulte-Körne, Gerd</text:p>
          </table:table-cell>
          <table:table-cell office:value-type="string">
            <text:p>Wissens- und Einstellungsänderungen zu Depression im Jugendalter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Kindheit und Entwicklung</text:p>
          </table:table-cell>
          <table:table-cell/>
          <table:table-cell office:value-type="string">
            <text:p>10.1026/0942-5403/a000062</text:p>
          </table:table-cell>
          <table:table-cell/>
          <table:table-cell office:value-type="string">
            <text:p>20</text:p>
          </table:table-cell>
          <table:table-cell office:value-type="string">
            <text:p>4</text:p>
          </table:table-cell>
          <table:table-cell office:value-type="string">
            <text:p>247-255</text:p>
          </table:table-cell>
          <table:table-cell office:value-type="string">
            <text:p>Wissens-_und_Einstellungsaenderungen_zu_Depression_im_Jugendalter.pdf; dx.doi.org ... a000062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Sevecke, Kathrin; Lehmkuhl, Gerd; Petermann, Franz; Krischer, Maya K.</text:p>
          </table:table-cell>
          <table:table-cell office:value-type="string">
            <text:p>Persönlichkeitsstörungen im Jugendalter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Kindheit und Entwicklung</text:p>
          </table:table-cell>
          <table:table-cell/>
          <table:table-cell office:value-type="string">
            <text:p>10.1026/0942-5403/a000063</text:p>
          </table:table-cell>
          <table:table-cell/>
          <table:table-cell office:value-type="string">
            <text:p>20</text:p>
          </table:table-cell>
          <table:table-cell office:value-type="string">
            <text:p>4</text:p>
          </table:table-cell>
          <table:table-cell office:value-type="string">
            <text:p>256-264</text:p>
          </table:table-cell>
          <table:table-cell office:value-type="string">
            <text:p>Persoenlichkeitsstoerungen_im_Jugendalter.pdf; dx.doi.org ... a000063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Poustka, Luise; Rothermel, Boris; Banaschewski, Tobias; Kamp-Becker, Inge</text:p>
          </table:table-cell>
          <table:table-cell office:value-type="string">
            <text:p>Intensive verhaltenstherapeutische Interventionsprogramme bei Autismus-Spektrum-Störungen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Kindheit und Entwicklung</text:p>
          </table:table-cell>
          <table:table-cell/>
          <table:table-cell office:value-type="string">
            <text:p>10.1026/0942-5403/a000074</text:p>
          </table:table-cell>
          <table:table-cell/>
          <table:table-cell office:value-type="string">
            <text:p>21</text:p>
          </table:table-cell>
          <table:table-cell office:value-type="string">
            <text:p>2</text:p>
          </table:table-cell>
          <table:table-cell office:value-type="string">
            <text:p>81-89</text:p>
          </table:table-cell>
          <table:table-cell office:value-type="string">
            <text:p>Intensive_verhaltenstherapeutische_Interventionsprogramme_bei_Autismus-Spektrum-Stoerungen.pdf; dx.doi.org ... a000074</text:p>
          </table:table-cell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3" office:value-type="string">
            <text:p>Schmidt, Sören; Ender, Stephanie; Schultheiß, Jan; Müller, Gabriele Gerber-von; Gerber, Wolf-Dieter; Steinmann, Elisabeth; Petermann, Ulrike; Petermann, Franz</text:p>
          </table:table-cell>
          <table:table-cell table:style-name="ce3" office:value-type="string">
            <text:p>Das ADHS-Camp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Kindheit und Entwicklung</text:p>
          </table:table-cell>
          <table:table-cell table:style-name="ce3"/>
          <table:table-cell table:style-name="ce3" office:value-type="string">
            <text:p>10.1026/0942-5403/a000075</text:p>
          </table:table-cell>
          <table:table-cell table:style-name="ce3"/>
          <table:table-cell table:style-name="ce3" office:value-type="string">
            <text:p>21</text:p>
          </table:table-cell>
          <table:table-cell table:style-name="ce3" office:value-type="string">
            <text:p>2</text:p>
          </table:table-cell>
          <table:table-cell table:style-name="ce3" office:value-type="string">
            <text:p>90-102</text:p>
          </table:table-cell>
          <table:table-cell table:style-name="ce3" office:value-type="string">
            <text:p>Das_ADHS-Camp_-_Langzeiteffekte_einer_intensiv-verhaltenstherapeutischen_Massnahme_bei_Kindern_mit_ADHS.pdf; dx.doi.org ... a000075</text:p>
          </table:table-cell>
        </table:table-row>
        <table:table-row table:style-name="ro2">
          <table:table-cell table:style-name="ce3" office:value-type="float" office:value="353">
            <text:p>353</text:p>
          </table:table-cell>
          <table:table-cell table:style-name="ce3" office:value-type="string">
            <text:p>Stadler, Christina; Kröger, Anne; Clement, Hans-Willi; Grasmann, Dörte</text:p>
          </table:table-cell>
          <table:table-cell table:style-name="ce3" office:value-type="string">
            <text:p>Störungen des Sozialverhaltens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Kindheit und Entwicklung</text:p>
          </table:table-cell>
          <table:table-cell table:style-name="ce3"/>
          <table:table-cell table:style-name="ce3" office:value-type="string">
            <text:p>10.1026/0942-5403/a000076</text:p>
          </table:table-cell>
          <table:table-cell table:style-name="ce3"/>
          <table:table-cell table:style-name="ce3" office:value-type="string">
            <text:p>21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03-113</text:p>
          </table:table-cell>
          <table:table-cell table:style-name="ce3" office:value-type="string">
            <text:p>Stoerungen_des_Sozialverhaltens_-_Wirksamkeit_des_intensivtherapeutischen_Behandlungsansatzes_VIA.pdf; dx.doi.org ... a000076</text:p>
          </table:table-cell>
        </table:table-row>
        <table:table-row table:style-name="ro2">
          <table:table-cell table:style-name="ce3" office:value-type="float" office:value="406">
            <text:p>406</text:p>
          </table:table-cell>
          <table:table-cell table:style-name="ce3" office:value-type="string">
            <text:p>Ise, Elena; Engel, Rolf R.; Schulte-Körne, Gerd</text:p>
          </table:table-cell>
          <table:table-cell table:style-name="ce3" office:value-type="string">
            <text:p>Was hilft bei der Lese-Rechtschreibstörung?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Kindheit und Entwicklung</text:p>
          </table:table-cell>
          <table:table-cell table:style-name="ce3"/>
          <table:table-cell table:style-name="ce3" office:value-type="string">
            <text:p>10.1026/0942-5403/a000077</text:p>
          </table:table-cell>
          <table:table-cell table:style-name="ce3"/>
          <table:table-cell table:style-name="ce3" office:value-type="string">
            <text:p>21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22-136</text:p>
          </table:table-cell>
          <table:table-cell table:style-name="ce3" office:value-type="string">
            <text:p>Was_hilft_bei_der_Lese-Rechtschreibstoerung.pdf; dx.doi.org ... a000077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Petermann, Franz; Koglin, Ute</text:p>
          </table:table-cell>
          <table:table-cell office:value-type="string">
            <text:p>Psychopathy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Kindheit und Entwicklung</text:p>
          </table:table-cell>
          <table:table-cell/>
          <table:table-cell office:value-type="string">
            <text:p>10.1026/0942-5403/a000079</text:p>
          </table:table-cell>
          <table:table-cell/>
          <table:table-cell office:value-type="string">
            <text:p>21</text:p>
          </table:table-cell>
          <table:table-cell office:value-type="string">
            <text:p>3</text:p>
          </table:table-cell>
          <table:table-cell office:value-type="string">
            <text:p>137-140</text:p>
          </table:table-cell>
          <table:table-cell office:value-type="string">
            <text:p>Psychopathy.pdf; dx.doi.org ... a000079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Koglin, Ute; Petermann, Franz</text:p>
          </table:table-cell>
          <table:table-cell office:value-type="string">
            <text:p>Callous-unemotional Traits: Verhaltensprobleme und prosoziales Verhalten bei Kindergartenkindern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Kindheit und Entwicklung</text:p>
          </table:table-cell>
          <table:table-cell/>
          <table:table-cell office:value-type="string">
            <text:p>10.1026/0942-5403/a000080</text:p>
          </table:table-cell>
          <table:table-cell/>
          <table:table-cell office:value-type="string">
            <text:p>21</text:p>
          </table:table-cell>
          <table:table-cell office:value-type="string">
            <text:p>3</text:p>
          </table:table-cell>
          <table:table-cell office:value-type="string">
            <text:p>141-150</text:p>
          </table:table-cell>
          <table:table-cell office:value-type="string">
            <text:p>Callous_-_unemotional_Traits_-_Verhaltensprobleme_und_prosoziales_Verhalten_bei_Kindergartenkindern.pdf; dx.doi.org ... a000080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Ise, Elena; Dolle, Kathrin; Pixner, Silvia; Schulte-Körne, Gerd</text:p>
          </table:table-cell>
          <table:table-cell office:value-type="string">
            <text:p>Effektive Förderung rechenschwacher Kinder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Kindheit und Entwicklung</text:p>
          </table:table-cell>
          <table:table-cell/>
          <table:table-cell office:value-type="string">
            <text:p>10.1026/0942-5403/a000083</text:p>
          </table:table-cell>
          <table:table-cell/>
          <table:table-cell office:value-type="string">
            <text:p>21</text:p>
          </table:table-cell>
          <table:table-cell office:value-type="string">
            <text:p>3</text:p>
          </table:table-cell>
          <table:table-cell office:value-type="string">
            <text:p>181-192</text:p>
          </table:table-cell>
          <table:table-cell office:value-type="string">
            <text:p>Effektive_Foerderung_rechenschwacher_Kinder.pdf; dx.doi.org ... a000083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Ewest, Franziska; Reinhold, Thomas; Vloet, Timo D.; Wenning, Volker; Bachmann, Christian J.</text:p>
          </table:table-cell>
          <table:table-cell office:value-type="string">
            <text:p>Durch Jugendliche mit Störungen des Sozialverhaltens ausgelöste Krankenkassenausgaben</text:p>
          </table:table-cell>
          <table:table-cell office:value-type="string">
            <text:p>2013</text:p>
          </table:table-cell>
          <table:table-cell office:value-type="string">
            <text:p>Zeitschriftenaufsatz</text:p>
          </table:table-cell>
          <table:table-cell office:value-type="string">
            <text:p>Kindheit und Entwicklung</text:p>
          </table:table-cell>
          <table:table-cell/>
          <table:table-cell office:value-type="string">
            <text:p>10.1026/0942-5403/a000097</text:p>
          </table:table-cell>
          <table:table-cell/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41-47</text:p>
          </table:table-cell>
          <table:table-cell office:value-type="string">
            <text:p>Durch_Jugendliche_mit_Stoerungen_des_Sozialverhaltens_ausgeloeste_Krankenkassenausgaben.pdf; dx.doi.org ... a000097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Kouider, Esmahan Belhadj; Koglin, Ute; Lorenz, Alfred L.; Dupont, Marc; Petermann, Franz</text:p>
          </table:table-cell>
          <table:table-cell office:value-type="string">
            <text:p>Störungen des Sozialverhaltens bei Jugendlichen mit Migrationshintergrund</text:p>
          </table:table-cell>
          <table:table-cell office:value-type="string">
            <text:p>2013</text:p>
          </table:table-cell>
          <table:table-cell office:value-type="string">
            <text:p>Zeitschriftenaufsatz</text:p>
          </table:table-cell>
          <table:table-cell office:value-type="string">
            <text:p>Kindheit und Entwicklung</text:p>
          </table:table-cell>
          <table:table-cell/>
          <table:table-cell office:value-type="string">
            <text:p>10.1026/0942-5403/a000107</text:p>
          </table:table-cell>
          <table:table-cell/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113-122</text:p>
          </table:table-cell>
          <table:table-cell office:value-type="string">
            <text:p>Stoerungen_des_Sozialverhaltens_bei_Jugendlichen_mit_Migrationshintergrund.pdf; dx.doi.org ... a000107</text:p>
          </table:table-cell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3" office:value-type="string">
            <text:p>Zenglein, Yvonne; Beyer, Anke; Freitag, Christine M.; Schwenck, Christina</text:p>
          </table:table-cell>
          <table:table-cell table:style-name="ce3" office:value-type="string">
            <text:p>ADHS im Vorschulalter</text:p>
          </table:table-cell>
          <table:table-cell table:style-name="ce3" office:value-type="string">
            <text:p>2013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Kindheit und Entwicklung</text:p>
          </table:table-cell>
          <table:table-cell table:style-name="ce3"/>
          <table:table-cell table:style-name="ce3" office:value-type="string">
            <text:p>10.1026/0942-5403/a000117</text:p>
          </table:table-cell>
          <table:table-cell table:style-name="ce3"/>
          <table:table-cell table:style-name="ce3" office:value-type="string">
            <text:p>22</text:p>
          </table:table-cell>
          <table:table-cell table:style-name="ce3" office:value-type="string">
            <text:p>4</text:p>
          </table:table-cell>
          <table:table-cell table:style-name="ce3" office:value-type="string">
            <text:p>193-200</text:p>
          </table:table-cell>
          <table:table-cell table:style-name="ce3" office:value-type="string">
            <text:p>ADHS_im_Vorschulalter__-__Subgruppen_Diagnostik_und_gezielte_Therapieansaetze.pdf; dx.doi.org ... a000117</text:p>
          </table:table-cell>
        </table:table-row>
        <table:table-row table:style-name="ro2">
          <table:table-cell table:style-name="ce3" office:value-type="float" office:value="334">
            <text:p>334</text:p>
          </table:table-cell>
          <table:table-cell table:style-name="ce3" office:value-type="string">
            <text:p>Millenet, Sabina; Hohmann, Sarah; Poustka, Luise; Petermann, Franz; Banaschewski, Tobias</text:p>
          </table:table-cell>
          <table:table-cell table:style-name="ce3" office:value-type="string">
            <text:p>Risikofaktoren und frühe Vorläufersymptome der Aufmerksamkeitsdefizit-/Hyperaktivitätsstörung (ADHS)</text:p>
          </table:table-cell>
          <table:table-cell table:style-name="ce3" office:value-type="string">
            <text:p>2013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Kindheit und Entwicklung</text:p>
          </table:table-cell>
          <table:table-cell table:style-name="ce3"/>
          <table:table-cell table:style-name="ce3" office:value-type="string">
            <text:p>10.1026/0942-5403/a000118</text:p>
          </table:table-cell>
          <table:table-cell table:style-name="ce3"/>
          <table:table-cell table:style-name="ce3" office:value-type="string">
            <text:p>22</text:p>
          </table:table-cell>
          <table:table-cell table:style-name="ce3" office:value-type="string">
            <text:p>4</text:p>
          </table:table-cell>
          <table:table-cell table:style-name="ce3" office:value-type="string">
            <text:p>201-208</text:p>
          </table:table-cell>
          <table:table-cell table:style-name="ce3" office:value-type="string">
            <text:p>Risikofaktoren_und_fruehe_Vorlaeufersymptome_der_Aufmerksamkeitsdefizit-_Hyperaktivitaetsstoerung_ADHS.pdf; dx.doi.org ... a000118</text:p>
          </table:table-cell>
        </table:table-row>
        <table:table-row table:style-name="ro2">
          <table:table-cell table:style-name="ce3" office:value-type="float" office:value="342">
            <text:p>342</text:p>
          </table:table-cell>
          <table:table-cell table:style-name="ce3" office:value-type="string">
            <text:p>Schuchardt, Kirsten; Grube, Dietmar; Mähler, Claudia</text:p>
          </table:table-cell>
          <table:table-cell table:style-name="ce3" office:value-type="string">
            <text:p>„Schwierige Kinder” von Anfang an?</text:p>
          </table:table-cell>
          <table:table-cell table:style-name="ce3" office:value-type="string">
            <text:p>2013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Kindheit und Entwicklung</text:p>
          </table:table-cell>
          <table:table-cell table:style-name="ce3"/>
          <table:table-cell table:style-name="ce3" office:value-type="string">
            <text:p>10.1026/0942-5403/a000120</text:p>
          </table:table-cell>
          <table:table-cell table:style-name="ce3"/>
          <table:table-cell table:style-name="ce3" office:value-type="string">
            <text:p>22</text:p>
          </table:table-cell>
          <table:table-cell table:style-name="ce3" office:value-type="string">
            <text:p>4</text:p>
          </table:table-cell>
          <table:table-cell table:style-name="ce3" office:value-type="string">
            <text:p>217-223</text:p>
          </table:table-cell>
          <table:table-cell table:style-name="ce3" office:value-type="string">
            <text:p>Schwierige_Kinder_von_Anfang_an_Aufmerksamkeitsprobleme_als_Risikofaktor_fuer_die_Schulfaehigkeit.pdf; dx.doi.org ... a000120</text:p>
          </table:table-cell>
        </table:table-row>
        <table:table-row table:style-name="ro2">
          <table:table-cell table:style-name="ce3" office:value-type="float" office:value="348">
            <text:p>348</text:p>
          </table:table-cell>
          <table:table-cell table:style-name="ce3" office:value-type="string">
            <text:p>Schwenck, Christina; Ciaramidaro, Angela</text:p>
          </table:table-cell>
          <table:table-cell table:style-name="ce3" office:value-type="string">
            <text:p>Soziale Kognition bei Autismus-Spektrum-Störungen und Störungen des Sozialverhaltens</text:p>
          </table:table-cell>
          <table:table-cell table:style-name="ce3" office:value-type="string">
            <text:p>2014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Kindheit und Entwicklung</text:p>
          </table:table-cell>
          <table:table-cell table:style-name="ce3"/>
          <table:table-cell table:style-name="ce3" office:value-type="string">
            <text:p>10.1026/0942-5403/a000125</text:p>
          </table:table-cell>
          <table:table-cell table:style-name="ce3"/>
          <table:table-cell table:style-name="ce3" office:value-type="string">
            <text:p>23</text:p>
          </table:table-cell>
          <table:table-cell table:style-name="ce3" office:value-type="string">
            <text:p>1</text:p>
          </table:table-cell>
          <table:table-cell table:style-name="ce5" office:value-type="date" office:date-value="2014-12-05">
            <text:p>05.12.14</text:p>
          </table:table-cell>
          <table:table-cell table:style-name="ce3" office:value-type="string">
            <text:p>soziale-kognition-bei-autismus-spektrum-storungen-und-storungen-des-sozialverhaltens.pdf; dx.doi.org ... a00012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Sinzig, Judith; Vinzelberg, Isabella; Bell, Hannah; Quirmbach, Linda</text:p>
          </table:table-cell>
          <table:table-cell office:value-type="string">
            <text:p>Besonderheiten in der multiaxialen Klassifizierung, Anamnese und Psychopathologie bei Kindern und Jugendlichen mit einer Autismus-Spektrum-Störung und einer Aufmerksamkeitsdefizit-/ Hyperaktivitätsstörung</text:p>
          </table:table-cell>
          <table:table-cell office:value-type="string">
            <text:p>2014</text:p>
          </table:table-cell>
          <table:table-cell office:value-type="string">
            <text:p>Zeitschriftenaufsatz</text:p>
          </table:table-cell>
          <table:table-cell office:value-type="string">
            <text:p>Kindheit und Entwicklung</text:p>
          </table:table-cell>
          <table:table-cell/>
          <table:table-cell office:value-type="string">
            <text:p>10.1026/0942-5403/a000127</text:p>
          </table:table-cell>
          <table:table-cell/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23-33</text:p>
          </table:table-cell>
          <table:table-cell office:value-type="string">
            <text:p>besonderheiten-in-der-multiaxialen-klassifizierung-anamnese-und-psychopathologie-bei-kindern-und-jugendlichen-mit-einer-autismus-spektrum-storung-und-adhs.pdf; dx.doi.org ... a000127</text:p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Endlich, Darius; Dummert, Friederike; Schneider, Wolfgang; Schwenck, Christina</text:p>
          </table:table-cell>
          <table:table-cell office:value-type="string">
            <text:p>Verhaltensprobleme bei Kindern mit umschriebener und kombinierter schulischer Minderleistung</text:p>
          </table:table-cell>
          <table:table-cell office:value-type="string">
            <text:p>2014</text:p>
          </table:table-cell>
          <table:table-cell office:value-type="string">
            <text:p>Zeitschriftenaufsatz</text:p>
          </table:table-cell>
          <table:table-cell office:value-type="string">
            <text:p>Kindheit und Entwicklung</text:p>
          </table:table-cell>
          <table:table-cell/>
          <table:table-cell office:value-type="string">
            <text:p>10.1026/0942-5403/a000128</text:p>
          </table:table-cell>
          <table:table-cell/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61-69</text:p>
          </table:table-cell>
          <table:table-cell office:value-type="string">
            <text:p>verhaltensprobleme-bei-kindern-mit-umschriebener-und-kombinierter-schulischer-minderleistung.pdf; dx.doi.org ... a000128</text:p>
          </table:table-cell>
        </table:table-row>
        <table:table-row table:style-name="ro2">
          <table:table-cell table:style-name="ce3" office:value-type="float" office:value="62">
            <text:p>62</text:p>
          </table:table-cell>
          <table:table-cell table:style-name="ce3" office:value-type="string">
            <text:p>Hamsen, Ruth; Beudels, Wolfgang; Hölter, Gerd</text:p>
          </table:table-cell>
          <table:table-cell table:style-name="ce3" office:value-type="string">
            <text:p>Aufmerksamkeitsdefizit- und Hyperaktivitätsstörungen (ADHD) im Kindesalter</text:p>
          </table:table-cell>
          <table:table-cell table:style-name="ce3" office:value-type="string">
            <text:p>2004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Sportpsychologie</text:p>
          </table:table-cell>
          <table:table-cell table:style-name="ce3"/>
          <table:table-cell table:style-name="ce3" office:value-type="string">
            <text:p>10.1026/1612-5010.11.3.91</text:p>
          </table:table-cell>
          <table:table-cell table:style-name="ce3"/>
          <table:table-cell table:style-name="ce3" office:value-type="string">
            <text:p>11</text:p>
          </table:table-cell>
          <table:table-cell table:style-name="ce3" office:value-type="string">
            <text:p>3</text:p>
          </table:table-cell>
          <table:table-cell table:style-name="ce3" office:value-type="string">
            <text:p>91-102</text:p>
          </table:table-cell>
          <table:table-cell table:style-name="ce3" office:value-type="string">
            <text:p>Aufmerksamkeitsdefizit_und_Hyperaktivitaetsstoerungen_ADHD_im_Kindesalter.pdf; dx.doi.org/10.1026/1612-5010.11.3.91</text:p>
          </table:table-cell>
        </table:table-row>
        <table:table-row table:style-name="ro2">
          <table:table-cell table:style-name="ce3" office:value-type="float" office:value="268">
            <text:p>268</text:p>
          </table:table-cell>
          <table:table-cell table:style-name="ce3" office:value-type="string">
            <text:p>Zwicker, Jill; Holfelder, Benjamin</text:p>
          </table:table-cell>
          <table:table-cell table:style-name="ce3" office:value-type="string">
            <text:p>Motorische Ungeschicklichkeit aus der Perspektive der Neurowissenschaft</text:p>
          </table:table-cell>
          <table:table-cell table:style-name="ce3" office:value-type="string">
            <text:p>2013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Sportpsychologie</text:p>
          </table:table-cell>
          <table:table-cell table:style-name="ce3"/>
          <table:table-cell table:style-name="ce3" office:value-type="string">
            <text:p>10.1026/1612-5010/a000087</text:p>
          </table:table-cell>
          <table:table-cell table:style-name="ce3"/>
          <table:table-cell table:style-name="ce3" office:value-type="string">
            <text:p>20</text:p>
          </table:table-cell>
          <table:table-cell table:style-name="ce3" office:value-type="string">
            <text:p>1</text:p>
          </table:table-cell>
          <table:table-cell table:style-name="ce5" office:value-type="date" office:date-value="2014-09-05">
            <text:p>05.09.14</text:p>
          </table:table-cell>
          <table:table-cell table:style-name="ce3" office:value-type="string">
            <text:p>motorische-ungeschicklichkeit-aus-der-perspektive-der-neurowissenschaft.pdf; dx.doi.org ... a000087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Willutzki, Ulrike; Neumann, Barbara; Haas, Hilde; Koban, Christoph; Schulte, Dietmar</text:p>
          </table:table-cell>
          <table:table-cell office:value-type="string">
            <text:p>Zur Psychotherapie sozialer Ängste: Kognitive Verhaltenstherapie im Vergleich zu einem kombiniert ressourcenorientierten Vorgehen</text:p>
          </table:table-cell>
          <table:table-cell office:value-type="string">
            <text:p>2004</text:p>
          </table:table-cell>
          <table:table-cell office:value-type="string">
            <text:p>Zeitschriftenaufsatz</text:p>
          </table:table-cell>
          <table:table-cell office:value-type="string">
            <text:p>Zeitschrift für Klinische Psychologie und Psychotherapie</text:p>
          </table:table-cell>
          <table:table-cell/>
          <table:table-cell office:value-type="string">
            <text:p>10.1026/1616-3443.33.1.42</text:p>
          </table:table-cell>
          <table:table-cell/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42-50</text:p>
          </table:table-cell>
          <table:table-cell office:value-type="string">
            <text:p>Zur_Psychotherapie_sozialer_Aengste_Kognitive_Verhaltenstherapie_im_Vergleich_zu_einem_kombiniert_ressourcenorientierten_Vorgehen.pdf; dx.doi.org/10.1026/1616-3443.33.1.42</text:p>
          </table:table-cell>
        </table:table-row>
        <table:table-row table:style-name="ro2">
          <table:table-cell table:style-name="ce3" office:value-type="float" office:value="240">
            <text:p>240</text:p>
          </table:table-cell>
          <table:table-cell table:style-name="ce3" office:value-type="string">
            <text:p>Hanisch, Charlotte; Plück, Julia; Meyer, Nicola; Brix, Gabriele; Freund-Braier, Inez; Hautmann, Christopher; Döpfner, Manfred</text:p>
          </table:table-cell>
          <table:table-cell table:style-name="ce3" office:value-type="string">
            <text:p>Kurzzeiteffekte des indizierten Präventionsprogramms für Expansives Problemverhalten (PEP) auf das elterliche Erziehungsverhalten und auf das kindliche Problemverhalten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linische Psychologie und Psychotherapie</text:p>
          </table:table-cell>
          <table:table-cell table:style-name="ce3"/>
          <table:table-cell table:style-name="ce3" office:value-type="string">
            <text:p>10.1026/1616-3443.35.2.117</text:p>
          </table:table-cell>
          <table:table-cell table:style-name="ce3"/>
          <table:table-cell table:style-name="ce3" office:value-type="string">
            <text:p>35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17-126</text:p>
          </table:table-cell>
          <table:table-cell table:style-name="ce3" office:value-type="string">
            <text:p>Kurzzeiteffekte_des_indizierten_Praeventionsprogramms_fuer_Expansives_Problemverhalten_PEP.pdf; dx.doi.org/10.1026/1616-3443.35.2.117</text:p>
          </table:table-cell>
        </table:table-row>
        <table:table-row table:style-name="ro2">
          <table:table-cell table:style-name="ce3" office:value-type="float" office:value="152">
            <text:p>152</text:p>
          </table:table-cell>
          <table:table-cell table:style-name="ce3" office:value-type="string">
            <text:p>Kröger, Christoph; Kosfelder, Joachim</text:p>
          </table:table-cell>
          <table:table-cell table:style-name="ce3" office:value-type="string">
            <text:p>Eine Meta-Analyse zur Wirksamkeit der Dialektisch Behavioralen Therapie bei Borderline-Persönlichkeitsstörungen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linische Psychologie und Psychotherapie</text:p>
          </table:table-cell>
          <table:table-cell table:style-name="ce3"/>
          <table:table-cell table:style-name="ce3" office:value-type="string">
            <text:p>10.1026/1616-3443.36.1.11</text:p>
          </table:table-cell>
          <table:table-cell table:style-name="ce3"/>
          <table:table-cell table:style-name="ce3" office:value-type="string">
            <text:p>36</text:p>
          </table:table-cell>
          <table:table-cell table:style-name="ce3" office:value-type="string">
            <text:p>1</text:p>
          </table:table-cell>
          <table:table-cell table:style-name="ce5" office:value-type="date" office:date-value="2017-11-01">
            <text:p>01.11.17</text:p>
          </table:table-cell>
          <table:table-cell table:style-name="ce3" office:value-type="string">
            <text:p>Eine_Meta-Analyse_zur_Wirksamkeit_der_Dialektisch_Behavioralen_Therapie_bei_Borderline.pdf; dx.doi.org/10.1026/1616-3443.36.1.11</text:p>
          </table:table-cell>
        </table:table-row>
        <table:table-row table:style-name="ro2">
          <table:table-cell table:style-name="ce3" office:value-type="float" office:value="355">
            <text:p>355</text:p>
          </table:table-cell>
          <table:table-cell table:style-name="ce3" office:value-type="string">
            <text:p>Laessle, Reinhold G.; Hansen-Spinger, Edith</text:p>
          </table:table-cell>
          <table:table-cell table:style-name="ce3" office:value-type="string">
            <text:p>Stressinduzierte Herabsetzung der Aufmerksamkeit bei jungen Erwachsenen mit ADHS-ähnlicher Symptomatik</text:p>
          </table:table-cell>
          <table:table-cell table:style-name="ce3" office:value-type="string">
            <text:p>2010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linische Psychologie und Psychotherapie</text:p>
          </table:table-cell>
          <table:table-cell table:style-name="ce3"/>
          <table:table-cell table:style-name="ce3" office:value-type="string">
            <text:p>10.1026/1616-3443/a000046</text:p>
          </table:table-cell>
          <table:table-cell table:style-name="ce3"/>
          <table:table-cell table:style-name="ce3" office:value-type="string">
            <text:p>39</text:p>
          </table:table-cell>
          <table:table-cell table:style-name="ce3" office:value-type="string">
            <text:p>4</text:p>
          </table:table-cell>
          <table:table-cell table:style-name="ce3" office:value-type="string">
            <text:p>213-216</text:p>
          </table:table-cell>
          <table:table-cell table:style-name="ce3" office:value-type="string">
            <text:p>Stressinduzierte_Herabsetzung_der_Aufmerksamkeit.pdf; dx.doi.org ... a000046</text:p>
          </table:table-cell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string">
            <text:p>Braakmann, Diana; Philipp, Alexis; Gelo, Omar; Beisel, Sylvia; Hüppe, Michael; Sipos, Valerija; Schweiger, Ulrich</text:p>
          </table:table-cell>
          <table:table-cell table:style-name="ce3" office:value-type="string">
            <text:p>Das Kognitive Inventar für Borderline-Persönlichkeitsstörung (KIB)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linische Psychologie und Psychotherapie</text:p>
          </table:table-cell>
          <table:table-cell table:style-name="ce3"/>
          <table:table-cell table:style-name="ce3" office:value-type="string">
            <text:p>10.1026/1616-3443/a000061</text:p>
          </table:table-cell>
          <table:table-cell table:style-name="ce3"/>
          <table:table-cell table:style-name="ce3" office:value-type="string">
            <text:p>40</text:p>
          </table:table-cell>
          <table:table-cell table:style-name="ce3" office:value-type="string">
            <text:p>1</text:p>
          </table:table-cell>
          <table:table-cell table:style-name="ce5" office:value-type="date" office:date-value="2014-10-01">
            <text:p>01.10.14</text:p>
          </table:table-cell>
          <table:table-cell table:style-name="ce3" office:value-type="string">
            <text:p>Das_Kognitive_Inventar_fuer_Borderline-Persoenlichkeitsstoerung_KIB.pdf; dx.doi.org ... a000061</text:p>
          </table:table-cell>
        </table:table-row>
        <table:table-row table:style-name="ro2">
          <table:table-cell table:style-name="ce3" office:value-type="float" office:value="76">
            <text:p>76</text:p>
          </table:table-cell>
          <table:table-cell table:style-name="ce3" office:value-type="string">
            <text:p>Schär, Marcel; Bodenmann, Guy</text:p>
          </table:table-cell>
          <table:table-cell table:style-name="ce3" office:value-type="string">
            <text:p>Behandlungsverlauf bei depressiven Störungen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linische Psychologie und Psychotherapie</text:p>
          </table:table-cell>
          <table:table-cell table:style-name="ce3"/>
          <table:table-cell table:style-name="ce3" office:value-type="string">
            <text:p>10.1026/1616-3443/a000069</text:p>
          </table:table-cell>
          <table:table-cell table:style-name="ce3"/>
          <table:table-cell table:style-name="ce3" office:value-type="string">
            <text:p>4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42-52</text:p>
          </table:table-cell>
          <table:table-cell table:style-name="ce3" office:value-type="string">
            <text:p>Behandlungsverlauf_bei_depressiven_Stoerungen.pdf; dx.doi.org ... a000069</text:p>
          </table:table-cell>
        </table:table-row>
        <table:table-row table:style-name="ro2">
          <table:table-cell table:style-name="ce3" office:value-type="float" office:value="433">
            <text:p>433</text:p>
          </table:table-cell>
          <table:table-cell table:style-name="ce3" office:value-type="string">
            <text:p>Willutzki, Ulrike; Teismann, Tobias; Schulte, Dietmar</text:p>
          </table:table-cell>
          <table:table-cell table:style-name="ce3" office:value-type="string">
            <text:p>Zur Psychotherapie sozialer Ängste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Zeitschrift für Klinische Psychologie und Psychotherapie</text:p>
          </table:table-cell>
          <table:table-cell table:style-name="ce3"/>
          <table:table-cell table:style-name="ce3" office:value-type="string">
            <text:p>10.1026/1616-3443/a000070</text:p>
          </table:table-cell>
          <table:table-cell table:style-name="ce3"/>
          <table:table-cell table:style-name="ce3" office:value-type="string">
            <text:p>4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53-58</text:p>
          </table:table-cell>
          <table:table-cell table:style-name="ce3" office:value-type="string">
            <text:p>Zur_Psychotherapie_sozialer_Aengste.pdf; dx.doi.org ... a000070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Rauch, Wolfgang A.; Gold, Andreas; Schmitt, Kathrin</text:p>
          </table:table-cell>
          <table:table-cell office:value-type="string">
            <text:p>Combining Cognitive and Personality Measures of Impulse Control in the Assessment of Childhood ADHD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European Journal of Psychological Assessment</text:p>
          </table:table-cell>
          <table:table-cell/>
          <table:table-cell office:value-type="string">
            <text:p>10.1027/1015-5759/a000128</text:p>
          </table:table-cell>
          <table:table-cell/>
          <table:table-cell office:value-type="string">
            <text:p>28</text:p>
          </table:table-cell>
          <table:table-cell office:value-type="string">
            <text:p>3</text:p>
          </table:table-cell>
          <table:table-cell office:value-type="string">
            <text:p>208-215</text:p>
          </table:table-cell>
          <table:table-cell office:value-type="string">
            <text:p>combining-cognitive-and-personality-measures-of-impulse-control-in-the-assessment-of-childhood-adhd.pdf; dx.doi.org ... a000128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Melby-Lervåg, Monica; Hulme, Charles</text:p>
          </table:table-cell>
          <table:table-cell office:value-type="string">
            <text:p>Is working memory training effective? A meta-analytic review</text:p>
          </table:table-cell>
          <table:table-cell office:value-type="string">
            <text:p>2013</text:p>
          </table:table-cell>
          <table:table-cell office:value-type="string">
            <text:p>Zeitschriftenaufsatz</text:p>
          </table:table-cell>
          <table:table-cell office:value-type="string">
            <text:p>Developmental Psychology</text:p>
          </table:table-cell>
          <table:table-cell/>
          <table:table-cell office:value-type="string">
            <text:p>10.1037/a0028228</text:p>
          </table:table-cell>
          <table:table-cell/>
          <table:table-cell office:value-type="string">
            <text:p>49</text:p>
          </table:table-cell>
          <table:table-cell office:value-type="string">
            <text:p>2</text:p>
          </table:table-cell>
          <table:table-cell office:value-type="string">
            <text:p>270-291</text:p>
          </table:table-cell>
          <table:table-cell office:value-type="string">
            <text:p>Is_Working_Memory_Training_Effective_A_Meta-Analytic_Review.pdf; dx.doi.org/10.1037/a0028228</text:p>
          </table:table-cell>
        </table:table-row>
        <table:table-row table:style-name="ro2">
          <table:table-cell table:style-name="ce3" office:value-type="float" office:value="94">
            <text:p>94</text:p>
          </table:table-cell>
          <table:table-cell table:style-name="ce3" office:value-type="string">
            <text:p>Döpfner, Manfred; Ose, Claudia; Fischer, Roland; Ammer, Richard; Scherag, André</text:p>
          </table:table-cell>
          <table:table-cell table:style-name="ce3" office:value-type="string">
            <text:p>Comparison of the Efficacy of Two Different Modified Release Methylphenidate Preparations for Children and Adolescents with Attention-Deficit/Hyperactivity Disorder in a Natural Setting: Comparison of the Efficacy of Medikinet ® Retard and Concerta ® —a Randomized, Controlled, Double-Blind Multicenter Clinical Crossover Trial</text:p>
          </table:table-cell>
          <table:table-cell table:style-name="ce3" office:value-type="string">
            <text:p>2011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Journal of Child and Adolescent Psychopharmacology</text:p>
          </table:table-cell>
          <table:table-cell table:style-name="ce3"/>
          <table:table-cell table:style-name="ce3" office:value-type="string">
            <text:p>10.1089/cap.2010.0082</text:p>
          </table:table-cell>
          <table:table-cell table:style-name="ce3"/>
          <table:table-cell table:style-name="ce3" office:value-type="string">
            <text:p>21</text:p>
          </table:table-cell>
          <table:table-cell table:style-name="ce3" office:value-type="string">
            <text:p>5</text:p>
          </table:table-cell>
          <table:table-cell table:style-name="ce3" office:value-type="string">
            <text:p>445-454</text:p>
          </table:table-cell>
          <table:table-cell table:style-name="ce3" office:value-type="string">
            <text:p>Comparison_of_the_Efficacy_of_Two_Different_Modified_Release_Methylphenidate_Preparations_for_Children_and_Adolescents_with_Attention_-_Deficit_Hyperactivity.pdf; dx.doi.org/10.1089/cap.2010.0082</text:p>
          </table:table-cell>
        </table:table-row>
        <table:table-row table:style-name="ro2">
          <table:table-cell table:style-name="ce3" office:value-type="float" office:value="150">
            <text:p>150</text:p>
          </table:table-cell>
          <table:table-cell table:style-name="ce3" office:value-type="string">
            <text:p>Sallee, Floyd R.; Kollins, Scott H.; Wigal, Timothy L.</text:p>
          </table:table-cell>
          <table:table-cell table:style-name="ce3" office:value-type="string">
            <text:p>Efficacy of Guanfacine Extended Release in the Treatment of Combined and Inattentive Only Subtypes of Attention-Deficit/Hyperactivity Disorder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Journal of Child and Adolescent Psychopharmacology</text:p>
          </table:table-cell>
          <table:table-cell table:style-name="ce3"/>
          <table:table-cell table:style-name="ce3" office:value-type="string">
            <text:p>10.1089/cap.2010.0135</text:p>
          </table:table-cell>
          <table:table-cell table:style-name="ce3"/>
          <table:table-cell table:style-name="ce3" office:value-type="string">
            <text:p>22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06-214</text:p>
          </table:table-cell>
          <table:table-cell table:style-name="ce3" office:value-type="string">
            <text:p>Efficacy_of_Guanfacine_Extended_Release_in_the_Treatment_of_Combined_and_Inattentive_Only_Subtypes_of_Attention_-_Deficit_Hyperactivity_Disorder.pdf; dx.doi.org/10.1089/cap.2010.0135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Chang, Y.-K.; Liu, S.; Yu, H.-H.; Lee, Y.-H.</text:p>
          </table:table-cell>
          <table:table-cell office:value-type="string">
            <text:p>Effect of Acute Exercise on Executive Function in Children with Attention Deficit Hyperactivity Disorder</text:p>
          </table:table-cell>
          <table:table-cell office:value-type="string">
            <text:p>2012</text:p>
          </table:table-cell>
          <table:table-cell office:value-type="string">
            <text:p>Zeitschriftenaufsatz</text:p>
          </table:table-cell>
          <table:table-cell office:value-type="string">
            <text:p>Archives of Clinical Neuropsychology</text:p>
          </table:table-cell>
          <table:table-cell/>
          <table:table-cell office:value-type="string">
            <text:p>10.1093/arclin/acr094</text:p>
          </table:table-cell>
          <table:table-cell/>
          <table:table-cell office:value-type="string">
            <text:p>27</text:p>
          </table:table-cell>
          <table:table-cell office:value-type="string">
            <text:p>2</text:p>
          </table:table-cell>
          <table:table-cell office:value-type="string">
            <text:p>225-237</text:p>
          </table:table-cell>
          <table:table-cell office:value-type="string">
            <text:p>Effect-of-Acute-Exercise-on-Executive-Function-in-Children-with-Attention-Deficit-Hyperactivity-Disorder.pdf; dx.doi.org ... acr094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Martel, Michelle M.</text:p>
          </table:table-cell>
          <table:table-cell office:value-type="string">
            <text:p>Conscientiousness as a mediator of the association between masculinized finger-length ratios and attention-deficit/hyperactivity disorder (ADHD)</text:p>
          </table:table-cell>
          <table:table-cell office:value-type="string">
            <text:p>2009</text:p>
          </table:table-cell>
          <table:table-cell office:value-type="string">
            <text:p>Zeitschriftenaufsatz</text:p>
          </table:table-cell>
          <table:table-cell office:value-type="string">
            <text:p>Journal of Child Psychology and Psychiatry</text:p>
          </table:table-cell>
          <table:table-cell/>
          <table:table-cell office:value-type="string">
            <text:p>10.1111/j.1469-7610.2009.02065.x</text:p>
          </table:table-cell>
          <table:table-cell/>
          <table:table-cell office:value-type="string">
            <text:p>50</text:p>
          </table:table-cell>
          <table:table-cell office:value-type="string">
            <text:p>7</text:p>
          </table:table-cell>
          <table:table-cell office:value-type="string">
            <text:p>790-798</text:p>
          </table:table-cell>
          <table:table-cell office:value-type="string">
            <text:p>Conscientiousness_as_a_mediator_of_the_association_between_masculinized_finger-length_ratios_and_attention-deficit_hyperactivity_disorder_ADHD.pdf; dx.doi.org/10.1111/j.1469-7610.2009.02065.x</text:p>
          </table:table-cell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Holtmann, Martin; Buchmann, Arlette F.; Esser, Guenter; Schmidt, Martin H.; Banaschewski, Tobias; Laucht, Manfred</text:p>
          </table:table-cell>
          <table:table-cell office:value-type="string">
            <text:p>The Child Behavior Checklist-Dysregulation Profile predicts substance use, suicidality, and functional impairment: a longitudinal analysis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Journal of Child Psychology and Psychiatry</text:p>
          </table:table-cell>
          <table:table-cell/>
          <table:table-cell office:value-type="string">
            <text:p>10.1111/j.1469-7610.2010.02309.x</text:p>
          </table:table-cell>
          <table:table-cell/>
          <table:table-cell office:value-type="string">
            <text:p>52</text:p>
          </table:table-cell>
          <table:table-cell office:value-type="string">
            <text:p>2</text:p>
          </table:table-cell>
          <table:table-cell office:value-type="string">
            <text:p>139-147</text:p>
          </table:table-cell>
          <table:table-cell office:value-type="string">
            <text:p>the-child-behavior-checklist-dysregulation-profile-predicts-substance-use-suicidality-and-functional-impairment-a-longitudinal-analysis.pdf; dx.doi.org/10.1111/j.1469-7610.2010.02309.x</text:p>
          </table:table-cell>
        </table:table-row>
        <table:table-row table:style-name="ro2">
          <table:table-cell table:style-name="ce3" office:value-type="float" office:value="70">
            <text:p>70</text:p>
          </table:table-cell>
          <table:table-cell table:style-name="ce3" office:value-type="string">
            <text:p>Dreyer, J. K.; Hounsgaard, J.</text:p>
          </table:table-cell>
          <table:table-cell table:style-name="ce3" office:value-type="string">
            <text:p>Mathematical model of dopamine autoreceptors and uptake inhibitors and their influence on tonic and phasic dopamine signaling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Journal of Neurophysiology</text:p>
          </table:table-cell>
          <table:table-cell table:style-name="ce3"/>
          <table:table-cell table:style-name="ce3" office:value-type="string">
            <text:p>10.1152/jn.00502.2012</text:p>
          </table:table-cell>
          <table:table-cell table:style-name="ce3"/>
          <table:table-cell table:style-name="ce3" office:value-type="string">
            <text:p>109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71-182</text:p>
          </table:table-cell>
          <table:table-cell table:style-name="ce3" office:value-type="string">
            <text:p>A_mathematical_model_of_dopamine_autoreceptors_and_uptake_inhibitors_and_their_influence_on_tonic_and_phasic_dopamine_signaling.pdf; dx.doi.org/10.1152/jn.00502.2012</text:p>
          </table:table-cell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Kessler, Ronald C.; Adler, Lenard; Barkley, Russell; Biederman, Joseph; Conners, C. Keith; Demler, Olga; Faraone, Stephen V.; Greenhill, Laurence L.; Howes, Mary J.; Secnik, Kristina; Spencer, Thomas; Ustun, T. Bedirhan; Walters, Ellen E.; Zaslavsky, Alan M.</text:p>
          </table:table-cell>
          <table:table-cell office:value-type="string">
            <text:p>The prevalence and correlates of adult ADHD in the United States: results from the National Comorbidity Survey Replication</text:p>
          </table:table-cell>
          <table:table-cell office:value-type="string">
            <text:p>2006</text:p>
          </table:table-cell>
          <table:table-cell office:value-type="string">
            <text:p>Zeitschriftenaufsatz</text:p>
          </table:table-cell>
          <table:table-cell office:value-type="string">
            <text:p>Am J Psychiatry (The American journal of psychiatry)</text:p>
          </table:table-cell>
          <table:table-cell/>
          <table:table-cell office:value-type="string">
            <text:p>10.1176/appi.ajp.163.4.716</text:p>
          </table:table-cell>
          <table:table-cell office:value-type="string">
            <text:p>16585449</text:p>
          </table:table-cell>
          <table:table-cell office:value-type="string">
            <text:p>163</text:p>
          </table:table-cell>
          <table:table-cell office:value-type="string">
            <text:p>4</text:p>
          </table:table-cell>
          <table:table-cell office:value-type="string">
            <text:p>716-723</text:p>
          </table:table-cell>
          <table:table-cell office:value-type="string">
            <text:p>The_Prevalence_and_Correlates_of_Adult_ADHD_in_the_United_States-Results_From_the_National_Comorbidity_Survey_Replication.pdf; dx.doi.org/10.1176/appi.ajp.163.4.716; www.ncbi.nlm.nih.gov/pubmed/16585449</text:p>
          </table:table-cell>
        </table:table-row>
        <table:table-row table:style-name="ro2">
          <table:table-cell table:style-name="ce3" office:value-type="float" office:value="92">
            <text:p>92</text:p>
          </table:table-cell>
          <table:table-cell table:style-name="ce3" office:value-type="string">
            <text:p>Gadow, K. D.; DeVincent, C. J.</text:p>
          </table:table-cell>
          <table:table-cell table:style-name="ce3" office:value-type="string">
            <text:p>Clinical Significance of Tics and Attention-Deficit Hyperactivity Disorder (ADHD) in Children With Pervasive Developmental Disorder</text:p>
          </table:table-cell>
          <table:table-cell table:style-name="ce3" office:value-type="string">
            <text:p>2005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Journal of Child Neurology</text:p>
          </table:table-cell>
          <table:table-cell table:style-name="ce3"/>
          <table:table-cell table:style-name="ce3" office:value-type="string">
            <text:p>10.1177/08830738050200060301</text:p>
          </table:table-cell>
          <table:table-cell table:style-name="ce3"/>
          <table:table-cell table:style-name="ce3" office:value-type="string">
            <text:p>20</text:p>
          </table:table-cell>
          <table:table-cell table:style-name="ce3" office:value-type="string">
            <text:p>6</text:p>
          </table:table-cell>
          <table:table-cell table:style-name="ce3" office:value-type="string">
            <text:p>481-488</text:p>
          </table:table-cell>
          <table:table-cell table:style-name="ce3" office:value-type="string">
            <text:p>Clinical_Significance_of_Tics_and_Attention_-_Deficit_Hyperactivity_Disorder_ADHD_in_Children_With_Pervasive_Developmental_Disorder.pdf; dx.doi.org/10.1177/08830738050200060301</text:p>
          </table:table-cell>
        </table:table-row>
        <table:table-row table:style-name="ro2">
          <table:table-cell office:value-type="float" office:value="413">
            <text:p>413</text:p>
          </table:table-cell>
          <table:table-cell office:value-type="string">
            <text:p>Furman, L.</text:p>
          </table:table-cell>
          <table:table-cell office:value-type="string">
            <text:p>What Is Attention-Deficit Hyperactivity Disorder (ADHD)?</text:p>
          </table:table-cell>
          <table:table-cell office:value-type="string">
            <text:p>2005</text:p>
          </table:table-cell>
          <table:table-cell office:value-type="string">
            <text:p>Zeitschriftenaufsatz</text:p>
          </table:table-cell>
          <table:table-cell office:value-type="string">
            <text:p>Journal of Child Neurology</text:p>
          </table:table-cell>
          <table:table-cell/>
          <table:table-cell office:value-type="string">
            <text:p>10.1177/08830738050200121301</text:p>
          </table:table-cell>
          <table:table-cell/>
          <table:table-cell office:value-type="string">
            <text:p>20</text:p>
          </table:table-cell>
          <table:table-cell office:value-type="string">
            <text:p>12</text:p>
          </table:table-cell>
          <table:table-cell office:value-type="string">
            <text:p>994-1002</text:p>
          </table:table-cell>
          <table:table-cell office:value-type="string">
            <text:p>What_Is_Attention_-_Deficit_Hyperactivity_Disorder_ADHD.pdf; dx.doi.org/10.1177/0883073805020012130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Furman, L. M.</text:p>
          </table:table-cell>
          <table:table-cell office:value-type="string">
            <text:p>Attention-Deficit Hyperactivity Disorder (ADHD): Does New Research Support Old Concepts?</text:p>
          </table:table-cell>
          <table:table-cell office:value-type="string">
            <text:p>2008</text:p>
          </table:table-cell>
          <table:table-cell office:value-type="string">
            <text:p>Zeitschriftenaufsatz</text:p>
          </table:table-cell>
          <table:table-cell office:value-type="string">
            <text:p>Journal of Child Neurology</text:p>
          </table:table-cell>
          <table:table-cell/>
          <table:table-cell office:value-type="string">
            <text:p>10.1177/0883073808318059</text:p>
          </table:table-cell>
          <table:table-cell/>
          <table:table-cell office:value-type="string">
            <text:p>23</text:p>
          </table:table-cell>
          <table:table-cell office:value-type="string">
            <text:p>7</text:p>
          </table:table-cell>
          <table:table-cell office:value-type="string">
            <text:p>775-784</text:p>
          </table:table-cell>
          <table:table-cell office:value-type="string">
            <text:p>Attention_-_Deficit_Hyperactivity_Disorder_ADHD_-_Does_New_Research_Support_Old_Concepts.pdf; dx.doi.org/10.1177/0883073808318059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Ghanizadeh, A.</text:p>
          </table:table-cell>
          <table:table-cell office:value-type="string">
            <text:p>Psychiatric Comorbidity Differences in Clinic-Referred Children and Adolescents With ADHD According to the Subtypes and Gender</text:p>
          </table:table-cell>
          <table:table-cell office:value-type="string">
            <text:p>2009</text:p>
          </table:table-cell>
          <table:table-cell office:value-type="string">
            <text:p>Zeitschriftenaufsatz</text:p>
          </table:table-cell>
          <table:table-cell office:value-type="string">
            <text:p>Journal of Child Neurology</text:p>
          </table:table-cell>
          <table:table-cell/>
          <table:table-cell office:value-type="string">
            <text:p>10.1177/0883073808331086</text:p>
          </table:table-cell>
          <table:table-cell/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679-684</text:p>
          </table:table-cell>
          <table:table-cell office:value-type="string">
            <text:p>Psychiatric_Comorbidity_Differences_in_Clinic_-_Referred_Children_and_Adolescents_With_ADHD_According_to_the_Subtypes_and_Gender.pdf; dx.doi.org/10.1177/0883073808331086</text:p>
          </table:table-cell>
        </table:table-row>
        <table:table-row table:style-name="ro2">
          <table:table-cell table:style-name="ce3" office:value-type="float" office:value="148">
            <text:p>148</text:p>
          </table:table-cell>
          <table:table-cell table:style-name="ce3" office:value-type="string">
            <text:p>Dura-Trave, T.; Yoldi-Petri, M. E.; Gallinas-Victoriano, F.; Zardoya-Santos, P.</text:p>
          </table:table-cell>
          <table:table-cell table:style-name="ce3" office:value-type="string">
            <text:p>Effects of Osmotic-Release Methylphenidate on Height and Weight in Children With Attention-Deficit Hyperactivity Disorder (ADHD) Following up to Four Years of Treatment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Journal of Child Neurology</text:p>
          </table:table-cell>
          <table:table-cell table:style-name="ce3"/>
          <table:table-cell table:style-name="ce3" office:value-type="string">
            <text:p>10.1177/0883073811422752</text:p>
          </table:table-cell>
          <table:table-cell table:style-name="ce3"/>
          <table:table-cell table:style-name="ce3" office:value-type="string">
            <text:p>27</text:p>
          </table:table-cell>
          <table:table-cell table:style-name="ce3" office:value-type="string">
            <text:p>5</text:p>
          </table:table-cell>
          <table:table-cell table:style-name="ce3" office:value-type="string">
            <text:p>604-609</text:p>
          </table:table-cell>
          <table:table-cell table:style-name="ce3" office:value-type="string">
            <text:p>Effects_of_Osmotic-Release_Methylphenidate_on_Height_and_Weight_in_Children_With_Attention-Deficit_Hyperactivity_Disorder_ADHD_Following_up_to_Four_Years_of_.pdf; dx.doi.org/10.1177/0883073811422752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Mostofsky, S. H.; Reiss, A. L.; Lockhart, P.; Denckla, M. B.</text:p>
          </table:table-cell>
          <table:table-cell office:value-type="string">
            <text:p>Evaluation of Cerebellar Size in Attention-Deficit Hyperactivity Disorder</text:p>
          </table:table-cell>
          <table:table-cell office:value-type="string">
            <text:p>1998</text:p>
          </table:table-cell>
          <table:table-cell office:value-type="string">
            <text:p>Zeitschriftenaufsatz</text:p>
          </table:table-cell>
          <table:table-cell office:value-type="string">
            <text:p>Journal of Child Neurology</text:p>
          </table:table-cell>
          <table:table-cell/>
          <table:table-cell office:value-type="string">
            <text:p>10.1177/088307389801300904</text:p>
          </table:table-cell>
          <table:table-cell/>
          <table:table-cell office:value-type="string">
            <text:p>13</text:p>
          </table:table-cell>
          <table:table-cell office:value-type="string">
            <text:p>9</text:p>
          </table:table-cell>
          <table:table-cell office:value-type="string">
            <text:p>434-439</text:p>
          </table:table-cell>
          <table:table-cell office:value-type="string">
            <text:p>Evaluation_of_Cerebellar_Size_in_Attention-Deficit_Hyperactivity_Disorder.pdf; dx.doi.org/10.1177/088307389801300904</text:p>
          </table:table-cell>
        </table:table-row>
        <table:table-row table:style-name="ro2">
          <table:table-cell table:style-name="ce3" office:value-type="float" office:value="242">
            <text:p>242</text:p>
          </table:table-cell>
          <table:table-cell table:style-name="ce3" office:value-type="string">
            <text:p>Tirosh, E.; Cohen, A.</text:p>
          </table:table-cell>
          <table:table-cell table:style-name="ce3" office:value-type="string">
            <text:p>Language Deficit With Attention-Deficit Disorder: A Prevalent Comorbidity</text:p>
          </table:table-cell>
          <table:table-cell table:style-name="ce3" office:value-type="string">
            <text:p>1998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Journal of Child Neurology</text:p>
          </table:table-cell>
          <table:table-cell table:style-name="ce3"/>
          <table:table-cell table:style-name="ce3" office:value-type="string">
            <text:p>10.1177/088307389801301005</text:p>
          </table:table-cell>
          <table:table-cell table:style-name="ce3"/>
          <table:table-cell table:style-name="ce3" office:value-type="string">
            <text:p>13</text:p>
          </table:table-cell>
          <table:table-cell table:style-name="ce3" office:value-type="string">
            <text:p>10</text:p>
          </table:table-cell>
          <table:table-cell table:style-name="ce3" office:value-type="string">
            <text:p>493-497</text:p>
          </table:table-cell>
          <table:table-cell table:style-name="ce3" office:value-type="string">
            <text:p>Language_Deficit_With_Attention_-_Deficit_Disorder_-_A_Prevalent_Comorbidity.pdf; dx.doi.org/10.1177/08830738980130100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Gershon, J.</text:p>
          </table:table-cell>
          <table:table-cell office:value-type="string">
            <text:p>A Meta-Analytic Review of Gender Differences in ADHD</text:p>
          </table:table-cell>
          <table:table-cell office:value-type="string">
            <text:p>2002</text:p>
          </table:table-cell>
          <table:table-cell office:value-type="string">
            <text:p>Zeitschriftenaufsatz</text:p>
          </table:table-cell>
          <table:table-cell office:value-type="string">
            <text:p>Journal of Attention Disorders</text:p>
          </table:table-cell>
          <table:table-cell/>
          <table:table-cell office:value-type="string">
            <text:p>10.1177/108705470200500302</text:p>
          </table:table-cell>
          <table:table-cell/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43-154</text:p>
          </table:table-cell>
          <table:table-cell office:value-type="string">
            <text:p>A_Meta_-_Analytic_Review_of_Gender_Differences_in_ADHD.pdf; dx.doi.org/10.1177/108705470200500302</text:p>
          </table:table-cell>
        </table:table-row>
        <table:table-row table:style-name="ro2">
          <table:table-cell table:style-name="ce3" office:value-type="float" office:value="423">
            <text:p>423</text:p>
          </table:table-cell>
          <table:table-cell table:style-name="ce3" office:value-type="string">
            <text:p>Schecklmann, M.; Ehlis, A.-C.; Plichta, M. M.; Dresler, T.; Heine, M.; Boreatti-Hummer, A.; Romanos, M.; Jacob, C.; Pauli, P.; Fallgatter, A. J.</text:p>
          </table:table-cell>
          <table:table-cell table:style-name="ce3" office:value-type="string">
            <text:p>Working Memory and Response Inhibition as One Integral Phenotype of Adult ADHD? A Behavioral and Imaging Correlational Investigation</text:p>
          </table:table-cell>
          <table:table-cell table:style-name="ce3" office:value-type="string">
            <text:p>2013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Journal of Attention Disorders</text:p>
          </table:table-cell>
          <table:table-cell table:style-name="ce3"/>
          <table:table-cell table:style-name="ce3" office:value-type="string">
            <text:p>10.1177/1087054711429702</text:p>
          </table:table-cell>
          <table:table-cell table:style-name="ce3"/>
          <table:table-cell table:style-name="ce3" office:value-type="string">
            <text:p>17</text:p>
          </table:table-cell>
          <table:table-cell table:style-name="ce3" office:value-type="string">
            <text:p>6</text:p>
          </table:table-cell>
          <table:table-cell table:style-name="ce3" office:value-type="string">
            <text:p>470-482</text:p>
          </table:table-cell>
          <table:table-cell table:style-name="ce3" office:value-type="string">
            <text:p>Working_Memory_and_Response_Inhibition_as_One_Integral_Phenotype_of_Adult_ADHD_A_Behavioral_and_Imaging_Correlational_Investigation.pdf; dx.doi.org/10.1177/1087054711429702</text:p>
          </table:table-cell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3" office:value-type="string">
            <text:p>Walg, M.; Oepen, J.; Prior, H.</text:p>
          </table:table-cell>
          <table:table-cell table:style-name="ce3" office:value-type="string">
            <text:p>Adjustment of Time Perception in the Range of Seconds and Milliseconds: The Nature of Time-Processing Alterations in Children With ADHD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Journal of Attention Disorders</text:p>
          </table:table-cell>
          <table:table-cell table:style-name="ce3"/>
          <table:table-cell table:style-name="ce3" office:value-type="string">
            <text:p>10.1177/1087054712454570</text:p>
          </table:table-cell>
          <table:table-cell table:style-name="ce3" table:number-columns-repeated="4"/>
          <table:table-cell table:style-name="ce3" office:value-type="string">
            <text:p>Adjustment_of_Time_Perception_in_the_Range_of_Seconds_and_Milliseconds-The_Nature_of_Time-Processing_Alterations_in_Children_With_ADHD.pdf; dx.doi.org/10.1177/1087054712454570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Russell, Vivienne A.; Oades, Robert D.; Tannock, Rosemary; Killeen, Peter R.; Auerbach, Judith G.; Johansen, Espen B.; Sagvolden, Terje</text:p>
          </table:table-cell>
          <table:table-cell office:value-type="string">
            <text:p>Response variability in Attention-Deficit/Hyperactivity Disorder: a neuronal and glial energetics hypothesis</text:p>
          </table:table-cell>
          <table:table-cell office:value-type="string">
            <text:p>2006</text:p>
          </table:table-cell>
          <table:table-cell office:value-type="string">
            <text:p>Zeitschriftenaufsatz</text:p>
          </table:table-cell>
          <table:table-cell office:value-type="string">
            <text:p>Behav Brain Funct (Behavioral and Brain Functions)</text:p>
          </table:table-cell>
          <table:table-cell/>
          <table:table-cell office:value-type="string">
            <text:p>10.1186/1744-9081-2-30</text:p>
          </table:table-cell>
          <table:table-cell/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0</text:p>
          </table:table-cell>
          <table:table-cell office:value-type="string">
            <text:p>Response_variability_in_Attention_-_Deficit_Hyperactivity_Disorder_-_a_neuronal_and_glial_energetics_hypothesis.pdf; dx.doi.org/10.1186/1744-9081-2-30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Söderlund, Göran B. W.; Sikström, Sverker; Loftesnes, Jan M.; Sonuga-Barke, Edmund J.</text:p>
          </table:table-cell>
          <table:table-cell office:value-type="string">
            <text:p>The effects of background white noise on memory performance in inattentive school children</text:p>
          </table:table-cell>
          <table:table-cell office:value-type="string">
            <text:p>2010</text:p>
          </table:table-cell>
          <table:table-cell office:value-type="string">
            <text:p>Zeitschriftenaufsatz</text:p>
          </table:table-cell>
          <table:table-cell office:value-type="string">
            <text:p>Behav Brain Funct (Behavioral and Brain Functions)</text:p>
          </table:table-cell>
          <table:table-cell/>
          <table:table-cell office:value-type="string">
            <text:p>10.1186/1744-9081-6-55</text:p>
          </table:table-cell>
          <table:table-cell/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55</text:p>
          </table:table-cell>
          <table:table-cell office:value-type="string">
            <text:p>The_effects_of_background_white_noise_on_memory_performance_in_inattentive_school_children.pdf; dx.doi.org/10.1186/1744-9081-6-55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Sinzig, Judith; Morsch, Dagmar; Bruning, Nicole; Schmidt, Martin H.; Lehmkuhl, Gerd</text:p>
          </table:table-cell>
          <table:table-cell office:value-type="string">
            <text:p>Inhibition, flexibility, working memory and planning in autism spectrum disorders with and without comorbid ADHD-symptoms</text:p>
          </table:table-cell>
          <table:table-cell office:value-type="string">
            <text:p>2008</text:p>
          </table:table-cell>
          <table:table-cell office:value-type="string">
            <text:p>Zeitschriftenaufsatz</text:p>
          </table:table-cell>
          <table:table-cell office:value-type="string">
            <text:p>Child Adolesc Psychiatry Ment Health (Child and Adolescent Psychiatry and Mental Health)</text:p>
          </table:table-cell>
          <table:table-cell/>
          <table:table-cell office:value-type="string">
            <text:p>10.1186/1753-2000-2-4</text:p>
          </table:table-cell>
          <table:table-cell/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Inhibition_flexibility_working_memory_and_planning_in_autism_spectrum_disorders_with_and_without_comorbid_ADHD_-_symptoms.pdf; dx.doi.org/10.1186/1753-2000-2-4</text:p>
          </table:table-cell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3" office:value-type="string">
            <text:p>Kirby, A.; Salmon, G.; Edwards, L.</text:p>
          </table:table-cell>
          <table:table-cell table:style-name="ce3" office:value-type="string">
            <text:p>Attention-deficit hyperactivity and developmental coordination disorders: knowledge and practice among child and adolescent psychiatrists and paediatricians</text:p>
          </table:table-cell>
          <table:table-cell table:style-name="ce3" office:value-type="string">
            <text:p>2007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Psychiatric Bulletin</text:p>
          </table:table-cell>
          <table:table-cell table:style-name="ce3"/>
          <table:table-cell table:style-name="ce3" office:value-type="string">
            <text:p>10.1192/pb.bp.107.015305</text:p>
          </table:table-cell>
          <table:table-cell table:style-name="ce3"/>
          <table:table-cell table:style-name="ce3" office:value-type="string">
            <text:p>31</text:p>
          </table:table-cell>
          <table:table-cell table:style-name="ce3" office:value-type="string">
            <text:p>9</text:p>
          </table:table-cell>
          <table:table-cell table:style-name="ce3" office:value-type="string">
            <text:p>336-338</text:p>
          </table:table-cell>
          <table:table-cell table:style-name="ce3" office:value-type="string">
            <text:p>attention-deficit-hyperactivity-and-developmental-coordination-disorders-knowledge-and-practice-among-child-and-adolescent-psychiatrists-and-paediatricians.pdf; dx.doi.org/10.1192/pb.bp.107.015305</text:p>
          </table:table-cell>
        </table:table-row>
        <table:table-row table:style-name="ro2">
          <table:table-cell office:value-type="float" office:value="91">
            <text:p>91</text:p>
          </table:table-cell>
          <table:table-cell/>
          <table:table-cell office:value-type="string">
            <text:p>ADHD: Clinical Practice Guideline for the Diagnosis, Evaluation, and Treatment of Attention-Deficit/Hyperactivity Disorder in Children and Adolescents</text:p>
          </table:table-cell>
          <table:table-cell office:value-type="string">
            <text:p>2011</text:p>
          </table:table-cell>
          <table:table-cell office:value-type="string">
            <text:p>Zeitschriftenaufsatz</text:p>
          </table:table-cell>
          <table:table-cell office:value-type="string">
            <text:p>PEDIATRICS</text:p>
          </table:table-cell>
          <table:table-cell/>
          <table:table-cell office:value-type="string">
            <text:p>10.1542/peds.2011-2654</text:p>
          </table:table-cell>
          <table:table-cell/>
          <table:table-cell office:value-type="string">
            <text:p>128</text:p>
          </table:table-cell>
          <table:table-cell office:value-type="string">
            <text:p>5</text:p>
          </table:table-cell>
          <table:table-cell office:value-type="string">
            <text:p>1007-1022</text:p>
          </table:table-cell>
          <table:table-cell office:value-type="string">
            <text:p>Clinical_Practice_Guideline_for_the_Diagnosis_Evaluation_and_Treatment_of_Attention_-_Deficit_Hyperactivity_Disorder_in_Children_and_Adolescents.pdf; dx.doi.org/10.1542/peds.2011-2654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Barbaresi, W. J.; Colligan, R. C.; Weaver, A. L.; Voigt, R. G.; Killian, J. M.; Katusic, S. K.</text:p>
          </table:table-cell>
          <table:table-cell office:value-type="string">
            <text:p>Mortality, ADHD, and Psychosocial Adversity in Adults With Childhood ADHD: A Prospective Study</text:p>
          </table:table-cell>
          <table:table-cell office:value-type="string">
            <text:p>2013</text:p>
          </table:table-cell>
          <table:table-cell office:value-type="string">
            <text:p>Zeitschriftenaufsatz</text:p>
          </table:table-cell>
          <table:table-cell office:value-type="string">
            <text:p>PEDIATRICS</text:p>
          </table:table-cell>
          <table:table-cell/>
          <table:table-cell office:value-type="string">
            <text:p>10.1542/peds.2012-2354</text:p>
          </table:table-cell>
          <table:table-cell/>
          <table:table-cell office:value-type="string">
            <text:p>131</text:p>
          </table:table-cell>
          <table:table-cell office:value-type="string">
            <text:p>4</text:p>
          </table:table-cell>
          <table:table-cell office:value-type="string">
            <text:p>637-644</text:p>
          </table:table-cell>
          <table:table-cell office:value-type="string">
            <text:p>Mortality_ADHD_and_Psychosocial_Adversity_in_Adults_With_Childhood_ADHD-A_Prospective_Study.pdf; dx.doi.org/10.1542/peds.2012-2354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Morgan, P. L.; Staff, J.; Hillemeier, M. M.; Farkas, G.; Maczuga, S.</text:p>
          </table:table-cell>
          <table:table-cell office:value-type="string">
            <text:p>Racial and Ethnic Disparities in ADHD Diagnosis From Kindergarten to Eighth Grade</text:p>
          </table:table-cell>
          <table:table-cell office:value-type="string">
            <text:p>2013</text:p>
          </table:table-cell>
          <table:table-cell office:value-type="string">
            <text:p>Zeitschriftenaufsatz</text:p>
          </table:table-cell>
          <table:table-cell office:value-type="string">
            <text:p>PEDIATRICS</text:p>
          </table:table-cell>
          <table:table-cell/>
          <table:table-cell office:value-type="string">
            <text:p>10.1542/peds.2012-2390</text:p>
          </table:table-cell>
          <table:table-cell/>
          <table:table-cell office:value-type="string">
            <text:p>132</text:p>
          </table:table-cell>
          <table:table-cell office:value-type="string">
            <text:p>1</text:p>
          </table:table-cell>
          <table:table-cell office:value-type="string">
            <text:p>85-93</text:p>
          </table:table-cell>
          <table:table-cell office:value-type="string">
            <text:p>Racial_and_Ethnic_Disparities_in_ADHD_Diagnosis_From_Kindergarten_to_Eighth_Grade.pdf; dx.doi.org/10.1542/peds.2012-2390</text:p>
          </table:table-cell>
        </table:table-row>
        <table:table-row table:style-name="ro2">
          <table:table-cell table:style-name="ce3" office:value-type="float" office:value="400">
            <text:p>400</text:p>
          </table:table-cell>
          <table:table-cell table:style-name="ce3" office:value-type="string">
            <text:p>Desman, Christiane; Schneider, Andrea; Ziegler-Kirbach, Eckhard; Petermann, Franz; Mohr, Beate; Hampel, Petra</text:p>
          </table:table-cell>
          <table:table-cell table:style-name="ce3" office:value-type="string">
            <text:p>Verhaltenshemmung und Emotionsregulation in einer Go-/Nogo-Aufgabe bei Jungen mit ADHS</text:p>
          </table:table-cell>
          <table:table-cell table:style-name="ce3" office:value-type="string">
            <text:p>2006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Praxis der Kinderpsychologie und Kinderpsychiatrie</text:p>
          </table:table-cell>
          <table:table-cell table:style-name="ce3" table:number-columns-repeated="3"/>
          <table:table-cell table:style-name="ce3" office:value-type="string">
            <text:p>55</text:p>
          </table:table-cell>
          <table:table-cell table:style-name="ce3" office:value-type="string">
            <text:p>5</text:p>
          </table:table-cell>
          <table:table-cell table:style-name="ce3" office:value-type="string">
            <text:p>328-349</text:p>
          </table:table-cell>
          <table:table-cell table:style-name="ce3" office:value-type="string">
            <text:p>Verhaltenshemmung_und_Emotionsregulation_in_einer_Go-_Nogo-Aufgabe_bei_Jungen_mit_ADHS.pdf</text:p>
          </table:table-cell>
        </table:table-row>
        <table:table-row table:style-name="ro2">
          <table:table-cell table:style-name="ce3" office:value-type="float" office:value="414">
            <text:p>414</text:p>
          </table:table-cell>
          <table:table-cell table:style-name="ce3" office:value-type="string">
            <text:p>Kreilhuber, Anita</text:p>
          </table:table-cell>
          <table:table-cell table:style-name="ce3" office:value-type="string">
            <text:p>Wirksamkeit für hoch dosierte Omega-Fettsäuren neuerlich belegt</text:p>
          </table:table-cell>
          <table:table-cell table:style-name="ce3" office:value-type="string">
            <text:p>2012</text:p>
          </table:table-cell>
          <table:table-cell table:style-name="ce3" office:value-type="string">
            <text:p>Zeitschriftenaufsatz</text:p>
          </table:table-cell>
          <table:table-cell table:style-name="ce3" office:value-type="string">
            <text:p>psychopraxis</text:p>
          </table:table-cell>
          <table:table-cell table:style-name="ce3" table:number-columns-repeated="5"/>
          <table:table-cell table:style-name="ce3" office:value-type="string">
            <text:p>40</text:p>
          </table:table-cell>
          <table:table-cell table:style-name="ce3" office:value-type="string">
            <text:p>wirksamkeit-fur-hoch-dosierte-omega-fettsauren-neuerlich-belegt.pdf</text:p>
          </table:table-cell>
        </table:table-row>
        <table:table-row table:style-name="ro2">
          <table:table-cell table:style-name="ce3" office:value-type="float" office:value="442">
            <text:p>442</text:p>
          </table:table-cell>
          <table:table-cell table:style-name="ce3" office:value-type="string">
            <text:p>Otto, Franziska</text:p>
          </table:table-cell>
          <table:table-cell table:style-name="ce3" office:value-type="string">
            <text:p>Test of Everyday Attention for Children (TEA-Ch)</text:p>
          </table:table-cell>
          <table:table-cell table:style-name="ce3" office:value-type="string">
            <text:p>2008</text:p>
          </table:table-cell>
          <table:table-cell table:style-name="ce3" office:value-type="string">
            <text:p>Buch (Monographie)</text:p>
          </table:table-cell>
          <table:table-cell table:style-name="ce3"/>
          <table:table-cell table:style-name="ce3" office:value-type="string">
            <text:p>3639043065</text:p>
          </table:table-cell>
          <table:table-cell table:style-name="ce3" table:number-columns-repeated="5"/>
          <table:table-cell table:style-name="ce3" office:value-type="string">
            <text:p>Test_of_Everyday_Attention_for_Children_TEA-Ch.pdf; www.worldcat.org/oclc/316039803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string">
            <text:p>Lampe, Katrin</text:p>
          </table:table-cell>
          <table:table-cell office:value-type="string">
            <text:p>Spezifizierung neuropsychologischer Defizite bei Patienten mit der Verdachtsdiagnose einer Aufmerksamkeitsdefizit-/Hyperaktivitätsstörung im Erwachsenenalter</text:p>
          </table:table-cell>
          <table:table-cell office:value-type="string">
            <text:p>2007</text:p>
          </table:table-cell>
          <table:table-cell office:value-type="string">
            <text:p>Hochschulschrift</text:p>
          </table:table-cell>
          <table:table-cell table:number-columns-repeated="7"/>
          <table:table-cell office:value-type="string">
            <text:p>Spezifizierung_neuropsychologischer_Defizite_bei_Patienten_mit_der_Verdachtsdiagnose_einer_ADHS_im_Erwachsenenalter.pdf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Bundesärztekammer</text:p>
          </table:table-cell>
          <table:table-cell office:value-type="string">
            <text:p>Stellungnahme zur "Aufmerksamkeitsdefizit- / Hyperaktivitätsstörung (ADHS)" - Langfassung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Stellungnahme_ADHS_lang.pdf</text:p>
          </table:table-cell>
        </table:table-row>
      </table:table>
      <table:table table:name="Sheet1" table:style-name="ta2" table:print="false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5" table:default-cell-style-name="ce3"/>
        <table:table-column table:style-name="co11" table:default-cell-style-name="ce3"/>
        <table:table-column table:style-name="co12" table:default-cell-style-name="ce3"/>
        <table:table-column table:style-name="co11" table:default-cell-style-name="ce3"/>
        <table:table-column table:style-name="co13" table:default-cell-style-name="ce3"/>
        <table:table-column table:style-name="co14" table:number-columns-repeated="243" table:default-cell-style-name="Default"/>
        <table:table-row table:style-name="ro1">
          <table:table-cell table:style-name="ce1" office:value-type="string">
            <text:p>Laufnummer</text:p>
          </table:table-cell>
          <table:table-cell table:style-name="ce1" office:value-type="string">
            <text:p>Autor</text:p>
          </table:table-cell>
          <table:table-cell table:style-name="ce1" office:value-type="string">
            <text:p>Titel</text:p>
          </table:table-cell>
          <table:table-cell table:style-name="ce1" office:value-type="string">
            <text:p>Jahr ermittelt</text:p>
          </table:table-cell>
          <table:table-cell table:style-name="ce1" office:value-type="string">
            <text:p>Dokumententyp</text:p>
          </table:table-cell>
          <table:table-cell table:style-name="ce1" office:value-type="string">
            <text:p>Zeitschrift/Zeitung</text:p>
          </table:table-cell>
          <table:table-cell table:style-name="ce1" office:value-type="string">
            <text:p>ISBN</text:p>
          </table:table-cell>
          <table:table-cell table:style-name="ce1" office:value-type="string">
            <text:p>DOI</text:p>
          </table:table-cell>
          <table:table-cell table:style-name="ce1" office:value-type="string">
            <text:p>PubMed ID</text:p>
          </table:table-cell>
          <table:table-cell table:style-name="ce1" office:value-type="string">
            <text:p>Band</text:p>
          </table:table-cell>
          <table:table-cell table:style-name="ce1" office:value-type="string">
            <text:p>Nummer</text:p>
          </table:table-cell>
          <table:table-cell table:style-name="ce1" office:value-type="string">
            <text:p>Seiten von–bis</text:p>
          </table:table-cell>
          <table:table-cell table:style-name="ce1" office:value-type="string">
            <text:p>Standorte (elektronisch)</text:p>
          </table:table-cell>
          <table:table-cell table:number-columns-repeated="243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Gmünder ErsatzKasse GEK</text:p>
          </table:table-cell>
          <table:table-cell table:style-name="ce2" office:value-type="string">
            <text:p>GEK-Studie: ADHS bei Kindern und Jugendlichen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adhs-bei-kindern-und-jugendlichen-befragungsergebnisse-und-auswertungen-von-daten-der-gmunder-ersatzkasse-gek.pdf</text:p>
          </table:table-cell>
          <table:table-cell table:number-columns-repeated="243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Berner, Jutta</text:p>
          </table:table-cell>
          <table:table-cell table:style-name="ce2" office:value-type="string">
            <text:p>Microsoft Word - BA Abgabeversion 1.doc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adhs-im-erwachsenenalter-unerkannt-und-unverstanden.pdf</text:p>
          </table:table-cell>
          <table:table-cell table:number-columns-repeated="24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Voron, Julia</text:p>
          </table:table-cell>
          <table:table-cell office:value-type="string">
            <text:p>Thema: ADHS im Kindes- und Jugendalter - Behandlungsmethoden und Bedeutung für den Unterricht in der Schule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adhs-im-kindes-und-jugendalter-behandlungsmethoden-und-bedeutung-fur-den-unterricht-in-der-schule.pdf</text:p>
          </table:table-cell>
          <table:table-cell table:number-columns-repeated="243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/>
          <table:table-cell table:style-name="ce2" office:value-type="string">
            <text:p>ADHS-SB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ADHS-SB.pdf</text:p>
          </table:table-cell>
          <table:table-cell table:number-columns-repeated="24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Kirstin</text:p>
          </table:table-cell>
          <table:table-cell office:value-type="string">
            <text:p>Material und Methoden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ADHS_-_Eine_populationsbasierte_retrospektive_Studie_ueber_Behandlungsverlaeufe_von_Kindern_und_Jugendlichen_mit_zentral_wirksamen_Substanzen.pdf</text:p>
          </table:table-cell>
          <table:table-cell table:number-columns-repeated="243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string">
            <text:p>Schildhauer, Ruth</text:p>
          </table:table-cell>
          <table:table-cell table:style-name="ce2" office:value-type="string">
            <text:p>Microsoft Word - ADHS_Schlack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ADHS_-_eine_soziogene_Epidemie.pdf</text:p>
          </table:table-cell>
          <table:table-cell table:number-columns-repeated="243"/>
        </table:table-row>
        <table:table-row table:style-name="ro2">
          <table:table-cell office:value-type="float" office:value="14">
            <text:p>14</text:p>
          </table:table-cell>
          <table:table-cell/>
          <table:table-cell office:value-type="string">
            <text:p>ADHS_360_-_Umfrage_von_Eltern_und_Aerzten_zu_Auswirkungen_und_Behandlung_von_ADHS_ueber_die_Kernsymptome_hinaus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ADHS_360_-_Umfrage_von_Eltern_und_Aerzten_zu_Auswirkungen_und_Behandlung_von_ADHS_ueber_die_Kernsymptome_hinaus.pdf</text:p>
          </table:table-cell>
          <table:table-cell table:number-columns-repeated="243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string">
            <text:p>Cypher</text:p>
          </table:table-cell>
          <table:table-cell table:style-name="ce2" office:value-type="string">
            <text:p>Drucken - bidok :: Bibliothek :: Lüpke - AD(H)S als medizinisches Modell: auf der Such...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ADHS_als_medizinisches_Modell_auf_der_Suche_nach_Halt.pdf</text:p>
          </table:table-cell>
          <table:table-cell table:number-columns-repeated="243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string">
            <text:p>untitled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ADHS_bei_Adoleszenten_und_Erwachsenen.pdf</text:p>
          </table:table-cell>
          <table:table-cell table:number-columns-repeated="243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office:value-type="string">
            <text:p>noelte</text:p>
          </table:table-cell>
          <table:table-cell table:style-name="ce2" office:value-type="string">
            <text:p>00011948.pdf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ADHS_bei_jungen_Erwachsenen.pdf</text:p>
          </table:table-cell>
          <table:table-cell table:number-columns-repeated="243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/>
          <table:table-cell table:style-name="ce2" office:value-type="string">
            <text:p>ADHS_im_Erwachsenenalter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ADHS_im_Erwachsenenalter.pdf</text:p>
          </table:table-cell>
          <table:table-cell table:number-columns-repeated="243"/>
        </table:table-row>
        <table:table-row table:style-name="ro2">
          <table:table-cell office:value-type="float" office:value="20">
            <text:p>20</text:p>
          </table:table-cell>
          <table:table-cell/>
          <table:table-cell office:value-type="string">
            <text:p>ADHS_im_Erwachsenenalter_-_die_verborgene_Stoerung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ADHS_im_Erwachsenenalter_-_die_verborgene_Stoerung.pdf</text:p>
          </table:table-cell>
          <table:table-cell table:number-columns-repeated="243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Hannah</text:p>
          </table:table-cell>
          <table:table-cell table:style-name="ce2" office:value-type="string">
            <text:p>Deckblatt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ADHS_im_Erwachsenenalter_-_Stichprobe_einer_Spezialsprechstunde.pdf</text:p>
          </table:table-cell>
          <table:table-cell table:number-columns-repeated="243"/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string">
            <text:p>ADHS_im_Erwachsenenalter_Stressreagibilitaet_und_Stressbewaeltigung_unter_Laborbedingungen_und_im_Alltag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ADHS_im_Erwachsenenalter_Stressreagibilitaet_und_Stressbewaeltigung_unter_Laborbedingungen_und_im_Alltag.pdf</text:p>
          </table:table-cell>
          <table:table-cell table:number-columns-repeated="243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ADHS_im_Erwachsenenalter_und_Nikotinabhaengigkeit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ADHS_im_Erwachsenenalter_und_Nikotinabhaengigkeit.pdf</text:p>
          </table:table-cell>
          <table:table-cell table:number-columns-repeated="243"/>
        </table:table-row>
        <table:table-row table:style-name="ro2">
          <table:table-cell office:value-type="float" office:value="30">
            <text:p>30</text:p>
          </table:table-cell>
          <table:table-cell/>
          <table:table-cell office:value-type="string">
            <text:p>ADHS_und_Persoenlichkeit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ADHS_und_Persoenlichkeit.pdf</text:p>
          </table:table-cell>
          <table:table-cell table:number-columns-repeated="243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table:style-name="ce2" office:value-type="string">
            <text:p>ADHS_und_Sucht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ADHS_und_Sucht.pdf</text:p>
          </table:table-cell>
          <table:table-cell table:number-columns-repeated="243"/>
        </table:table-row>
        <table:table-row table:style-name="ro2">
          <table:table-cell office:value-type="float" office:value="36">
            <text:p>36</text:p>
          </table:table-cell>
          <table:table-cell/>
          <table:table-cell office:value-type="string">
            <text:p>Affect_regulation_and_psychopathology_in_women_with_borderline_personality_disorder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Affect_regulation_and_psychopathology_in_women_with_borderline_personality_disorder.pdf</text:p>
          </table:table-cell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Hohmann, Daniel</text:p>
          </table:table-cell>
          <table:table-cell office:value-type="string">
            <text:p>Doktorarbeit endgültige Fassung ohne Lebenslauf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Alkoholprobleme_bei_Straftaetern_mit_und_ohne_Aufmerksamkeitsdefizit-_Hyperaktivitaetsstoerung.pdf</text:p>
          </table:table-cell>
          <table:table-cell table:number-columns-repeated="243"/>
        </table:table-row>
        <table:table-row table:style-name="ro2">
          <table:table-cell office:value-type="float" office:value="46">
            <text:p>46</text:p>
          </table:table-cell>
          <table:table-cell/>
          <table:table-cell office:value-type="string">
            <text:p>Assoziationsuntersuchung_zu_genetischen_Varianten_von_SV2C_und_ADHS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Assoziationsuntersuchung_zu_genetischen_Varianten_von_SV2C_und_ADHS.pdf</text:p>
          </table:table-cell>
          <table:table-cell table:number-columns-repeated="243"/>
        </table:table-row>
        <table:table-row table:style-name="ro2">
          <table:table-cell office:value-type="float" office:value="56">
            <text:p>56</text:p>
          </table:table-cell>
          <table:table-cell/>
          <table:table-cell office:value-type="string">
            <text:p>Aufmerksamkeitsdefizit-_Hyperaktivitaetsstoerung_-_Auch_bei_Hochbegabten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Aufmerksamkeitsdefizit-_Hyperaktivitaetsstoerung_-_Auch_bei_Hochbegabten.pdf</text:p>
          </table:table-cell>
          <table:table-cell table:number-columns-repeated="243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 office:value-type="string">
            <text:p>Stuppy, Thomas</text:p>
          </table:table-cell>
          <table:table-cell table:style-name="ce2" office:value-type="string">
            <text:p>Aufmerksamkeitsdefizitstoerung_hyperaktiv_verhaltensgestoert_oder_was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Aufmerksamkeitsdefizitstoerung_hyperaktiv_verhaltensgestoert_oder_was.pdf</text:p>
          </table:table-cell>
          <table:table-cell table:number-columns-repeated="243"/>
        </table:table-row>
        <table:table-row table:style-name="ro2">
          <table:table-cell office:value-type="float" office:value="58">
            <text:p>58</text:p>
          </table:table-cell>
          <table:table-cell/>
          <table:table-cell office:value-type="string">
            <text:p>Aufmerksamkeitsdefizits_Hyperaktivitaetsstoerung_ADHS_im_Erwachsenenalter_Verhaltenstherapie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Aufmerksamkeitsdefizits_Hyperaktivitaetsstoerung_ADHS_im_Erwachsenenalter_Verhaltenstherapie.pdf</text:p>
          </table:table-cell>
          <table:table-cell table:number-columns-repeated="243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 office:value-type="string">
            <text:p>Luciana de Arêa Leão Borges</text:p>
          </table:table-cell>
          <table:table-cell table:style-name="ce2" office:value-type="string">
            <text:p>Aufmerksamkeitsdefizit – Hyperaktivitätsstörung (ADHS) und Lernschwierigkeiten Kinder im Diagnoseprozess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Aufmerksamkeitsdefizit_-_Hyperaktivitaetsstoerung_ADHS_und_Lernschwierigkeiten__-__Kinder_im_Diagnoseprozess.pdf</text:p>
          </table:table-cell>
          <table:table-cell table:number-columns-repeated="243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Studenten</text:p>
          </table:table-cell>
          <table:table-cell office:value-type="string">
            <text:p>Aufmerksamkeitsdefizit/Hyperaktivitätsstörungen (ADHS) im Erwachsenenalter. Ein Review.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Aufmerksamkeitsdefizit_Hyperaktivitaetsstoerungen_ADHS_im_Erwachsenenalter_-_Ein_Review.pdf</text:p>
          </table:table-cell>
          <table:table-cell table:number-columns-repeated="243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2" office:value-type="string">
            <text:p>Kreuzaler, Paula Maria</text:p>
          </table:table-cell>
          <table:table-cell table:style-name="ce2" office:value-type="string">
            <text:p>Aufmerksamkeitsnetzwerke bei Erwachsenen mit Aufmerksamkeitsdefizit- und Hyperaktivitätsstörung (ADHS) und der Einfluss von Belohnung. Eine fMRT-Studie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aufmerksamkeitsnetzwerke-bei-erwachsenen-mit-aufmerksamkeitsdefizit-und-hyperaktivitatsstorung-adhs-und-der-einfluss-von-belohnung-eine-fmrt-studie.pdf</text:p>
          </table:table-cell>
          <table:table-cell table:number-columns-repeated="243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tandard</text:p>
          </table:table-cell>
          <table:table-cell office:value-type="string">
            <text:p>Microsoft Word - Zulassungsarbeit.doc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Aufmerksamkeitsprobleme_im_Unterricht__-__eine_Analyse_zum_ADS_mit_Konsequenzen_fuer_die_schulische_Praxis.pdf</text:p>
          </table:table-cell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2" office:value-type="string">
            <text:p>MANIAC</text:p>
          </table:table-cell>
          <table:table-cell table:style-name="ce2" office:value-type="string">
            <text:p>Microsoft Word - ENDFASSUNG DIPLOMARBEIT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Begabtes_wildes_Teufelchen__-__Gratwanderung_in_der_Bestimmung_von_ADHS___Hochbegabung_bei_Kindern_und_Jugendlichen_im_Alter_von_12_bis_18_Jahren_unter_Einb.pdf</text:p>
          </table:table-cell>
          <table:table-cell table:number-columns-repeated="243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2" office:value-type="string">
            <text:p>Haible Baer, Nina</text:p>
          </table:table-cell>
          <table:table-cell table:style-name="ce2" office:value-type="string">
            <text:p>Behandlung der adulten Aufmerksamkeitsdefizit-/Hyperaktivitätsstörung: Wirkung der Einzel- und Kombinationsbehandlung mit einem verhaltenstherapeutischen Gruppentraining und Atomoxetin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behandlung-der-adulten-aufmerksamkeitsdefizit-hyperaktivitatsstorung-wirkung-der-einzel-und-kombinationsbehandlung-mit-einem-verhaltenstherapeutischen-gruppe.pdf</text:p>
          </table:table-cell>
          <table:table-cell table:number-columns-repeated="243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2"/>
          <table:table-cell table:style-name="ce2" office:value-type="string">
            <text:p>Behandlung_von_ADHS_bei_Kindern_und_Jugendlichen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Behandlung_von_ADHS_bei_Kindern_und_Jugendlichen.pdf</text:p>
          </table:table-cell>
          <table:table-cell table:number-columns-repeated="243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2"/>
          <table:table-cell table:style-name="ce2" office:value-type="string">
            <text:p>Behavioraler_und_hirnphysiologischer_Zusammenhang_von_Arbeitsgedaechtnis_und_Antworthemmung_bei_adulter_ADHS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Behavioraler_und_hirnphysiologischer_Zusammenhang_von_Arbeitsgedaechtnis_und_Antworthemmung_bei_adulter_ADHS.pdf</text:p>
          </table:table-cell>
          <table:table-cell table:number-columns-repeated="243"/>
        </table:table-row>
        <table:table-row table:style-name="ro2">
          <table:table-cell office:value-type="float" office:value="80">
            <text:p>80</text:p>
          </table:table-cell>
          <table:table-cell/>
          <table:table-cell office:value-type="string">
            <text:p>Behaviorale_Inhibition_bei_Jungen_mit_extraversiven_Stoerungen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Behaviorale_Inhibition_bei_Jungen_mit_extraversiven_Stoerungen.pdf</text:p>
          </table:table-cell>
          <table:table-cell table:number-columns-repeated="243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/>
          <table:table-cell table:style-name="ce2" office:value-type="string">
            <text:p>Bindung_und_ADHS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Bindung_und_ADHS.pdf</text:p>
          </table:table-cell>
          <table:table-cell table:number-columns-repeated="243"/>
        </table:table-row>
        <table:table-row table:style-name="ro2">
          <table:table-cell office:value-type="float" office:value="86">
            <text:p>86</text:p>
          </table:table-cell>
          <table:table-cell/>
          <table:table-cell office:value-type="string">
            <text:p>untitled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Bipolare_Stoerungen_als_Komorbiditaet_im_Kindes_und_Jugendalter.pdf</text:p>
          </table:table-cell>
          <table:table-cell table:number-columns-repeated="243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/>
          <table:table-cell table:style-name="ce2" office:value-type="string">
            <text:p>Blockierung_von_externen_interferierenden_Reizen_durch_Vorsaetze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Blockierung_von_externen_interferierenden_Reizen_durch_Vorsaetze.pdf</text:p>
          </table:table-cell>
          <table:table-cell table:number-columns-repeated="243"/>
        </table:table-row>
        <table:table-row table:style-name="ro2">
          <table:table-cell office:value-type="float" office:value="88">
            <text:p>88</text:p>
          </table:table-cell>
          <table:table-cell/>
          <table:table-cell office:value-type="string">
            <text:p>Burnout_-_Eine_Diagnose_-_Symptome_des_Burnout_koennen_Ausdruck_interpersoneller_Prozesse_sein_und_als_psychosoziale_-somatische_Erkrankung_zusammengefasst_werden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Burnout_-_Eine_Diagnose_-_Symptome_des_Burnout_koennen_Ausdruck_interpersoneller_Prozesse_sein_und_als_psychosoziale_-somatische_Erkrankung_zusammengefasst_.pdf</text:p>
          </table:table-cell>
          <table:table-cell table:number-columns-repeated="243"/>
        </table:table-row>
        <table:table-row table:style-name="ro2">
          <table:table-cell office:value-type="float" office:value="90">
            <text:p>90</text:p>
          </table:table-cell>
          <table:table-cell/>
          <table:table-cell office:value-type="string">
            <text:p>Chaos_und_Kontrolle_-_Beratung_fuer_Erwachsene_mit_ADS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Chaos_und_Kontrolle_-_Beratung_fuer_Erwachsene_mit_ADS.pdf</text:p>
          </table:table-cell>
          <table:table-cell table:number-columns-repeated="243"/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2" office:value-type="string">
            <text:p>ibrahi1m</text:p>
          </table:table-cell>
          <table:table-cell table:style-name="ce2" office:value-type="string">
            <text:p>proof_chi_90257_CHI156784.pdf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Computerized_Training_of_Working_Memory_in_Children_With_ADHD__-__A_Randomized_Controlled_Trial.pdf</text:p>
          </table:table-cell>
          <table:table-cell table:number-columns-repeated="243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[Nachname nicht vorhanden]</text:p>
          </table:table-cell>
          <table:table-cell office:value-type="string">
            <text:p>Das_Aufmerksamkeitsdefizit-_Hyperaktivitaetssyndrom_ADHS_aus_psychoanalytischer_Sicht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Das_Aufmerksamkeitsdefizit-_Hyperaktivitaetssyndrom_ADHS_aus_psychoanalytischer_Sicht.pdf</text:p>
          </table:table-cell>
          <table:table-cell table:number-columns-repeated="243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2" office:value-type="string">
            <text:p>pm022</text:p>
          </table:table-cell>
          <table:table-cell table:style-name="ce2" office:value-type="string">
            <text:p>115-593-Krause.sammeln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Das_hyperkinetische_Syndrom_Aufmerksamkeitsdefizit_Hyperaktivitaetsstoerung_des_Erwachsenenalters.pdf</text:p>
          </table:table-cell>
          <table:table-cell table:number-columns-repeated="243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2" office:value-type="string">
            <text:p>ubnk</text:p>
          </table:table-cell>
          <table:table-cell table:style-name="ce2" office:value-type="string">
            <text:p>Aufbau Dr Arbeit: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der-einfluss-von-comt-val158met-auf-neuronale-korrelate-von-delay-discounting-bei-adulten-patienten-mit-aufmerksamkeitsdefizithyperaktivitatsstorung-adhs.pdf</text:p>
          </table:table-cell>
          <table:table-cell table:number-columns-repeated="243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2"/>
          <table:table-cell table:style-name="ce2" office:value-type="string">
            <text:p>Untitled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Der_Einfluss_von_Methylphenidat_auf_die_affektive_Bildverarbeitung_bei_erwachsenen_ADHS_Patienten.pdf</text:p>
          </table:table-cell>
          <table:table-cell table:number-columns-repeated="243"/>
        </table:table-row>
        <table:table-row table:style-name="ro2">
          <table:table-cell office:value-type="float" office:value="114">
            <text:p>114</text:p>
          </table:table-cell>
          <table:table-cell/>
          <table:table-cell office:value-type="string">
            <text:p>Der_Einfluss_von_Vorsaetzen_auf_die_Multitaskingfaehigkeit_von_Kindern_mit_und_ohne_ADHS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Der_Einfluss_von_Vorsaetzen_auf_die_Multitaskingfaehigkeit_von_Kindern_mit_und_ohne_ADHS.pdf</text:p>
          </table:table-cell>
          <table:table-cell table:number-columns-repeated="243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2" office:value-type="string">
            <text:p>Meyer, Laila</text:p>
          </table:table-cell>
          <table:table-cell table:style-name="ce2" office:value-type="string">
            <text:p>ADS und ADHS oder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Der_Traeumer_und_der_Zappelphillip.pdf</text:p>
          </table:table-cell>
          <table:table-cell table:number-columns-repeated="243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Pohl, Silvia</text:p>
          </table:table-cell>
          <table:table-cell office:value-type="string">
            <text:p>0. 1+2 Impressum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Diagnose_Differentialdiagnose_und_komorbide_Leiden_der_Aufmerksamkeitsdefizit-_Hyperaktivitaetsstoerung_ADHS_im_Erwachsenenalter.pdf</text:p>
          </table:table-cell>
          <table:table-cell table:number-columns-repeated="243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2"/>
          <table:table-cell table:style-name="ce2" office:value-type="string">
            <text:p>Diagnose_statt_Verstaendnis_-_Die_Krankheit_ADHS_als_kulturelles_Artefakt_-_Eine_phaenomenologische_Annaeherung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Diagnose_statt_Verstaendnis_-_Die_Krankheit_ADHS_als_kulturelles_Artefakt_-_Eine_phaenomenologische_Annaeherung.pdf</text:p>
          </table:table-cell>
          <table:table-cell table:number-columns-repeated="243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2" office:value-type="string">
            <text:p>wolterp</text:p>
          </table:table-cell>
          <table:table-cell table:style-name="ce2" office:value-type="string">
            <text:p>FreePDF, Job 22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Diagnostik_und_Differentialdiagnostik_der_Borderline-Persoenlichkeitsstoerung.pdf</text:p>
          </table:table-cell>
          <table:table-cell table:number-columns-repeated="243"/>
        </table:table-row>
        <table:table-row table:style-name="ro2">
          <table:table-cell office:value-type="float" office:value="124">
            <text:p>124</text:p>
          </table:table-cell>
          <table:table-cell/>
          <table:table-cell office:value-type="string">
            <text:p>Die_Amphetaminbehandlung_verhaltensauffaelliger_Kinder_von_1937_bis_in_die_70er_Jahre_unter_besonderer_Beruecksichtung_der_Substanz_Ritalin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Die_Amphetaminbehandlung_verhaltensauffaelliger_Kinder_von_1937_bis_in_die_70er_Jahre_unter_besonderer_Beruecksichtung_der_Substanz_Ritalin.pdf</text:p>
          </table:table-cell>
          <table:table-cell table:number-columns-repeated="243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Microsoft Word - Schlu.jetzt.doc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Die_Auswirkung_von_Vorsaetzen_auf_das_beobachtbare_Verhalten_-_Eine_videogestuetzte_Evaluation_bei_Kindern_mit_und_ohne_ADHS.pdf</text:p>
          </table:table-cell>
          <table:table-cell table:number-columns-repeated="243"/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string">
            <text:p>Die_Wirksamkeit_von_Neurofeedback_im_Vergleich_zum_EMG-Biofeedback_bei_der_Behandlung_von_ADHS-Kindern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Die_Wirksamkeit_von_Neurofeedback_im_Vergleich_zum_EMG-Biofeedback_bei_der_Behandlung_von_ADHS-Kindern.pdf</text:p>
          </table:table-cell>
          <table:table-cell table:number-columns-repeated="243"/>
        </table:table-row>
        <table:table-row table:style-name="ro2">
          <table:table-cell table:style-name="ce2" office:value-type="float" office:value="137">
            <text:p>137</text:p>
          </table:table-cell>
          <table:table-cell table:style-name="ce2"/>
          <table:table-cell table:style-name="ce2" office:value-type="string">
            <text:p>Die_Wirkung_von_Theraplay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Die_Wirkung_von_Theraplay.pdf</text:p>
          </table:table-cell>
          <table:table-cell table:number-columns-repeated="243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Tobi</text:p>
          </table:table-cell>
          <table:table-cell office:value-type="string">
            <text:p>doktorarbeit_freidoc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DTI_-_Fibre_-_Tracking_bei_Frauen_mit_Borderline_-_Persoenlichkeitsstoerung.pdf</text:p>
          </table:table-cell>
          <table:table-cell table:number-columns-repeated="243"/>
        </table:table-row>
        <table:table-row table:style-name="ro2">
          <table:table-cell office:value-type="float" office:value="146">
            <text:p>146</text:p>
          </table:table-cell>
          <table:table-cell/>
          <table:table-cell office:value-type="string">
            <text:p>Effects_of_methylphenidate_on_attentional_setshifting_in_a_genetic_model_of_attention-deficit__hyperactivity_disorder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Effects_of_methylphenidate_on_attentional_setshifting_in_a_genetic_model_of_attention-deficit__hyperactivity_disorder.pdf</text:p>
          </table:table-cell>
          <table:table-cell table:number-columns-repeated="243"/>
        </table:table-row>
        <table:table-row table:style-name="ro2">
          <table:table-cell table:style-name="ce2" office:value-type="float" office:value="147">
            <text:p>147</text:p>
          </table:table-cell>
          <table:table-cell table:style-name="ce2"/>
          <table:table-cell table:style-name="ce2" office:value-type="string">
            <text:p>Effects_of_Methylphenidate_on_performance_of_a_practical_pistol_shooting_task_-_a_quantitative_electroencephalography_qEEG_study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Effects_of_Methylphenidate_on_performance_of_a_practical_pistol_shooting_task_-_a_quantitative_electroencephalography_qEEG_study.pdf</text:p>
          </table:table-cell>
          <table:table-cell table:number-columns-repeated="243"/>
        </table:table-row>
        <table:table-row table:style-name="ro2">
          <table:table-cell table:style-name="ce2" office:value-type="float" office:value="151">
            <text:p>151</text:p>
          </table:table-cell>
          <table:table-cell table:style-name="ce2" office:value-type="string">
            <text:p>kabat</text:p>
          </table:table-cell>
          <table:table-cell table:style-name="ce2" office:value-type="string">
            <text:p>Microsoft Word - Dissertation Neu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Eine_empirische_Analyse_der_Typik_der_Intelligenz-Strukturen_bei_ADHS-Kindern_und_Jugendlichen_mittels_des_HAWIK-III.pdf</text:p>
          </table:table-cell>
          <table:table-cell table:number-columns-repeated="243"/>
        </table:table-row>
        <table:table-row table:style-name="ro2">
          <table:table-cell table:style-name="ce2" office:value-type="float" office:value="153">
            <text:p>153</text:p>
          </table:table-cell>
          <table:table-cell table:style-name="ce2"/>
          <table:table-cell table:style-name="ce2" office:value-type="string">
            <text:p>Eine_neue_Methode_zur_neuropsychologischen_Erfassung_motivationaler_Selbstregulation_bei_ADHS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Eine_neue_Methode_zur_neuropsychologischen_Erfassung_motivationaler_Selbstregulation_bei_ADHS.pdf</text:p>
          </table:table-cell>
          <table:table-cell table:number-columns-repeated="243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kipp</text:p>
          </table:table-cell>
          <table:table-cell office:value-type="string">
            <text:p>Microsoft Word - Zusammenstellung DOC 1.doc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Elterliche_Bewertung_des_Verlaufs_und_der_Therapie_der_Aufmerksamkeitsdefizit-Hyperaktivitaetsstoerung_ADHS.pdf</text:p>
          </table:table-cell>
          <table:table-cell table:number-columns-repeated="243"/>
        </table:table-row>
        <table:table-row table:style-name="ro2">
          <table:table-cell office:value-type="float" office:value="156">
            <text:p>156</text:p>
          </table:table-cell>
          <table:table-cell/>
          <table:table-cell office:value-type="string">
            <text:p>Emotional-motivationale_Defizite_bei_Erwachsenen_und_Kindern_mit_ADHS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Emotional-motivationale_Defizite_bei_Erwachsenen_und_Kindern_mit_ADHS.pdf</text:p>
          </table:table-cell>
          <table:table-cell table:number-columns-repeated="243"/>
        </table:table-row>
        <table:table-row table:style-name="ro2">
          <table:table-cell table:style-name="ce2" office:value-type="float" office:value="157">
            <text:p>157</text:p>
          </table:table-cell>
          <table:table-cell table:style-name="ce2"/>
          <table:table-cell table:style-name="ce2" office:value-type="string">
            <text:p>Emotionale_und_autonome_Reagibilitaet_bei_Kindern_mit_extraversiven_Stoerungen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Emotionale_und_autonome_Reagibilitaet_bei_Kindern_mit_extraversiven_Stoerungen.pdf</text:p>
          </table:table-cell>
          <table:table-cell table:number-columns-repeated="243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/>
          <table:table-cell table:style-name="ce2" office:value-type="string">
            <text:p>Entwicklungsbegleitung_als_therapeutische_Intervention_bei_ADHS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Entwicklungsbegleitung_als_therapeutische_Intervention_bei_ADHS.pdf</text:p>
          </table:table-cell>
          <table:table-cell table:number-columns-repeated="243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hellrung</text:p>
          </table:table-cell>
          <table:table-cell office:value-type="string">
            <text:p>1 Einleitung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Entwicklung_inhibitorischer_Funktionen_und_deren_cerebraler_Repraesentation_vom_Kindes-_zum_Jugendalter_bei_ADHS.pdf</text:p>
          </table:table-cell>
          <table:table-cell table:number-columns-repeated="243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Rossbach, Josef</text:p>
          </table:table-cell>
          <table:table-cell office:value-type="string">
            <text:p>Microsoft Word - Diss.dok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Entwicklung_und_Evaluation_eines_Lehrer-Gruppentrainings_zur_Aufmerksamkeitsdefizit-_Hyperaktivitaetsstoerung_ADHS.pdf</text:p>
          </table:table-cell>
          <table:table-cell table:number-columns-repeated="243"/>
        </table:table-row>
        <table:table-row table:style-name="ro2">
          <table:table-cell table:style-name="ce2" office:value-type="float" office:value="165">
            <text:p>165</text:p>
          </table:table-cell>
          <table:table-cell table:style-name="ce2" office:value-type="string">
            <text:p>[Nachname nicht vorhanden]</text:p>
          </table:table-cell>
          <table:table-cell table:style-name="ce2" office:value-type="string">
            <text:p>Entwicklung_und_Evaluation_eines_Lehrergruppentrainings_bei_Kindern_mit_ADHS_-_eine_Pilotstudie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Entwicklung_und_Evaluation_eines_Lehrergruppentrainings_bei_Kindern_mit_ADHS_-_eine_Pilotstudie.pdf</text:p>
          </table:table-cell>
          <table:table-cell table:number-columns-repeated="243"/>
        </table:table-row>
        <table:table-row table:style-name="ro2">
          <table:table-cell table:style-name="ce2" office:value-type="float" office:value="167">
            <text:p>167</text:p>
          </table:table-cell>
          <table:table-cell table:style-name="ce2"/>
          <table:table-cell table:style-name="ce2" office:value-type="string">
            <text:p>Ereignis-_und_bewegungskorrelierte_evozierte_Potentiale_und_kognitive_Leistung_bei_ADHS_im_Erwachsenenalter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Ereignis-_und_bewegungskorrelierte_evozierte_Potentiale_und_kognitive_Leistung_bei_ADHS_im_Erwachsenenalter.pdf</text:p>
          </table:table-cell>
          <table:table-cell table:number-columns-repeated="243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pm017</text:p>
          </table:table-cell>
          <table:table-cell office:value-type="string">
            <text:p>115-667-Gro§.sammeln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Erfassung_des_hyperkinetischen_Syndroms_bei_Erwachsenen.pdf</text:p>
          </table:table-cell>
          <table:table-cell table:number-columns-repeated="243"/>
        </table:table-row>
        <table:table-row table:style-name="ro2">
          <table:table-cell table:style-name="ce2" office:value-type="float" office:value="169">
            <text:p>169</text:p>
          </table:table-cell>
          <table:table-cell table:style-name="ce2" office:value-type="string">
            <text:p>Arasin, Bettina</text:p>
          </table:table-cell>
          <table:table-cell table:style-name="ce2" office:value-type="string">
            <text:p>Dissertation Bettina Arasin Bibliothek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Evaluation_des_Ergotherapeutischen_Trainingsprogramms_ETP_bei_ADHS.pdf</text:p>
          </table:table-cell>
          <table:table-cell table:number-columns-repeated="243"/>
        </table:table-row>
        <table:table-row table:style-name="ro2">
          <table:table-cell table:style-name="ce2" office:value-type="float" office:value="173">
            <text:p>173</text:p>
          </table:table-cell>
          <table:table-cell table:style-name="ce2"/>
          <table:table-cell table:style-name="ce2" office:value-type="string">
            <text:p>Evidenzbasierte_Therapie_von_Kindern_und_Jugendlichen_mit_Aufmerksamkeitsdefizit_Hyperaktivitaetsstoerung_ADHS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Evidenzbasierte_Therapie_von_Kindern_und_Jugendlichen_mit_Aufmerksamkeitsdefizit_Hyperaktivitaetsstoerung_ADHS.pdf</text:p>
          </table:table-cell>
          <table:table-cell table:number-columns-repeated="243"/>
        </table:table-row>
        <table:table-row table:style-name="ro2">
          <table:table-cell table:style-name="ce2" office:value-type="float" office:value="175">
            <text:p>175</text:p>
          </table:table-cell>
          <table:table-cell table:style-name="ce2"/>
          <table:table-cell table:style-name="ce2" office:value-type="string">
            <text:p>Experimentelle_Untersuchungen_zu_einer_multimodalen_verhaltensmedizinischen_Intervention_bei_Kindern_und_Jugendlichen_mit_ADHS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Experimentelle_Untersuchungen_zu_einer_multimodalen_verhaltensmedizinischen_Intervention_bei_Kindern_und_Jugendlichen_mit_ADHS.pdf</text:p>
          </table:table-cell>
          <table:table-cell table:number-columns-repeated="243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Schelm</text:p>
          </table:table-cell>
          <table:table-cell office:value-type="string">
            <text:p>explizite-und-implizite-aufmerksamkeit-bei-erwachsenen-mit-einer-aufmerksamkeitsdefizit-hyperaktivitatsstorung-adhs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explizite-und-implizite-aufmerksamkeit-bei-erwachsenen-mit-einer-aufmerksamkeitsdefizit-hyperaktivitatsstorung-adhs.pdf</text:p>
          </table:table-cell>
          <table:table-cell table:number-columns-repeated="243"/>
        </table:table-row>
        <table:table-row table:style-name="ro2">
          <table:table-cell table:style-name="ce2" office:value-type="float" office:value="177">
            <text:p>177</text:p>
          </table:table-cell>
          <table:table-cell table:style-name="ce2"/>
          <table:table-cell table:style-name="ce2" office:value-type="string">
            <text:p>Familienbeziehungen_Selbstkongruenz_und_Identifikationsmuster_von_brasilianischen_Kindern_mit_ADHS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Familienbeziehungen_Selbstkongruenz_und_Identifikationsmuster_von_brasilianischen_Kindern_mit_ADHS.pdf</text:p>
          </table:table-cell>
          <table:table-cell table:number-columns-repeated="243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Catherin</text:p>
          </table:table-cell>
          <table:table-cell office:value-type="string">
            <text:p>Thema: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familienuntersuchung-bei-kindern-und-jugendlichen-mit-adhs-unterschiede-der-dsm-iv-subtypen-bezuglich-komorbiditat-familiarer-belastung-und-krankheitsbeginn.pdf</text:p>
          </table:table-cell>
          <table:table-cell table:number-columns-repeated="243"/>
        </table:table-row>
        <table:table-row table:style-name="ro2">
          <table:table-cell table:style-name="ce2" office:value-type="float" office:value="179">
            <text:p>179</text:p>
          </table:table-cell>
          <table:table-cell table:style-name="ce2"/>
          <table:table-cell table:style-name="ce2" office:value-type="string">
            <text:p>Familienuntersuchung_bei_Kindern_und_Jugendlichen_mit_ADHS_-_Komorbiditaeten_und_familiaere_Belastung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Familienuntersuchung_bei_Kindern_und_Jugendlichen_mit_ADHS_-_Komorbiditaeten_und_familiaere_Belastung.pdf</text:p>
          </table:table-cell>
          <table:table-cell table:number-columns-repeated="243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Kühnert, Berthold</text:p>
          </table:table-cell>
          <table:table-cell office:value-type="string">
            <text:p>1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fehlerbezogene-hirnpotenziale-bei-kindern-mit-aufmerksamkeitsdefizit-hyperaktivitatsstorung-adhs.pdf</text:p>
          </table:table-cell>
          <table:table-cell table:number-columns-repeated="243"/>
        </table:table-row>
        <table:table-row table:style-name="ro2">
          <table:table-cell table:style-name="ce2" office:value-type="float" office:value="183">
            <text:p>183</text:p>
          </table:table-cell>
          <table:table-cell table:style-name="ce2" office:value-type="string">
            <text:p>Thelma M Pitcher, Jan P Piek and David A Hay</text:p>
          </table:table-cell>
          <table:table-cell table:style-name="ce2" office:value-type="string">
            <text:p>Fine and gross motor ability in males with ADHD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fine-and-gross-motor-ability-in-males-with-adhd.pdf</text:p>
          </table:table-cell>
          <table:table-cell table:number-columns-repeated="243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Scholz</text:p>
          </table:table-cell>
          <table:table-cell office:value-type="string">
            <text:p>2006-2-gesamtes Heft.qxd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Genetik_der_Aufmerksamkeitsdefizit-_und_Hyperaktivitaetsstoerung_im_Kindes-_und_Jugendalter.pdf</text:p>
          </table:table-cell>
          <table:table-cell table:number-columns-repeated="243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A, Philipsen</text:p>
          </table:table-cell>
          <table:table-cell office:value-type="string">
            <text:p>Gruppenpsychotherapie bei Aufmerksamkeitsdefizit-Hyperaktivitätsstörung im Erwachsenenalter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gruppenpsychotherapie-bei-aufmerksamkeitsdefizit-hyperaktivitatsstorung-im-erwachsenenalter.pdf</text:p>
          </table:table-cell>
          <table:table-cell table:number-columns-repeated="243"/>
        </table:table-row>
        <table:table-row table:style-name="ro2">
          <table:table-cell table:style-name="ce2" office:value-type="float" office:value="193">
            <text:p>193</text:p>
          </table:table-cell>
          <table:table-cell table:style-name="ce2"/>
          <table:table-cell table:style-name="ce2" office:value-type="string">
            <text:p>Haeufigkeit_von_Kindern_mit_vermuteter_ADHS_im_Patientengut_von_Allgemein-_und_Kinderaerzten_im_Raum_Aachen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Haeufigkeit_von_Kindern_mit_vermuteter_ADHS_im_Patientengut_von_Allgemein-_und_Kinderaerzten_im_Raum_Aachen.pdf</text:p>
          </table:table-cell>
          <table:table-cell table:number-columns-repeated="243"/>
        </table:table-row>
        <table:table-row table:style-name="ro2">
          <table:table-cell table:style-name="ce2" office:value-type="float" office:value="195">
            <text:p>195</text:p>
          </table:table-cell>
          <table:table-cell table:style-name="ce2"/>
          <table:table-cell table:style-name="ce2" office:value-type="string">
            <text:p>Hemmung_automatischer_Reaktionen_durch_Vorsaetze_bei_ADHS-Kindern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Hemmung_automatischer_Reaktionen_durch_Vorsaetze_bei_ADHS-Kindern.pdf</text:p>
          </table:table-cell>
          <table:table-cell table:number-columns-repeated="243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Schreiber, Joachim</text:p>
          </table:table-cell>
          <table:table-cell office:value-type="string">
            <text:p>003 UNI 2007/03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Hilfe_fuer_kleine_Stoerenfriede_-_Fruehpraevention_statt_Psychopharmaka.pdf</text:p>
          </table:table-cell>
          <table:table-cell table:number-columns-repeated="243"/>
        </table:table-row>
        <table:table-row table:style-name="ro2">
          <table:table-cell office:value-type="float" office:value="198">
            <text:p>198</text:p>
          </table:table-cell>
          <table:table-cell/>
          <table:table-cell office:value-type="string">
            <text:p>Homoeopathie_in_der_Behandlung_von_Kindern_mit_ADS_ADHS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Homoeopathie_in_der_Behandlung_von_Kindern_mit_ADS_ADHS.pdf</text:p>
          </table:table-cell>
          <table:table-cell table:number-columns-repeated="243"/>
        </table:table-row>
        <table:table-row table:style-name="ro2">
          <table:table-cell table:style-name="ce2" office:value-type="float" office:value="199">
            <text:p>199</text:p>
          </table:table-cell>
          <table:table-cell table:style-name="ce2" office:value-type="string">
            <text:p>Frei, Christoph</text:p>
          </table:table-cell>
          <table:table-cell table:style-name="ce2" office:value-type="string">
            <text:p>Microsoft Word - DL 7, ADHD DB-Studie, deutsch.rtf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Homoeopathische_Behandlung_von_hyperaktiven_Kindern_Ergebnisse_einer_randomisierten_placebo-kontrollierten_Doppelblindstudie_mit_Crossover.pdf</text:p>
          </table:table-cell>
          <table:table-cell table:number-columns-repeated="243"/>
        </table:table-row>
        <table:table-row table:style-name="ro2">
          <table:table-cell office:value-type="float" office:value="200">
            <text:p>200</text:p>
          </table:table-cell>
          <table:table-cell/>
          <table:table-cell office:value-type="string">
            <text:p>homoopathie-in-der-behandlung-von-kindern-mit-ads-adhs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homoopathie-in-der-behandlung-von-kindern-mit-ads-adhs.pdf</text:p>
          </table:table-cell>
          <table:table-cell table:number-columns-repeated="243"/>
        </table:table-row>
        <table:table-row table:style-name="ro2">
          <table:table-cell table:style-name="ce2" office:value-type="float" office:value="201">
            <text:p>201</text:p>
          </table:table-cell>
          <table:table-cell table:style-name="ce2" office:value-type="string">
            <text:p>Figura, Jürgen</text:p>
          </table:table-cell>
          <table:table-cell table:style-name="ce2" office:value-type="string">
            <text:p>Hyperaktivitaets-_und_Aufmerksamkeitsstoerungen_Theoretische_Kontroversen_und_praktische_Folgen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Hyperaktivitaets-_und_Aufmerksamkeitsstoerungen_Theoretische_Kontroversen_und_praktische_Folgen.pdf</text:p>
          </table:table-cell>
          <table:table-cell table:number-columns-repeated="243"/>
        </table:table-row>
        <table:table-row table:style-name="ro2">
          <table:table-cell office:value-type="float" office:value="206">
            <text:p>206</text:p>
          </table:table-cell>
          <table:table-cell/>
          <table:table-cell office:value-type="string">
            <text:p>No Job Name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Improvement_of_neurobehavioral_disorders_in_children_supplemented_with_magnesium-vitamin_B6.pdf</text:p>
          </table:table-cell>
          <table:table-cell table:number-columns-repeated="243"/>
        </table:table-row>
        <table:table-row table:style-name="ro2">
          <table:table-cell table:style-name="ce2" office:value-type="float" office:value="209">
            <text:p>209</text:p>
          </table:table-cell>
          <table:table-cell table:style-name="ce2"/>
          <table:table-cell table:style-name="ce2" office:value-type="string">
            <text:p>Indizierte_Praevention_von_Essstoerungen_-_Entwicklung_und_Evaluation_eines_Gruppenprogramms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Indizierte_Praevention_von_Essstoerungen_-_Entwicklung_und_Evaluation_eines_Gruppenprogramms.pdf</text:p>
          </table:table-cell>
          <table:table-cell table:number-columns-repeated="243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Zentrale</text:p>
          </table:table-cell>
          <table:table-cell office:value-type="string">
            <text:p>Diss-gekürzte-Zusammenfassung\374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Inhaltliche_Validierung_der_deutschen_Uebersetzung_des_Schema_Mode_Inventory_-_revised_SMI-r.pdf</text:p>
          </table:table-cell>
          <table:table-cell table:number-columns-repeated="243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REUT GRUBER; AVI SADEH; AMIRAM RAVIV</text:p>
          </table:table-cell>
          <table:table-cell office:value-type="string">
            <text:p>Instability of Sleep Patterns in Children With Attention-Deficit/Hyperactivity Disorder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Instability_of_Sleep_Patterns_in_Children_With_Attention_-_Deficit_Hyperactivity_Disorder.pdf</text:p>
          </table:table-cell>
          <table:table-cell table:number-columns-repeated="243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장현아</text:p>
          </table:table-cell>
          <table:table-cell office:value-type="string">
            <text:p>Internet-Mediated Cognitive Behavioral Group Treatment for Social Phobia with and without Comorbid Depression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Internetvermittelte_Psychotherapiestudie_im_Bereich_von_sozialer_Phobie_mit_und_ohne_komorbide_Depression.pdf</text:p>
          </table:table-cell>
          <table:table-cell table:number-columns-repeated="243"/>
        </table:table-row>
        <table:table-row table:style-name="ro2">
          <table:table-cell table:style-name="ce2" office:value-type="float" office:value="223">
            <text:p>223</text:p>
          </table:table-cell>
          <table:table-cell table:style-name="ce2"/>
          <table:table-cell table:style-name="ce2" office:value-type="string">
            <text:p>Kinder_mit_ADHS-Symptomen_-_Betrachtungen_aus_einer_integrierenden_entwicklungspsychologischen_und_personzentrierten_Perspektive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Kinder_mit_ADHS-Symptomen_-_Betrachtungen_aus_einer_integrierenden_entwicklungspsychologischen_und_personzentrierten_Perspektive.pdf</text:p>
          </table:table-cell>
          <table:table-cell table:number-columns-repeated="243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RMB</text:p>
          </table:table-cell>
          <table:table-cell office:value-type="string">
            <text:p>Microsoft Word - Anfang zum druck.doc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Kognitive_und_psychosoziale_Faktoren_bei_Kindern_mit_ADHS_und_Lese-Rechtschreibstoerung.pdf</text:p>
          </table:table-cell>
          <table:table-cell table:number-columns-repeated="243"/>
        </table:table-row>
        <table:table-row table:style-name="ro2">
          <table:table-cell office:value-type="float" office:value="230">
            <text:p>230</text:p>
          </table:table-cell>
          <table:table-cell/>
          <table:table-cell office:value-type="string">
            <text:p>Komorbide_Stoerungen_bei_ADHS_unter_Beruecksichtigung_des_Einflusses_von_Expressed_Emotion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Komorbide_Stoerungen_bei_ADHS_unter_Beruecksichtigung_des_Einflusses_von_Expressed_Emotion.pdf</text:p>
          </table:table-cell>
          <table:table-cell table:number-columns-repeated="243"/>
        </table:table-row>
        <table:table-row table:style-name="ro2">
          <table:table-cell table:style-name="ce2" office:value-type="float" office:value="231">
            <text:p>231</text:p>
          </table:table-cell>
          <table:table-cell table:style-name="ce2"/>
          <table:table-cell table:style-name="ce2" office:value-type="string">
            <text:p>Komorbide_Stoerungen_bei_Kindern_und_Jugendlichen_mit_ADHS_Vergleich_des_vorwiegend_unaufmerksamen_Subtypus_mit_dem_Mischtypus_nach_DSM-IV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Komorbide_Stoerungen_bei_Kindern_und_Jugendlichen_mit_ADHS_Vergleich_des_vorwiegend_unaufmerksamen_Subtypus_mit_dem_Mischtypus_nach_DSM-IV.pdf</text:p>
          </table:table-cell>
          <table:table-cell table:number-columns-repeated="243"/>
        </table:table-row>
        <table:table-row table:style-name="ro2">
          <table:table-cell table:style-name="ce2" office:value-type="float" office:value="237">
            <text:p>237</text:p>
          </table:table-cell>
          <table:table-cell table:style-name="ce2"/>
          <table:table-cell table:style-name="ce2" office:value-type="string">
            <text:p>Konstruktion_Validierung_und_Normierung_des_ADHS-Screening_fuer_Erwachsene_Die_psychometrischen_Eigenschaften_der_Frageboegen_ADHS-LE_und_ADHS-E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Konstruktion_Validierung_und_Normierung_des_ADHS-Screening_fuer_Erwachsene_Die_psychometrischen_Eigenschaften_der_Frageboegen_ADHS-LE_und_ADHS-E.pdf</text:p>
          </table:table-cell>
          <table:table-cell table:number-columns-repeated="243"/>
        </table:table-row>
        <table:table-row table:style-name="ro2">
          <table:table-cell table:style-name="ce2" office:value-type="float" office:value="239">
            <text:p>239</text:p>
          </table:table-cell>
          <table:table-cell table:style-name="ce2"/>
          <table:table-cell table:style-name="ce2" office:value-type="string">
            <text:p>Kunsttherapie_bei_ADS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Kunsttherapie_bei_ADS.pdf</text:p>
          </table:table-cell>
          <table:table-cell table:number-columns-repeated="243"/>
        </table:table-row>
        <table:table-row table:style-name="ro2">
          <table:table-cell office:value-type="float" office:value="248">
            <text:p>248</text:p>
          </table:table-cell>
          <table:table-cell/>
          <table:table-cell office:value-type="string">
            <text:p>leitlinien-adhs-erwachsenenalter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leitlinien-adhs-erwachsenenalter.pdf</text:p>
          </table:table-cell>
          <table:table-cell table:number-columns-repeated="243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Benkert et al.</text:p>
          </table:table-cell>
          <table:table-cell office:value-type="string">
            <text:p>Medikamentöse Behandlung der ADHS (Aufmerksamkeitsdefizit-/Hyperaktivitätsstörung) im Erwachsenenalter in Deutschland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medikamentose-behandlung-der-adhs-aufmerksamkeitsdefizit-hyperaktivitatsstorung-im-erwachsenenalter-in-deutschland.pdf</text:p>
          </table:table-cell>
          <table:table-cell table:number-columns-repeated="243"/>
        </table:table-row>
        <table:table-row table:style-name="ro2">
          <table:table-cell office:value-type="float" office:value="264">
            <text:p>264</text:p>
          </table:table-cell>
          <table:table-cell/>
          <table:table-cell office:value-type="string">
            <text:p>Methylphenidat_und_Suchtentwicklung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Methylphenidat_und_Suchtentwicklung.pdf</text:p>
          </table:table-cell>
          <table:table-cell table:number-columns-repeated="243"/>
        </table:table-row>
        <table:table-row table:style-name="ro2">
          <table:table-cell table:style-name="ce2" office:value-type="float" office:value="265">
            <text:p>265</text:p>
          </table:table-cell>
          <table:table-cell table:style-name="ce2"/>
          <table:table-cell table:style-name="ce2" office:value-type="string">
            <text:p>Mindfulness_based_cognitive_therapy_improves_frontal_control_in_bipolar_disorder_-_a_pilot_EEG_study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Mindfulness_based_cognitive_therapy_improves_frontal_control_in_bipolar_disorder_-_a_pilot_EEG_study.pdf</text:p>
          </table:table-cell>
          <table:table-cell table:number-columns-repeated="243"/>
        </table:table-row>
        <table:table-row table:style-name="ro2">
          <table:table-cell table:style-name="ce2" office:value-type="float" office:value="275">
            <text:p>275</text:p>
          </table:table-cell>
          <table:table-cell table:style-name="ce2"/>
          <table:table-cell table:style-name="ce2" office:value-type="string">
            <text:p>Neurobiologie_der_Aufmerksamkeitsdefizit_Hyperaktivitaetsstoerung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Neurobiologie_der_Aufmerksamkeitsdefizit_Hyperaktivitaetsstoerung.pdf</text:p>
          </table:table-cell>
          <table:table-cell table:number-columns-repeated="243"/>
        </table:table-row>
        <table:table-row table:style-name="ro2">
          <table:table-cell table:style-name="ce2" office:value-type="float" office:value="279">
            <text:p>279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doktorarbeit-gabriella goth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Neurofeedbacktherapie_bei_Kindern_mit_ADHS_Praediktoren_fuer_den_Erwerb_kortikaler_Selbstkontrolle_und_die_klinische_Verbesserung.pdf</text:p>
          </table:table-cell>
          <table:table-cell table:number-columns-repeated="243"/>
        </table:table-row>
        <table:table-row table:style-name="ro2">
          <table:table-cell office:value-type="float" office:value="280">
            <text:p>280</text:p>
          </table:table-cell>
          <table:table-cell/>
          <table:table-cell office:value-type="string">
            <text:p>Microsoft Word - verbesserteEndversion 05.10.06.doc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Neurofeedbacktherapie_bei_Kindern_mit_einer_ADHS_-_Stabilitaet_der_kortikalen_Selbstregulation_und_des_Therapieerfolgs.pdf</text:p>
          </table:table-cell>
          <table:table-cell table:number-columns-repeated="243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Nicole</text:p>
          </table:table-cell>
          <table:table-cell office:value-type="string">
            <text:p>diss_gesamt_format[13]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Neurokognitive_Defizite_bei_Autismus_und_ADHS.pdf</text:p>
          </table:table-cell>
          <table:table-cell table:number-columns-repeated="243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Thalmeier, Tobias</text:p>
          </table:table-cell>
          <table:table-cell office:value-type="string">
            <text:p>Neuronale Korrelate von Entscheidungsprozessen bei Gesunden und Patienten mit Aufmerksamkeitsdefizit- &amp; Hyperaktivitätsstörung [ADHS]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Neuronale_Korrelate_von_Entscheidungsprozessen_bei_Gesunden_und_Patienten_mit_Aufmerksamkeitsdefizit-_Hyperaktivitaetsstoerung_ADHS.pdf</text:p>
          </table:table-cell>
          <table:table-cell table:number-columns-repeated="243"/>
        </table:table-row>
        <table:table-row table:style-name="ro2">
          <table:table-cell table:style-name="ce2" office:value-type="float" office:value="289">
            <text:p>289</text:p>
          </table:table-cell>
          <table:table-cell table:style-name="ce2" office:value-type="string">
            <text:p>Boekers</text:p>
          </table:table-cell>
          <table:table-cell table:style-name="ce2" office:value-type="string">
            <text:p>mboeker_dr_end_13.7.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Neurotransmitterkonzentrationen_im_anterioren_Cingulum_und_Cerebellum_von_Patientinnen_mit_Borderline_-_Persoenlichkeitsstoerung_-_eine_MR_-_Spektroskopiestu.pdf</text:p>
          </table:table-cell>
          <table:table-cell table:number-columns-repeated="243"/>
        </table:table-row>
        <table:table-row table:style-name="ro2">
          <table:table-cell table:style-name="ce2" office:value-type="float" office:value="293">
            <text:p>293</text:p>
          </table:table-cell>
          <table:table-cell table:style-name="ce2"/>
          <table:table-cell table:style-name="ce2" office:value-type="string">
            <text:p>AJP12070991 275..289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nonpharmacological-interventions-for-adhd-systematic-review-and-meta-analyses-of-randomized-controlled-trials-of-dietary-and-psychological-treatments.pdf</text:p>
          </table:table-cell>
          <table:table-cell table:number-columns-repeated="243"/>
        </table:table-row>
        <table:table-row table:style-name="ro2">
          <table:table-cell office:value-type="float" office:value="294">
            <text:p>294</text:p>
          </table:table-cell>
          <table:table-cell/>
          <table:table-cell office:value-type="string">
            <text:p>passionsblume-in-der-behandlung-des-adhs-passiflora-incarnata-konnte-einige-symptome-der-aufmerksamkeitsdefizit-hyperaktivitatsstorung-verbessern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passionsblume-in-der-behandlung-des-adhs-passiflora-incarnata-konnte-einige-symptome-der-aufmerksamkeitsdefizit-hyperaktivitatsstorung-verbessern.pdf</text:p>
          </table:table-cell>
          <table:table-cell table:number-columns-repeated="243"/>
        </table:table-row>
        <table:table-row table:style-name="ro2">
          <table:table-cell table:style-name="ce2" office:value-type="float" office:value="295">
            <text:p>295</text:p>
          </table:table-cell>
          <table:table-cell table:style-name="ce2" office:value-type="string">
            <text:p>Steckel</text:p>
          </table:table-cell>
          <table:table-cell table:style-name="ce2" office:value-type="string">
            <text:p>Microsoft Word - DrArb KDrewermann 12.09.2006.doc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Persoenlichkeitsmerkmale_erwachsener_ADHS-Patienten.pdf</text:p>
          </table:table-cell>
          <table:table-cell table:number-columns-repeated="243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gnoth</text:p>
          </table:table-cell>
          <table:table-cell office:value-type="string">
            <text:p>schlicht_diss4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Persoenlichkeitsmerkmale_und_psychopathologische_Probleme_bei_jungen_Straftaetern_mit_und_ohne_ADHS.pdf</text:p>
          </table:table-cell>
          <table:table-cell table:number-columns-repeated="243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Ringler, Ralf</text:p>
          </table:table-cell>
          <table:table-cell office:value-type="string">
            <text:p>Microsoft Word - Projekt Kapusta Homepage.doc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Persoenlichkeitsstruktur_bei_PatientInnen_mit_Borderline_-_Persoenlichkeitsstoerung_BPS_mit_oder_ohne_selbstverletzendem_Verhalten.pdf</text:p>
          </table:table-cell>
          <table:table-cell table:number-columns-repeated="243"/>
        </table:table-row>
        <table:table-row table:style-name="ro2">
          <table:table-cell office:value-type="float" office:value="300">
            <text:p>300</text:p>
          </table:table-cell>
          <table:table-cell/>
          <table:table-cell office:value-type="string">
            <text:p>pe0899000g1p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Pharmacotherapy_of_Attention_-_deficit_Hyperactivity_Disorder_Reduces_Risk_for_Substance_Use_Disorder.pdf</text:p>
          </table:table-cell>
          <table:table-cell table:number-columns-repeated="243"/>
        </table:table-row>
        <table:table-row table:style-name="ro2">
          <table:table-cell office:value-type="float" office:value="304">
            <text:p>304</text:p>
          </table:table-cell>
          <table:table-cell/>
          <table:table-cell office:value-type="string">
            <text:p>Positive_Fantasien_und_Selbstueberschaetzung_bei_ADHS-Kindern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Positive_Fantasien_und_Selbstueberschaetzung_bei_ADHS-Kindern.pdf</text:p>
          </table:table-cell>
          <table:table-cell table:number-columns-repeated="243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2" office:value-type="string">
            <text:p>x</text:p>
          </table:table-cell>
          <table:table-cell table:style-name="ce2" office:value-type="string">
            <text:p>Inhaltsverzeichnis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Praediktion_des_Erfolges_der_Dialektisch_-_Behavioralen_Therapie_bei_Frauen_mit_Borderlinepersoenlichkeitsstoerung_unter_besonderer_Beruecksichtigung_von_Scha.pdf</text:p>
          </table:table-cell>
          <table:table-cell table:number-columns-repeated="243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Sabrina</text:p>
          </table:table-cell>
          <table:table-cell office:value-type="string">
            <text:p>Geschichtlicher Hintergrund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Praediktoren_adulter_Kriminalitaet_bei_Kindern_mit_der_Diagnose_einer_Aufmerksamkeitsdefizit-_Hyperaktivitaetsstoerung_ADHS.pdf</text:p>
          </table:table-cell>
          <table:table-cell table:number-columns-repeated="243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2"/>
          <table:table-cell table:style-name="ce2" office:value-type="string">
            <text:p>Praediktoren_der_Persistenz_des_ADHS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Praediktoren_der_Persistenz_des_ADHS.pdf</text:p>
          </table:table-cell>
          <table:table-cell table:number-columns-repeated="243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2"/>
          <table:table-cell table:style-name="ce2" office:value-type="string">
            <text:p>Prokrastination_bei_Studierenden_-_Zusammenhaenge_mit_Depressivitaet_und_ADHS_im_Erwachsenenalter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Prokrastination_bei_Studierenden_-_Zusammenhaenge_mit_Depressivitaet_und_ADHS_im_Erwachsenenalter.pdf</text:p>
          </table:table-cell>
          <table:table-cell table:number-columns-repeated="243"/>
        </table:table-row>
        <table:table-row table:style-name="ro2">
          <table:table-cell office:value-type="float" office:value="318">
            <text:p>318</text:p>
          </table:table-cell>
          <table:table-cell/>
          <table:table-cell office:value-type="string">
            <text:p>Praxis_4-07.indb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Psychoanalytische_Modelle_zur_Entstehung_Verarbeitung_und_Behandlung_des_ADHS.pdf</text:p>
          </table:table-cell>
          <table:table-cell table:number-columns-repeated="243"/>
        </table:table-row>
        <table:table-row table:style-name="ro2">
          <table:table-cell office:value-type="float" office:value="320">
            <text:p>320</text:p>
          </table:table-cell>
          <table:table-cell/>
          <table:table-cell office:value-type="string">
            <text:p>Psychometric_analysis_of_the_new_ADHD_DSM_-_V_derived_symptoms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Psychometric_analysis_of_the_new_ADHD_DSM_-_V_derived_symptoms.pdf</text:p>
          </table:table-cell>
          <table:table-cell table:number-columns-repeated="243"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Ich</text:p>
          </table:table-cell>
          <table:table-cell office:value-type="string">
            <text:p>Microsoft Word - Freidok Dissertation Diane König-Engelhardt.doc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Psychosoziales_Funktionsniveau_und_Lebensqualitaet_von_Kindern_und_Jugendlichen_mit_hyperkinetischen_Stoerungen.pdf</text:p>
          </table:table-cell>
          <table:table-cell table:number-columns-repeated="243"/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Betz, Torsten</text:p>
          </table:table-cell>
          <table:table-cell office:value-type="string">
            <text:p>RLS_Dissertation22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Restless_Legs_Syndrom_RLS_bei_Kindern_und_Jugendlichen_mit_Aufmerksamkeitsdefizit-_Hyperaktivitaetsstoerung_ADHS-Komorbiditaet_oder_Symptomueberlappung.pdf</text:p>
          </table:table-cell>
          <table:table-cell table:number-columns-repeated="243"/>
        </table:table-row>
        <table:table-row table:style-name="ro2">
          <table:table-cell table:style-name="ce2" office:value-type="float" office:value="337">
            <text:p>337</text:p>
          </table:table-cell>
          <table:table-cell table:style-name="ce2"/>
          <table:table-cell table:style-name="ce2" office:value-type="string">
            <text:p>S3-Leitlinie_-_Nicht_erholsamer_Schlaf_Schlafstoerungen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S3-Leitlinie_-_Nicht_erholsamer_Schlaf_Schlafstoerungen.pdf</text:p>
          </table:table-cell>
          <table:table-cell table:number-columns-repeated="243"/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Nicolas_Ruesch</text:p>
          </table:table-cell>
          <table:table-cell office:value-type="string">
            <text:p>Microsoft Word - Dr.Arbeit_fertig.doc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Scham_und_implizites_Selbstkonzept_bei_Frauen_mit_Borderline_-_Persoenlichkeitsstoerung.pdf</text:p>
          </table:table-cell>
          <table:table-cell table:number-columns-repeated="243"/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mac01</text:p>
          </table:table-cell>
          <table:table-cell office:value-type="string">
            <text:p>kij31020133_200305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Schlafstoerungen_bei_hyperkinetischen_Kindern.pdf</text:p>
          </table:table-cell>
          <table:table-cell table:number-columns-repeated="243"/>
        </table:table-row>
        <table:table-row table:style-name="ro2">
          <table:table-cell table:style-name="ce2" office:value-type="float" office:value="345">
            <text:p>345</text:p>
          </table:table-cell>
          <table:table-cell table:style-name="ce2" office:value-type="string">
            <text:p>Arthur</text:p>
          </table:table-cell>
          <table:table-cell table:style-name="ce2" office:value-type="string">
            <text:p>Selbstkonzepte,Kontrollüberzeugungen und Handlungskontrolle bei ambulanten erwachsenen Patienten mit Aufmerksamkeitsdefizit/Hyperaktivitätsstörung vor und unter der Behandlung mit Methylphenidat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Selbstkonzepte_Kontrollueberzeugungen_und_Handlungskontrolle_bei_ambulanten_erwachsenen_Patienten_mit_ADHS_vor_und_unter_der_Behandlung_mit_Methylphenidat.pdf</text:p>
          </table:table-cell>
          <table:table-cell table:number-columns-repeated="243"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Computer, Student</text:p>
          </table:table-cell>
          <table:table-cell office:value-type="string">
            <text:p>Abkürzungsverzeichnis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Selbst_-_Stigma_bei_Frauen_mit_Borderline_-_Persoenlichkeitsstoerung_und_Frauen_mit_Sozialer_Phobie.pdf</text:p>
          </table:table-cell>
          <table:table-cell table:number-columns-repeated="243"/>
        </table:table-row>
        <table:table-row table:style-name="ro2">
          <table:table-cell table:style-name="Default" table:number-columns-repeated="13"/>
          <table:table-cell table:number-columns-repeated="243"/>
        </table:table-row>
        <table:table-row table:style-name="ro2">
          <table:table-cell table:style-name="ce2" office:value-type="float" office:value="356">
            <text:p>356</text:p>
          </table:table-cell>
          <table:table-cell table:style-name="ce2" office:value-type="string">
            <text:p>[Nachname nicht vorhanden]</text:p>
          </table:table-cell>
          <table:table-cell table:style-name="ce2" office:value-type="string">
            <text:p>Stressverarbeitung_und_Lebensqualitaet_bei_Kindern_und_Jugendlichen_mit_ADHS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Stressverarbeitung_und_Lebensqualitaet_bei_Kindern_und_Jugendlichen_mit_ADHS.pdf</text:p>
          </table:table-cell>
          <table:table-cell table:number-columns-repeated="243"/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Johannes, Ahrendts</text:p>
          </table:table-cell>
          <table:table-cell office:value-type="string">
            <text:p>Microsoft Word - ADHD_Doktorarbeit_13Nov10_final_UB.doc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Strukturelle_cerebrale_Auffaelligkeiten_bei_der_ADHS_des_Erwachsenenalters_-_Eine_voxel-basierte_Morphometrie-Studie.pdf</text:p>
          </table:table-cell>
          <table:table-cell table:number-columns-repeated="243"/>
        </table:table-row>
        <table:table-row table:style-name="ro2">
          <table:table-cell table:style-name="ce2" office:value-type="float" office:value="358">
            <text:p>358</text:p>
          </table:table-cell>
          <table:table-cell table:style-name="ce2" office:value-type="string">
            <text:p>matthias</text:p>
          </table:table-cell>
          <table:table-cell table:style-name="ce2" office:value-type="string">
            <text:p>Microsoft Word - skfb_171007.doc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Strukturelle_Konnektivitaet_bei_Frauen_mit_Borderline_-_Persoenlichkeitsstoerung_-_eine_diffusionsgewichtete_MRI_-_Studie.pdf</text:p>
          </table:table-cell>
          <table:table-cell table:number-columns-repeated="243"/>
        </table:table-row>
        <table:table-row table:style-name="ro2">
          <table:table-cell table:style-name="ce2" office:value-type="float" office:value="362">
            <text:p>362</text:p>
          </table:table-cell>
          <table:table-cell table:style-name="ce2"/>
          <table:table-cell table:style-name="ce2" office:value-type="string">
            <text:p>Substanzmissbrauch_bei_ADHS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2"/>
          <table:table-cell table:style-name="ce2" office:value-type="string">
            <text:p>10.1463/2006.06.03</text:p>
          </table:table-cell>
          <table:table-cell table:style-name="ce2" table:number-columns-repeated="4"/>
          <table:table-cell table:style-name="ce2" office:value-type="string">
            <text:p>Substanzmissbrauch_bei_ADHS.pdf; dx.doi.org/10.1463/2006.06.03</text:p>
          </table:table-cell>
          <table:table-cell table:number-columns-repeated="243"/>
        </table:table-row>
        <table:table-row table:style-name="ro2">
          <table:table-cell table:style-name="ce2" office:value-type="float" office:value="364">
            <text:p>364</text:p>
          </table:table-cell>
          <table:table-cell table:style-name="ce2" office:value-type="string">
            <text:p>spww-mabr</text:p>
          </table:table-cell>
          <table:table-cell table:style-name="ce2" office:value-type="string">
            <text:p>19. LEBENSLAUF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Symptome_der_Aufmerksamkeitsdefizit_Hyperaktivitaetsstoerung_ADHS_und_psychopathologische_Belastung_bei_erwachsenen_Haeftlingen_einer_Justizvollzugsanstalt.pdf</text:p>
          </table:table-cell>
          <table:table-cell table:number-columns-repeated="243"/>
        </table:table-row>
        <table:table-row table:style-name="ro2">
          <table:table-cell table:style-name="ce2" office:value-type="float" office:value="366">
            <text:p>366</text:p>
          </table:table-cell>
          <table:table-cell table:style-name="ce2" office:value-type="string">
            <text:p>pm052</text:p>
          </table:table-cell>
          <table:table-cell table:style-name="ce2" office:value-type="string">
            <text:p>s001120000102.qxd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Tag_und_Nacht_in_Bewegung_-_Schlafverhalten_hypermotorischer_Kinder.pdf</text:p>
          </table:table-cell>
          <table:table-cell table:number-columns-repeated="243"/>
        </table:table-row>
        <table:table-row table:style-name="ro2">
          <table:table-cell table:style-name="ce2" office:value-type="float" office:value="368">
            <text:p>368</text:p>
          </table:table-cell>
          <table:table-cell table:style-name="ce2"/>
          <table:table-cell table:style-name="ce2" office:value-type="string">
            <text:p>Beck Depressions-Inventar (BDI-II). Revision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TBS-TK_BDI-II.pdf</text:p>
          </table:table-cell>
          <table:table-cell table:number-columns-repeated="243"/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sawady</text:p>
          </table:table-cell>
          <table:table-cell office:value-type="string">
            <text:p>Microsoft Word - Abschlussarbeit_V9.doc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Theaterpaedagogik_mit_hyperaktiven_Kindern.pdf</text:p>
          </table:table-cell>
          <table:table-cell table:number-columns-repeated="243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Goosen, Lukas</text:p>
          </table:table-cell>
          <table:table-cell office:value-type="string">
            <text:p>Logo_S_Line.eps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Training_of_Working_Memory_in_Children_With_ADHD.pdf</text:p>
          </table:table-cell>
          <table:table-cell table:number-columns-repeated="243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Ulli</text:p>
          </table:table-cell>
          <table:table-cell office:value-type="string">
            <text:p>Teil_1_Titelblatt mit Prüfungsdatum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Train_your_brain_-_Neurofeedback_fuer_Kinder_mit_einer_ADHS.pdf</text:p>
          </table:table-cell>
          <table:table-cell table:number-columns-repeated="243"/>
        </table:table-row>
        <table:table-row table:style-name="ro2">
          <table:table-cell office:value-type="float" office:value="394">
            <text:p>394</text:p>
          </table:table-cell>
          <table:table-cell office:value-type="string">
            <text:p>Lang, Alexander</text:p>
          </table:table-cell>
          <table:table-cell office:value-type="string">
            <text:p>Unterrichten von Kindern mit Aufmerksamkeits- und Hyperaktivitätsstörungen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Unterrichten_von_Kindern_mit_Aufmerksamkeits_-__und_Hyperaktivitaetsstoerungen.pdf</text:p>
          </table:table-cell>
          <table:table-cell table:number-columns-repeated="243"/>
        </table:table-row>
        <table:table-row table:style-name="ro2">
          <table:table-cell table:style-name="ce2" office:value-type="float" office:value="395">
            <text:p>395</text:p>
          </table:table-cell>
          <table:table-cell table:style-name="ce2" office:value-type="string">
            <text:p>Manu</text:p>
          </table:table-cell>
          <table:table-cell table:style-name="ce2" office:value-type="string">
            <text:p>Microsoft Word - DruckversionDAB.doc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Untersuchungen_zur_morphologischen_Integritaet_von_medialen_Temporallappenstrukturen_bei_Patientinnen_mit_Borderline_und_Patienten_mit_ADHS.pdf</text:p>
          </table:table-cell>
          <table:table-cell table:number-columns-repeated="243"/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Haaf, Brigitte</text:p>
          </table:table-cell>
          <table:table-cell office:value-type="string">
            <text:p>BDP.PDF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Untersuchungen_zur_Wirksamkeit_der_Dialektisch_-__Behavioralen_Therapie_bei_Patientinnen_mit_Borderline_-__Persoenlichkeitsstoerung.pdf</text:p>
          </table:table-cell>
          <table:table-cell table:number-columns-repeated="243"/>
        </table:table-row>
        <table:table-row table:style-name="ro2">
          <table:table-cell table:style-name="ce2" office:value-type="float" office:value="397">
            <text:p>397</text:p>
          </table:table-cell>
          <table:table-cell table:style-name="ce2"/>
          <table:table-cell table:style-name="ce2" office:value-type="string">
            <text:p>Untersuchung_eines_Zusammenhangs_zwischen_Aufmerksamkeitsdefizit_-__Hyperaktivitaetsstoerung_ADHS_und_Straffaelligkeit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Untersuchung_eines_Zusammenhangs_zwischen_Aufmerksamkeitsdefizit_-__Hyperaktivitaetsstoerung_ADHS_und_Straffaelligkeit.pdf</text:p>
          </table:table-cell>
          <table:table-cell table:number-columns-repeated="243"/>
        </table:table-row>
        <table:table-row table:style-name="ro2">
          <table:table-cell office:value-type="float" office:value="398">
            <text:p>398</text:p>
          </table:table-cell>
          <table:table-cell/>
          <table:table-cell office:value-type="string">
            <text:p>Vergleich_von_Symptomen_des_Hyperkinetischen_Syndroms_bei_politoxikomanen_Patienten_in_Suchtbehandlung_und_gesunden_Kontrollprobanden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Vergleich_von_Symptomen_des_Hyperkinetischen_Syndroms_bei_politoxikomanen_Patienten_in_Suchtbehandlung_und_gesunden_Kontrollprobanden.pdf</text:p>
          </table:table-cell>
          <table:table-cell table:number-columns-repeated="243"/>
        </table:table-row>
        <table:table-row table:style-name="ro2">
          <table:table-cell office:value-type="float" office:value="402">
            <text:p>402</text:p>
          </table:table-cell>
          <table:table-cell office:value-type="string">
            <text:p>Hingst, Svenja</text:p>
          </table:table-cell>
          <table:table-cell office:value-type="string">
            <text:p>Versorgungsbedürfnisse von Kindern mit ADHS aus Sicht der Eltern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Versorgungsbeduerfnisse_von_Kindern_mit_ADHS_aus_Sicht_der_Eltern.pdf</text:p>
          </table:table-cell>
          <table:table-cell table:number-columns-repeated="243"/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pm044</text:p>
          </table:table-cell>
          <table:table-cell office:value-type="string">
            <text:p>s00115-001-1215-x.qxd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Wender_Utah_Rating_Scale_WURS_-_k.pdf</text:p>
          </table:table-cell>
          <table:table-cell table:number-columns-repeated="243"/>
        </table:table-row>
        <table:table-row table:style-name="ro2">
          <table:table-cell table:style-name="ce2" office:value-type="float" office:value="415">
            <text:p>415</text:p>
          </table:table-cell>
          <table:table-cell table:style-name="ce2" office:value-type="string">
            <text:p>WalgM</text:p>
          </table:table-cell>
          <table:table-cell table:style-name="ce2" office:value-type="string">
            <text:p>Microsoft Word - Komplett4.doc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Wirksamkeit_des_Kompetenztrainings_fuer_Eltern_sozial_auffaelliger_Kinder_KES_aus_Sicht_von_Erziehungspersonen_und_deren_Kindern.pdf</text:p>
          </table:table-cell>
          <table:table-cell table:number-columns-repeated="243"/>
        </table:table-row>
        <table:table-row table:style-name="ro2">
          <table:table-cell table:style-name="ce2" office:value-type="float" office:value="426">
            <text:p>426</text:p>
          </table:table-cell>
          <table:table-cell table:style-name="ce2"/>
          <table:table-cell table:style-name="ce2" office:value-type="string">
            <text:p>Zum_Einfluss_von_Methylphenidat_auf_die_Reifung_von_Dopamin_in_limbo-praefrontalen_Arealen_von_Meriones_unguiculatus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Zum_Einfluss_von_Methylphenidat_auf_die_Reifung_von_Dopamin_in_limbo-praefrontalen_Arealen_von_Meriones_unguiculatus.pdf</text:p>
          </table:table-cell>
          <table:table-cell table:number-columns-repeated="243"/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mik</text:p>
          </table:table-cell>
          <table:table-cell office:value-type="string">
            <text:p>Einleitung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zur-prapulsinhibition-des-akustischen-startles-und-dem-einfluss-von-methylphenidat-bei-kindern-mit-aufmerksamkeitsdefizit-hyperaktivitatsstorung.pdf</text:p>
          </table:table-cell>
          <table:table-cell table:number-columns-repeated="243"/>
        </table:table-row>
        <table:table-row table:style-name="ro2">
          <table:table-cell table:style-name="ce2" office:value-type="float" office:value="432">
            <text:p>432</text:p>
          </table:table-cell>
          <table:table-cell table:style-name="ce2"/>
          <table:table-cell table:style-name="ce2" office:value-type="string">
            <text:p>Zur_Psychotherapie_der_ADHS_bei_Erwachsenen</text:p>
          </table:table-cell>
          <table:table-cell table:style-name="ce2"/>
          <table:table-cell table:style-name="ce2" office:value-type="string">
            <text:p>Zeitschriftenaufsatz</text:p>
          </table:table-cell>
          <table:table-cell table:style-name="ce2" table:number-columns-repeated="7"/>
          <table:table-cell table:style-name="ce2" office:value-type="string">
            <text:p>Zur_Psychotherapie_der_ADHS_bei_Erwachsenen.pdf</text:p>
          </table:table-cell>
          <table:table-cell table:number-columns-repeated="243"/>
        </table:table-row>
        <table:table-row table:style-name="ro2">
          <table:table-cell office:value-type="float" office:value="440">
            <text:p>440</text:p>
          </table:table-cell>
          <table:table-cell office:value-type="string">
            <text:p>mac01</text:p>
          </table:table-cell>
          <table:table-cell office:value-type="string">
            <text:p>06_ki303_35bis44</text:p>
          </table:table-cell>
          <table:table-cell/>
          <table:table-cell office:value-type="string">
            <text:p>Zeitschriftenaufsatz</text:p>
          </table:table-cell>
          <table:table-cell table:number-columns-repeated="7"/>
          <table:table-cell office:value-type="string">
            <text:p>Zwangsphaenomene_bei_Kindern_mit_Tic-Stoerung_bzw_ADHS.pdf</text:p>
          </table:table-cell>
          <table:table-cell table:number-columns-repeated="243"/>
        </table:table-row>
      </table:table>
      <table:database-ranges>
        <table:database-range table:target-range-address="adhs_lit.B288:adhs_lit.B2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Segoe UI" svg:font-family="'Segoe UI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€</number:text>
      <number:number number:decimal-places="3" number:min-integer-digits="0" number:decimal-replacement=""/>
      <number:text> </number:text>
    </number:number-style>
    <number:number-style style:name="N109">
      <number:text>(€</number:text>
      <number:number number:decimal-places="3" number:min-integer-digits="0" number:decimal-replacement=""/>
      <number:text>)</number:text>
      <style:map style:condition="value()&gt;=0" style:apply-style-name="N109P0"/>
    </number:number-style>
    <number:number-style style:name="N110P0" style:volatile="true">
      <number:text>€</number:text>
      <number:number number:decimal-places="3" number:min-integer-digits="0" number:decimal-replacement=""/>
      <number:text> </number:text>
    </number:number-style>
    <number:number-style style:name="N110">
      <style:text-properties fo:color="#ff0000"/>
      <number:text>(€</number:text>
      <number:number number:decimal-places="3" number:min-integer-digits="0" number:decimal-replacement=""/>
      <number:text>)</number:text>
      <style:map style:condition="value()&gt;=0" style:apply-style-name="N110P0"/>
    </number:number-style>
    <number:number-style style:name="N112P0" style:volatile="true">
      <number:text>€</number:text>
      <number:number number:decimal-places="5" number:min-integer-digits="0" number:decimal-replacement="" number:grouping="true"/>
      <number:text> </number:text>
    </number:number-style>
    <number:number-style style:name="N112">
      <number:text>(€</number:text>
      <number:number number:decimal-places="5" number:min-integer-digits="0" number:decimal-replacement="" number:grouping="true"/>
      <number:text>)</number:text>
      <style:map style:condition="value()&gt;=0" style:apply-style-name="N112P0"/>
    </number:number-style>
    <number:number-style style:name="N113P0" style:volatile="true">
      <number:text>€</number:text>
      <number:number number:decimal-places="5" number:min-integer-digits="0" number:decimal-replacement="" number:grouping="true"/>
      <number:text> </number:text>
    </number:number-style>
    <number:number-style style:name="N113">
      <style:text-properties fo:color="#ff0000"/>
      <number:text>(€</number:text>
      <number:number number:decimal-places="5" number:min-integer-digits="0" number:decimal-replacement="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3" number:min-integer-digits="0" number:decimal-replacement=""/>
      <number:text> </number:text>
    </number:number-style>
    <number:number-style style:name="N117P1" style:volatile="true">
      <number:text> (</number:text>
      <number:number number:decimal-places="3" number:min-integer-digits="0" number:decimal-replacement="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€</number:text>
      <number:number number:decimal-places="3" number:min-integer-digits="0" number:decimal-replacement=""/>
      <number:text> </number:text>
    </number:number-style>
    <number:number-style style:name="N121P1" style:volatile="true">
      <number:text> €(</number:text>
      <number:number number:decimal-places="3" number:min-integer-digits="0" number:decimal-replacement=""/>
      <number:text>)</number:text>
    </number:number-style>
    <number:number-style style:name="N121P2" style:volatile="true">
      <number:text> €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5" number:min-integer-digits="0" number:decimal-replacement="" number:grouping="true"/>
      <number:text> </number:text>
    </number:number-style>
    <number:number-style style:name="N125P1" style:volatile="true">
      <number:text> (</number:text>
      <number:number number:decimal-places="5" number:min-integer-digits="0" number:decimal-replacement="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</number:text>
      <number:number number:decimal-places="5" number:min-integer-digits="0" number:decimal-replacement="" number:grouping="true"/>
      <number:text> </number:text>
    </number:number-style>
    <number:number-style style:name="N129P1" style:volatile="true">
      <number:text> €(</number:text>
      <number:number number:decimal-places="5" number:min-integer-digits="0" number:decimal-replacement="" number:grouping="true"/>
      <number:text>)</number:text>
    </number:number-style>
    <number:number-style style:name="N129P2" style:volatile="true">
      <number:text> €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6.06.2014</text:date>, <text:time>01:40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06-06T01:40:09.88</dc:date>
    <dc:creator>Thomas Stuppy</dc:creator>
    <meta:editing-duration>P1DT10H4M55S</meta:editing-duration>
    <meta:editing-cycles>4</meta:editing-cycles>
    <meta:document-statistic meta:table-count="2" meta:cell-count="3790" meta:object-count="0"/>
  </office:meta>
</office:document-meta>
</file>